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Datewise report with different parameters.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MSISD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PRODUCT NAME</text:p>
          </table:table-cell>
          <table:table-cell table:style-name="ce3" office:value-type="string" calcext:value-type="string">
            <text:p>DATE INDIA</text:p>
          </table:table-cell>
          <table:table-cell table:style-name="ce3" office:value-type="string" calcext:value-type="string">
            <text:p>TIMEZONE</text:p>
          </table:table-cell>
          <table:table-cell table:style-name="ce3" office:value-type="string" calcext:value-type="string">
            <text:p>DATE UAE</text:p>
          </table:table-cell>
        </table:table-row>
        <table:table-row table:style-name="ro2">
          <table:table-cell office:value-type="float" office:value="971564719502" calcext:value-type="float">
            <text:p>9715647195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12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2:42:21</text:p>
          </table:table-cell>
        </table:table-row>
        <table:table-row table:style-name="ro2">
          <table:table-cell office:value-type="float" office:value="971544428640" calcext:value-type="float">
            <text:p>9715444286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1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2:45:00</text:p>
          </table:table-cell>
        </table:table-row>
        <table:table-row table:style-name="ro2">
          <table:table-cell office:value-type="float" office:value="971507656350" calcext:value-type="float">
            <text:p>9715076563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15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2:45:30</text:p>
          </table:table-cell>
        </table:table-row>
        <table:table-row table:style-name="ro2">
          <table:table-cell office:value-type="float" office:value="971545739606" calcext:value-type="float">
            <text:p>9715457396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16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2:46:12</text:p>
          </table:table-cell>
        </table:table-row>
        <table:table-row table:style-name="ro2">
          <table:table-cell office:value-type="float" office:value="971501108232" calcext:value-type="float">
            <text:p>9715011082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19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2:49:01</text:p>
          </table:table-cell>
        </table:table-row>
        <table:table-row table:style-name="ro2">
          <table:table-cell office:value-type="float" office:value="971568469073" calcext:value-type="float">
            <text:p>9715684690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27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2:57:04</text:p>
          </table:table-cell>
        </table:table-row>
        <table:table-row table:style-name="ro2">
          <table:table-cell office:value-type="float" office:value="971509428929" calcext:value-type="float">
            <text:p>9715094289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46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16:04</text:p>
          </table:table-cell>
        </table:table-row>
        <table:table-row table:style-name="ro2">
          <table:table-cell office:value-type="float" office:value="971547485641" calcext:value-type="float">
            <text:p>9715474856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50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20:41</text:p>
          </table:table-cell>
        </table:table-row>
        <table:table-row table:style-name="ro2">
          <table:table-cell office:value-type="float" office:value="971503895341" calcext:value-type="float">
            <text:p>9715038953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50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20:42</text:p>
          </table:table-cell>
        </table:table-row>
        <table:table-row table:style-name="ro2">
          <table:table-cell office:value-type="float" office:value="971508723019" calcext:value-type="float">
            <text:p>9715087230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52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22:12</text:p>
          </table:table-cell>
        </table:table-row>
        <table:table-row table:style-name="ro2">
          <table:table-cell office:value-type="float" office:value="971508408795" calcext:value-type="float">
            <text:p>9715084087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52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22:14</text:p>
          </table:table-cell>
        </table:table-row>
        <table:table-row table:style-name="ro2">
          <table:table-cell office:value-type="float" office:value="971502752560" calcext:value-type="float">
            <text:p>9715027525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5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26:18</text:p>
          </table:table-cell>
        </table:table-row>
        <table:table-row table:style-name="ro2">
          <table:table-cell office:value-type="float" office:value="971564860677" calcext:value-type="float">
            <text:p>9715648606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57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27:39</text:p>
          </table:table-cell>
        </table:table-row>
        <table:table-row table:style-name="ro2">
          <table:table-cell office:value-type="float" office:value="971504954531" calcext:value-type="float">
            <text:p>9715049545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07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37:50</text:p>
          </table:table-cell>
        </table:table-row>
        <table:table-row table:style-name="ro2">
          <table:table-cell office:value-type="float" office:value="971543269407" calcext:value-type="float">
            <text:p>97154326940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07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37:52</text:p>
          </table:table-cell>
        </table:table-row>
        <table:table-row table:style-name="ro2">
          <table:table-cell office:value-type="float" office:value="971503718115" calcext:value-type="float">
            <text:p>9715037181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10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40:03</text:p>
          </table:table-cell>
        </table:table-row>
        <table:table-row table:style-name="ro2">
          <table:table-cell office:value-type="float" office:value="971504798650" calcext:value-type="float">
            <text:p>9715047986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12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42:46</text:p>
          </table:table-cell>
        </table:table-row>
        <table:table-row table:style-name="ro2">
          <table:table-cell office:value-type="float" office:value="971566494764" calcext:value-type="float">
            <text:p>9715664947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17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47:54</text:p>
          </table:table-cell>
        </table:table-row>
        <table:table-row table:style-name="ro2">
          <table:table-cell office:value-type="float" office:value="971563503253" calcext:value-type="float">
            <text:p>9715635032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20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50:53</text:p>
          </table:table-cell>
        </table:table-row>
        <table:table-row table:style-name="ro2">
          <table:table-cell office:value-type="float" office:value="971505054232" calcext:value-type="float">
            <text:p>9715050542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23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3:53:01</text:p>
          </table:table-cell>
        </table:table-row>
        <table:table-row table:style-name="ro2">
          <table:table-cell office:value-type="float" office:value="971561486821" calcext:value-type="float">
            <text:p>9715614868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3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0:02:45</text:p>
          </table:table-cell>
        </table:table-row>
        <table:table-row table:style-name="ro2">
          <table:table-cell office:value-type="float" office:value="971566415800" calcext:value-type="float">
            <text:p>9715664158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33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0:03:18</text:p>
          </table:table-cell>
        </table:table-row>
        <table:table-row table:style-name="ro2">
          <table:table-cell office:value-type="float" office:value="971507867008" calcext:value-type="float">
            <text:p>9715078670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1:44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0:14:02</text:p>
          </table:table-cell>
        </table:table-row>
        <table:table-row table:style-name="ro2">
          <table:table-cell office:value-type="float" office:value="971507492152" calcext:value-type="float">
            <text:p>9715074921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2:40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1:10:24</text:p>
          </table:table-cell>
        </table:table-row>
        <table:table-row table:style-name="ro2">
          <table:table-cell office:value-type="float" office:value="971509316895" calcext:value-type="float">
            <text:p>9715093168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3:22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1:52:26</text:p>
          </table:table-cell>
        </table:table-row>
        <table:table-row table:style-name="ro2">
          <table:table-cell office:value-type="float" office:value="971547616778" calcext:value-type="float">
            <text:p>9715476167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3:32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2:02:49</text:p>
          </table:table-cell>
        </table:table-row>
        <table:table-row table:style-name="ro2">
          <table:table-cell office:value-type="float" office:value="971562267157" calcext:value-type="float">
            <text:p>9715622671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3:33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2:03:29</text:p>
          </table:table-cell>
        </table:table-row>
        <table:table-row table:style-name="ro2">
          <table:table-cell office:value-type="float" office:value="971507745463" calcext:value-type="float">
            <text:p>97150774546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6:10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4:40:53</text:p>
          </table:table-cell>
        </table:table-row>
        <table:table-row table:style-name="ro2">
          <table:table-cell office:value-type="float" office:value="971562466125" calcext:value-type="float">
            <text:p>9715624661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6:36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5:06:43</text:p>
          </table:table-cell>
        </table:table-row>
        <table:table-row table:style-name="ro2">
          <table:table-cell office:value-type="float" office:value="971568164598" calcext:value-type="float">
            <text:p>9715681645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9:17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7:47:24</text:p>
          </table:table-cell>
        </table:table-row>
        <table:table-row table:style-name="ro2">
          <table:table-cell office:value-type="float" office:value="971568637372" calcext:value-type="float">
            <text:p>9715686373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9:29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7:59:27</text:p>
          </table:table-cell>
        </table:table-row>
        <table:table-row table:style-name="ro2">
          <table:table-cell office:value-type="float" office:value="971507701811" calcext:value-type="float">
            <text:p>9715077018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9:38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8:08:03</text:p>
          </table:table-cell>
        </table:table-row>
        <table:table-row table:style-name="ro2">
          <table:table-cell office:value-type="float" office:value="971549952747" calcext:value-type="float">
            <text:p>9715499527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1:31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0:01:26</text:p>
          </table:table-cell>
        </table:table-row>
        <table:table-row table:style-name="ro2">
          <table:table-cell office:value-type="float" office:value="971563116560" calcext:value-type="float">
            <text:p>9715631165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4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4:42</text:p>
          </table:table-cell>
        </table:table-row>
        <table:table-row table:style-name="ro2">
          <table:table-cell office:value-type="float" office:value="971502336793" calcext:value-type="float">
            <text:p>9715023367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5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5:09</text:p>
          </table:table-cell>
        </table:table-row>
        <table:table-row table:style-name="ro2">
          <table:table-cell office:value-type="float" office:value="971506071638" calcext:value-type="float">
            <text:p>9715060716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6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6:06</text:p>
          </table:table-cell>
        </table:table-row>
        <table:table-row table:style-name="ro2">
          <table:table-cell office:value-type="float" office:value="971563458219" calcext:value-type="float">
            <text:p>9715634582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6:18</text:p>
          </table:table-cell>
        </table:table-row>
        <table:table-row table:style-name="ro2">
          <table:table-cell office:value-type="float" office:value="971568169190" calcext:value-type="float">
            <text:p>9715681691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6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6:36</text:p>
          </table:table-cell>
        </table:table-row>
        <table:table-row table:style-name="ro2">
          <table:table-cell office:value-type="float" office:value="971505106328" calcext:value-type="float">
            <text:p>9715051063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8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8:13</text:p>
          </table:table-cell>
        </table:table-row>
        <table:table-row table:style-name="ro2">
          <table:table-cell office:value-type="float" office:value="971543221648" calcext:value-type="float">
            <text:p>9715432216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8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8:20</text:p>
          </table:table-cell>
        </table:table-row>
        <table:table-row table:style-name="ro2">
          <table:table-cell office:value-type="float" office:value="971566202293" calcext:value-type="float">
            <text:p>9715662022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9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9:00</text:p>
          </table:table-cell>
        </table:table-row>
        <table:table-row table:style-name="ro2">
          <table:table-cell office:value-type="float" office:value="971507024534" calcext:value-type="float">
            <text:p>9715070245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9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9:14</text:p>
          </table:table-cell>
        </table:table-row>
        <table:table-row table:style-name="ro2">
          <table:table-cell office:value-type="float" office:value="971501390180" calcext:value-type="float">
            <text:p>9715013901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59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29:44</text:p>
          </table:table-cell>
        </table:table-row>
        <table:table-row table:style-name="ro2">
          <table:table-cell office:value-type="float" office:value="971568072182" calcext:value-type="float">
            <text:p>9715680721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7:01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31:17</text:p>
          </table:table-cell>
        </table:table-row>
        <table:table-row table:style-name="ro2">
          <table:table-cell office:value-type="float" office:value="971543461662" calcext:value-type="float">
            <text:p>9715434616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7:01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31:50</text:p>
          </table:table-cell>
        </table:table-row>
        <table:table-row table:style-name="ro2">
          <table:table-cell office:value-type="float" office:value="971509120570" calcext:value-type="float">
            <text:p>9715091205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7:02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32:03</text:p>
          </table:table-cell>
        </table:table-row>
        <table:table-row table:style-name="ro2">
          <table:table-cell office:value-type="float" office:value="971509628237" calcext:value-type="float">
            <text:p>9715096282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22:29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20:59:10</text:p>
          </table:table-cell>
        </table:table-row>
        <table:table-row table:style-name="ro2">
          <table:table-cell office:value-type="float" office:value="971564509856" calcext:value-type="float">
            <text:p>9715645098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22:37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21:07:23</text:p>
          </table:table-cell>
        </table:table-row>
        <table:table-row table:style-name="ro2">
          <table:table-cell office:value-type="float" office:value="971545158297" calcext:value-type="float">
            <text:p>97154515829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22:50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21:20:36</text:p>
          </table:table-cell>
        </table:table-row>
        <table:table-row table:style-name="ro2">
          <table:table-cell office:value-type="float" office:value="971569248057" calcext:value-type="float">
            <text:p>9715692480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0:39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23:09:49</text:p>
          </table:table-cell>
        </table:table-row>
        <table:table-row table:style-name="ro2">
          <table:table-cell office:value-type="float" office:value="971567502636" calcext:value-type="float">
            <text:p>9715675026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1:17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23:47:59</text:p>
          </table:table-cell>
        </table:table-row>
        <table:table-row table:style-name="ro2">
          <table:table-cell office:value-type="float" office:value="971544333863" calcext:value-type="float">
            <text:p>97154433386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1:36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0:06:58</text:p>
          </table:table-cell>
        </table:table-row>
        <table:table-row table:style-name="ro2">
          <table:table-cell office:value-type="float" office:value="971566431670" calcext:value-type="float">
            <text:p>9715664316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1:49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0:19:05</text:p>
          </table:table-cell>
        </table:table-row>
        <table:table-row table:style-name="ro2">
          <table:table-cell office:value-type="float" office:value="971561619408" calcext:value-type="float">
            <text:p>9715616194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2:26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0:56:05</text:p>
          </table:table-cell>
        </table:table-row>
        <table:table-row table:style-name="ro2">
          <table:table-cell office:value-type="float" office:value="971566466039" calcext:value-type="float">
            <text:p>9715664660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2:34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1:04:08</text:p>
          </table:table-cell>
        </table:table-row>
        <table:table-row table:style-name="ro2">
          <table:table-cell office:value-type="float" office:value="971544214756" calcext:value-type="float">
            <text:p>9715442147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2:50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1:20:29</text:p>
          </table:table-cell>
        </table:table-row>
        <table:table-row table:style-name="ro2">
          <table:table-cell office:value-type="float" office:value="971505874543" calcext:value-type="float">
            <text:p>9715058745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3:16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1:46:10</text:p>
          </table:table-cell>
        </table:table-row>
        <table:table-row table:style-name="ro2">
          <table:table-cell office:value-type="float" office:value="971545756246" calcext:value-type="float">
            <text:p>9715457562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4:26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2:56:35</text:p>
          </table:table-cell>
        </table:table-row>
        <table:table-row table:style-name="ro2">
          <table:table-cell office:value-type="float" office:value="971501102548" calcext:value-type="float">
            <text:p>9715011025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4:3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3:06:48</text:p>
          </table:table-cell>
        </table:table-row>
        <table:table-row table:style-name="ro2">
          <table:table-cell office:value-type="float" office:value="971569703361" calcext:value-type="float">
            <text:p>9715697033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7:39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09:20</text:p>
          </table:table-cell>
        </table:table-row>
        <table:table-row table:style-name="ro2">
          <table:table-cell office:value-type="float" office:value="971509579984" calcext:value-type="float">
            <text:p>9715095799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7:49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19:56</text:p>
          </table:table-cell>
        </table:table-row>
        <table:table-row table:style-name="ro2">
          <table:table-cell office:value-type="float" office:value="971502995043" calcext:value-type="float">
            <text:p>9715029950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7:55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25:31</text:p>
          </table:table-cell>
        </table:table-row>
        <table:table-row table:style-name="ro2">
          <table:table-cell office:value-type="float" office:value="971509429532" calcext:value-type="float">
            <text:p>9715094295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05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35:59</text:p>
          </table:table-cell>
        </table:table-row>
        <table:table-row table:style-name="ro2">
          <table:table-cell office:value-type="float" office:value="971547342476" calcext:value-type="float">
            <text:p>9715473424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07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37:28</text:p>
          </table:table-cell>
        </table:table-row>
        <table:table-row table:style-name="ro2">
          <table:table-cell office:value-type="float" office:value="971502038251" calcext:value-type="float">
            <text:p>9715020382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12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42:58</text:p>
          </table:table-cell>
        </table:table-row>
        <table:table-row table:style-name="ro2">
          <table:table-cell office:value-type="float" office:value="971569597306" calcext:value-type="float">
            <text:p>9715695973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18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48:59</text:p>
          </table:table-cell>
        </table:table-row>
        <table:table-row table:style-name="ro2">
          <table:table-cell office:value-type="float" office:value="971569150976" calcext:value-type="float">
            <text:p>9715691509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21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51:50</text:p>
          </table:table-cell>
        </table:table-row>
        <table:table-row table:style-name="ro2">
          <table:table-cell office:value-type="float" office:value="971505121785" calcext:value-type="float">
            <text:p>9715051217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23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53:05</text:p>
          </table:table-cell>
        </table:table-row>
        <table:table-row table:style-name="ro2">
          <table:table-cell office:value-type="float" office:value="971569597306" calcext:value-type="float">
            <text:p>9715695973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23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53:07</text:p>
          </table:table-cell>
        </table:table-row>
        <table:table-row table:style-name="ro2">
          <table:table-cell office:value-type="float" office:value="971501423406" calcext:value-type="float">
            <text:p>9715014234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25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55:50</text:p>
          </table:table-cell>
        </table:table-row>
        <table:table-row table:style-name="ro2">
          <table:table-cell office:value-type="float" office:value="971545595731" calcext:value-type="float">
            <text:p>9715455957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29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59:04</text:p>
          </table:table-cell>
        </table:table-row>
        <table:table-row table:style-name="ro2">
          <table:table-cell office:value-type="float" office:value="971504406774" calcext:value-type="float">
            <text:p>9715044067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40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7:10:35</text:p>
          </table:table-cell>
        </table:table-row>
        <table:table-row table:style-name="ro2">
          <table:table-cell office:value-type="float" office:value="971566981462" calcext:value-type="float">
            <text:p>9715669814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41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7:11:54</text:p>
          </table:table-cell>
        </table:table-row>
        <table:table-row table:style-name="ro2">
          <table:table-cell office:value-type="float" office:value="971561539283" calcext:value-type="float">
            <text:p>9715615392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45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7:15:46</text:p>
          </table:table-cell>
        </table:table-row>
        <table:table-row table:style-name="ro2">
          <table:table-cell office:value-type="float" office:value="971506145360" calcext:value-type="float">
            <text:p>9715061453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48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7:18:19</text:p>
          </table:table-cell>
        </table:table-row>
        <table:table-row table:style-name="ro2">
          <table:table-cell office:value-type="float" office:value="971505319807" calcext:value-type="float">
            <text:p>97150531980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52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7:22:17</text:p>
          </table:table-cell>
        </table:table-row>
        <table:table-row table:style-name="ro2">
          <table:table-cell office:value-type="float" office:value="971507709791" calcext:value-type="float">
            <text:p>9715077097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54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7:24:41</text:p>
          </table:table-cell>
        </table:table-row>
        <table:table-row table:style-name="ro2">
          <table:table-cell office:value-type="float" office:value="971563893719" calcext:value-type="float">
            <text:p>9715638937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58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7:28:52</text:p>
          </table:table-cell>
        </table:table-row>
        <table:table-row table:style-name="ro2">
          <table:table-cell office:value-type="float" office:value="971544338034" calcext:value-type="float">
            <text:p>9715443380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9:06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7:36:26</text:p>
          </table:table-cell>
        </table:table-row>
        <table:table-row table:style-name="ro2">
          <table:table-cell office:value-type="float" office:value="971545401202" calcext:value-type="float">
            <text:p>9715454012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9:11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7:41:38</text:p>
          </table:table-cell>
        </table:table-row>
        <table:table-row table:style-name="ro2">
          <table:table-cell office:value-type="float" office:value="971567325869" calcext:value-type="float">
            <text:p>9715673258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0:05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8:35:38</text:p>
          </table:table-cell>
        </table:table-row>
        <table:table-row table:style-name="ro2">
          <table:table-cell office:value-type="float" office:value="971503227322" calcext:value-type="float">
            <text:p>9715032273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0:07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8:37:10</text:p>
          </table:table-cell>
        </table:table-row>
        <table:table-row table:style-name="ro2">
          <table:table-cell office:value-type="float" office:value="971506417546" calcext:value-type="float">
            <text:p>9715064175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0:42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9:12:33</text:p>
          </table:table-cell>
        </table:table-row>
        <table:table-row table:style-name="ro2">
          <table:table-cell office:value-type="float" office:value="971501093173" calcext:value-type="float">
            <text:p>9715010931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1:42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0:12:04</text:p>
          </table:table-cell>
        </table:table-row>
        <table:table-row table:style-name="ro2">
          <table:table-cell office:value-type="float" office:value="971567023452" calcext:value-type="float">
            <text:p>9715670234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1:54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0:24:48</text:p>
          </table:table-cell>
        </table:table-row>
        <table:table-row table:style-name="ro2">
          <table:table-cell office:value-type="float" office:value="971564909687" calcext:value-type="float">
            <text:p>9715649096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4:08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2:38:54</text:p>
          </table:table-cell>
        </table:table-row>
        <table:table-row table:style-name="ro2">
          <table:table-cell office:value-type="float" office:value="971503018576" calcext:value-type="float">
            <text:p>9715030185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4:18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2:48:32</text:p>
          </table:table-cell>
        </table:table-row>
        <table:table-row table:style-name="ro2">
          <table:table-cell office:value-type="float" office:value="971586930216" calcext:value-type="float">
            <text:p>9715869302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4:59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3:29:46</text:p>
          </table:table-cell>
        </table:table-row>
        <table:table-row table:style-name="ro2">
          <table:table-cell office:value-type="float" office:value="971544875781" calcext:value-type="float">
            <text:p>9715448757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8:56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7:26:50</text:p>
          </table:table-cell>
        </table:table-row>
        <table:table-row table:style-name="ro2">
          <table:table-cell office:value-type="float" office:value="971506016176" calcext:value-type="float">
            <text:p>9715060161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9:3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8:05:47</text:p>
          </table:table-cell>
        </table:table-row>
        <table:table-row table:style-name="ro2">
          <table:table-cell office:value-type="float" office:value="971554720736" calcext:value-type="float">
            <text:p>9715547207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9:37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8:07:36</text:p>
          </table:table-cell>
        </table:table-row>
        <table:table-row table:style-name="ro2">
          <table:table-cell office:value-type="float" office:value="971561373170" calcext:value-type="float">
            <text:p>9715613731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21:56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20:26:30</text:p>
          </table:table-cell>
        </table:table-row>
        <table:table-row table:style-name="ro2">
          <table:table-cell office:value-type="float" office:value="971568529836" calcext:value-type="float">
            <text:p>9715685298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07:22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05:52:17</text:p>
          </table:table-cell>
        </table:table-row>
        <table:table-row table:style-name="ro2">
          <table:table-cell office:value-type="float" office:value="971553156275" calcext:value-type="float">
            <text:p>9715531562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08:25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06:55:49</text:p>
          </table:table-cell>
        </table:table-row>
        <table:table-row table:style-name="ro2">
          <table:table-cell office:value-type="float" office:value="971545446218" calcext:value-type="float">
            <text:p>9715454462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1:59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0:29:45</text:p>
          </table:table-cell>
        </table:table-row>
        <table:table-row table:style-name="ro2">
          <table:table-cell office:value-type="float" office:value="971509355737" calcext:value-type="float">
            <text:p>9715093557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5:02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3:32:12</text:p>
          </table:table-cell>
        </table:table-row>
        <table:table-row table:style-name="ro2">
          <table:table-cell office:value-type="float" office:value="971565545787" calcext:value-type="float">
            <text:p>9715655457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20:28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8:58:09</text:p>
          </table:table-cell>
        </table:table-row>
        <table:table-row table:style-name="ro2">
          <table:table-cell office:value-type="float" office:value="971507623898" calcext:value-type="float">
            <text:p>9715076238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20:35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9:05:37</text:p>
          </table:table-cell>
        </table:table-row>
        <table:table-row table:style-name="ro2">
          <table:table-cell office:value-type="float" office:value="971547308029" calcext:value-type="float">
            <text:p>9715473080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22:15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20:45:14</text:p>
          </table:table-cell>
        </table:table-row>
        <table:table-row table:style-name="ro2">
          <table:table-cell office:value-type="float" office:value="971545458495" calcext:value-type="float">
            <text:p>9715454584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04:08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02:38:54</text:p>
          </table:table-cell>
        </table:table-row>
        <table:table-row table:style-name="ro2">
          <table:table-cell office:value-type="float" office:value="971569585970" calcext:value-type="float">
            <text:p>9715695859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04:30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03:00:11</text:p>
          </table:table-cell>
        </table:table-row>
        <table:table-row table:style-name="ro2">
          <table:table-cell office:value-type="float" office:value="971564724014" calcext:value-type="float">
            <text:p>9715647240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09:26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07:56:59</text:p>
          </table:table-cell>
        </table:table-row>
        <table:table-row table:style-name="ro2">
          <table:table-cell office:value-type="float" office:value="971545536175" calcext:value-type="float">
            <text:p>9715455361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14:53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3:23:47</text:p>
          </table:table-cell>
        </table:table-row>
        <table:table-row table:style-name="ro2">
          <table:table-cell office:value-type="float" office:value="971506833928" calcext:value-type="float">
            <text:p>9715068339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19:39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8:09:13</text:p>
          </table:table-cell>
        </table:table-row>
        <table:table-row table:style-name="ro2">
          <table:table-cell office:value-type="float" office:value="971569785416" calcext:value-type="float">
            <text:p>9715697854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19:58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8:28:11</text:p>
          </table:table-cell>
        </table:table-row>
        <table:table-row table:style-name="ro2">
          <table:table-cell office:value-type="float" office:value="971545430553" calcext:value-type="float">
            <text:p>9715454305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0:20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8:50:11</text:p>
          </table:table-cell>
        </table:table-row>
        <table:table-row table:style-name="ro2">
          <table:table-cell office:value-type="float" office:value="971508075280" calcext:value-type="float">
            <text:p>9715080752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0:50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9:20:06</text:p>
          </table:table-cell>
        </table:table-row>
        <table:table-row table:style-name="ro2">
          <table:table-cell office:value-type="float" office:value="971509629563" calcext:value-type="float">
            <text:p>97150962956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1:16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9:46:12</text:p>
          </table:table-cell>
        </table:table-row>
        <table:table-row table:style-name="ro2">
          <table:table-cell office:value-type="float" office:value="971503438711" calcext:value-type="float">
            <text:p>9715034387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1:58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0:28:00</text:p>
          </table:table-cell>
        </table:table-row>
        <table:table-row table:style-name="ro2">
          <table:table-cell office:value-type="float" office:value="971504847504" calcext:value-type="float">
            <text:p>9715048475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2:10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0:40:22</text:p>
          </table:table-cell>
        </table:table-row>
        <table:table-row table:style-name="ro2">
          <table:table-cell office:value-type="float" office:value="971505872653" calcext:value-type="float">
            <text:p>9715058726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2:32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1:02:23</text:p>
          </table:table-cell>
        </table:table-row>
        <table:table-row table:style-name="ro2">
          <table:table-cell office:value-type="float" office:value="971547062656" calcext:value-type="float">
            <text:p>9715470626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2:37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1:07:11</text:p>
          </table:table-cell>
        </table:table-row>
        <table:table-row table:style-name="ro2">
          <table:table-cell office:value-type="float" office:value="971509520327" calcext:value-type="float">
            <text:p>9715095203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2:38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1:08:39</text:p>
          </table:table-cell>
        </table:table-row>
        <table:table-row table:style-name="ro2">
          <table:table-cell office:value-type="float" office:value="971567186220" calcext:value-type="float">
            <text:p>9715671862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2:38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1:08:40</text:p>
          </table:table-cell>
        </table:table-row>
        <table:table-row table:style-name="ro2">
          <table:table-cell office:value-type="float" office:value="971503997656" calcext:value-type="float">
            <text:p>9715039976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2:55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1:25:23</text:p>
          </table:table-cell>
        </table:table-row>
        <table:table-row table:style-name="ro2">
          <table:table-cell office:value-type="float" office:value="971505904711" calcext:value-type="float">
            <text:p>9715059047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2:59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1:29:05</text:p>
          </table:table-cell>
        </table:table-row>
        <table:table-row table:style-name="ro2">
          <table:table-cell office:value-type="float" office:value="971509114846" calcext:value-type="float">
            <text:p>9715091148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3:03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1:33:19</text:p>
          </table:table-cell>
        </table:table-row>
        <table:table-row table:style-name="ro2">
          <table:table-cell office:value-type="float" office:value="971567018539" calcext:value-type="float">
            <text:p>9715670185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0:31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3:01:47</text:p>
          </table:table-cell>
        </table:table-row>
        <table:table-row table:style-name="ro2">
          <table:table-cell office:value-type="float" office:value="971569057704" calcext:value-type="float">
            <text:p>9715690577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0:37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3:07:37</text:p>
          </table:table-cell>
        </table:table-row>
        <table:table-row table:style-name="ro2">
          <table:table-cell office:value-type="float" office:value="971508414965" calcext:value-type="float">
            <text:p>9715084149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2:06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0:36:12</text:p>
          </table:table-cell>
        </table:table-row>
        <table:table-row table:style-name="ro2">
          <table:table-cell office:value-type="float" office:value="971507164128" calcext:value-type="float">
            <text:p>9715071641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2:11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0:41:57</text:p>
          </table:table-cell>
        </table:table-row>
        <table:table-row table:style-name="ro2">
          <table:table-cell office:value-type="float" office:value="971508910842" calcext:value-type="float">
            <text:p>9715089108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2:43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13:33</text:p>
          </table:table-cell>
        </table:table-row>
        <table:table-row table:style-name="ro2">
          <table:table-cell office:value-type="float" office:value="971562912170" calcext:value-type="float">
            <text:p>9715629121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2:48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18:54</text:p>
          </table:table-cell>
        </table:table-row>
        <table:table-row table:style-name="ro2">
          <table:table-cell office:value-type="float" office:value="971509039506" calcext:value-type="float">
            <text:p>9715090395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2:4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19:09</text:p>
          </table:table-cell>
        </table:table-row>
        <table:table-row table:style-name="ro2">
          <table:table-cell office:value-type="float" office:value="971561514170" calcext:value-type="float">
            <text:p>9715615141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2:57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27:47</text:p>
          </table:table-cell>
        </table:table-row>
        <table:table-row table:style-name="ro2">
          <table:table-cell office:value-type="float" office:value="971504218299" calcext:value-type="float">
            <text:p>9715042182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02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32:26</text:p>
          </table:table-cell>
        </table:table-row>
        <table:table-row table:style-name="ro2">
          <table:table-cell office:value-type="float" office:value="971567588862" calcext:value-type="float">
            <text:p>9715675888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04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34:33</text:p>
          </table:table-cell>
        </table:table-row>
        <table:table-row table:style-name="ro2">
          <table:table-cell office:value-type="float" office:value="971566163575" calcext:value-type="float">
            <text:p>9715661635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05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35:52</text:p>
          </table:table-cell>
        </table:table-row>
        <table:table-row table:style-name="ro2">
          <table:table-cell office:value-type="float" office:value="971569810193" calcext:value-type="float">
            <text:p>9715698101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07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37:17</text:p>
          </table:table-cell>
        </table:table-row>
        <table:table-row table:style-name="ro2">
          <table:table-cell office:value-type="float" office:value="971547896741" calcext:value-type="float">
            <text:p>9715478967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07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37:40</text:p>
          </table:table-cell>
        </table:table-row>
        <table:table-row table:style-name="ro2">
          <table:table-cell office:value-type="float" office:value="971509155489" calcext:value-type="float">
            <text:p>9715091554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15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45:46</text:p>
          </table:table-cell>
        </table:table-row>
        <table:table-row table:style-name="ro2">
          <table:table-cell office:value-type="float" office:value="971501415325" calcext:value-type="float">
            <text:p>9715014153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18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48:34</text:p>
          </table:table-cell>
        </table:table-row>
        <table:table-row table:style-name="ro2">
          <table:table-cell office:value-type="float" office:value="971509250068" calcext:value-type="float">
            <text:p>9715092500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29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59:36</text:p>
          </table:table-cell>
        </table:table-row>
        <table:table-row table:style-name="ro2">
          <table:table-cell office:value-type="float" office:value="971569764105" calcext:value-type="float">
            <text:p>9715697641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45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2:15:36</text:p>
          </table:table-cell>
        </table:table-row>
        <table:table-row table:style-name="ro2">
          <table:table-cell office:value-type="float" office:value="971545703414" calcext:value-type="float">
            <text:p>9715457034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52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2:22:33</text:p>
          </table:table-cell>
        </table:table-row>
        <table:table-row table:style-name="ro2">
          <table:table-cell office:value-type="float" office:value="971567679346" calcext:value-type="float">
            <text:p>9715676793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4:08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2:38:27</text:p>
          </table:table-cell>
        </table:table-row>
        <table:table-row table:style-name="ro2">
          <table:table-cell office:value-type="float" office:value="971506133590" calcext:value-type="float">
            <text:p>9715061335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5:50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4:20:52</text:p>
          </table:table-cell>
        </table:table-row>
        <table:table-row table:style-name="ro2">
          <table:table-cell office:value-type="float" office:value="971567974825" calcext:value-type="float">
            <text:p>9715679748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9:29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7:59:17</text:p>
          </table:table-cell>
        </table:table-row>
        <table:table-row table:style-name="ro2">
          <table:table-cell office:value-type="float" office:value="971567809618" calcext:value-type="float">
            <text:p>9715678096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9:35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8:05:05</text:p>
          </table:table-cell>
        </table:table-row>
        <table:table-row table:style-name="ro2">
          <table:table-cell office:value-type="float" office:value="971561041380" calcext:value-type="float">
            <text:p>9715610413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0:15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8:45:57</text:p>
          </table:table-cell>
        </table:table-row>
        <table:table-row table:style-name="ro2">
          <table:table-cell office:value-type="float" office:value="971547584588" calcext:value-type="float">
            <text:p>9715475845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0:17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8:47:24</text:p>
          </table:table-cell>
        </table:table-row>
        <table:table-row table:style-name="ro2">
          <table:table-cell office:value-type="float" office:value="971545162796" calcext:value-type="float">
            <text:p>9715451627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0:2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8:52:47</text:p>
          </table:table-cell>
        </table:table-row>
        <table:table-row table:style-name="ro2">
          <table:table-cell office:value-type="float" office:value="971567882032" calcext:value-type="float">
            <text:p>9715678820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0:25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8:55:48</text:p>
          </table:table-cell>
        </table:table-row>
        <table:table-row table:style-name="ro2">
          <table:table-cell office:value-type="float" office:value="971509024981" calcext:value-type="float">
            <text:p>9715090249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0:49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9:19:37</text:p>
          </table:table-cell>
        </table:table-row>
        <table:table-row table:style-name="ro2">
          <table:table-cell office:value-type="float" office:value="971501295199" calcext:value-type="float">
            <text:p>9715012951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1:16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9:46:23</text:p>
          </table:table-cell>
        </table:table-row>
        <table:table-row table:style-name="ro2">
          <table:table-cell office:value-type="float" office:value="971501059928" calcext:value-type="float">
            <text:p>9715010599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1:55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0:25:54</text:p>
          </table:table-cell>
        </table:table-row>
        <table:table-row table:style-name="ro2">
          <table:table-cell office:value-type="float" office:value="971562693765" calcext:value-type="float">
            <text:p>9715626937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2:37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1:07:58</text:p>
          </table:table-cell>
        </table:table-row>
        <table:table-row table:style-name="ro2">
          <table:table-cell office:value-type="float" office:value="971568429286" calcext:value-type="float">
            <text:p>9715684292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2:55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1:25:35</text:p>
          </table:table-cell>
        </table:table-row>
        <table:table-row table:style-name="ro2">
          <table:table-cell office:value-type="float" office:value="971561655362" calcext:value-type="float">
            <text:p>9715616553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3:45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2:15:38</text:p>
          </table:table-cell>
        </table:table-row>
        <table:table-row table:style-name="ro2">
          <table:table-cell office:value-type="float" office:value="971569194083" calcext:value-type="float">
            <text:p>9715691940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3:49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2:19:25</text:p>
          </table:table-cell>
        </table:table-row>
        <table:table-row table:style-name="ro2">
          <table:table-cell office:value-type="float" office:value="971566410060" calcext:value-type="float">
            <text:p>9715664100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3:54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2:24:09</text:p>
          </table:table-cell>
        </table:table-row>
        <table:table-row table:style-name="ro2">
          <table:table-cell office:value-type="float" office:value="971569600332" calcext:value-type="float">
            <text:p>9715696003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4:12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2:42:48</text:p>
          </table:table-cell>
        </table:table-row>
        <table:table-row table:style-name="ro2">
          <table:table-cell office:value-type="float" office:value="971562592983" calcext:value-type="float">
            <text:p>9715625929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4:22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2:52:55</text:p>
          </table:table-cell>
        </table:table-row>
        <table:table-row table:style-name="ro2">
          <table:table-cell office:value-type="float" office:value="971561305498" calcext:value-type="float">
            <text:p>9715613054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6:25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4:55:56</text:p>
          </table:table-cell>
        </table:table-row>
        <table:table-row table:style-name="ro2">
          <table:table-cell office:value-type="float" office:value="971562441525" calcext:value-type="float">
            <text:p>9715624415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21:17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9:47:37</text:p>
          </table:table-cell>
        </table:table-row>
        <table:table-row table:style-name="ro2">
          <table:table-cell office:value-type="float" office:value="971501949131" calcext:value-type="float">
            <text:p>9715019491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21:46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20:16:46</text:p>
          </table:table-cell>
        </table:table-row>
        <table:table-row table:style-name="ro2">
          <table:table-cell office:value-type="float" office:value="971544906317" calcext:value-type="float">
            <text:p>97154490631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22:30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21:00:37</text:p>
          </table:table-cell>
        </table:table-row>
        <table:table-row table:style-name="ro2">
          <table:table-cell office:value-type="float" office:value="971506863580" calcext:value-type="float">
            <text:p>9715068635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1:06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23:36:30</text:p>
          </table:table-cell>
        </table:table-row>
        <table:table-row table:style-name="ro2">
          <table:table-cell office:value-type="float" office:value="971568285751" calcext:value-type="float">
            <text:p>9715682857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1:42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0:12:44</text:p>
          </table:table-cell>
        </table:table-row>
        <table:table-row table:style-name="ro2">
          <table:table-cell office:value-type="float" office:value="971565636323" calcext:value-type="float">
            <text:p>9715656363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2:42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1:12:36</text:p>
          </table:table-cell>
        </table:table-row>
        <table:table-row table:style-name="ro2">
          <table:table-cell office:value-type="float" office:value="971506392368" calcext:value-type="float">
            <text:p>9715063923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4:18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2:48:16</text:p>
          </table:table-cell>
        </table:table-row>
        <table:table-row table:style-name="ro2">
          <table:table-cell office:value-type="float" office:value="971569281457" calcext:value-type="float">
            <text:p>9715692814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9:02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7:32:24</text:p>
          </table:table-cell>
        </table:table-row>
        <table:table-row table:style-name="ro2">
          <table:table-cell office:value-type="float" office:value="971502184235" calcext:value-type="float">
            <text:p>9715021842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1:18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9:48:30</text:p>
          </table:table-cell>
        </table:table-row>
        <table:table-row table:style-name="ro2">
          <table:table-cell office:value-type="float" office:value="971501298839" calcext:value-type="float">
            <text:p>9715012988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1:45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0:15:10</text:p>
          </table:table-cell>
        </table:table-row>
        <table:table-row table:style-name="ro2">
          <table:table-cell office:value-type="float" office:value="971568153093" calcext:value-type="float">
            <text:p>9715681530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4:58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3:28:06</text:p>
          </table:table-cell>
        </table:table-row>
        <table:table-row table:style-name="ro2">
          <table:table-cell office:value-type="float" office:value="971547643956" calcext:value-type="float">
            <text:p>9715476439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5:03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3:33:41</text:p>
          </table:table-cell>
        </table:table-row>
        <table:table-row table:style-name="ro2">
          <table:table-cell office:value-type="float" office:value="971565943192" calcext:value-type="float">
            <text:p>9715659431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9:45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8:15:01</text:p>
          </table:table-cell>
        </table:table-row>
        <table:table-row table:style-name="ro2">
          <table:table-cell office:value-type="float" office:value="971544368024" calcext:value-type="float">
            <text:p>9715443680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20:02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8:32:20</text:p>
          </table:table-cell>
        </table:table-row>
        <table:table-row table:style-name="ro2">
          <table:table-cell office:value-type="float" office:value="971567761187" calcext:value-type="float">
            <text:p>9715677611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20:27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8:57:53</text:p>
          </table:table-cell>
        </table:table-row>
        <table:table-row table:style-name="ro2">
          <table:table-cell office:value-type="float" office:value="971562865495" calcext:value-type="float">
            <text:p>9715628654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21:07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9:37:22</text:p>
          </table:table-cell>
        </table:table-row>
        <table:table-row table:style-name="ro2">
          <table:table-cell office:value-type="float" office:value="971562681488" calcext:value-type="float">
            <text:p>9715626814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21:37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20:07:16</text:p>
          </table:table-cell>
        </table:table-row>
        <table:table-row table:style-name="ro2">
          <table:table-cell office:value-type="float" office:value="971543143421" calcext:value-type="float">
            <text:p>9715431434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21:40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20:10:05</text:p>
          </table:table-cell>
        </table:table-row>
        <table:table-row table:style-name="ro2">
          <table:table-cell office:value-type="float" office:value="971565852701" calcext:value-type="float">
            <text:p>9715658527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22:00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20:30:27</text:p>
          </table:table-cell>
        </table:table-row>
        <table:table-row table:style-name="ro2">
          <table:table-cell office:value-type="float" office:value="971544385215" calcext:value-type="float">
            <text:p>9715443852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23:08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21:38:57</text:p>
          </table:table-cell>
        </table:table-row>
        <table:table-row table:style-name="ro2">
          <table:table-cell office:value-type="float" office:value="971508711939" calcext:value-type="float">
            <text:p>9715087119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01:42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0:12:08</text:p>
          </table:table-cell>
        </table:table-row>
        <table:table-row table:style-name="ro2">
          <table:table-cell office:value-type="float" office:value="971508611874" calcext:value-type="float">
            <text:p>9715086118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02:17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0:47:35</text:p>
          </table:table-cell>
        </table:table-row>
        <table:table-row table:style-name="ro2">
          <table:table-cell office:value-type="float" office:value="971504731677" calcext:value-type="float">
            <text:p>9715047316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05:24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3:54:03</text:p>
          </table:table-cell>
        </table:table-row>
        <table:table-row table:style-name="ro2">
          <table:table-cell office:value-type="float" office:value="971506018268" calcext:value-type="float">
            <text:p>9715060182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05:57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4:27:17</text:p>
          </table:table-cell>
        </table:table-row>
        <table:table-row table:style-name="ro2">
          <table:table-cell office:value-type="float" office:value="971505061999" calcext:value-type="float">
            <text:p>9715050619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12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9:42:09</text:p>
          </table:table-cell>
        </table:table-row>
        <table:table-row table:style-name="ro2">
          <table:table-cell office:value-type="float" office:value="971505750109" calcext:value-type="float">
            <text:p>9715057501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18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9:48:00</text:p>
          </table:table-cell>
        </table:table-row>
        <table:table-row table:style-name="ro2">
          <table:table-cell office:value-type="float" office:value="971506489629" calcext:value-type="float">
            <text:p>9715064896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19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9:49:26</text:p>
          </table:table-cell>
        </table:table-row>
        <table:table-row table:style-name="ro2">
          <table:table-cell office:value-type="float" office:value="971568056095" calcext:value-type="float">
            <text:p>9715680560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22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9:52:52</text:p>
          </table:table-cell>
        </table:table-row>
        <table:table-row table:style-name="ro2">
          <table:table-cell office:value-type="float" office:value="971547471684" calcext:value-type="float">
            <text:p>9715474716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31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01:38</text:p>
          </table:table-cell>
        </table:table-row>
        <table:table-row table:style-name="ro2">
          <table:table-cell office:value-type="float" office:value="971547747110" calcext:value-type="float">
            <text:p>9715477471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31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01:41</text:p>
          </table:table-cell>
        </table:table-row>
        <table:table-row table:style-name="ro2">
          <table:table-cell office:value-type="float" office:value="971508706265" calcext:value-type="float">
            <text:p>9715087062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41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11:06</text:p>
          </table:table-cell>
        </table:table-row>
        <table:table-row table:style-name="ro2">
          <table:table-cell office:value-type="float" office:value="971509425218" calcext:value-type="float">
            <text:p>9715094252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46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16:42</text:p>
          </table:table-cell>
        </table:table-row>
        <table:table-row table:style-name="ro2">
          <table:table-cell office:value-type="float" office:value="971563391329" calcext:value-type="float">
            <text:p>9715633913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52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22:00</text:p>
          </table:table-cell>
        </table:table-row>
        <table:table-row table:style-name="ro2">
          <table:table-cell office:value-type="float" office:value="971508872930" calcext:value-type="float">
            <text:p>9715088729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59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29:12</text:p>
          </table:table-cell>
        </table:table-row>
        <table:table-row table:style-name="ro2">
          <table:table-cell office:value-type="float" office:value="971507281578" calcext:value-type="float">
            <text:p>9715072815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2:00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30:59</text:p>
          </table:table-cell>
        </table:table-row>
        <table:table-row table:style-name="ro2">
          <table:table-cell office:value-type="float" office:value="971564045784" calcext:value-type="float">
            <text:p>9715640457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2:04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34:37</text:p>
          </table:table-cell>
        </table:table-row>
        <table:table-row table:style-name="ro2">
          <table:table-cell office:value-type="float" office:value="971564683134" calcext:value-type="float">
            <text:p>9715646831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2:47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1:17:51</text:p>
          </table:table-cell>
        </table:table-row>
        <table:table-row table:style-name="ro2">
          <table:table-cell office:value-type="float" office:value="971565226213" calcext:value-type="float">
            <text:p>9715652262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4:30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3:00:50</text:p>
          </table:table-cell>
        </table:table-row>
        <table:table-row table:style-name="ro2">
          <table:table-cell office:value-type="float" office:value="971564720741" calcext:value-type="float">
            <text:p>9715647207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7:08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5:38:27</text:p>
          </table:table-cell>
        </table:table-row>
        <table:table-row table:style-name="ro2">
          <table:table-cell office:value-type="float" office:value="971566366458" calcext:value-type="float">
            <text:p>9715663664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7:1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5:47:20</text:p>
          </table:table-cell>
        </table:table-row>
        <table:table-row table:style-name="ro2">
          <table:table-cell office:value-type="float" office:value="971561572260" calcext:value-type="float">
            <text:p>9715615722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7:28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5:58:25</text:p>
          </table:table-cell>
        </table:table-row>
        <table:table-row table:style-name="ro2">
          <table:table-cell office:value-type="float" office:value="971569088148" calcext:value-type="float">
            <text:p>9715690881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7:36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06:19</text:p>
          </table:table-cell>
        </table:table-row>
        <table:table-row table:style-name="ro2">
          <table:table-cell office:value-type="float" office:value="971502619806" calcext:value-type="float">
            <text:p>9715026198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7:59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29:40</text:p>
          </table:table-cell>
        </table:table-row>
        <table:table-row table:style-name="ro2">
          <table:table-cell office:value-type="float" office:value="971566582067" calcext:value-type="float">
            <text:p>97156658206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00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30:03</text:p>
          </table:table-cell>
        </table:table-row>
        <table:table-row table:style-name="ro2">
          <table:table-cell office:value-type="float" office:value="971568820879" calcext:value-type="float">
            <text:p>9715688208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20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50:06</text:p>
          </table:table-cell>
        </table:table-row>
        <table:table-row table:style-name="ro2">
          <table:table-cell office:value-type="float" office:value="971547353582" calcext:value-type="float">
            <text:p>9715473535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24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54:45</text:p>
          </table:table-cell>
        </table:table-row>
        <table:table-row table:style-name="ro2">
          <table:table-cell office:value-type="float" office:value="971507978732" calcext:value-type="float">
            <text:p>9715079787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25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55:37</text:p>
          </table:table-cell>
        </table:table-row>
        <table:table-row table:style-name="ro2">
          <table:table-cell office:value-type="float" office:value="971506132425" calcext:value-type="float">
            <text:p>9715061324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26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56:37</text:p>
          </table:table-cell>
        </table:table-row>
        <table:table-row table:style-name="ro2">
          <table:table-cell office:value-type="float" office:value="971503084108" calcext:value-type="float">
            <text:p>9715030841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2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56:53</text:p>
          </table:table-cell>
        </table:table-row>
        <table:table-row table:style-name="ro2">
          <table:table-cell office:value-type="float" office:value="971502894303" calcext:value-type="float">
            <text:p>9715028943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29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59:15</text:p>
          </table:table-cell>
        </table:table-row>
        <table:table-row table:style-name="ro2">
          <table:table-cell office:value-type="float" office:value="971504605924" calcext:value-type="float">
            <text:p>9715046059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31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01:45</text:p>
          </table:table-cell>
        </table:table-row>
        <table:table-row table:style-name="ro2">
          <table:table-cell office:value-type="float" office:value="971543326843" calcext:value-type="float">
            <text:p>9715433268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36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06:31</text:p>
          </table:table-cell>
        </table:table-row>
        <table:table-row table:style-name="ro2">
          <table:table-cell office:value-type="float" office:value="971501014354" calcext:value-type="float">
            <text:p>9715010143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38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08:43</text:p>
          </table:table-cell>
        </table:table-row>
        <table:table-row table:style-name="ro2">
          <table:table-cell office:value-type="float" office:value="971563685683" calcext:value-type="float">
            <text:p>9715636856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46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16:19</text:p>
          </table:table-cell>
        </table:table-row>
        <table:table-row table:style-name="ro2">
          <table:table-cell office:value-type="float" office:value="971544587418" calcext:value-type="float">
            <text:p>9715445874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59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29:29</text:p>
          </table:table-cell>
        </table:table-row>
        <table:table-row table:style-name="ro2">
          <table:table-cell office:value-type="float" office:value="971503944846" calcext:value-type="float">
            <text:p>9715039448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8:59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29:46</text:p>
          </table:table-cell>
        </table:table-row>
        <table:table-row table:style-name="ro2">
          <table:table-cell office:value-type="float" office:value="971544717293" calcext:value-type="float">
            <text:p>9715447172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08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38:39</text:p>
          </table:table-cell>
        </table:table-row>
        <table:table-row table:style-name="ro2">
          <table:table-cell office:value-type="float" office:value="971501166922" calcext:value-type="float">
            <text:p>9715011669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10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40:06</text:p>
          </table:table-cell>
        </table:table-row>
        <table:table-row table:style-name="ro2">
          <table:table-cell office:value-type="float" office:value="971567058863" calcext:value-type="float">
            <text:p>97156705886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13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43:28</text:p>
          </table:table-cell>
        </table:table-row>
        <table:table-row table:style-name="ro2">
          <table:table-cell office:value-type="float" office:value="971506516475" calcext:value-type="float">
            <text:p>9715065164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16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46:29</text:p>
          </table:table-cell>
        </table:table-row>
        <table:table-row table:style-name="ro2">
          <table:table-cell office:value-type="float" office:value="971544042415" calcext:value-type="float">
            <text:p>9715440424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19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49:07</text:p>
          </table:table-cell>
        </table:table-row>
        <table:table-row table:style-name="ro2">
          <table:table-cell office:value-type="float" office:value="971568374428" calcext:value-type="float">
            <text:p>9715683744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20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50:58</text:p>
          </table:table-cell>
        </table:table-row>
        <table:table-row table:style-name="ro2">
          <table:table-cell office:value-type="float" office:value="971562693741" calcext:value-type="float">
            <text:p>9715626937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21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7:51:44</text:p>
          </table:table-cell>
        </table:table-row>
        <table:table-row table:style-name="ro2">
          <table:table-cell office:value-type="float" office:value="971567688457" calcext:value-type="float">
            <text:p>9715676884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33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03:28</text:p>
          </table:table-cell>
        </table:table-row>
        <table:table-row table:style-name="ro2">
          <table:table-cell office:value-type="float" office:value="971567646028" calcext:value-type="float">
            <text:p>9715676460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33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03:33</text:p>
          </table:table-cell>
        </table:table-row>
        <table:table-row table:style-name="ro2">
          <table:table-cell office:value-type="float" office:value="971545153506" calcext:value-type="float">
            <text:p>9715451535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38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08:54</text:p>
          </table:table-cell>
        </table:table-row>
        <table:table-row table:style-name="ro2">
          <table:table-cell office:value-type="float" office:value="971569898168" calcext:value-type="float">
            <text:p>9715698981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45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15:57</text:p>
          </table:table-cell>
        </table:table-row>
        <table:table-row table:style-name="ro2">
          <table:table-cell office:value-type="float" office:value="971543840959" calcext:value-type="float">
            <text:p>9715438409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46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16:21</text:p>
          </table:table-cell>
        </table:table-row>
        <table:table-row table:style-name="ro2">
          <table:table-cell office:value-type="float" office:value="971565949334" calcext:value-type="float">
            <text:p>9715659493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48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18:16</text:p>
          </table:table-cell>
        </table:table-row>
        <table:table-row table:style-name="ro2">
          <table:table-cell office:value-type="float" office:value="971547311561" calcext:value-type="float">
            <text:p>9715473115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58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28:51</text:p>
          </table:table-cell>
        </table:table-row>
        <table:table-row table:style-name="ro2">
          <table:table-cell office:value-type="float" office:value="971565672159" calcext:value-type="float">
            <text:p>9715656721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59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29:03</text:p>
          </table:table-cell>
        </table:table-row>
        <table:table-row table:style-name="ro2">
          <table:table-cell office:value-type="float" office:value="971509072950" calcext:value-type="float">
            <text:p>9715090729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59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29:27</text:p>
          </table:table-cell>
        </table:table-row>
        <table:table-row table:style-name="ro2">
          <table:table-cell office:value-type="float" office:value="971502358522" calcext:value-type="float">
            <text:p>9715023585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04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34:20</text:p>
          </table:table-cell>
        </table:table-row>
        <table:table-row table:style-name="ro2">
          <table:table-cell office:value-type="float" office:value="971502252835" calcext:value-type="float">
            <text:p>9715022528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05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35:11</text:p>
          </table:table-cell>
        </table:table-row>
        <table:table-row table:style-name="ro2">
          <table:table-cell office:value-type="float" office:value="971562060491" calcext:value-type="float">
            <text:p>9715620604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06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36:33</text:p>
          </table:table-cell>
        </table:table-row>
        <table:table-row table:style-name="ro2">
          <table:table-cell office:value-type="float" office:value="971567240195" calcext:value-type="float">
            <text:p>9715672401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25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55:29</text:p>
          </table:table-cell>
        </table:table-row>
        <table:table-row table:style-name="ro2">
          <table:table-cell office:value-type="float" office:value="971503286385" calcext:value-type="float">
            <text:p>9715032863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28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58:24</text:p>
          </table:table-cell>
        </table:table-row>
        <table:table-row table:style-name="ro2">
          <table:table-cell office:value-type="float" office:value="971504763744" calcext:value-type="float">
            <text:p>9715047637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33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03:54</text:p>
          </table:table-cell>
        </table:table-row>
        <table:table-row table:style-name="ro2">
          <table:table-cell office:value-type="float" office:value="971503362825" calcext:value-type="float">
            <text:p>9715033628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36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06:10</text:p>
          </table:table-cell>
        </table:table-row>
        <table:table-row table:style-name="ro2">
          <table:table-cell office:value-type="float" office:value="971506372116" calcext:value-type="float">
            <text:p>9715063721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38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08:10</text:p>
          </table:table-cell>
        </table:table-row>
        <table:table-row table:style-name="ro2">
          <table:table-cell office:value-type="float" office:value="971506686432" calcext:value-type="float">
            <text:p>9715066864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40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10:25</text:p>
          </table:table-cell>
        </table:table-row>
        <table:table-row table:style-name="ro2">
          <table:table-cell office:value-type="float" office:value="971506103538" calcext:value-type="float">
            <text:p>9715061035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42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12:42</text:p>
          </table:table-cell>
        </table:table-row>
        <table:table-row table:style-name="ro2">
          <table:table-cell office:value-type="float" office:value="971563445092" calcext:value-type="float">
            <text:p>9715634450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43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13:25</text:p>
          </table:table-cell>
        </table:table-row>
        <table:table-row table:style-name="ro2">
          <table:table-cell office:value-type="float" office:value="971566671754" calcext:value-type="float">
            <text:p>9715666717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47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17:33</text:p>
          </table:table-cell>
        </table:table-row>
        <table:table-row table:style-name="ro2">
          <table:table-cell office:value-type="float" office:value="971503985734" calcext:value-type="float">
            <text:p>9715039857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47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17:47</text:p>
          </table:table-cell>
        </table:table-row>
        <table:table-row table:style-name="ro2">
          <table:table-cell office:value-type="float" office:value="971505269386" calcext:value-type="float">
            <text:p>9715052693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49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19:45</text:p>
          </table:table-cell>
        </table:table-row>
        <table:table-row table:style-name="ro2">
          <table:table-cell office:value-type="float" office:value="971567629045" calcext:value-type="float">
            <text:p>9715676290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53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23:58</text:p>
          </table:table-cell>
        </table:table-row>
        <table:table-row table:style-name="ro2">
          <table:table-cell office:value-type="float" office:value="971508462745" calcext:value-type="float">
            <text:p>9715084627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07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37:08</text:p>
          </table:table-cell>
        </table:table-row>
        <table:table-row table:style-name="ro2">
          <table:table-cell office:value-type="float" office:value="971502844710" calcext:value-type="float">
            <text:p>9715028447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08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38:20</text:p>
          </table:table-cell>
        </table:table-row>
        <table:table-row table:style-name="ro2">
          <table:table-cell office:value-type="float" office:value="971508518739" calcext:value-type="float">
            <text:p>9715085187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13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43:39</text:p>
          </table:table-cell>
        </table:table-row>
        <table:table-row table:style-name="ro2">
          <table:table-cell office:value-type="float" office:value="971566148081" calcext:value-type="float">
            <text:p>9715661480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14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44:03</text:p>
          </table:table-cell>
        </table:table-row>
        <table:table-row table:style-name="ro2">
          <table:table-cell office:value-type="float" office:value="971569253566" calcext:value-type="float">
            <text:p>9715692535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14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44:05</text:p>
          </table:table-cell>
        </table:table-row>
        <table:table-row table:style-name="ro2">
          <table:table-cell office:value-type="float" office:value="971501822143" calcext:value-type="float">
            <text:p>9715018221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14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44:43</text:p>
          </table:table-cell>
        </table:table-row>
        <table:table-row table:style-name="ro2">
          <table:table-cell office:value-type="float" office:value="971506916072" calcext:value-type="float">
            <text:p>9715069160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16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46:35</text:p>
          </table:table-cell>
        </table:table-row>
        <table:table-row table:style-name="ro2">
          <table:table-cell office:value-type="float" office:value="971565755104" calcext:value-type="float">
            <text:p>9715657551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16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46:46</text:p>
          </table:table-cell>
        </table:table-row>
        <table:table-row table:style-name="ro2">
          <table:table-cell office:value-type="float" office:value="971509617433" calcext:value-type="float">
            <text:p>9715096174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16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46:59</text:p>
          </table:table-cell>
        </table:table-row>
        <table:table-row table:style-name="ro2">
          <table:table-cell office:value-type="float" office:value="971502472935" calcext:value-type="float">
            <text:p>9715024729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20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50:15</text:p>
          </table:table-cell>
        </table:table-row>
        <table:table-row table:style-name="ro2">
          <table:table-cell office:value-type="float" office:value="971543562472" calcext:value-type="float">
            <text:p>9715435624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20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50:39</text:p>
          </table:table-cell>
        </table:table-row>
        <table:table-row table:style-name="ro2">
          <table:table-cell office:value-type="float" office:value="971501926685" calcext:value-type="float">
            <text:p>9715019266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21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51:34</text:p>
          </table:table-cell>
        </table:table-row>
        <table:table-row table:style-name="ro2">
          <table:table-cell office:value-type="float" office:value="971505350918" calcext:value-type="float">
            <text:p>9715053509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22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52:09</text:p>
          </table:table-cell>
        </table:table-row>
        <table:table-row table:style-name="ro2">
          <table:table-cell office:value-type="float" office:value="971501246540" calcext:value-type="float">
            <text:p>9715012465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30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00:51</text:p>
          </table:table-cell>
        </table:table-row>
        <table:table-row table:style-name="ro2">
          <table:table-cell office:value-type="float" office:value="971509975605" calcext:value-type="float">
            <text:p>9715099756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31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01:45</text:p>
          </table:table-cell>
        </table:table-row>
        <table:table-row table:style-name="ro2">
          <table:table-cell office:value-type="float" office:value="971569692614" calcext:value-type="float">
            <text:p>9715696926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37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07:32</text:p>
          </table:table-cell>
        </table:table-row>
        <table:table-row table:style-name="ro2">
          <table:table-cell office:value-type="float" office:value="971563317878" calcext:value-type="float">
            <text:p>9715633178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38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08:24</text:p>
          </table:table-cell>
        </table:table-row>
        <table:table-row table:style-name="ro2">
          <table:table-cell office:value-type="float" office:value="971568426799" calcext:value-type="float">
            <text:p>9715684267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40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10:07</text:p>
          </table:table-cell>
        </table:table-row>
        <table:table-row table:style-name="ro2">
          <table:table-cell office:value-type="float" office:value="971507346638" calcext:value-type="float">
            <text:p>9715073466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43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13:44</text:p>
          </table:table-cell>
        </table:table-row>
        <table:table-row table:style-name="ro2">
          <table:table-cell office:value-type="float" office:value="971505304565" calcext:value-type="float">
            <text:p>9715053045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49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19:30</text:p>
          </table:table-cell>
        </table:table-row>
        <table:table-row table:style-name="ro2">
          <table:table-cell office:value-type="float" office:value="971545730713" calcext:value-type="float">
            <text:p>9715457307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50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20:44</text:p>
          </table:table-cell>
        </table:table-row>
        <table:table-row table:style-name="ro2">
          <table:table-cell office:value-type="float" office:value="971564343607" calcext:value-type="float">
            <text:p>97156434360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52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22:13</text:p>
          </table:table-cell>
        </table:table-row>
        <table:table-row table:style-name="ro2">
          <table:table-cell office:value-type="float" office:value="971508825045" calcext:value-type="float">
            <text:p>9715088250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55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25:25</text:p>
          </table:table-cell>
        </table:table-row>
        <table:table-row table:style-name="ro2">
          <table:table-cell office:value-type="float" office:value="971501464893" calcext:value-type="float">
            <text:p>9715014648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5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26:53</text:p>
          </table:table-cell>
        </table:table-row>
        <table:table-row table:style-name="ro2">
          <table:table-cell office:value-type="float" office:value="971544322031" calcext:value-type="float">
            <text:p>9715443220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57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27:33</text:p>
          </table:table-cell>
        </table:table-row>
        <table:table-row table:style-name="ro2">
          <table:table-cell office:value-type="float" office:value="971507201625" calcext:value-type="float">
            <text:p>9715072016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2:00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30:43</text:p>
          </table:table-cell>
        </table:table-row>
        <table:table-row table:style-name="ro2">
          <table:table-cell office:value-type="float" office:value="971563255421" calcext:value-type="float">
            <text:p>9715632554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2:00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30:59</text:p>
          </table:table-cell>
        </table:table-row>
        <table:table-row table:style-name="ro2">
          <table:table-cell office:value-type="float" office:value="971545005628" calcext:value-type="float">
            <text:p>9715450056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2:01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31:11</text:p>
          </table:table-cell>
        </table:table-row>
        <table:table-row table:style-name="ro2">
          <table:table-cell office:value-type="float" office:value="971509875394" calcext:value-type="float">
            <text:p>9715098753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2:04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34:29</text:p>
          </table:table-cell>
        </table:table-row>
        <table:table-row table:style-name="ro2">
          <table:table-cell office:value-type="float" office:value="971568475709" calcext:value-type="float">
            <text:p>9715684757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3:22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1:52:41</text:p>
          </table:table-cell>
        </table:table-row>
        <table:table-row table:style-name="ro2">
          <table:table-cell office:value-type="float" office:value="971505082098" calcext:value-type="float">
            <text:p>9715050820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08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38:25</text:p>
          </table:table-cell>
        </table:table-row>
        <table:table-row table:style-name="ro2">
          <table:table-cell office:value-type="float" office:value="971502215792" calcext:value-type="float">
            <text:p>9715022157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08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38:41</text:p>
          </table:table-cell>
        </table:table-row>
        <table:table-row table:style-name="ro2">
          <table:table-cell office:value-type="float" office:value="971506844748" calcext:value-type="float">
            <text:p>9715068447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08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38:46</text:p>
          </table:table-cell>
        </table:table-row>
        <table:table-row table:style-name="ro2">
          <table:table-cell office:value-type="float" office:value="971567998128" calcext:value-type="float">
            <text:p>9715679981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10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40:10</text:p>
          </table:table-cell>
        </table:table-row>
        <table:table-row table:style-name="ro2">
          <table:table-cell office:value-type="float" office:value="971506788769" calcext:value-type="float">
            <text:p>9715067887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11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41:50</text:p>
          </table:table-cell>
        </table:table-row>
        <table:table-row table:style-name="ro2">
          <table:table-cell office:value-type="float" office:value="971503539901" calcext:value-type="float">
            <text:p>9715035399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12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42:01</text:p>
          </table:table-cell>
        </table:table-row>
        <table:table-row table:style-name="ro2">
          <table:table-cell office:value-type="float" office:value="971506815282" calcext:value-type="float">
            <text:p>9715068152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13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43:30</text:p>
          </table:table-cell>
        </table:table-row>
        <table:table-row table:style-name="ro2">
          <table:table-cell office:value-type="float" office:value="971508638750" calcext:value-type="float">
            <text:p>9715086387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14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44:28</text:p>
          </table:table-cell>
        </table:table-row>
        <table:table-row table:style-name="ro2">
          <table:table-cell office:value-type="float" office:value="971509244917" calcext:value-type="float">
            <text:p>97150924491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21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51:06</text:p>
          </table:table-cell>
        </table:table-row>
        <table:table-row table:style-name="ro2">
          <table:table-cell office:value-type="float" office:value="971562679739" calcext:value-type="float">
            <text:p>9715626797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25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55:39</text:p>
          </table:table-cell>
        </table:table-row>
        <table:table-row table:style-name="ro2">
          <table:table-cell office:value-type="float" office:value="971501529849" calcext:value-type="float">
            <text:p>9715015298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26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56:09</text:p>
          </table:table-cell>
        </table:table-row>
        <table:table-row table:style-name="ro2">
          <table:table-cell office:value-type="float" office:value="971565850953" calcext:value-type="float">
            <text:p>9715658509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29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59:55</text:p>
          </table:table-cell>
        </table:table-row>
        <table:table-row table:style-name="ro2">
          <table:table-cell office:value-type="float" office:value="971545154297" calcext:value-type="float">
            <text:p>97154515429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33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03:00</text:p>
          </table:table-cell>
        </table:table-row>
        <table:table-row table:style-name="ro2">
          <table:table-cell office:value-type="float" office:value="971563727522" calcext:value-type="float">
            <text:p>9715637275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34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04:40</text:p>
          </table:table-cell>
        </table:table-row>
        <table:table-row table:style-name="ro2">
          <table:table-cell office:value-type="float" office:value="971503403842" calcext:value-type="float">
            <text:p>9715034038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36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06:24</text:p>
          </table:table-cell>
        </table:table-row>
        <table:table-row table:style-name="ro2">
          <table:table-cell office:value-type="float" office:value="971501751806" calcext:value-type="float">
            <text:p>9715017518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51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21:32</text:p>
          </table:table-cell>
        </table:table-row>
        <table:table-row table:style-name="ro2">
          <table:table-cell office:value-type="float" office:value="971505135439" calcext:value-type="float">
            <text:p>9715051354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56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26:46</text:p>
          </table:table-cell>
        </table:table-row>
        <table:table-row table:style-name="ro2">
          <table:table-cell office:value-type="float" office:value="971505701635" calcext:value-type="float">
            <text:p>9715057016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58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28:36</text:p>
          </table:table-cell>
        </table:table-row>
        <table:table-row table:style-name="ro2">
          <table:table-cell office:value-type="float" office:value="971562993106" calcext:value-type="float">
            <text:p>9715629931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59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29:18</text:p>
          </table:table-cell>
        </table:table-row>
        <table:table-row table:style-name="ro2">
          <table:table-cell office:value-type="float" office:value="971544516469" calcext:value-type="float">
            <text:p>9715445164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1:05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35:20</text:p>
          </table:table-cell>
        </table:table-row>
        <table:table-row table:style-name="ro2">
          <table:table-cell office:value-type="float" office:value="971506610764" calcext:value-type="float">
            <text:p>9715066107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1:08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38:37</text:p>
          </table:table-cell>
        </table:table-row>
        <table:table-row table:style-name="ro2">
          <table:table-cell office:value-type="float" office:value="971567615385" calcext:value-type="float">
            <text:p>9715676153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1:36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0:06:49</text:p>
          </table:table-cell>
        </table:table-row>
        <table:table-row table:style-name="ro2">
          <table:table-cell office:value-type="float" office:value="971547521498" calcext:value-type="float">
            <text:p>9715475214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1:37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0:07:37</text:p>
          </table:table-cell>
        </table:table-row>
        <table:table-row table:style-name="ro2">
          <table:table-cell office:value-type="float" office:value="971566795426" calcext:value-type="float">
            <text:p>9715667954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1:43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0:13:07</text:p>
          </table:table-cell>
        </table:table-row>
        <table:table-row table:style-name="ro2">
          <table:table-cell office:value-type="float" office:value="971544857630" calcext:value-type="float">
            <text:p>9715448576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2:34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1:04:14</text:p>
          </table:table-cell>
        </table:table-row>
        <table:table-row table:style-name="ro2">
          <table:table-cell office:value-type="float" office:value="971509410793" calcext:value-type="float">
            <text:p>9715094107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3:02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1:32:32</text:p>
          </table:table-cell>
        </table:table-row>
        <table:table-row table:style-name="ro2">
          <table:table-cell office:value-type="float" office:value="971568736860" calcext:value-type="float">
            <text:p>9715687368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3:28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1:58:05</text:p>
          </table:table-cell>
        </table:table-row>
        <table:table-row table:style-name="ro2">
          <table:table-cell office:value-type="float" office:value="971504594760" calcext:value-type="float">
            <text:p>9715045947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4:25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2:55:12</text:p>
          </table:table-cell>
        </table:table-row>
        <table:table-row table:style-name="ro2">
          <table:table-cell office:value-type="float" office:value="971506752388" calcext:value-type="float">
            <text:p>9715067523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4:55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3:25:13</text:p>
          </table:table-cell>
        </table:table-row>
        <table:table-row table:style-name="ro2">
          <table:table-cell office:value-type="float" office:value="971543513072" calcext:value-type="float">
            <text:p>9715435130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7:0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5:32:56</text:p>
          </table:table-cell>
        </table:table-row>
        <table:table-row table:style-name="ro2">
          <table:table-cell office:value-type="float" office:value="971565986884" calcext:value-type="float">
            <text:p>9715659868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7:10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5:40:52</text:p>
          </table:table-cell>
        </table:table-row>
        <table:table-row table:style-name="ro2">
          <table:table-cell office:value-type="float" office:value="971567283619" calcext:value-type="float">
            <text:p>9715672836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7:39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6:09:32</text:p>
          </table:table-cell>
        </table:table-row>
        <table:table-row table:style-name="ro2">
          <table:table-cell office:value-type="float" office:value="971563168440" calcext:value-type="float">
            <text:p>9715631684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8:32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7:02:29</text:p>
          </table:table-cell>
        </table:table-row>
        <table:table-row table:style-name="ro2">
          <table:table-cell office:value-type="float" office:value="971509893341" calcext:value-type="float">
            <text:p>9715098933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8:34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7:04:06</text:p>
          </table:table-cell>
        </table:table-row>
        <table:table-row table:style-name="ro2">
          <table:table-cell office:value-type="float" office:value="971543679119" calcext:value-type="float">
            <text:p>9715436791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9:11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7:41:01</text:p>
          </table:table-cell>
        </table:table-row>
        <table:table-row table:style-name="ro2">
          <table:table-cell office:value-type="float" office:value="971501143538" calcext:value-type="float">
            <text:p>9715011435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9:31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8:01:10</text:p>
          </table:table-cell>
        </table:table-row>
        <table:table-row table:style-name="ro2">
          <table:table-cell office:value-type="float" office:value="971561435130" calcext:value-type="float">
            <text:p>9715614351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0:07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8:37:52</text:p>
          </table:table-cell>
        </table:table-row>
        <table:table-row table:style-name="ro2">
          <table:table-cell office:value-type="float" office:value="971504927847" calcext:value-type="float">
            <text:p>9715049278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0:12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8:42:29</text:p>
          </table:table-cell>
        </table:table-row>
        <table:table-row table:style-name="ro2">
          <table:table-cell office:value-type="float" office:value="971502928127" calcext:value-type="float">
            <text:p>9715029281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0:21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8:51:54</text:p>
          </table:table-cell>
        </table:table-row>
        <table:table-row table:style-name="ro2">
          <table:table-cell office:value-type="float" office:value="971502159180" calcext:value-type="float">
            <text:p>9715021591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0:41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9:11:02</text:p>
          </table:table-cell>
        </table:table-row>
        <table:table-row table:style-name="ro2">
          <table:table-cell office:value-type="float" office:value="971562258487" calcext:value-type="float">
            <text:p>9715622584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0:51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9:21:37</text:p>
          </table:table-cell>
        </table:table-row>
        <table:table-row table:style-name="ro2">
          <table:table-cell office:value-type="float" office:value="971547388208" calcext:value-type="float">
            <text:p>9715473882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1:21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9:51:04</text:p>
          </table:table-cell>
        </table:table-row>
        <table:table-row table:style-name="ro2">
          <table:table-cell office:value-type="float" office:value="971503435817" calcext:value-type="float">
            <text:p>97150343581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1:41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0:11:30</text:p>
          </table:table-cell>
        </table:table-row>
        <table:table-row table:style-name="ro2">
          <table:table-cell office:value-type="float" office:value="971508084976" calcext:value-type="float">
            <text:p>9715080849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1:49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0:19:34</text:p>
          </table:table-cell>
        </table:table-row>
        <table:table-row table:style-name="ro2">
          <table:table-cell office:value-type="float" office:value="971562313808" calcext:value-type="float">
            <text:p>9715623138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2:06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0:36:11</text:p>
          </table:table-cell>
        </table:table-row>
        <table:table-row table:style-name="ro2">
          <table:table-cell office:value-type="float" office:value="971561939937" calcext:value-type="float">
            <text:p>9715619399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2:06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0:36:45</text:p>
          </table:table-cell>
        </table:table-row>
        <table:table-row table:style-name="ro2">
          <table:table-cell office:value-type="float" office:value="971543485413" calcext:value-type="float">
            <text:p>9715434854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2:13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0:43:22</text:p>
          </table:table-cell>
        </table:table-row>
        <table:table-row table:style-name="ro2">
          <table:table-cell office:value-type="float" office:value="971508542480" calcext:value-type="float">
            <text:p>9715085424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2:20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0:50:00</text:p>
          </table:table-cell>
        </table:table-row>
        <table:table-row table:style-name="ro2">
          <table:table-cell office:value-type="float" office:value="971565981108" calcext:value-type="float">
            <text:p>9715659811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2:33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1:03:33</text:p>
          </table:table-cell>
        </table:table-row>
        <table:table-row table:style-name="ro2">
          <table:table-cell office:value-type="float" office:value="971561739592" calcext:value-type="float">
            <text:p>9715617395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2:34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1:04:23</text:p>
          </table:table-cell>
        </table:table-row>
        <table:table-row table:style-name="ro2">
          <table:table-cell office:value-type="float" office:value="971504398349" calcext:value-type="float">
            <text:p>9715043983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2:36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1:06:28</text:p>
          </table:table-cell>
        </table:table-row>
        <table:table-row table:style-name="ro2">
          <table:table-cell office:value-type="float" office:value="971507601870" calcext:value-type="float">
            <text:p>9715076018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2:41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1:11:00</text:p>
          </table:table-cell>
        </table:table-row>
        <table:table-row table:style-name="ro2">
          <table:table-cell office:value-type="float" office:value="971504494353" calcext:value-type="float">
            <text:p>9715044943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3:09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1:39:54</text:p>
          </table:table-cell>
        </table:table-row>
        <table:table-row table:style-name="ro2">
          <table:table-cell office:value-type="float" office:value="971545293381" calcext:value-type="float">
            <text:p>9715452933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3:10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1:40:08</text:p>
          </table:table-cell>
        </table:table-row>
        <table:table-row table:style-name="ro2">
          <table:table-cell office:value-type="float" office:value="971502363984" calcext:value-type="float">
            <text:p>9715023639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3:24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1:54:02</text:p>
          </table:table-cell>
        </table:table-row>
        <table:table-row table:style-name="ro2">
          <table:table-cell office:value-type="float" office:value="971508610482" calcext:value-type="float">
            <text:p>9715086104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3:36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2:06:35</text:p>
          </table:table-cell>
        </table:table-row>
        <table:table-row table:style-name="ro2">
          <table:table-cell office:value-type="float" office:value="971508319378" calcext:value-type="float">
            <text:p>9715083193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3:57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2:27:28</text:p>
          </table:table-cell>
        </table:table-row>
        <table:table-row table:style-name="ro2">
          <table:table-cell office:value-type="float" office:value="971543719402" calcext:value-type="float">
            <text:p>9715437194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4:01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2:31:55</text:p>
          </table:table-cell>
        </table:table-row>
        <table:table-row table:style-name="ro2">
          <table:table-cell office:value-type="float" office:value="971563363952" calcext:value-type="float">
            <text:p>9715633639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4:1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2:42:45</text:p>
          </table:table-cell>
        </table:table-row>
        <table:table-row table:style-name="ro2">
          <table:table-cell office:value-type="float" office:value="971545710797" calcext:value-type="float">
            <text:p>97154571079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4:21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2:51:57</text:p>
          </table:table-cell>
        </table:table-row>
        <table:table-row table:style-name="ro2">
          <table:table-cell office:value-type="float" office:value="971508467132" calcext:value-type="float">
            <text:p>9715084671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5:32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02:30</text:p>
          </table:table-cell>
        </table:table-row>
        <table:table-row table:style-name="ro2">
          <table:table-cell office:value-type="float" office:value="971566348783" calcext:value-type="float">
            <text:p>9715663487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5:3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06:48</text:p>
          </table:table-cell>
        </table:table-row>
        <table:table-row table:style-name="ro2">
          <table:table-cell office:value-type="float" office:value="971544064947" calcext:value-type="float">
            <text:p>9715440649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5:45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15:18</text:p>
          </table:table-cell>
        </table:table-row>
        <table:table-row table:style-name="ro2">
          <table:table-cell office:value-type="float" office:value="971507911768" calcext:value-type="float">
            <text:p>9715079117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5:51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21:36</text:p>
          </table:table-cell>
        </table:table-row>
        <table:table-row table:style-name="ro2">
          <table:table-cell office:value-type="float" office:value="971547627615" calcext:value-type="float">
            <text:p>9715476276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5:53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23:50</text:p>
          </table:table-cell>
        </table:table-row>
        <table:table-row table:style-name="ro2">
          <table:table-cell office:value-type="float" office:value="971566503546" calcext:value-type="float">
            <text:p>9715665035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01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31:41</text:p>
          </table:table-cell>
        </table:table-row>
        <table:table-row table:style-name="ro2">
          <table:table-cell office:value-type="float" office:value="971507651302" calcext:value-type="float">
            <text:p>9715076513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05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35:48</text:p>
          </table:table-cell>
        </table:table-row>
        <table:table-row table:style-name="ro2">
          <table:table-cell office:value-type="float" office:value="971567351506" calcext:value-type="float">
            <text:p>9715673515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07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37:17</text:p>
          </table:table-cell>
        </table:table-row>
        <table:table-row table:style-name="ro2">
          <table:table-cell office:value-type="float" office:value="971507301936" calcext:value-type="float">
            <text:p>9715073019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10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40:50</text:p>
          </table:table-cell>
        </table:table-row>
        <table:table-row table:style-name="ro2">
          <table:table-cell office:value-type="float" office:value="971568926185" calcext:value-type="float">
            <text:p>9715689261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11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41:25</text:p>
          </table:table-cell>
        </table:table-row>
        <table:table-row table:style-name="ro2">
          <table:table-cell office:value-type="float" office:value="971567741870" calcext:value-type="float">
            <text:p>9715677418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17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47:01</text:p>
          </table:table-cell>
        </table:table-row>
        <table:table-row table:style-name="ro2">
          <table:table-cell office:value-type="float" office:value="971561714001" calcext:value-type="float">
            <text:p>9715617140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20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50:56</text:p>
          </table:table-cell>
        </table:table-row>
        <table:table-row table:style-name="ro2">
          <table:table-cell office:value-type="float" office:value="971508409782" calcext:value-type="float">
            <text:p>9715084097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21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51:23</text:p>
          </table:table-cell>
        </table:table-row>
        <table:table-row table:style-name="ro2">
          <table:table-cell office:value-type="float" office:value="971503520669" calcext:value-type="float">
            <text:p>9715035206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22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52:00</text:p>
          </table:table-cell>
        </table:table-row>
        <table:table-row table:style-name="ro2">
          <table:table-cell office:value-type="float" office:value="971544145701" calcext:value-type="float">
            <text:p>9715441457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32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02:18</text:p>
          </table:table-cell>
        </table:table-row>
        <table:table-row table:style-name="ro2">
          <table:table-cell office:value-type="float" office:value="971547756876" calcext:value-type="float">
            <text:p>9715477568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33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03:50</text:p>
          </table:table-cell>
        </table:table-row>
        <table:table-row table:style-name="ro2">
          <table:table-cell office:value-type="float" office:value="971503083453" calcext:value-type="float">
            <text:p>9715030834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35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05:16</text:p>
          </table:table-cell>
        </table:table-row>
        <table:table-row table:style-name="ro2">
          <table:table-cell office:value-type="float" office:value="971566743525" calcext:value-type="float">
            <text:p>9715667435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39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09:54</text:p>
          </table:table-cell>
        </table:table-row>
        <table:table-row table:style-name="ro2">
          <table:table-cell office:value-type="float" office:value="971502090785" calcext:value-type="float">
            <text:p>9715020907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40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10:22</text:p>
          </table:table-cell>
        </table:table-row>
        <table:table-row table:style-name="ro2">
          <table:table-cell office:value-type="float" office:value="971503971180" calcext:value-type="float">
            <text:p>9715039711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42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12:16</text:p>
          </table:table-cell>
        </table:table-row>
        <table:table-row table:style-name="ro2">
          <table:table-cell office:value-type="float" office:value="971507517858" calcext:value-type="float">
            <text:p>9715075178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43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13:12</text:p>
          </table:table-cell>
        </table:table-row>
        <table:table-row table:style-name="ro2">
          <table:table-cell office:value-type="float" office:value="971569580186" calcext:value-type="float">
            <text:p>9715695801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45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15:29</text:p>
          </table:table-cell>
        </table:table-row>
        <table:table-row table:style-name="ro2">
          <table:table-cell office:value-type="float" office:value="971565572414" calcext:value-type="float">
            <text:p>9715655724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47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17:49</text:p>
          </table:table-cell>
        </table:table-row>
        <table:table-row table:style-name="ro2">
          <table:table-cell office:value-type="float" office:value="971563679247" calcext:value-type="float">
            <text:p>9715636792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52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22:16</text:p>
          </table:table-cell>
        </table:table-row>
        <table:table-row table:style-name="ro2">
          <table:table-cell office:value-type="float" office:value="971501951281" calcext:value-type="float">
            <text:p>9715019512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53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23:36</text:p>
          </table:table-cell>
        </table:table-row>
        <table:table-row table:style-name="ro2">
          <table:table-cell office:value-type="float" office:value="971565867865" calcext:value-type="float">
            <text:p>9715658678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54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24:14</text:p>
          </table:table-cell>
        </table:table-row>
        <table:table-row table:style-name="ro2">
          <table:table-cell office:value-type="float" office:value="971564526785" calcext:value-type="float">
            <text:p>9715645267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55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25:37</text:p>
          </table:table-cell>
        </table:table-row>
        <table:table-row table:style-name="ro2">
          <table:table-cell office:value-type="float" office:value="971545630366" calcext:value-type="float">
            <text:p>9715456303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5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25:47</text:p>
          </table:table-cell>
        </table:table-row>
        <table:table-row table:style-name="ro2">
          <table:table-cell office:value-type="float" office:value="971504576227" calcext:value-type="float">
            <text:p>9715045762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57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27:49</text:p>
          </table:table-cell>
        </table:table-row>
        <table:table-row table:style-name="ro2">
          <table:table-cell office:value-type="float" office:value="971503060979" calcext:value-type="float">
            <text:p>9715030609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58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28:21</text:p>
          </table:table-cell>
        </table:table-row>
        <table:table-row table:style-name="ro2">
          <table:table-cell office:value-type="float" office:value="971563845085" calcext:value-type="float">
            <text:p>9715638450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58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28:35</text:p>
          </table:table-cell>
        </table:table-row>
        <table:table-row table:style-name="ro2">
          <table:table-cell office:value-type="float" office:value="971544476243" calcext:value-type="float">
            <text:p>9715444762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00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30:22</text:p>
          </table:table-cell>
        </table:table-row>
        <table:table-row table:style-name="ro2">
          <table:table-cell office:value-type="float" office:value="971565882014" calcext:value-type="float">
            <text:p>9715658820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01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31:56</text:p>
          </table:table-cell>
        </table:table-row>
        <table:table-row table:style-name="ro2">
          <table:table-cell office:value-type="float" office:value="971545199028" calcext:value-type="float">
            <text:p>9715451990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02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32:35</text:p>
          </table:table-cell>
        </table:table-row>
        <table:table-row table:style-name="ro2">
          <table:table-cell office:value-type="float" office:value="971502487388" calcext:value-type="float">
            <text:p>9715024873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31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01:19</text:p>
          </table:table-cell>
        </table:table-row>
        <table:table-row table:style-name="ro2">
          <table:table-cell office:value-type="float" office:value="971501360182" calcext:value-type="float">
            <text:p>9715013601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32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02:14</text:p>
          </table:table-cell>
        </table:table-row>
        <table:table-row table:style-name="ro2">
          <table:table-cell office:value-type="float" office:value="971561986034" calcext:value-type="float">
            <text:p>9715619860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52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22:35</text:p>
          </table:table-cell>
        </table:table-row>
        <table:table-row table:style-name="ro2">
          <table:table-cell office:value-type="float" office:value="971509192872" calcext:value-type="float">
            <text:p>9715091928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17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47:40</text:p>
          </table:table-cell>
        </table:table-row>
        <table:table-row table:style-name="ro2">
          <table:table-cell office:value-type="float" office:value="971563634169" calcext:value-type="float">
            <text:p>9715636341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18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48:36</text:p>
          </table:table-cell>
        </table:table-row>
        <table:table-row table:style-name="ro2">
          <table:table-cell office:value-type="float" office:value="971509219164" calcext:value-type="float">
            <text:p>9715092191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24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54:40</text:p>
          </table:table-cell>
        </table:table-row>
        <table:table-row table:style-name="ro2">
          <table:table-cell office:value-type="float" office:value="971509821255" calcext:value-type="float">
            <text:p>9715098212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33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03:44</text:p>
          </table:table-cell>
        </table:table-row>
        <table:table-row table:style-name="ro2">
          <table:table-cell office:value-type="float" office:value="971503985734" calcext:value-type="float">
            <text:p>9715039857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37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07:01</text:p>
          </table:table-cell>
        </table:table-row>
        <table:table-row table:style-name="ro2">
          <table:table-cell office:value-type="float" office:value="971564329322" calcext:value-type="float">
            <text:p>9715643293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40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10:15</text:p>
          </table:table-cell>
        </table:table-row>
        <table:table-row table:style-name="ro2">
          <table:table-cell office:value-type="float" office:value="971501358204" calcext:value-type="float">
            <text:p>9715013582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47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17:12</text:p>
          </table:table-cell>
        </table:table-row>
        <table:table-row table:style-name="ro2">
          <table:table-cell office:value-type="float" office:value="971547046208" calcext:value-type="float">
            <text:p>9715470462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48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18:09</text:p>
          </table:table-cell>
        </table:table-row>
        <table:table-row table:style-name="ro2">
          <table:table-cell office:value-type="float" office:value="971543036165" calcext:value-type="float">
            <text:p>9715430361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49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19:14</text:p>
          </table:table-cell>
        </table:table-row>
        <table:table-row table:style-name="ro2">
          <table:table-cell office:value-type="float" office:value="971507692761" calcext:value-type="float">
            <text:p>9715076927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53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23:36</text:p>
          </table:table-cell>
        </table:table-row>
        <table:table-row table:style-name="ro2">
          <table:table-cell office:value-type="float" office:value="971569251542" calcext:value-type="float">
            <text:p>9715692515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05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35:27</text:p>
          </table:table-cell>
        </table:table-row>
        <table:table-row table:style-name="ro2">
          <table:table-cell office:value-type="float" office:value="971501459727" calcext:value-type="float">
            <text:p>9715014597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07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37:42</text:p>
          </table:table-cell>
        </table:table-row>
        <table:table-row table:style-name="ro2">
          <table:table-cell office:value-type="float" office:value="971566340345" calcext:value-type="float">
            <text:p>9715663403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09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39:42</text:p>
          </table:table-cell>
        </table:table-row>
        <table:table-row table:style-name="ro2">
          <table:table-cell office:value-type="float" office:value="971565609051" calcext:value-type="float">
            <text:p>9715656090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17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47:03</text:p>
          </table:table-cell>
        </table:table-row>
        <table:table-row table:style-name="ro2">
          <table:table-cell office:value-type="float" office:value="971562570143" calcext:value-type="float">
            <text:p>9715625701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17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47:54</text:p>
          </table:table-cell>
        </table:table-row>
        <table:table-row table:style-name="ro2">
          <table:table-cell office:value-type="float" office:value="971505296815" calcext:value-type="float">
            <text:p>9715052968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27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57:21</text:p>
          </table:table-cell>
        </table:table-row>
        <table:table-row table:style-name="ro2">
          <table:table-cell office:value-type="float" office:value="971568232039" calcext:value-type="float">
            <text:p>9715682320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29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59:44</text:p>
          </table:table-cell>
        </table:table-row>
        <table:table-row table:style-name="ro2">
          <table:table-cell office:value-type="float" office:value="971503965719" calcext:value-type="float">
            <text:p>9715039657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33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03:53</text:p>
          </table:table-cell>
        </table:table-row>
        <table:table-row table:style-name="ro2">
          <table:table-cell office:value-type="float" office:value="971506971445" calcext:value-type="float">
            <text:p>9715069714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37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07:32</text:p>
          </table:table-cell>
        </table:table-row>
        <table:table-row table:style-name="ro2">
          <table:table-cell office:value-type="float" office:value="971501483488" calcext:value-type="float">
            <text:p>9715014834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39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09:50</text:p>
          </table:table-cell>
        </table:table-row>
        <table:table-row table:style-name="ro2">
          <table:table-cell office:value-type="float" office:value="971569404821" calcext:value-type="float">
            <text:p>9715694048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42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12:48</text:p>
          </table:table-cell>
        </table:table-row>
        <table:table-row table:style-name="ro2">
          <table:table-cell office:value-type="float" office:value="971565315504" calcext:value-type="float">
            <text:p>9715653155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46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16:00</text:p>
          </table:table-cell>
        </table:table-row>
        <table:table-row table:style-name="ro2">
          <table:table-cell office:value-type="float" office:value="971568860412" calcext:value-type="float">
            <text:p>9715688604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46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16:13</text:p>
          </table:table-cell>
        </table:table-row>
        <table:table-row table:style-name="ro2">
          <table:table-cell office:value-type="float" office:value="971508834637" calcext:value-type="float">
            <text:p>9715088346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5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26:38</text:p>
          </table:table-cell>
        </table:table-row>
        <table:table-row table:style-name="ro2">
          <table:table-cell office:value-type="float" office:value="971502550812" calcext:value-type="float">
            <text:p>9715025508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0:02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32:35</text:p>
          </table:table-cell>
        </table:table-row>
        <table:table-row table:style-name="ro2">
          <table:table-cell office:value-type="float" office:value="971543482047" calcext:value-type="float">
            <text:p>9715434820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0:04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34:55</text:p>
          </table:table-cell>
        </table:table-row>
        <table:table-row table:style-name="ro2">
          <table:table-cell office:value-type="float" office:value="971544611873" calcext:value-type="float">
            <text:p>9715446118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0:05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35:28</text:p>
          </table:table-cell>
        </table:table-row>
        <table:table-row table:style-name="ro2">
          <table:table-cell office:value-type="float" office:value="971563849554" calcext:value-type="float">
            <text:p>9715638495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0:05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35:56</text:p>
          </table:table-cell>
        </table:table-row>
        <table:table-row table:style-name="ro2">
          <table:table-cell office:value-type="float" office:value="971509848289" calcext:value-type="float">
            <text:p>9715098482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0:06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36:50</text:p>
          </table:table-cell>
        </table:table-row>
        <table:table-row table:style-name="ro2">
          <table:table-cell office:value-type="float" office:value="971545212230" calcext:value-type="float">
            <text:p>9715452122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0:09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39:49</text:p>
          </table:table-cell>
        </table:table-row>
        <table:table-row table:style-name="ro2">
          <table:table-cell office:value-type="float" office:value="971563889342" calcext:value-type="float">
            <text:p>9715638893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0:18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48:21</text:p>
          </table:table-cell>
        </table:table-row>
        <table:table-row table:style-name="ro2">
          <table:table-cell office:value-type="float" office:value="971567429710" calcext:value-type="float">
            <text:p>9715674297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0:39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9:09:55</text:p>
          </table:table-cell>
        </table:table-row>
        <table:table-row table:style-name="ro2">
          <table:table-cell office:value-type="float" office:value="971547029928" calcext:value-type="float">
            <text:p>9715470299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1:40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20:10:42</text:p>
          </table:table-cell>
        </table:table-row>
        <table:table-row table:style-name="ro2">
          <table:table-cell office:value-type="float" office:value="971508856921" calcext:value-type="float">
            <text:p>9715088569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2:13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20:43:15</text:p>
          </table:table-cell>
        </table:table-row>
        <table:table-row table:style-name="ro2">
          <table:table-cell office:value-type="float" office:value="971562044655" calcext:value-type="float">
            <text:p>9715620446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02:40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01:10:38</text:p>
          </table:table-cell>
        </table:table-row>
        <table:table-row table:style-name="ro2">
          <table:table-cell office:value-type="float" office:value="971569213435" calcext:value-type="float">
            <text:p>9715692134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09:36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08:06:29</text:p>
          </table:table-cell>
        </table:table-row>
        <table:table-row table:style-name="ro2">
          <table:table-cell office:value-type="float" office:value="971563385043" calcext:value-type="float">
            <text:p>9715633850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11:34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10:04:05</text:p>
          </table:table-cell>
        </table:table-row>
        <table:table-row table:style-name="ro2">
          <table:table-cell office:value-type="float" office:value="971544744110" calcext:value-type="float">
            <text:p>9715447441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12:11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10:41:32</text:p>
          </table:table-cell>
        </table:table-row>
        <table:table-row table:style-name="ro2">
          <table:table-cell office:value-type="float" office:value="971565551076" calcext:value-type="float">
            <text:p>9715655510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13:26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11:56:45</text:p>
          </table:table-cell>
        </table:table-row>
        <table:table-row table:style-name="ro2">
          <table:table-cell office:value-type="float" office:value="971507920853" calcext:value-type="float">
            <text:p>9715079208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14:46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13:16:11</text:p>
          </table:table-cell>
        </table:table-row>
        <table:table-row table:style-name="ro2">
          <table:table-cell office:value-type="float" office:value="971509849757" calcext:value-type="float">
            <text:p>9715098497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21:42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20:12:43</text:p>
          </table:table-cell>
        </table:table-row>
        <table:table-row table:style-name="ro2">
          <table:table-cell office:value-type="float" office:value="971549957354" calcext:value-type="float">
            <text:p>9715499573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21:44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20:14:40</text:p>
          </table:table-cell>
        </table:table-row>
        <table:table-row table:style-name="ro2">
          <table:table-cell office:value-type="float" office:value="971509756223" calcext:value-type="float">
            <text:p>9715097562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22:39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21:09:06</text:p>
          </table:table-cell>
        </table:table-row>
        <table:table-row table:style-name="ro2">
          <table:table-cell office:value-type="float" office:value="971564407149" calcext:value-type="float">
            <text:p>9715644071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22:45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21:15:28</text:p>
          </table:table-cell>
        </table:table-row>
        <table:table-row table:style-name="ro2">
          <table:table-cell office:value-type="float" office:value="971502290452" calcext:value-type="float">
            <text:p>9715022904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8:18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6:48:03</text:p>
          </table:table-cell>
        </table:table-row>
        <table:table-row table:style-name="ro2">
          <table:table-cell office:value-type="float" office:value="971566507418" calcext:value-type="float">
            <text:p>9715665074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8:29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6:59:58</text:p>
          </table:table-cell>
        </table:table-row>
        <table:table-row table:style-name="ro2">
          <table:table-cell office:value-type="float" office:value="971553389628" calcext:value-type="float">
            <text:p>9715533896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0:33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9:03:48</text:p>
          </table:table-cell>
        </table:table-row>
        <table:table-row table:style-name="ro2">
          <table:table-cell office:value-type="float" office:value="971567433606" calcext:value-type="float">
            <text:p>9715674336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0:55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9:25:38</text:p>
          </table:table-cell>
        </table:table-row>
        <table:table-row table:style-name="ro2">
          <table:table-cell office:value-type="float" office:value="971506833580" calcext:value-type="float">
            <text:p>9715068335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1:15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9:45:54</text:p>
          </table:table-cell>
        </table:table-row>
        <table:table-row table:style-name="ro2">
          <table:table-cell office:value-type="float" office:value="971562610615" calcext:value-type="float">
            <text:p>9715626106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2:04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0:34:02</text:p>
          </table:table-cell>
        </table:table-row>
        <table:table-row table:style-name="ro2">
          <table:table-cell office:value-type="float" office:value="971567357672" calcext:value-type="float">
            <text:p>9715673576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20:52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9:22:58</text:p>
          </table:table-cell>
        </table:table-row>
        <table:table-row table:style-name="ro2">
          <table:table-cell office:value-type="float" office:value="971507516228" calcext:value-type="float">
            <text:p>9715075162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00:18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22:48:48</text:p>
          </table:table-cell>
        </table:table-row>
        <table:table-row table:style-name="ro2">
          <table:table-cell office:value-type="float" office:value="971561368138" calcext:value-type="float">
            <text:p>9715613681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01:54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00:24:50</text:p>
          </table:table-cell>
        </table:table-row>
        <table:table-row table:style-name="ro2">
          <table:table-cell office:value-type="float" office:value="971543097738" calcext:value-type="float">
            <text:p>9715430977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03:36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02:06:15</text:p>
          </table:table-cell>
        </table:table-row>
        <table:table-row table:style-name="ro2">
          <table:table-cell office:value-type="float" office:value="971555712362" calcext:value-type="float">
            <text:p>9715557123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09:39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08:09:07</text:p>
          </table:table-cell>
        </table:table-row>
        <table:table-row table:style-name="ro2">
          <table:table-cell office:value-type="float" office:value="971544026403" calcext:value-type="float">
            <text:p>9715440264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5:34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4:04:34</text:p>
          </table:table-cell>
        </table:table-row>
        <table:table-row table:style-name="ro2">
          <table:table-cell office:value-type="float" office:value="971568377708" calcext:value-type="float">
            <text:p>9715683777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5:52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4:22:58</text:p>
          </table:table-cell>
        </table:table-row>
        <table:table-row table:style-name="ro2">
          <table:table-cell office:value-type="float" office:value="971568236457" calcext:value-type="float">
            <text:p>9715682364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5:54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4:24:20</text:p>
          </table:table-cell>
        </table:table-row>
        <table:table-row table:style-name="ro2">
          <table:table-cell office:value-type="float" office:value="971564291357" calcext:value-type="float">
            <text:p>9715642913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9:38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8:08:15</text:p>
          </table:table-cell>
        </table:table-row>
        <table:table-row table:style-name="ro2">
          <table:table-cell office:value-type="float" office:value="971564291357" calcext:value-type="float">
            <text:p>9715642913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0:39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9:09:40</text:p>
          </table:table-cell>
        </table:table-row>
        <table:table-row table:style-name="ro2">
          <table:table-cell office:value-type="float" office:value="971544861828" calcext:value-type="float">
            <text:p>9715448618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1:03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9:33:48</text:p>
          </table:table-cell>
        </table:table-row>
        <table:table-row table:style-name="ro2">
          <table:table-cell office:value-type="float" office:value="971568049015" calcext:value-type="float">
            <text:p>9715680490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1:12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9:42:21</text:p>
          </table:table-cell>
        </table:table-row>
        <table:table-row table:style-name="ro2">
          <table:table-cell office:value-type="float" office:value="971508442147" calcext:value-type="float">
            <text:p>9715084421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1:27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9:57:05</text:p>
          </table:table-cell>
        </table:table-row>
        <table:table-row table:style-name="ro2">
          <table:table-cell office:value-type="float" office:value="971508364563" calcext:value-type="float">
            <text:p>97150836456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3:00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21:30:28</text:p>
          </table:table-cell>
        </table:table-row>
        <table:table-row table:style-name="ro2">
          <table:table-cell office:value-type="float" office:value="971508429683" calcext:value-type="float">
            <text:p>9715084296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3:1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21:42:56</text:p>
          </table:table-cell>
        </table:table-row>
        <table:table-row table:style-name="ro2">
          <table:table-cell office:value-type="float" office:value="971566405883" calcext:value-type="float">
            <text:p>9715664058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3:18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21:48:31</text:p>
          </table:table-cell>
        </table:table-row>
        <table:table-row table:style-name="ro2">
          <table:table-cell office:value-type="float" office:value="971508793007" calcext:value-type="float">
            <text:p>97150879300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3:32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22:02:12</text:p>
          </table:table-cell>
        </table:table-row>
        <table:table-row table:style-name="ro2">
          <table:table-cell office:value-type="float" office:value="971562767947" calcext:value-type="float">
            <text:p>9715627679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0:52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23:22:27</text:p>
          </table:table-cell>
        </table:table-row>
        <table:table-row table:style-name="ro2">
          <table:table-cell office:value-type="float" office:value="971568026071" calcext:value-type="float">
            <text:p>9715680260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1:27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23:57:00</text:p>
          </table:table-cell>
        </table:table-row>
        <table:table-row table:style-name="ro2">
          <table:table-cell office:value-type="float" office:value="971508226253" calcext:value-type="float">
            <text:p>9715082262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7:34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6:04:25</text:p>
          </table:table-cell>
        </table:table-row>
        <table:table-row table:style-name="ro2">
          <table:table-cell office:value-type="float" office:value="971566043192" calcext:value-type="float">
            <text:p>9715660431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9:05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7:35:51</text:p>
          </table:table-cell>
        </table:table-row>
        <table:table-row table:style-name="ro2">
          <table:table-cell office:value-type="float" office:value="971563225373" calcext:value-type="float">
            <text:p>9715632253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10:42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9:12:31</text:p>
          </table:table-cell>
        </table:table-row>
        <table:table-row table:style-name="ro2">
          <table:table-cell office:value-type="float" office:value="971562830827" calcext:value-type="float">
            <text:p>9715628308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12:43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11:13:18</text:p>
          </table:table-cell>
        </table:table-row>
        <table:table-row table:style-name="ro2">
          <table:table-cell office:value-type="float" office:value="971508156770" calcext:value-type="float">
            <text:p>9715081567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12:44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11:14:42</text:p>
          </table:table-cell>
        </table:table-row>
        <table:table-row table:style-name="ro2">
          <table:table-cell office:value-type="float" office:value="971564620610" calcext:value-type="float">
            <text:p>9715646206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19:39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18:09:05</text:p>
          </table:table-cell>
        </table:table-row>
        <table:table-row table:style-name="ro2">
          <table:table-cell office:value-type="float" office:value="971547052637" calcext:value-type="float">
            <text:p>9715470526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21:46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20:16:55</text:p>
          </table:table-cell>
        </table:table-row>
        <table:table-row table:style-name="ro2">
          <table:table-cell office:value-type="float" office:value="971582971009" calcext:value-type="float">
            <text:p>9715829710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22:01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20:31:01</text:p>
          </table:table-cell>
        </table:table-row>
        <table:table-row table:style-name="ro2">
          <table:table-cell office:value-type="float" office:value="971502476079" calcext:value-type="float">
            <text:p>9715024760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22:54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21:24:29</text:p>
          </table:table-cell>
        </table:table-row>
        <table:table-row table:style-name="ro2">
          <table:table-cell office:value-type="float" office:value="971563957703" calcext:value-type="float">
            <text:p>9715639577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23:09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21:39:42</text:p>
          </table:table-cell>
        </table:table-row>
        <table:table-row table:style-name="ro2">
          <table:table-cell office:value-type="float" office:value="971503135039" calcext:value-type="float">
            <text:p>9715031350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23:58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22:28:32</text:p>
          </table:table-cell>
        </table:table-row>
        <table:table-row table:style-name="ro2">
          <table:table-cell office:value-type="float" office:value="971545537059" calcext:value-type="float">
            <text:p>9715455370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0:01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22:31:21</text:p>
          </table:table-cell>
        </table:table-row>
        <table:table-row table:style-name="ro2">
          <table:table-cell office:value-type="float" office:value="971547074778" calcext:value-type="float">
            <text:p>9715470747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1:59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0:29:21</text:p>
          </table:table-cell>
        </table:table-row>
        <table:table-row table:style-name="ro2">
          <table:table-cell office:value-type="float" office:value="971506690762" calcext:value-type="float">
            <text:p>9715066907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4:42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3:12:39</text:p>
          </table:table-cell>
        </table:table-row>
        <table:table-row table:style-name="ro2">
          <table:table-cell office:value-type="float" office:value="971543314416" calcext:value-type="float">
            <text:p>9715433144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4:55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3:25:02</text:p>
          </table:table-cell>
        </table:table-row>
        <table:table-row table:style-name="ro2">
          <table:table-cell office:value-type="float" office:value="971505924269" calcext:value-type="float">
            <text:p>9715059242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8:03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6:33:43</text:p>
          </table:table-cell>
        </table:table-row>
        <table:table-row table:style-name="ro2">
          <table:table-cell office:value-type="float" office:value="971504384911" calcext:value-type="float">
            <text:p>9715043849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2:35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1:05:16</text:p>
          </table:table-cell>
        </table:table-row>
        <table:table-row table:style-name="ro2">
          <table:table-cell office:value-type="float" office:value="971509397460" calcext:value-type="float">
            <text:p>9715093974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3:01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1:31:26</text:p>
          </table:table-cell>
        </table:table-row>
        <table:table-row table:style-name="ro2">
          <table:table-cell office:value-type="float" office:value="971586787755" calcext:value-type="float">
            <text:p>9715867877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7:17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5:47:27</text:p>
          </table:table-cell>
        </table:table-row>
        <table:table-row table:style-name="ro2">
          <table:table-cell office:value-type="float" office:value="971543950603" calcext:value-type="float">
            <text:p>9715439506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7:24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5:54:52</text:p>
          </table:table-cell>
        </table:table-row>
        <table:table-row table:style-name="ro2">
          <table:table-cell office:value-type="float" office:value="971501469726" calcext:value-type="float">
            <text:p>9715014697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9:28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7:58:01</text:p>
          </table:table-cell>
        </table:table-row>
        <table:table-row table:style-name="ro2">
          <table:table-cell office:value-type="float" office:value="971506278071" calcext:value-type="float">
            <text:p>9715062780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9:44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8:14:12</text:p>
          </table:table-cell>
        </table:table-row>
        <table:table-row table:style-name="ro2">
          <table:table-cell office:value-type="float" office:value="971501125294" calcext:value-type="float">
            <text:p>9715011252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21:44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0:14:44</text:p>
          </table:table-cell>
        </table:table-row>
        <table:table-row table:style-name="ro2">
          <table:table-cell office:value-type="float" office:value="971564745022" calcext:value-type="float">
            <text:p>9715647450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21:52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0:22:09</text:p>
          </table:table-cell>
        </table:table-row>
        <table:table-row table:style-name="ro2">
          <table:table-cell office:value-type="float" office:value="971505230422" calcext:value-type="float">
            <text:p>9715052304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21:59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0:29:47</text:p>
          </table:table-cell>
        </table:table-row>
        <table:table-row table:style-name="ro2">
          <table:table-cell office:value-type="float" office:value="971508727820" calcext:value-type="float">
            <text:p>9715087278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22:11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0:41:40</text:p>
          </table:table-cell>
        </table:table-row>
        <table:table-row table:style-name="ro2">
          <table:table-cell office:value-type="float" office:value="971566687147" calcext:value-type="float">
            <text:p>9715666871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22:33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1:03:37</text:p>
          </table:table-cell>
        </table:table-row>
        <table:table-row table:style-name="ro2">
          <table:table-cell office:value-type="float" office:value="971543410678" calcext:value-type="float">
            <text:p>9715434106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22:51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1:21:17</text:p>
          </table:table-cell>
        </table:table-row>
        <table:table-row table:style-name="ro2">
          <table:table-cell office:value-type="float" office:value="971509545163" calcext:value-type="float">
            <text:p>97150954516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22:58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1:28:44</text:p>
          </table:table-cell>
        </table:table-row>
        <table:table-row table:style-name="ro2">
          <table:table-cell office:value-type="float" office:value="971544425130" calcext:value-type="float">
            <text:p>9715444251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0:39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3:09:52</text:p>
          </table:table-cell>
        </table:table-row>
        <table:table-row table:style-name="ro2">
          <table:table-cell office:value-type="float" office:value="971508419114" calcext:value-type="float">
            <text:p>9715084191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1:00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3:30:43</text:p>
          </table:table-cell>
        </table:table-row>
        <table:table-row table:style-name="ro2">
          <table:table-cell office:value-type="float" office:value="971507162709" calcext:value-type="float">
            <text:p>9715071627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1:02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23:32:22</text:p>
          </table:table-cell>
        </table:table-row>
        <table:table-row table:style-name="ro2">
          <table:table-cell office:value-type="float" office:value="971547168416" calcext:value-type="float">
            <text:p>9715471684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4:45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3:15:57</text:p>
          </table:table-cell>
        </table:table-row>
        <table:table-row table:style-name="ro2">
          <table:table-cell office:value-type="float" office:value="971569661073" calcext:value-type="float">
            <text:p>9715696610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7:32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6:02:48</text:p>
          </table:table-cell>
        </table:table-row>
        <table:table-row table:style-name="ro2">
          <table:table-cell office:value-type="float" office:value="971507530483" calcext:value-type="float">
            <text:p>9715075304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7:52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6:22:13</text:p>
          </table:table-cell>
        </table:table-row>
        <table:table-row table:style-name="ro2">
          <table:table-cell office:value-type="float" office:value="971561003767" calcext:value-type="float">
            <text:p>97156100376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8:5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7:25:00</text:p>
          </table:table-cell>
        </table:table-row>
        <table:table-row table:style-name="ro2">
          <table:table-cell office:value-type="float" office:value="971547869268" calcext:value-type="float">
            <text:p>9715478692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0:29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8:59:25</text:p>
          </table:table-cell>
        </table:table-row>
        <table:table-row table:style-name="ro2">
          <table:table-cell office:value-type="float" office:value="971506151195" calcext:value-type="float">
            <text:p>9715061511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0:36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9:06:12</text:p>
          </table:table-cell>
        </table:table-row>
        <table:table-row table:style-name="ro2">
          <table:table-cell office:value-type="float" office:value="971508170728" calcext:value-type="float">
            <text:p>9715081707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0:42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9:12:00</text:p>
          </table:table-cell>
        </table:table-row>
        <table:table-row table:style-name="ro2">
          <table:table-cell office:value-type="float" office:value="971565452820" calcext:value-type="float">
            <text:p>9715654528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0:57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9:27:12</text:p>
          </table:table-cell>
        </table:table-row>
        <table:table-row table:style-name="ro2">
          <table:table-cell office:value-type="float" office:value="971568912954" calcext:value-type="float">
            <text:p>9715689129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1:01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9:31:06</text:p>
          </table:table-cell>
        </table:table-row>
        <table:table-row table:style-name="ro2">
          <table:table-cell office:value-type="float" office:value="971503243621" calcext:value-type="float">
            <text:p>9715032436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1:17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9:47:21</text:p>
          </table:table-cell>
        </table:table-row>
        <table:table-row table:style-name="ro2">
          <table:table-cell office:value-type="float" office:value="971566918360" calcext:value-type="float">
            <text:p>9715669183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3:55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12:25:28</text:p>
          </table:table-cell>
        </table:table-row>
        <table:table-row table:style-name="ro2">
          <table:table-cell office:value-type="float" office:value="971504176801" calcext:value-type="float">
            <text:p>9715041768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23:23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21:53:44</text:p>
          </table:table-cell>
        </table:table-row>
        <table:table-row table:style-name="ro2">
          <table:table-cell office:value-type="float" office:value="971509798355" calcext:value-type="float">
            <text:p>9715097983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00:08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22:38:14</text:p>
          </table:table-cell>
        </table:table-row>
        <table:table-row table:style-name="ro2">
          <table:table-cell office:value-type="float" office:value="971509449962" calcext:value-type="float">
            <text:p>9715094499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04:39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03:09:00</text:p>
          </table:table-cell>
        </table:table-row>
        <table:table-row table:style-name="ro2">
          <table:table-cell office:value-type="float" office:value="971569653450" calcext:value-type="float">
            <text:p>9715696534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4:38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3:08:54</text:p>
          </table:table-cell>
        </table:table-row>
        <table:table-row table:style-name="ro2">
          <table:table-cell office:value-type="float" office:value="971563907459" calcext:value-type="float">
            <text:p>9715639074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5:21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3:51:47</text:p>
          </table:table-cell>
        </table:table-row>
        <table:table-row table:style-name="ro2">
          <table:table-cell office:value-type="float" office:value="971502608773" calcext:value-type="float">
            <text:p>9715026087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6:55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5:25:41</text:p>
          </table:table-cell>
        </table:table-row>
        <table:table-row table:style-name="ro2">
          <table:table-cell office:value-type="float" office:value="971563628116" calcext:value-type="float">
            <text:p>9715636281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8:36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7:06:20</text:p>
          </table:table-cell>
        </table:table-row>
        <table:table-row table:style-name="ro2">
          <table:table-cell office:value-type="float" office:value="971562418239" calcext:value-type="float">
            <text:p>9715624182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8:53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7:23:30</text:p>
          </table:table-cell>
        </table:table-row>
        <table:table-row table:style-name="ro2">
          <table:table-cell office:value-type="float" office:value="971509319653" calcext:value-type="float">
            <text:p>9715093196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1:46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20:16:56</text:p>
          </table:table-cell>
        </table:table-row>
        <table:table-row table:style-name="ro2">
          <table:table-cell office:value-type="float" office:value="971568716357" calcext:value-type="float">
            <text:p>9715687163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2:03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20:33:02</text:p>
          </table:table-cell>
        </table:table-row>
        <table:table-row table:style-name="ro2">
          <table:table-cell office:value-type="float" office:value="971569389349" calcext:value-type="float">
            <text:p>9715693893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2:39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21:09:46</text:p>
          </table:table-cell>
        </table:table-row>
        <table:table-row table:style-name="ro2">
          <table:table-cell office:value-type="float" office:value="971561272286" calcext:value-type="float">
            <text:p>9715612722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2:52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21:22:31</text:p>
          </table:table-cell>
        </table:table-row>
        <table:table-row table:style-name="ro2">
          <table:table-cell office:value-type="float" office:value="971501558161" calcext:value-type="float">
            <text:p>9715015581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3:59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22:29:11</text:p>
          </table:table-cell>
        </table:table-row>
        <table:table-row table:style-name="ro2">
          <table:table-cell office:value-type="float" office:value="971567116771" calcext:value-type="float">
            <text:p>9715671167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0:52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23:22:26</text:p>
          </table:table-cell>
        </table:table-row>
        <table:table-row table:style-name="ro2">
          <table:table-cell office:value-type="float" office:value="971564591386" calcext:value-type="float">
            <text:p>9715645913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9:07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7:37:41</text:p>
          </table:table-cell>
        </table:table-row>
        <table:table-row table:style-name="ro2">
          <table:table-cell office:value-type="float" office:value="971567181778" calcext:value-type="float">
            <text:p>9715671817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9:56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8:26:58</text:p>
          </table:table-cell>
        </table:table-row>
        <table:table-row table:style-name="ro2">
          <table:table-cell office:value-type="float" office:value="971508100596" calcext:value-type="float">
            <text:p>9715081005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13:07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11:37:35</text:p>
          </table:table-cell>
        </table:table-row>
        <table:table-row table:style-name="ro2">
          <table:table-cell office:value-type="float" office:value="971506198882" calcext:value-type="float">
            <text:p>9715061988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16:28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14:58:56</text:p>
          </table:table-cell>
        </table:table-row>
        <table:table-row table:style-name="ro2">
          <table:table-cell office:value-type="float" office:value="971544175415" calcext:value-type="float">
            <text:p>9715441754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16:33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15:03:58</text:p>
          </table:table-cell>
        </table:table-row>
        <table:table-row table:style-name="ro2">
          <table:table-cell office:value-type="float" office:value="971565731147" calcext:value-type="float">
            <text:p>9715657311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20:20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18:50:20</text:p>
          </table:table-cell>
        </table:table-row>
        <table:table-row table:style-name="ro2">
          <table:table-cell office:value-type="float" office:value="971543764970" calcext:value-type="float">
            <text:p>9715437649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22:21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0:51:59</text:p>
          </table:table-cell>
        </table:table-row>
        <table:table-row table:style-name="ro2">
          <table:table-cell office:value-type="float" office:value="971503213099" calcext:value-type="float">
            <text:p>9715032130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23:43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2:13:55</text:p>
          </table:table-cell>
        </table:table-row>
        <table:table-row table:style-name="ro2">
          <table:table-cell office:value-type="float" office:value="971509816960" calcext:value-type="float">
            <text:p>9715098169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23:44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2:14:32</text:p>
          </table:table-cell>
        </table:table-row>
        <table:table-row table:style-name="ro2">
          <table:table-cell office:value-type="float" office:value="971507709220" calcext:value-type="float">
            <text:p>9715077092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0:23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2:53:21</text:p>
          </table:table-cell>
        </table:table-row>
        <table:table-row table:style-name="ro2">
          <table:table-cell office:value-type="float" office:value="971568416275" calcext:value-type="float">
            <text:p>9715684162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0:39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3:09:51</text:p>
          </table:table-cell>
        </table:table-row>
        <table:table-row table:style-name="ro2">
          <table:table-cell office:value-type="float" office:value="971582815895" calcext:value-type="float">
            <text:p>9715828158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2:41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1:11:43</text:p>
          </table:table-cell>
        </table:table-row>
        <table:table-row table:style-name="ro2">
          <table:table-cell office:value-type="float" office:value="971506705147" calcext:value-type="float">
            <text:p>9715067051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15:34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14:04:18</text:p>
          </table:table-cell>
        </table:table-row>
        <table:table-row table:style-name="ro2">
          <table:table-cell office:value-type="float" office:value="971504771796" calcext:value-type="float">
            <text:p>9715047717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16:19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14:49:58</text:p>
          </table:table-cell>
        </table:table-row>
        <table:table-row table:style-name="ro2">
          <table:table-cell office:value-type="float" office:value="971543968910" calcext:value-type="float">
            <text:p>9715439689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20:12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18:42:05</text:p>
          </table:table-cell>
        </table:table-row>
        <table:table-row table:style-name="ro2">
          <table:table-cell office:value-type="float" office:value="971563106031" calcext:value-type="float">
            <text:p>9715631060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20:33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19:03:11</text:p>
          </table:table-cell>
        </table:table-row>
        <table:table-row table:style-name="ro2">
          <table:table-cell office:value-type="float" office:value="971561032145" calcext:value-type="float">
            <text:p>9715610321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22:39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21:09:54</text:p>
          </table:table-cell>
        </table:table-row>
        <table:table-row table:style-name="ro2">
          <table:table-cell office:value-type="float" office:value="971545587222" calcext:value-type="float">
            <text:p>9715455872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00:58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23:28:22</text:p>
          </table:table-cell>
        </table:table-row>
        <table:table-row table:style-name="ro2">
          <table:table-cell office:value-type="float" office:value="971543051510" calcext:value-type="float">
            <text:p>9715430515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01:14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23:44:09</text:p>
          </table:table-cell>
        </table:table-row>
        <table:table-row table:style-name="ro2">
          <table:table-cell office:value-type="float" office:value="971504803943" calcext:value-type="float">
            <text:p>9715048039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08:53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07:23:45</text:p>
          </table:table-cell>
        </table:table-row>
        <table:table-row table:style-name="ro2">
          <table:table-cell office:value-type="float" office:value="971564874210" calcext:value-type="float">
            <text:p>9715648742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08:55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07:25:06</text:p>
          </table:table-cell>
        </table:table-row>
        <table:table-row table:style-name="ro2">
          <table:table-cell office:value-type="float" office:value="971562390821" calcext:value-type="float">
            <text:p>9715623908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1:21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09:51:25</text:p>
          </table:table-cell>
        </table:table-row>
        <table:table-row table:style-name="ro2">
          <table:table-cell office:value-type="float" office:value="971564204846" calcext:value-type="float">
            <text:p>9715642048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1:53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0:23:24</text:p>
          </table:table-cell>
        </table:table-row>
        <table:table-row table:style-name="ro2">
          <table:table-cell office:value-type="float" office:value="971568771019" calcext:value-type="float">
            <text:p>9715687710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2:32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1:02:28</text:p>
          </table:table-cell>
        </table:table-row>
        <table:table-row table:style-name="ro2">
          <table:table-cell office:value-type="float" office:value="971567794728" calcext:value-type="float">
            <text:p>9715677947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3:01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1:31:59</text:p>
          </table:table-cell>
        </table:table-row>
        <table:table-row table:style-name="ro2">
          <table:table-cell office:value-type="float" office:value="971562064190" calcext:value-type="float">
            <text:p>9715620641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3:13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1:43:44</text:p>
          </table:table-cell>
        </table:table-row>
        <table:table-row table:style-name="ro2">
          <table:table-cell office:value-type="float" office:value="971561268272" calcext:value-type="float">
            <text:p>9715612682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7:11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5:41:40</text:p>
          </table:table-cell>
        </table:table-row>
        <table:table-row table:style-name="ro2">
          <table:table-cell office:value-type="float" office:value="971565796739" calcext:value-type="float">
            <text:p>9715657967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9:19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7:49:20</text:p>
          </table:table-cell>
        </table:table-row>
        <table:table-row table:style-name="ro2">
          <table:table-cell office:value-type="float" office:value="971565548565" calcext:value-type="float">
            <text:p>9715655485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9:52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8:22:50</text:p>
          </table:table-cell>
        </table:table-row>
        <table:table-row table:style-name="ro2">
          <table:table-cell office:value-type="float" office:value="971508941760" calcext:value-type="float">
            <text:p>9715089417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1:03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9:33:51</text:p>
          </table:table-cell>
        </table:table-row>
        <table:table-row table:style-name="ro2">
          <table:table-cell office:value-type="float" office:value="971566324170" calcext:value-type="float">
            <text:p>9715663241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1:28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9:58:03</text:p>
          </table:table-cell>
        </table:table-row>
        <table:table-row table:style-name="ro2">
          <table:table-cell office:value-type="float" office:value="971561382241" calcext:value-type="float">
            <text:p>9715613822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1:40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20:10:57</text:p>
          </table:table-cell>
        </table:table-row>
        <table:table-row table:style-name="ro2">
          <table:table-cell office:value-type="float" office:value="971561084549" calcext:value-type="float">
            <text:p>9715610845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2:01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20:31:56</text:p>
          </table:table-cell>
        </table:table-row>
        <table:table-row table:style-name="ro2">
          <table:table-cell office:value-type="float" office:value="971503979278" calcext:value-type="float">
            <text:p>9715039792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00:21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22:51:53</text:p>
          </table:table-cell>
        </table:table-row>
        <table:table-row table:style-name="ro2">
          <table:table-cell office:value-type="float" office:value="971508023841" calcext:value-type="float">
            <text:p>9715080238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00:38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23:08:36</text:p>
          </table:table-cell>
        </table:table-row>
        <table:table-row table:style-name="ro2">
          <table:table-cell office:value-type="float" office:value="971561779718" calcext:value-type="float">
            <text:p>9715617797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00:44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23:14:04</text:p>
          </table:table-cell>
        </table:table-row>
        <table:table-row table:style-name="ro2">
          <table:table-cell office:value-type="float" office:value="971561096429" calcext:value-type="float">
            <text:p>9715610964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01:30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00:00:00</text:p>
          </table:table-cell>
        </table:table-row>
        <table:table-row table:style-name="ro2">
          <table:table-cell office:value-type="float" office:value="971561504386" calcext:value-type="float">
            <text:p>9715615043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07:58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06:28:42</text:p>
          </table:table-cell>
        </table:table-row>
        <table:table-row table:style-name="ro2">
          <table:table-cell office:value-type="float" office:value="971562537244" calcext:value-type="float">
            <text:p>9715625372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0:51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09:21:01</text:p>
          </table:table-cell>
        </table:table-row>
        <table:table-row table:style-name="ro2">
          <table:table-cell office:value-type="float" office:value="971555793036" calcext:value-type="float">
            <text:p>9715557930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1:28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09:58:08</text:p>
          </table:table-cell>
        </table:table-row>
        <table:table-row table:style-name="ro2">
          <table:table-cell office:value-type="float" office:value="971509833785" calcext:value-type="float">
            <text:p>9715098337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2:38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1:08:47</text:p>
          </table:table-cell>
        </table:table-row>
        <table:table-row table:style-name="ro2">
          <table:table-cell office:value-type="float" office:value="971566884553" calcext:value-type="float">
            <text:p>9715668845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4:06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2:36:08</text:p>
          </table:table-cell>
        </table:table-row>
        <table:table-row table:style-name="ro2">
          <table:table-cell office:value-type="float" office:value="971509460664" calcext:value-type="float">
            <text:p>9715094606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23:03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21:33:47</text:p>
          </table:table-cell>
        </table:table-row>
        <table:table-row table:style-name="ro2">
          <table:table-cell office:value-type="float" office:value="971504977248" calcext:value-type="float">
            <text:p>9715049772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02:27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00:57:00</text:p>
          </table:table-cell>
        </table:table-row>
        <table:table-row table:style-name="ro2">
          <table:table-cell office:value-type="float" office:value="971544267716" calcext:value-type="float">
            <text:p>9715442677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02:35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01:05:34</text:p>
          </table:table-cell>
        </table:table-row>
        <table:table-row table:style-name="ro2">
          <table:table-cell office:value-type="float" office:value="971565230915" calcext:value-type="float">
            <text:p>9715652309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11:19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09:49:20</text:p>
          </table:table-cell>
        </table:table-row>
        <table:table-row table:style-name="ro2">
          <table:table-cell office:value-type="float" office:value="971544631756" calcext:value-type="float">
            <text:p>9715446317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12:02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10:32:38</text:p>
          </table:table-cell>
        </table:table-row>
        <table:table-row table:style-name="ro2">
          <table:table-cell office:value-type="float" office:value="971545344774" calcext:value-type="float">
            <text:p>9715453447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12:30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11:00:17</text:p>
          </table:table-cell>
        </table:table-row>
        <table:table-row table:style-name="ro2">
          <table:table-cell office:value-type="float" office:value="971567506217" calcext:value-type="float">
            <text:p>97156750621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13:23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11:53:33</text:p>
          </table:table-cell>
        </table:table-row>
        <table:table-row table:style-name="ro2">
          <table:table-cell office:value-type="float" office:value="971568900469" calcext:value-type="float">
            <text:p>9715689004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13:56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12:26:27</text:p>
          </table:table-cell>
        </table:table-row>
        <table:table-row table:style-name="ro2">
          <table:table-cell office:value-type="float" office:value="971563028100" calcext:value-type="float">
            <text:p>9715630281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19:11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17:41:46</text:p>
          </table:table-cell>
        </table:table-row>
        <table:table-row table:style-name="ro2">
          <table:table-cell office:value-type="float" office:value="971562813694" calcext:value-type="float">
            <text:p>9715628136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19:36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18:06:36</text:p>
          </table:table-cell>
        </table:table-row>
        <table:table-row table:style-name="ro2">
          <table:table-cell office:value-type="float" office:value="971502561648" calcext:value-type="float">
            <text:p>9715025616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20:1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18:42:56</text:p>
          </table:table-cell>
        </table:table-row>
        <table:table-row table:style-name="ro2">
          <table:table-cell office:value-type="float" office:value="971502266269" calcext:value-type="float">
            <text:p>9715022662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22:19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20:49:55</text:p>
          </table:table-cell>
        </table:table-row>
        <table:table-row table:style-name="ro2">
          <table:table-cell office:value-type="float" office:value="971547506348" calcext:value-type="float">
            <text:p>9715475063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00:21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22:51:19</text:p>
          </table:table-cell>
        </table:table-row>
        <table:table-row table:style-name="ro2">
          <table:table-cell office:value-type="float" office:value="971508974095" calcext:value-type="float">
            <text:p>9715089740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02:29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0:59:31</text:p>
          </table:table-cell>
        </table:table-row>
        <table:table-row table:style-name="ro2">
          <table:table-cell office:value-type="float" office:value="971566987928" calcext:value-type="float">
            <text:p>9715669879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07:52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6:22:18</text:p>
          </table:table-cell>
        </table:table-row>
        <table:table-row table:style-name="ro2">
          <table:table-cell office:value-type="float" office:value="971547152293" calcext:value-type="float">
            <text:p>9715471522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08:31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7:01:56</text:p>
          </table:table-cell>
        </table:table-row>
        <table:table-row table:style-name="ro2">
          <table:table-cell office:value-type="float" office:value="971501826642" calcext:value-type="float">
            <text:p>9715018266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08:32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7:02:22</text:p>
          </table:table-cell>
        </table:table-row>
        <table:table-row table:style-name="ro2">
          <table:table-cell office:value-type="float" office:value="971567231071" calcext:value-type="float">
            <text:p>9715672310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08:46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7:16:58</text:p>
          </table:table-cell>
        </table:table-row>
        <table:table-row table:style-name="ro2">
          <table:table-cell office:value-type="float" office:value="971565894045" calcext:value-type="float">
            <text:p>9715658940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09:43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8:13:48</text:p>
          </table:table-cell>
        </table:table-row>
        <table:table-row table:style-name="ro2">
          <table:table-cell office:value-type="float" office:value="971568078521" calcext:value-type="float">
            <text:p>9715680785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0:24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8:54:49</text:p>
          </table:table-cell>
        </table:table-row>
        <table:table-row table:style-name="ro2">
          <table:table-cell office:value-type="float" office:value="971506577879" calcext:value-type="float">
            <text:p>9715065778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1:03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9:33:08</text:p>
          </table:table-cell>
        </table:table-row>
        <table:table-row table:style-name="ro2">
          <table:table-cell office:value-type="float" office:value="971569359515" calcext:value-type="float">
            <text:p>9715693595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1:08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9:38:36</text:p>
          </table:table-cell>
        </table:table-row>
        <table:table-row table:style-name="ro2">
          <table:table-cell office:value-type="float" office:value="971501031764" calcext:value-type="float">
            <text:p>9715010317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1:15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9:45:23</text:p>
          </table:table-cell>
        </table:table-row>
        <table:table-row table:style-name="ro2">
          <table:table-cell office:value-type="float" office:value="971567872329" calcext:value-type="float">
            <text:p>9715678723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2:11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0:41:27</text:p>
          </table:table-cell>
        </table:table-row>
        <table:table-row table:style-name="ro2">
          <table:table-cell office:value-type="float" office:value="971544376500" calcext:value-type="float">
            <text:p>9715443765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2:51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1:21:37</text:p>
          </table:table-cell>
        </table:table-row>
        <table:table-row table:style-name="ro2">
          <table:table-cell office:value-type="float" office:value="971563326053" calcext:value-type="float">
            <text:p>9715633260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2:5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1:25:00</text:p>
          </table:table-cell>
        </table:table-row>
        <table:table-row table:style-name="ro2">
          <table:table-cell office:value-type="float" office:value="971503418043" calcext:value-type="float">
            <text:p>9715034180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3:49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2:19:49</text:p>
          </table:table-cell>
        </table:table-row>
        <table:table-row table:style-name="ro2">
          <table:table-cell office:value-type="float" office:value="971505830818" calcext:value-type="float">
            <text:p>9715058308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4:04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2:34:56</text:p>
          </table:table-cell>
        </table:table-row>
        <table:table-row table:style-name="ro2">
          <table:table-cell office:value-type="float" office:value="971567363476" calcext:value-type="float">
            <text:p>9715673634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5:13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3:43:23</text:p>
          </table:table-cell>
        </table:table-row>
        <table:table-row table:style-name="ro2">
          <table:table-cell office:value-type="float" office:value="971507036292" calcext:value-type="float">
            <text:p>9715070362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8:08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6:38:53</text:p>
          </table:table-cell>
        </table:table-row>
        <table:table-row table:style-name="ro2">
          <table:table-cell office:value-type="float" office:value="971567581882" calcext:value-type="float">
            <text:p>9715675818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1:23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9:53:35</text:p>
          </table:table-cell>
        </table:table-row>
        <table:table-row table:style-name="ro2">
          <table:table-cell office:value-type="float" office:value="971547189197" calcext:value-type="float">
            <text:p>97154718919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1:48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20:18:36</text:p>
          </table:table-cell>
        </table:table-row>
        <table:table-row table:style-name="ro2">
          <table:table-cell office:value-type="float" office:value="971568426612" calcext:value-type="float">
            <text:p>9715684266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1:51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20:21:40</text:p>
          </table:table-cell>
        </table:table-row>
        <table:table-row table:style-name="ro2">
          <table:table-cell office:value-type="float" office:value="971509840409" calcext:value-type="float">
            <text:p>9715098404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1:53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20:23:06</text:p>
          </table:table-cell>
        </table:table-row>
        <table:table-row table:style-name="ro2">
          <table:table-cell office:value-type="float" office:value="971506794281" calcext:value-type="float">
            <text:p>9715067942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1:59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20:29:45</text:p>
          </table:table-cell>
        </table:table-row>
        <table:table-row table:style-name="ro2">
          <table:table-cell office:value-type="float" office:value="971504739126" calcext:value-type="float">
            <text:p>9715047391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2:06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20:36:44</text:p>
          </table:table-cell>
        </table:table-row>
        <table:table-row table:style-name="ro2">
          <table:table-cell office:value-type="float" office:value="971569156015" calcext:value-type="float">
            <text:p>9715691560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2:07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20:37:30</text:p>
          </table:table-cell>
        </table:table-row>
        <table:table-row table:style-name="ro2">
          <table:table-cell office:value-type="float" office:value="971561730368" calcext:value-type="float">
            <text:p>9715617303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1:46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0:16:46</text:p>
          </table:table-cell>
        </table:table-row>
        <table:table-row table:style-name="ro2">
          <table:table-cell office:value-type="float" office:value="971545552743" calcext:value-type="float">
            <text:p>9715455527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1:56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0:26:26</text:p>
          </table:table-cell>
        </table:table-row>
        <table:table-row table:style-name="ro2">
          <table:table-cell office:value-type="float" office:value="971547753486" calcext:value-type="float">
            <text:p>9715477534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2:59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1:29:20</text:p>
          </table:table-cell>
        </table:table-row>
        <table:table-row table:style-name="ro2">
          <table:table-cell office:value-type="float" office:value="971563741337" calcext:value-type="float">
            <text:p>9715637413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3:17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1:47:48</text:p>
          </table:table-cell>
        </table:table-row>
        <table:table-row table:style-name="ro2">
          <table:table-cell office:value-type="float" office:value="971544046889" calcext:value-type="float">
            <text:p>9715440468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4:32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3:02:51</text:p>
          </table:table-cell>
        </table:table-row>
        <table:table-row table:style-name="ro2">
          <table:table-cell office:value-type="float" office:value="971505165312" calcext:value-type="float">
            <text:p>9715051653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5:30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4:00:48</text:p>
          </table:table-cell>
        </table:table-row>
        <table:table-row table:style-name="ro2">
          <table:table-cell office:value-type="float" office:value="971504041793" calcext:value-type="float">
            <text:p>9715040417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7:17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5:47:03</text:p>
          </table:table-cell>
        </table:table-row>
        <table:table-row table:style-name="ro2">
          <table:table-cell office:value-type="float" office:value="971545707532" calcext:value-type="float">
            <text:p>9715457075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8:07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6:37:43</text:p>
          </table:table-cell>
        </table:table-row>
        <table:table-row table:style-name="ro2">
          <table:table-cell office:value-type="float" office:value="971543234659" calcext:value-type="float">
            <text:p>9715432346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8:30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7:00:10</text:p>
          </table:table-cell>
        </table:table-row>
        <table:table-row table:style-name="ro2">
          <table:table-cell office:value-type="float" office:value="971506075801" calcext:value-type="float">
            <text:p>9715060758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0:55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9:25:51</text:p>
          </table:table-cell>
        </table:table-row>
        <table:table-row table:style-name="ro2">
          <table:table-cell office:value-type="float" office:value="971543194672" calcext:value-type="float">
            <text:p>9715431946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2:37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1:07:52</text:p>
          </table:table-cell>
        </table:table-row>
        <table:table-row table:style-name="ro2">
          <table:table-cell office:value-type="float" office:value="971508435759" calcext:value-type="float">
            <text:p>9715084357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3:35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2:05:33</text:p>
          </table:table-cell>
        </table:table-row>
        <table:table-row table:style-name="ro2">
          <table:table-cell office:value-type="float" office:value="971543898134" calcext:value-type="float">
            <text:p>9715438981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3:45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2:15:57</text:p>
          </table:table-cell>
        </table:table-row>
        <table:table-row table:style-name="ro2">
          <table:table-cell office:value-type="float" office:value="971503351757" calcext:value-type="float">
            <text:p>9715033517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5:46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4:16:19</text:p>
          </table:table-cell>
        </table:table-row>
        <table:table-row table:style-name="ro2">
          <table:table-cell office:value-type="float" office:value="971525362238" calcext:value-type="float">
            <text:p>9715253622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6:4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5:16:48</text:p>
          </table:table-cell>
        </table:table-row>
        <table:table-row table:style-name="ro2">
          <table:table-cell office:value-type="float" office:value="971506947362" calcext:value-type="float">
            <text:p>9715069473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9:35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8:05:43</text:p>
          </table:table-cell>
        </table:table-row>
        <table:table-row table:style-name="ro2">
          <table:table-cell office:value-type="float" office:value="971504535191" calcext:value-type="float">
            <text:p>9715045351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20:17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8:47:09</text:p>
          </table:table-cell>
        </table:table-row>
        <table:table-row table:style-name="ro2">
          <table:table-cell office:value-type="float" office:value="971545343178" calcext:value-type="float">
            <text:p>9715453431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20:51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9:21:03</text:p>
          </table:table-cell>
        </table:table-row>
        <table:table-row table:style-name="ro2">
          <table:table-cell office:value-type="float" office:value="971504643874" calcext:value-type="float">
            <text:p>9715046438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22:21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20:51:01</text:p>
          </table:table-cell>
        </table:table-row>
        <table:table-row table:style-name="ro2">
          <table:table-cell office:value-type="float" office:value="971506178069" calcext:value-type="float">
            <text:p>9715061780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23:24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21:54:48</text:p>
          </table:table-cell>
        </table:table-row>
        <table:table-row table:style-name="ro2">
          <table:table-cell office:value-type="float" office:value="971507088274" calcext:value-type="float">
            <text:p>9715070882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0:26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22:56:05</text:p>
          </table:table-cell>
        </table:table-row>
        <table:table-row table:style-name="ro2">
          <table:table-cell office:value-type="float" office:value="971561474101" calcext:value-type="float">
            <text:p>9715614741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1:36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0:06:37</text:p>
          </table:table-cell>
        </table:table-row>
        <table:table-row table:style-name="ro2">
          <table:table-cell office:value-type="float" office:value="971562700105" calcext:value-type="float">
            <text:p>9715627001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1:42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0:12:49</text:p>
          </table:table-cell>
        </table:table-row>
        <table:table-row table:style-name="ro2">
          <table:table-cell office:value-type="float" office:value="971545409691" calcext:value-type="float">
            <text:p>9715454096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2:00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0:30:13</text:p>
          </table:table-cell>
        </table:table-row>
        <table:table-row table:style-name="ro2">
          <table:table-cell office:value-type="float" office:value="971503409660" calcext:value-type="float">
            <text:p>9715034096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2:06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0:36:20</text:p>
          </table:table-cell>
        </table:table-row>
        <table:table-row table:style-name="ro2">
          <table:table-cell office:value-type="float" office:value="971564717303" calcext:value-type="float">
            <text:p>9715647173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6:29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4:59:02</text:p>
          </table:table-cell>
        </table:table-row>
        <table:table-row table:style-name="ro2">
          <table:table-cell office:value-type="float" office:value="971564896623" calcext:value-type="float">
            <text:p>9715648966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7:34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6:04:52</text:p>
          </table:table-cell>
        </table:table-row>
        <table:table-row table:style-name="ro2">
          <table:table-cell office:value-type="float" office:value="971567692961" calcext:value-type="float">
            <text:p>9715676929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8:04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6:34:46</text:p>
          </table:table-cell>
        </table:table-row>
        <table:table-row table:style-name="ro2">
          <table:table-cell office:value-type="float" office:value="971564141876" calcext:value-type="float">
            <text:p>9715641418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8:08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6:38:20</text:p>
          </table:table-cell>
        </table:table-row>
        <table:table-row table:style-name="ro2">
          <table:table-cell office:value-type="float" office:value="971547428324" calcext:value-type="float">
            <text:p>9715474283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8:37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7:07:32</text:p>
          </table:table-cell>
        </table:table-row>
        <table:table-row table:style-name="ro2">
          <table:table-cell office:value-type="float" office:value="971565156512" calcext:value-type="float">
            <text:p>9715651565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9:21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7:51:59</text:p>
          </table:table-cell>
        </table:table-row>
        <table:table-row table:style-name="ro2">
          <table:table-cell office:value-type="float" office:value="971505268627" calcext:value-type="float">
            <text:p>9715052686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1:54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0:24:58</text:p>
          </table:table-cell>
        </table:table-row>
        <table:table-row table:style-name="ro2">
          <table:table-cell office:value-type="float" office:value="971525060851" calcext:value-type="float">
            <text:p>9715250608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2:03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0:33:22</text:p>
          </table:table-cell>
        </table:table-row>
        <table:table-row table:style-name="ro2">
          <table:table-cell office:value-type="float" office:value="971543191002" calcext:value-type="float">
            <text:p>9715431910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2:58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1:28:40</text:p>
          </table:table-cell>
        </table:table-row>
        <table:table-row table:style-name="ro2">
          <table:table-cell office:value-type="float" office:value="971563018825" calcext:value-type="float">
            <text:p>9715630188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3:46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2:16:41</text:p>
          </table:table-cell>
        </table:table-row>
        <table:table-row table:style-name="ro2">
          <table:table-cell office:value-type="float" office:value="971504988982" calcext:value-type="float">
            <text:p>9715049889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4:30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3:00:11</text:p>
          </table:table-cell>
        </table:table-row>
        <table:table-row table:style-name="ro2">
          <table:table-cell office:value-type="float" office:value="971508817578" calcext:value-type="float">
            <text:p>9715088175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6:39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5:09:29</text:p>
          </table:table-cell>
        </table:table-row>
        <table:table-row table:style-name="ro2">
          <table:table-cell office:value-type="float" office:value="971563728635" calcext:value-type="float">
            <text:p>9715637286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7:12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5:42:58</text:p>
          </table:table-cell>
        </table:table-row>
        <table:table-row table:style-name="ro2">
          <table:table-cell office:value-type="float" office:value="971507864729" calcext:value-type="float">
            <text:p>9715078647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7:53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6:23:44</text:p>
          </table:table-cell>
        </table:table-row>
        <table:table-row table:style-name="ro2">
          <table:table-cell office:value-type="float" office:value="971501024970" calcext:value-type="float">
            <text:p>9715010249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8:08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6:38:23</text:p>
          </table:table-cell>
        </table:table-row>
        <table:table-row table:style-name="ro2">
          <table:table-cell office:value-type="float" office:value="971567129808" calcext:value-type="float">
            <text:p>9715671298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8:10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6:40:00</text:p>
          </table:table-cell>
        </table:table-row>
        <table:table-row table:style-name="ro2">
          <table:table-cell office:value-type="float" office:value="971509684168" calcext:value-type="float">
            <text:p>9715096841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8:39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7:09:55</text:p>
          </table:table-cell>
        </table:table-row>
        <table:table-row table:style-name="ro2">
          <table:table-cell office:value-type="float" office:value="971569466065" calcext:value-type="float">
            <text:p>9715694660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9:46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8:16:37</text:p>
          </table:table-cell>
        </table:table-row>
        <table:table-row table:style-name="ro2">
          <table:table-cell office:value-type="float" office:value="971545745513" calcext:value-type="float">
            <text:p>9715457455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0:37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9:07:48</text:p>
          </table:table-cell>
        </table:table-row>
        <table:table-row table:style-name="ro2">
          <table:table-cell office:value-type="float" office:value="971547239940" calcext:value-type="float">
            <text:p>9715472399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0:39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9:09:40</text:p>
          </table:table-cell>
        </table:table-row>
        <table:table-row table:style-name="ro2">
          <table:table-cell office:value-type="float" office:value="971562336376" calcext:value-type="float">
            <text:p>9715623363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0:58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9:28:38</text:p>
          </table:table-cell>
        </table:table-row>
        <table:table-row table:style-name="ro2">
          <table:table-cell office:value-type="float" office:value="971566495430" calcext:value-type="float">
            <text:p>9715664954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2:32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21:02:15</text:p>
          </table:table-cell>
        </table:table-row>
        <table:table-row table:style-name="ro2">
          <table:table-cell office:value-type="float" office:value="971507258035" calcext:value-type="float">
            <text:p>9715072580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0:20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22:50:25</text:p>
          </table:table-cell>
        </table:table-row>
        <table:table-row table:style-name="ro2">
          <table:table-cell office:value-type="float" office:value="971545302621" calcext:value-type="float">
            <text:p>9715453026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0:54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23:24:55</text:p>
          </table:table-cell>
        </table:table-row>
        <table:table-row table:style-name="ro2">
          <table:table-cell office:value-type="float" office:value="971564239122" calcext:value-type="float">
            <text:p>9715642391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1:12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23:42:52</text:p>
          </table:table-cell>
        </table:table-row>
        <table:table-row table:style-name="ro2">
          <table:table-cell office:value-type="float" office:value="971508341462" calcext:value-type="float">
            <text:p>9715083414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1:43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00:13:17</text:p>
          </table:table-cell>
        </table:table-row>
        <table:table-row table:style-name="ro2">
          <table:table-cell office:value-type="float" office:value="971507871640" calcext:value-type="float">
            <text:p>9715078716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2:38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01:08:21</text:p>
          </table:table-cell>
        </table:table-row>
        <table:table-row table:style-name="ro2">
          <table:table-cell office:value-type="float" office:value="971507762584" calcext:value-type="float">
            <text:p>9715077625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4:25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02:55:43</text:p>
          </table:table-cell>
        </table:table-row>
        <table:table-row table:style-name="ro2">
          <table:table-cell office:value-type="float" office:value="971561289964" calcext:value-type="float">
            <text:p>9715612899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8:18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06:48:07</text:p>
          </table:table-cell>
        </table:table-row>
        <table:table-row table:style-name="ro2">
          <table:table-cell office:value-type="float" office:value="971569976094" calcext:value-type="float">
            <text:p>9715699760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8:36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07:06:15</text:p>
          </table:table-cell>
        </table:table-row>
        <table:table-row table:style-name="ro2">
          <table:table-cell office:value-type="float" office:value="971554721285" calcext:value-type="float">
            <text:p>9715547212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9:07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07:37:21</text:p>
          </table:table-cell>
        </table:table-row>
        <table:table-row table:style-name="ro2">
          <table:table-cell office:value-type="float" office:value="971568613574" calcext:value-type="float">
            <text:p>9715686135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09:59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08:29:39</text:p>
          </table:table-cell>
        </table:table-row>
        <table:table-row table:style-name="ro2">
          <table:table-cell office:value-type="float" office:value="971569265573" calcext:value-type="float">
            <text:p>9715692655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1:31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0:01:46</text:p>
          </table:table-cell>
        </table:table-row>
        <table:table-row table:style-name="ro2">
          <table:table-cell office:value-type="float" office:value="971504823550" calcext:value-type="float">
            <text:p>9715048235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2:48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1:18:47</text:p>
          </table:table-cell>
        </table:table-row>
        <table:table-row table:style-name="ro2">
          <table:table-cell office:value-type="float" office:value="971568097283" calcext:value-type="float">
            <text:p>9715680972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3:20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1:50:39</text:p>
          </table:table-cell>
        </table:table-row>
        <table:table-row table:style-name="ro2">
          <table:table-cell office:value-type="float" office:value="971508731948" calcext:value-type="float">
            <text:p>9715087319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6:51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5:21:53</text:p>
          </table:table-cell>
        </table:table-row>
        <table:table-row table:style-name="ro2">
          <table:table-cell office:value-type="float" office:value="971521056431" calcext:value-type="float">
            <text:p>9715210564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6:53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5:23:31</text:p>
          </table:table-cell>
        </table:table-row>
        <table:table-row table:style-name="ro2">
          <table:table-cell office:value-type="float" office:value="971563126564" calcext:value-type="float">
            <text:p>9715631265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8:26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6:56:26</text:p>
          </table:table-cell>
        </table:table-row>
        <table:table-row table:style-name="ro2">
          <table:table-cell office:value-type="float" office:value="971502519141" calcext:value-type="float">
            <text:p>9715025191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1:38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0:08:17</text:p>
          </table:table-cell>
        </table:table-row>
        <table:table-row table:style-name="ro2">
          <table:table-cell office:value-type="float" office:value="971502258611" calcext:value-type="float">
            <text:p>9715022586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1:47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0:17:01</text:p>
          </table:table-cell>
        </table:table-row>
        <table:table-row table:style-name="ro2">
          <table:table-cell office:value-type="float" office:value="971565812459" calcext:value-type="float">
            <text:p>9715658124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1:50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0:20:07</text:p>
          </table:table-cell>
        </table:table-row>
        <table:table-row table:style-name="ro2">
          <table:table-cell office:value-type="float" office:value="971508764515" calcext:value-type="float">
            <text:p>9715087645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2:03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0:33:32</text:p>
          </table:table-cell>
        </table:table-row>
        <table:table-row table:style-name="ro2">
          <table:table-cell office:value-type="float" office:value="971501642065" calcext:value-type="float">
            <text:p>9715016420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2:18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0:48:45</text:p>
          </table:table-cell>
        </table:table-row>
        <table:table-row table:style-name="ro2">
          <table:table-cell office:value-type="float" office:value="971565562365" calcext:value-type="float">
            <text:p>9715655623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2:47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1:17:12</text:p>
          </table:table-cell>
        </table:table-row>
        <table:table-row table:style-name="ro2">
          <table:table-cell office:value-type="float" office:value="971562995628" calcext:value-type="float">
            <text:p>9715629956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3:0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1:36:48</text:p>
          </table:table-cell>
        </table:table-row>
        <table:table-row table:style-name="ro2">
          <table:table-cell office:value-type="float" office:value="971503506824" calcext:value-type="float">
            <text:p>9715035068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3:16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1:46:52</text:p>
          </table:table-cell>
        </table:table-row>
        <table:table-row table:style-name="ro2">
          <table:table-cell office:value-type="float" office:value="971563612392" calcext:value-type="float">
            <text:p>9715636123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3:39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2:09:50</text:p>
          </table:table-cell>
        </table:table-row>
        <table:table-row table:style-name="ro2">
          <table:table-cell office:value-type="float" office:value="971547254814" calcext:value-type="float">
            <text:p>9715472548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3:48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2:18:27</text:p>
          </table:table-cell>
        </table:table-row>
        <table:table-row table:style-name="ro2">
          <table:table-cell office:value-type="float" office:value="971507987189" calcext:value-type="float">
            <text:p>9715079871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00:05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2:35:02</text:p>
          </table:table-cell>
        </table:table-row>
        <table:table-row table:style-name="ro2">
          <table:table-cell office:value-type="float" office:value="971554721285" calcext:value-type="float">
            <text:p>9715547212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01:39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00:09:35</text:p>
          </table:table-cell>
        </table:table-row>
        <table:table-row table:style-name="ro2">
          <table:table-cell office:value-type="float" office:value="971508646962" calcext:value-type="float">
            <text:p>9715086469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02:32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01:02:52</text:p>
          </table:table-cell>
        </table:table-row>
        <table:table-row table:style-name="ro2">
          <table:table-cell office:value-type="float" office:value="971561866182" calcext:value-type="float">
            <text:p>9715618661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0:29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08:59:44</text:p>
          </table:table-cell>
        </table:table-row>
        <table:table-row table:style-name="ro2">
          <table:table-cell office:value-type="float" office:value="971507193455" calcext:value-type="float">
            <text:p>9715071934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1:12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09:42:29</text:p>
          </table:table-cell>
        </table:table-row>
        <table:table-row table:style-name="ro2">
          <table:table-cell office:value-type="float" office:value="971561533856" calcext:value-type="float">
            <text:p>9715615338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1:37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10:07:33</text:p>
          </table:table-cell>
        </table:table-row>
        <table:table-row table:style-name="ro2">
          <table:table-cell office:value-type="float" office:value="971545922909" calcext:value-type="float">
            <text:p>9715459229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3:46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12:16:39</text:p>
          </table:table-cell>
        </table:table-row>
        <table:table-row table:style-name="ro2">
          <table:table-cell office:value-type="float" office:value="971565115040" calcext:value-type="float">
            <text:p>9715651150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6:00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14:30:01</text:p>
          </table:table-cell>
        </table:table-row>
        <table:table-row table:style-name="ro2">
          <table:table-cell office:value-type="float" office:value="971503699682" calcext:value-type="float">
            <text:p>9715036996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8:11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16:41:16</text:p>
          </table:table-cell>
        </table:table-row>
        <table:table-row table:style-name="ro2">
          <table:table-cell office:value-type="float" office:value="971501545872" calcext:value-type="float">
            <text:p>9715015458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9:49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18:19:32</text:p>
          </table:table-cell>
        </table:table-row>
        <table:table-row table:style-name="ro2">
          <table:table-cell office:value-type="float" office:value="971501754993" calcext:value-type="float">
            <text:p>9715017549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21:10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19:40:31</text:p>
          </table:table-cell>
        </table:table-row>
        <table:table-row table:style-name="ro2">
          <table:table-cell office:value-type="float" office:value="971503615942" calcext:value-type="float">
            <text:p>9715036159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21:59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20:29:11</text:p>
          </table:table-cell>
        </table:table-row>
        <table:table-row table:style-name="ro2">
          <table:table-cell office:value-type="float" office:value="971568521712" calcext:value-type="float">
            <text:p>9715685217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22:33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21:03:54</text:p>
          </table:table-cell>
        </table:table-row>
        <table:table-row table:style-name="ro2">
          <table:table-cell office:value-type="float" office:value="971508634504" calcext:value-type="float">
            <text:p>9715086345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01:48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00:18:42</text:p>
          </table:table-cell>
        </table:table-row>
        <table:table-row table:style-name="ro2">
          <table:table-cell office:value-type="float" office:value="971545701746" calcext:value-type="float">
            <text:p>9715457017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02:29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00:59:33</text:p>
          </table:table-cell>
        </table:table-row>
        <table:table-row table:style-name="ro2">
          <table:table-cell office:value-type="float" office:value="971562587881" calcext:value-type="float">
            <text:p>9715625878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08:25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06:55:37</text:p>
          </table:table-cell>
        </table:table-row>
        <table:table-row table:style-name="ro2">
          <table:table-cell office:value-type="float" office:value="971509759746" calcext:value-type="float">
            <text:p>9715097597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09:31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08:01:47</text:p>
          </table:table-cell>
        </table:table-row>
        <table:table-row table:style-name="ro2">
          <table:table-cell office:value-type="float" office:value="971505119038" calcext:value-type="float">
            <text:p>9715051190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0:59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09:29:57</text:p>
          </table:table-cell>
        </table:table-row>
        <table:table-row table:style-name="ro2">
          <table:table-cell office:value-type="float" office:value="971565407352" calcext:value-type="float">
            <text:p>9715654073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1:44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0:14:17</text:p>
          </table:table-cell>
        </table:table-row>
        <table:table-row table:style-name="ro2">
          <table:table-cell office:value-type="float" office:value="971503495468" calcext:value-type="float">
            <text:p>9715034954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2:0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0:35:00</text:p>
          </table:table-cell>
        </table:table-row>
        <table:table-row table:style-name="ro2">
          <table:table-cell office:value-type="float" office:value="971568084377" calcext:value-type="float">
            <text:p>9715680843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2:33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1:03:09</text:p>
          </table:table-cell>
        </table:table-row>
        <table:table-row table:style-name="ro2">
          <table:table-cell office:value-type="float" office:value="971507300135" calcext:value-type="float">
            <text:p>9715073001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2:36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1:06:57</text:p>
          </table:table-cell>
        </table:table-row>
        <table:table-row table:style-name="ro2">
          <table:table-cell office:value-type="float" office:value="971507409444" calcext:value-type="float">
            <text:p>9715074094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5:17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3:47:30</text:p>
          </table:table-cell>
        </table:table-row>
        <table:table-row table:style-name="ro2">
          <table:table-cell office:value-type="float" office:value="971507082716" calcext:value-type="float">
            <text:p>9715070827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5:20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3:50:53</text:p>
          </table:table-cell>
        </table:table-row>
        <table:table-row table:style-name="ro2">
          <table:table-cell office:value-type="float" office:value="971545977846" calcext:value-type="float">
            <text:p>9715459778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6:08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4:38:59</text:p>
          </table:table-cell>
        </table:table-row>
        <table:table-row table:style-name="ro2">
          <table:table-cell office:value-type="float" office:value="971568950794" calcext:value-type="float">
            <text:p>9715689507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7:5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6:26:53</text:p>
          </table:table-cell>
        </table:table-row>
        <table:table-row table:style-name="ro2">
          <table:table-cell office:value-type="float" office:value="971501697996" calcext:value-type="float">
            <text:p>9715016979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8:16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6:46:50</text:p>
          </table:table-cell>
        </table:table-row>
        <table:table-row table:style-name="ro2">
          <table:table-cell office:value-type="float" office:value="971563727130" calcext:value-type="float">
            <text:p>9715637271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8:27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6:57:54</text:p>
          </table:table-cell>
        </table:table-row>
        <table:table-row table:style-name="ro2">
          <table:table-cell office:value-type="float" office:value="971565752714" calcext:value-type="float">
            <text:p>9715657527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21:46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0:16:59</text:p>
          </table:table-cell>
        </table:table-row>
        <table:table-row table:style-name="ro2">
          <table:table-cell office:value-type="float" office:value="971568429138" calcext:value-type="float">
            <text:p>9715684291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22:01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0:31:09</text:p>
          </table:table-cell>
        </table:table-row>
        <table:table-row table:style-name="ro2">
          <table:table-cell office:value-type="float" office:value="971503830976" calcext:value-type="float">
            <text:p>9715038309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22:21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0:51:11</text:p>
          </table:table-cell>
        </table:table-row>
        <table:table-row table:style-name="ro2">
          <table:table-cell office:value-type="float" office:value="971506058047" calcext:value-type="float">
            <text:p>9715060580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22:3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1:06:53</text:p>
          </table:table-cell>
        </table:table-row>
        <table:table-row table:style-name="ro2">
          <table:table-cell office:value-type="float" office:value="971502050334" calcext:value-type="float">
            <text:p>9715020503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0:06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2:36:27</text:p>
          </table:table-cell>
        </table:table-row>
        <table:table-row table:style-name="ro2">
          <table:table-cell office:value-type="float" office:value="971563447926" calcext:value-type="float">
            <text:p>9715634479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0:31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3:01:03</text:p>
          </table:table-cell>
        </table:table-row>
        <table:table-row table:style-name="ro2">
          <table:table-cell office:value-type="float" office:value="971568850279" calcext:value-type="float">
            <text:p>9715688502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1:22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3:52:03</text:p>
          </table:table-cell>
        </table:table-row>
        <table:table-row table:style-name="ro2">
          <table:table-cell office:value-type="float" office:value="971565420850" calcext:value-type="float">
            <text:p>9715654208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1:28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3:58:36</text:p>
          </table:table-cell>
        </table:table-row>
        <table:table-row table:style-name="ro2">
          <table:table-cell office:value-type="float" office:value="971568664156" calcext:value-type="float">
            <text:p>9715686641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2:38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01:08:04</text:p>
          </table:table-cell>
        </table:table-row>
        <table:table-row table:style-name="ro2">
          <table:table-cell office:value-type="float" office:value="971569089169" calcext:value-type="float">
            <text:p>9715690891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3:34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02:04:47</text:p>
          </table:table-cell>
        </table:table-row>
        <table:table-row table:style-name="ro2">
          <table:table-cell office:value-type="float" office:value="971563852857" calcext:value-type="float">
            <text:p>9715638528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5:23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03:53:51</text:p>
          </table:table-cell>
        </table:table-row>
        <table:table-row table:style-name="ro2">
          <table:table-cell office:value-type="float" office:value="971562354581" calcext:value-type="float">
            <text:p>9715623545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0:05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08:35:16</text:p>
          </table:table-cell>
        </table:table-row>
        <table:table-row table:style-name="ro2">
          <table:table-cell office:value-type="float" office:value="971569006851" calcext:value-type="float">
            <text:p>9715690068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2:12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0:42:46</text:p>
          </table:table-cell>
        </table:table-row>
        <table:table-row table:style-name="ro2">
          <table:table-cell office:value-type="float" office:value="971567052687" calcext:value-type="float">
            <text:p>9715670526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2:26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0:56:00</text:p>
          </table:table-cell>
        </table:table-row>
        <table:table-row table:style-name="ro2">
          <table:table-cell office:value-type="float" office:value="971544103293" calcext:value-type="float">
            <text:p>9715441032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3:06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1:36:12</text:p>
          </table:table-cell>
        </table:table-row>
        <table:table-row table:style-name="ro2">
          <table:table-cell office:value-type="float" office:value="971589767390" calcext:value-type="float">
            <text:p>9715897673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3:15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1:45:25</text:p>
          </table:table-cell>
        </table:table-row>
        <table:table-row table:style-name="ro2">
          <table:table-cell office:value-type="float" office:value="971568378810" calcext:value-type="float">
            <text:p>9715683788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6:52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5:22:21</text:p>
          </table:table-cell>
        </table:table-row>
        <table:table-row table:style-name="ro2">
          <table:table-cell office:value-type="float" office:value="971562880115" calcext:value-type="float">
            <text:p>9715628801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9:34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8:04:18</text:p>
          </table:table-cell>
        </table:table-row>
        <table:table-row table:style-name="ro2">
          <table:table-cell office:value-type="float" office:value="971508923494" calcext:value-type="float">
            <text:p>9715089234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20:28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8:58:47</text:p>
          </table:table-cell>
        </table:table-row>
        <table:table-row table:style-name="ro2">
          <table:table-cell office:value-type="float" office:value="971509167336" calcext:value-type="float">
            <text:p>9715091673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21:22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9:52:57</text:p>
          </table:table-cell>
        </table:table-row>
        <table:table-row table:style-name="ro2">
          <table:table-cell office:value-type="float" office:value="971567657992" calcext:value-type="float">
            <text:p>9715676579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21:47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20:17:57</text:p>
          </table:table-cell>
        </table:table-row>
        <table:table-row table:style-name="ro2">
          <table:table-cell office:value-type="float" office:value="971503212762" calcext:value-type="float">
            <text:p>9715032127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22:11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20:41:50</text:p>
          </table:table-cell>
        </table:table-row>
        <table:table-row table:style-name="ro2">
          <table:table-cell office:value-type="float" office:value="971524419829" calcext:value-type="float">
            <text:p>9715244198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22:43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21:13:55</text:p>
          </table:table-cell>
        </table:table-row>
        <table:table-row table:style-name="ro2">
          <table:table-cell office:value-type="float" office:value="971545946942" calcext:value-type="float">
            <text:p>9715459469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22:58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21:28:42</text:p>
          </table:table-cell>
        </table:table-row>
        <table:table-row table:style-name="ro2">
          <table:table-cell office:value-type="float" office:value="971501907568" calcext:value-type="float">
            <text:p>9715019075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00:31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23:01:01</text:p>
          </table:table-cell>
        </table:table-row>
        <table:table-row table:style-name="ro2">
          <table:table-cell office:value-type="float" office:value="971545896840" calcext:value-type="float">
            <text:p>9715458968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01:39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00:09:11</text:p>
          </table:table-cell>
        </table:table-row>
        <table:table-row table:style-name="ro2">
          <table:table-cell office:value-type="float" office:value="971566916495" calcext:value-type="float">
            <text:p>9715669164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09:46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08:16:42</text:p>
          </table:table-cell>
        </table:table-row>
        <table:table-row table:style-name="ro2">
          <table:table-cell office:value-type="float" office:value="971565230915" calcext:value-type="float">
            <text:p>9715652309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0:11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08:41:52</text:p>
          </table:table-cell>
        </table:table-row>
        <table:table-row table:style-name="ro2">
          <table:table-cell office:value-type="float" office:value="971509433290" calcext:value-type="float">
            <text:p>9715094332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0:22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08:52:55</text:p>
          </table:table-cell>
        </table:table-row>
        <table:table-row table:style-name="ro2">
          <table:table-cell office:value-type="float" office:value="971505606796" calcext:value-type="float">
            <text:p>9715056067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1:5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0:25:47</text:p>
          </table:table-cell>
        </table:table-row>
        <table:table-row table:style-name="ro2">
          <table:table-cell office:value-type="float" office:value="971508989404" calcext:value-type="float">
            <text:p>9715089894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2:51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1:21:03</text:p>
          </table:table-cell>
        </table:table-row>
        <table:table-row table:style-name="ro2">
          <table:table-cell office:value-type="float" office:value="971509682569" calcext:value-type="float">
            <text:p>9715096825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3:49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2:19:52</text:p>
          </table:table-cell>
        </table:table-row>
        <table:table-row table:style-name="ro2">
          <table:table-cell office:value-type="float" office:value="971544938502" calcext:value-type="float">
            <text:p>9715449385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6:13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4:43:52</text:p>
          </table:table-cell>
        </table:table-row>
        <table:table-row table:style-name="ro2">
          <table:table-cell office:value-type="float" office:value="971501051710" calcext:value-type="float">
            <text:p>9715010517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9:49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8:19:05</text:p>
          </table:table-cell>
        </table:table-row>
        <table:table-row table:style-name="ro2">
          <table:table-cell office:value-type="float" office:value="971502727736" calcext:value-type="float">
            <text:p>9715027277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23:3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22:05:47</text:p>
          </table:table-cell>
        </table:table-row>
        <table:table-row table:style-name="ro2">
          <table:table-cell office:value-type="float" office:value="971545383090" calcext:value-type="float">
            <text:p>9715453830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00:04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22:34:00</text:p>
          </table:table-cell>
        </table:table-row>
        <table:table-row table:style-name="ro2">
          <table:table-cell office:value-type="float" office:value="971566458112" calcext:value-type="float">
            <text:p>9715664581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00:20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22:50:21</text:p>
          </table:table-cell>
        </table:table-row>
        <table:table-row table:style-name="ro2">
          <table:table-cell office:value-type="float" office:value="971509166142" calcext:value-type="float">
            <text:p>9715091661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00:28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22:58:58</text:p>
          </table:table-cell>
        </table:table-row>
        <table:table-row table:style-name="ro2">
          <table:table-cell office:value-type="float" office:value="971506280192" calcext:value-type="float">
            <text:p>9715062801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01:23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23:53:48</text:p>
          </table:table-cell>
        </table:table-row>
        <table:table-row table:style-name="ro2">
          <table:table-cell office:value-type="float" office:value="971559587430" calcext:value-type="float">
            <text:p>9715595874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08:25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06:55:19</text:p>
          </table:table-cell>
        </table:table-row>
        <table:table-row table:style-name="ro2">
          <table:table-cell office:value-type="float" office:value="971563028644" calcext:value-type="float">
            <text:p>9715630286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0:2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08:52:47</text:p>
          </table:table-cell>
        </table:table-row>
        <table:table-row table:style-name="ro2">
          <table:table-cell office:value-type="float" office:value="971567550746" calcext:value-type="float">
            <text:p>9715675507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0:38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09:08:59</text:p>
          </table:table-cell>
        </table:table-row>
        <table:table-row table:style-name="ro2">
          <table:table-cell office:value-type="float" office:value="971565824150" calcext:value-type="float">
            <text:p>9715658241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0:42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09:12:17</text:p>
          </table:table-cell>
        </table:table-row>
        <table:table-row table:style-name="ro2">
          <table:table-cell office:value-type="float" office:value="971507186440" calcext:value-type="float">
            <text:p>9715071864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1:59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0:29:37</text:p>
          </table:table-cell>
        </table:table-row>
        <table:table-row table:style-name="ro2">
          <table:table-cell office:value-type="float" office:value="971508705134" calcext:value-type="float">
            <text:p>9715087051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2:00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0:30:15</text:p>
          </table:table-cell>
        </table:table-row>
        <table:table-row table:style-name="ro2">
          <table:table-cell office:value-type="float" office:value="971509297854" calcext:value-type="float">
            <text:p>9715092978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3:12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1:42:53</text:p>
          </table:table-cell>
        </table:table-row>
        <table:table-row table:style-name="ro2">
          <table:table-cell office:value-type="float" office:value="971567242570" calcext:value-type="float">
            <text:p>9715672425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4:20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2:50:26</text:p>
          </table:table-cell>
        </table:table-row>
        <table:table-row table:style-name="ro2">
          <table:table-cell office:value-type="float" office:value="971501583625" calcext:value-type="float">
            <text:p>9715015836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4:59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3:29:49</text:p>
          </table:table-cell>
        </table:table-row>
        <table:table-row table:style-name="ro2">
          <table:table-cell office:value-type="float" office:value="971565513736" calcext:value-type="float">
            <text:p>9715655137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7:24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5:54:20</text:p>
          </table:table-cell>
        </table:table-row>
        <table:table-row table:style-name="ro2">
          <table:table-cell office:value-type="float" office:value="971528571694" calcext:value-type="float">
            <text:p>9715285716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8:21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6:51:33</text:p>
          </table:table-cell>
        </table:table-row>
        <table:table-row table:style-name="ro2">
          <table:table-cell office:value-type="float" office:value="971509313241" calcext:value-type="float">
            <text:p>9715093132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9:24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7:54:52</text:p>
          </table:table-cell>
        </table:table-row>
        <table:table-row table:style-name="ro2">
          <table:table-cell office:value-type="float" office:value="971567300218" calcext:value-type="float">
            <text:p>9715673002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21:37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20:07:23</text:p>
          </table:table-cell>
        </table:table-row>
        <table:table-row table:style-name="ro2">
          <table:table-cell office:value-type="float" office:value="971509354874" calcext:value-type="float">
            <text:p>9715093548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21:38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20:08:40</text:p>
          </table:table-cell>
        </table:table-row>
        <table:table-row table:style-name="ro2">
          <table:table-cell office:value-type="float" office:value="971501982849" calcext:value-type="float">
            <text:p>9715019828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21:5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20:29:09</text:p>
          </table:table-cell>
        </table:table-row>
        <table:table-row table:style-name="ro2">
          <table:table-cell office:value-type="float" office:value="971503877583" calcext:value-type="float">
            <text:p>9715038775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22:22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20:52:01</text:p>
          </table:table-cell>
        </table:table-row>
        <table:table-row table:style-name="ro2">
          <table:table-cell office:value-type="float" office:value="971565954122" calcext:value-type="float">
            <text:p>9715659541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23:40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22:10:15</text:p>
          </table:table-cell>
        </table:table-row>
        <table:table-row table:style-name="ro2">
          <table:table-cell office:value-type="float" office:value="971559160584" calcext:value-type="float">
            <text:p>9715591605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23:42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22:12:30</text:p>
          </table:table-cell>
        </table:table-row>
        <table:table-row table:style-name="ro2">
          <table:table-cell office:value-type="float" office:value="971509166720" calcext:value-type="float">
            <text:p>9715091667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02:14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00:44:51</text:p>
          </table:table-cell>
        </table:table-row>
        <table:table-row table:style-name="ro2">
          <table:table-cell office:value-type="float" office:value="971521801572" calcext:value-type="float">
            <text:p>9715218015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08:29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06:59:35</text:p>
          </table:table-cell>
        </table:table-row>
        <table:table-row table:style-name="ro2">
          <table:table-cell office:value-type="float" office:value="971565558644" calcext:value-type="float">
            <text:p>9715655586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10:20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08:50:33</text:p>
          </table:table-cell>
        </table:table-row>
        <table:table-row table:style-name="ro2">
          <table:table-cell office:value-type="float" office:value="971505738358" calcext:value-type="float">
            <text:p>9715057383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15:59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4:29:27</text:p>
          </table:table-cell>
        </table:table-row>
        <table:table-row table:style-name="ro2">
          <table:table-cell office:value-type="float" office:value="971563751971" calcext:value-type="float">
            <text:p>9715637519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18:25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6:55:21</text:p>
          </table:table-cell>
        </table:table-row>
        <table:table-row table:style-name="ro2">
          <table:table-cell office:value-type="float" office:value="971502635001" calcext:value-type="float">
            <text:p>9715026350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19:48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8:18:11</text:p>
          </table:table-cell>
        </table:table-row>
        <table:table-row table:style-name="ro2">
          <table:table-cell office:value-type="float" office:value="971563366804" calcext:value-type="float">
            <text:p>9715633668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20:35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9:05:01</text:p>
          </table:table-cell>
        </table:table-row>
        <table:table-row table:style-name="ro2">
          <table:table-cell office:value-type="float" office:value="971568186308" calcext:value-type="float">
            <text:p>9715681863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20:48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9:18:25</text:p>
          </table:table-cell>
        </table:table-row>
        <table:table-row table:style-name="ro2">
          <table:table-cell office:value-type="float" office:value="971509783583" calcext:value-type="float">
            <text:p>9715097835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22:24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20:54:07</text:p>
          </table:table-cell>
        </table:table-row>
        <table:table-row table:style-name="ro2">
          <table:table-cell office:value-type="float" office:value="971569541269" calcext:value-type="float">
            <text:p>9715695412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00:01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22:31:26</text:p>
          </table:table-cell>
        </table:table-row>
        <table:table-row table:style-name="ro2">
          <table:table-cell office:value-type="float" office:value="971542040738" calcext:value-type="float">
            <text:p>9715420407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00:55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23:25:50</text:p>
          </table:table-cell>
        </table:table-row>
        <table:table-row table:style-name="ro2">
          <table:table-cell office:value-type="float" office:value="971565432401" calcext:value-type="float">
            <text:p>9715654324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07:46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06:16:02</text:p>
          </table:table-cell>
        </table:table-row>
        <table:table-row table:style-name="ro2">
          <table:table-cell office:value-type="float" office:value="971543074394" calcext:value-type="float">
            <text:p>9715430743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07:53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06:23:14</text:p>
          </table:table-cell>
        </table:table-row>
        <table:table-row table:style-name="ro2">
          <table:table-cell office:value-type="float" office:value="971569796570" calcext:value-type="float">
            <text:p>9715697965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08:00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06:30:32</text:p>
          </table:table-cell>
        </table:table-row>
        <table:table-row table:style-name="ro2">
          <table:table-cell office:value-type="float" office:value="971502134354" calcext:value-type="float">
            <text:p>9715021343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08:29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06:59:33</text:p>
          </table:table-cell>
        </table:table-row>
        <table:table-row table:style-name="ro2">
          <table:table-cell office:value-type="float" office:value="971506587455" calcext:value-type="float">
            <text:p>9715065874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09:08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07:38:02</text:p>
          </table:table-cell>
        </table:table-row>
        <table:table-row table:style-name="ro2">
          <table:table-cell office:value-type="float" office:value="971564017698" calcext:value-type="float">
            <text:p>9715640176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10:59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09:29:12</text:p>
          </table:table-cell>
        </table:table-row>
        <table:table-row table:style-name="ro2">
          <table:table-cell office:value-type="float" office:value="971508506283" calcext:value-type="float">
            <text:p>9715085062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14:44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3:14:54</text:p>
          </table:table-cell>
        </table:table-row>
        <table:table-row table:style-name="ro2">
          <table:table-cell office:value-type="float" office:value="971569684753" calcext:value-type="float">
            <text:p>9715696847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0:28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8:58:56</text:p>
          </table:table-cell>
        </table:table-row>
        <table:table-row table:style-name="ro2">
          <table:table-cell office:value-type="float" office:value="971509610194" calcext:value-type="float">
            <text:p>9715096101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2:34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21:04:07</text:p>
          </table:table-cell>
        </table:table-row>
        <table:table-row table:style-name="ro2">
          <table:table-cell office:value-type="float" office:value="971544775325" calcext:value-type="float">
            <text:p>9715447753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3:01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21:31:36</text:p>
          </table:table-cell>
        </table:table-row>
        <table:table-row table:style-name="ro2">
          <table:table-cell office:value-type="float" office:value="971509841038" calcext:value-type="float">
            <text:p>9715098410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3:12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21:42:38</text:p>
          </table:table-cell>
        </table:table-row>
        <table:table-row table:style-name="ro2">
          <table:table-cell office:value-type="float" office:value="971544622564" calcext:value-type="float">
            <text:p>9715446225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0:06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22:36:31</text:p>
          </table:table-cell>
        </table:table-row>
        <table:table-row table:style-name="ro2">
          <table:table-cell office:value-type="float" office:value="971567627889" calcext:value-type="float">
            <text:p>9715676278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0:22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22:52:01</text:p>
          </table:table-cell>
        </table:table-row>
        <table:table-row table:style-name="ro2">
          <table:table-cell office:value-type="float" office:value="971561101560" calcext:value-type="float">
            <text:p>9715611015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2:3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1:06:38</text:p>
          </table:table-cell>
        </table:table-row>
        <table:table-row table:style-name="ro2">
          <table:table-cell office:value-type="float" office:value="971544769401" calcext:value-type="float">
            <text:p>9715447694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7:36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6:06:44</text:p>
          </table:table-cell>
        </table:table-row>
        <table:table-row table:style-name="ro2">
          <table:table-cell office:value-type="float" office:value="971501777922" calcext:value-type="float">
            <text:p>9715017779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7:42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6:12:37</text:p>
          </table:table-cell>
        </table:table-row>
        <table:table-row table:style-name="ro2">
          <table:table-cell office:value-type="float" office:value="971505817598" calcext:value-type="float">
            <text:p>9715058175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8:39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7:09:40</text:p>
          </table:table-cell>
        </table:table-row>
        <table:table-row table:style-name="ro2">
          <table:table-cell office:value-type="float" office:value="971562034776" calcext:value-type="float">
            <text:p>9715620347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9:10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7:40:09</text:p>
          </table:table-cell>
        </table:table-row>
        <table:table-row table:style-name="ro2">
          <table:table-cell office:value-type="float" office:value="971566728133" calcext:value-type="float">
            <text:p>9715667281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12:38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1:08:48</text:p>
          </table:table-cell>
        </table:table-row>
        <table:table-row table:style-name="ro2">
          <table:table-cell office:value-type="float" office:value="971561477579" calcext:value-type="float">
            <text:p>9715614775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13:32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2:02:51</text:p>
          </table:table-cell>
        </table:table-row>
        <table:table-row table:style-name="ro2">
          <table:table-cell office:value-type="float" office:value="971567782205" calcext:value-type="float">
            <text:p>9715677822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15:57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4:27:06</text:p>
          </table:table-cell>
        </table:table-row>
        <table:table-row table:style-name="ro2">
          <table:table-cell office:value-type="float" office:value="971565883869" calcext:value-type="float">
            <text:p>9715658838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19:43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8:13:10</text:p>
          </table:table-cell>
        </table:table-row>
        <table:table-row table:style-name="ro2">
          <table:table-cell office:value-type="float" office:value="971503760327" calcext:value-type="float">
            <text:p>9715037603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19:49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8:19:26</text:p>
          </table:table-cell>
        </table:table-row>
        <table:table-row table:style-name="ro2">
          <table:table-cell office:value-type="float" office:value="971505769202" calcext:value-type="float">
            <text:p>9715057692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20:23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8:53:33</text:p>
          </table:table-cell>
        </table:table-row>
        <table:table-row table:style-name="ro2">
          <table:table-cell office:value-type="float" office:value="971543495270" calcext:value-type="float">
            <text:p>9715434952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20:24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8:54:33</text:p>
          </table:table-cell>
        </table:table-row>
        <table:table-row table:style-name="ro2">
          <table:table-cell office:value-type="float" office:value="971567003721" calcext:value-type="float">
            <text:p>9715670037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22:29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20:59:03</text:p>
          </table:table-cell>
        </table:table-row>
        <table:table-row table:style-name="ro2">
          <table:table-cell office:value-type="float" office:value="971508504586" calcext:value-type="float">
            <text:p>9715085045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22:37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21:07:22</text:p>
          </table:table-cell>
        </table:table-row>
        <table:table-row table:style-name="ro2">
          <table:table-cell office:value-type="float" office:value="971545022746" calcext:value-type="float">
            <text:p>9715450227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23:22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21:52:49</text:p>
          </table:table-cell>
        </table:table-row>
        <table:table-row table:style-name="ro2">
          <table:table-cell office:value-type="float" office:value="971547359057" calcext:value-type="float">
            <text:p>9715473590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00:41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23:11:20</text:p>
          </table:table-cell>
        </table:table-row>
        <table:table-row table:style-name="ro2">
          <table:table-cell office:value-type="float" office:value="971505907510" calcext:value-type="float">
            <text:p>9715059075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02:35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1:05:08</text:p>
          </table:table-cell>
        </table:table-row>
        <table:table-row table:style-name="ro2">
          <table:table-cell office:value-type="float" office:value="971543760834" calcext:value-type="float">
            <text:p>9715437608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09:44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8:14:23</text:p>
          </table:table-cell>
        </table:table-row>
        <table:table-row table:style-name="ro2">
          <table:table-cell office:value-type="float" office:value="971501426240" calcext:value-type="float">
            <text:p>9715014262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6:41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5:11:47</text:p>
          </table:table-cell>
        </table:table-row>
        <table:table-row table:style-name="ro2">
          <table:table-cell office:value-type="float" office:value="971502436386" calcext:value-type="float">
            <text:p>9715024363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22:27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20:57:22</text:p>
          </table:table-cell>
        </table:table-row>
        <table:table-row table:style-name="ro2">
          <table:table-cell office:value-type="float" office:value="971554017751" calcext:value-type="float">
            <text:p>9715540177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23:3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22:06:48</text:p>
          </table:table-cell>
        </table:table-row>
        <table:table-row table:style-name="ro2">
          <table:table-cell office:value-type="float" office:value="971501263678" calcext:value-type="float">
            <text:p>9715012636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3:51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2:21:09</text:p>
          </table:table-cell>
        </table:table-row>
        <table:table-row table:style-name="ro2">
          <table:table-cell office:value-type="float" office:value="971508375951" calcext:value-type="float">
            <text:p>9715083759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4:12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2:42:16</text:p>
          </table:table-cell>
        </table:table-row>
        <table:table-row table:style-name="ro2">
          <table:table-cell office:value-type="float" office:value="971564698032" calcext:value-type="float">
            <text:p>9715646980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7:06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5:36:26</text:p>
          </table:table-cell>
        </table:table-row>
        <table:table-row table:style-name="ro2">
          <table:table-cell office:value-type="float" office:value="971508209565" calcext:value-type="float">
            <text:p>9715082095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7:27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5:57:16</text:p>
          </table:table-cell>
        </table:table-row>
        <table:table-row table:style-name="ro2">
          <table:table-cell office:value-type="float" office:value="971566923191" calcext:value-type="float">
            <text:p>9715669231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7:30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6:00:44</text:p>
          </table:table-cell>
        </table:table-row>
        <table:table-row table:style-name="ro2">
          <table:table-cell office:value-type="float" office:value="971569908439" calcext:value-type="float">
            <text:p>9715699084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11:24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9:54:55</text:p>
          </table:table-cell>
        </table:table-row>
        <table:table-row table:style-name="ro2">
          <table:table-cell office:value-type="float" office:value="971505482630" calcext:value-type="float">
            <text:p>9715054826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19:07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17:37:04</text:p>
          </table:table-cell>
        </table:table-row>
        <table:table-row table:style-name="ro2">
          <table:table-cell office:value-type="float" office:value="971502312421" calcext:value-type="float">
            <text:p>9715023124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21:18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19:48:47</text:p>
          </table:table-cell>
        </table:table-row>
        <table:table-row table:style-name="ro2">
          <table:table-cell office:value-type="float" office:value="971562361657" calcext:value-type="float">
            <text:p>9715623616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21:53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20:23:43</text:p>
          </table:table-cell>
        </table:table-row>
        <table:table-row table:style-name="ro2">
          <table:table-cell office:value-type="float" office:value="971569128701" calcext:value-type="float">
            <text:p>9715691287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22:21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20:51:03</text:p>
          </table:table-cell>
        </table:table-row>
        <table:table-row table:style-name="ro2">
          <table:table-cell office:value-type="float" office:value="971543903849" calcext:value-type="float">
            <text:p>9715439038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22:54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21:24:53</text:p>
          </table:table-cell>
        </table:table-row>
        <table:table-row table:style-name="ro2">
          <table:table-cell office:value-type="float" office:value="971568319044" calcext:value-type="float">
            <text:p>9715683190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23:41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22:11:59</text:p>
          </table:table-cell>
        </table:table-row>
        <table:table-row table:style-name="ro2">
          <table:table-cell office:value-type="float" office:value="971502901613" calcext:value-type="float">
            <text:p>9715029016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01:06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23:36:21</text:p>
          </table:table-cell>
        </table:table-row>
        <table:table-row table:style-name="ro2">
          <table:table-cell office:value-type="float" office:value="971503925088" calcext:value-type="float">
            <text:p>9715039250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08:15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06:45:48</text:p>
          </table:table-cell>
        </table:table-row>
        <table:table-row table:style-name="ro2">
          <table:table-cell office:value-type="float" office:value="971507695626" calcext:value-type="float">
            <text:p>9715076956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08:20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06:50:22</text:p>
          </table:table-cell>
        </table:table-row>
        <table:table-row table:style-name="ro2">
          <table:table-cell office:value-type="float" office:value="971544145328" calcext:value-type="float">
            <text:p>9715441453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12:52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11:22:01</text:p>
          </table:table-cell>
        </table:table-row>
        <table:table-row table:style-name="ro2">
          <table:table-cell office:value-type="float" office:value="971504358470" calcext:value-type="float">
            <text:p>9715043584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16:29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14:59:14</text:p>
          </table:table-cell>
        </table:table-row>
        <table:table-row table:style-name="ro2">
          <table:table-cell office:value-type="float" office:value="971568812136" calcext:value-type="float">
            <text:p>9715688121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18:05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16:35:46</text:p>
          </table:table-cell>
        </table:table-row>
        <table:table-row table:style-name="ro2">
          <table:table-cell office:value-type="float" office:value="971569009576" calcext:value-type="float">
            <text:p>9715690095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18:09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16:39:33</text:p>
          </table:table-cell>
        </table:table-row>
        <table:table-row table:style-name="ro2">
          <table:table-cell office:value-type="float" office:value="971565629737" calcext:value-type="float">
            <text:p>9715656297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20:15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18:45:22</text:p>
          </table:table-cell>
        </table:table-row>
        <table:table-row table:style-name="ro2">
          <table:table-cell office:value-type="float" office:value="971509196140" calcext:value-type="float">
            <text:p>9715091961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20:30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19:00:33</text:p>
          </table:table-cell>
        </table:table-row>
        <table:table-row table:style-name="ro2">
          <table:table-cell office:value-type="float" office:value="971569311541" calcext:value-type="float">
            <text:p>9715693115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21:34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20:04:34</text:p>
          </table:table-cell>
        </table:table-row>
        <table:table-row table:style-name="ro2">
          <table:table-cell office:value-type="float" office:value="971504731499" calcext:value-type="float">
            <text:p>9715047314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23:55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22:25:57</text:p>
          </table:table-cell>
        </table:table-row>
        <table:table-row table:style-name="ro2">
          <table:table-cell office:value-type="float" office:value="971505361538" calcext:value-type="float">
            <text:p>9715053615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00:02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22:32:39</text:p>
          </table:table-cell>
        </table:table-row>
        <table:table-row table:style-name="ro2">
          <table:table-cell office:value-type="float" office:value="971501458026" calcext:value-type="float">
            <text:p>9715014580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00:35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23:05:59</text:p>
          </table:table-cell>
        </table:table-row>
        <table:table-row table:style-name="ro2">
          <table:table-cell office:value-type="float" office:value="971502094505" calcext:value-type="float">
            <text:p>9715020945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05:21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3:51:07</text:p>
          </table:table-cell>
        </table:table-row>
        <table:table-row table:style-name="ro2">
          <table:table-cell office:value-type="float" office:value="971507475439" calcext:value-type="float">
            <text:p>9715074754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05:26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3:56:05</text:p>
          </table:table-cell>
        </table:table-row>
        <table:table-row table:style-name="ro2">
          <table:table-cell office:value-type="float" office:value="971555072987" calcext:value-type="float">
            <text:p>9715550729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05:30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4:00:02</text:p>
          </table:table-cell>
        </table:table-row>
        <table:table-row table:style-name="ro2">
          <table:table-cell office:value-type="float" office:value="971561642099" calcext:value-type="float">
            <text:p>9715616420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08:59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7:29:02</text:p>
          </table:table-cell>
        </table:table-row>
        <table:table-row table:style-name="ro2">
          <table:table-cell office:value-type="float" office:value="971501866067" calcext:value-type="float">
            <text:p>97150186606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0:13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8:43:14</text:p>
          </table:table-cell>
        </table:table-row>
        <table:table-row table:style-name="ro2">
          <table:table-cell office:value-type="float" office:value="971565697911" calcext:value-type="float">
            <text:p>9715656979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0:38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9:08:43</text:p>
          </table:table-cell>
        </table:table-row>
        <table:table-row table:style-name="ro2">
          <table:table-cell office:value-type="float" office:value="971569779687" calcext:value-type="float">
            <text:p>9715697796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2:11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0:41:41</text:p>
          </table:table-cell>
        </table:table-row>
        <table:table-row table:style-name="ro2">
          <table:table-cell office:value-type="float" office:value="971566091140" calcext:value-type="float">
            <text:p>9715660911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2:21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0:51:50</text:p>
          </table:table-cell>
        </table:table-row>
        <table:table-row table:style-name="ro2">
          <table:table-cell office:value-type="float" office:value="971504827785" calcext:value-type="float">
            <text:p>9715048277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4:39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3:09:08</text:p>
          </table:table-cell>
        </table:table-row>
        <table:table-row table:style-name="ro2">
          <table:table-cell office:value-type="float" office:value="971545625735" calcext:value-type="float">
            <text:p>9715456257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4:57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3:27:58</text:p>
          </table:table-cell>
        </table:table-row>
        <table:table-row table:style-name="ro2">
          <table:table-cell office:value-type="float" office:value="971543086593" calcext:value-type="float">
            <text:p>9715430865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7:23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5:53:52</text:p>
          </table:table-cell>
        </table:table-row>
        <table:table-row table:style-name="ro2">
          <table:table-cell office:value-type="float" office:value="971544485643" calcext:value-type="float">
            <text:p>9715444856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7:39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6:09:50</text:p>
          </table:table-cell>
        </table:table-row>
        <table:table-row table:style-name="ro2">
          <table:table-cell office:value-type="float" office:value="971545604947" calcext:value-type="float">
            <text:p>9715456049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8:08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6:38:37</text:p>
          </table:table-cell>
        </table:table-row>
        <table:table-row table:style-name="ro2">
          <table:table-cell office:value-type="float" office:value="971547970819" calcext:value-type="float">
            <text:p>9715479708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22:11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20:41:59</text:p>
          </table:table-cell>
        </table:table-row>
        <table:table-row table:style-name="ro2">
          <table:table-cell office:value-type="float" office:value="971568825278" calcext:value-type="float">
            <text:p>9715688252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1:51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0:21:08</text:p>
          </table:table-cell>
        </table:table-row>
        <table:table-row table:style-name="ro2">
          <table:table-cell office:value-type="float" office:value="971509528016" calcext:value-type="float">
            <text:p>9715095280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5:47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4:17:16</text:p>
          </table:table-cell>
        </table:table-row>
        <table:table-row table:style-name="ro2">
          <table:table-cell office:value-type="float" office:value="971547309916" calcext:value-type="float">
            <text:p>9715473099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6:51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5:21:13</text:p>
          </table:table-cell>
        </table:table-row>
        <table:table-row table:style-name="ro2">
          <table:table-cell office:value-type="float" office:value="971544149458" calcext:value-type="float">
            <text:p>9715441494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7:14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5:44:20</text:p>
          </table:table-cell>
        </table:table-row>
        <table:table-row table:style-name="ro2">
          <table:table-cell office:value-type="float" office:value="971569258900" calcext:value-type="float">
            <text:p>9715692589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8:23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6:53:44</text:p>
          </table:table-cell>
        </table:table-row>
        <table:table-row table:style-name="ro2">
          <table:table-cell office:value-type="float" office:value="971569453783" calcext:value-type="float">
            <text:p>9715694537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10:44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9:14:48</text:p>
          </table:table-cell>
        </table:table-row>
        <table:table-row table:style-name="ro2">
          <table:table-cell office:value-type="float" office:value="971545779189" calcext:value-type="float">
            <text:p>9715457791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15:23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13:53:01</text:p>
          </table:table-cell>
        </table:table-row>
        <table:table-row table:style-name="ro2">
          <table:table-cell office:value-type="float" office:value="971502374788" calcext:value-type="float">
            <text:p>9715023747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20:02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18:32:58</text:p>
          </table:table-cell>
        </table:table-row>
        <table:table-row table:style-name="ro2">
          <table:table-cell office:value-type="float" office:value="971503075473" calcext:value-type="float">
            <text:p>9715030754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21:59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20:29:06</text:p>
          </table:table-cell>
        </table:table-row>
        <table:table-row table:style-name="ro2">
          <table:table-cell office:value-type="float" office:value="971508978927" calcext:value-type="float">
            <text:p>9715089789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22:19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20:49:20</text:p>
          </table:table-cell>
        </table:table-row>
        <table:table-row table:style-name="ro2">
          <table:table-cell office:value-type="float" office:value="971561871238" calcext:value-type="float">
            <text:p>9715618712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22:32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21:02:41</text:p>
          </table:table-cell>
        </table:table-row>
        <table:table-row table:style-name="ro2">
          <table:table-cell office:value-type="float" office:value="971508093488" calcext:value-type="float">
            <text:p>9715080934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00:07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22:37:54</text:p>
          </table:table-cell>
        </table:table-row>
        <table:table-row table:style-name="ro2">
          <table:table-cell office:value-type="float" office:value="971509269890" calcext:value-type="float">
            <text:p>9715092698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03:13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01:43:37</text:p>
          </table:table-cell>
        </table:table-row>
        <table:table-row table:style-name="ro2">
          <table:table-cell office:value-type="float" office:value="971505789941" calcext:value-type="float">
            <text:p>9715057899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09:18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07:48:44</text:p>
          </table:table-cell>
        </table:table-row>
        <table:table-row table:style-name="ro2">
          <table:table-cell office:value-type="float" office:value="971521556787" calcext:value-type="float">
            <text:p>9715215567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12:46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11:16:25</text:p>
          </table:table-cell>
        </table:table-row>
        <table:table-row table:style-name="ro2">
          <table:table-cell office:value-type="float" office:value="971545076355" calcext:value-type="float">
            <text:p>9715450763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12:46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11:16:40</text:p>
          </table:table-cell>
        </table:table-row>
        <table:table-row table:style-name="ro2">
          <table:table-cell office:value-type="float" office:value="971507216640" calcext:value-type="float">
            <text:p>9715072166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22:45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21:15:30</text:p>
          </table:table-cell>
        </table:table-row>
        <table:table-row table:style-name="ro2">
          <table:table-cell office:value-type="float" office:value="971563542036" calcext:value-type="float">
            <text:p>9715635420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22:56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21:26:24</text:p>
          </table:table-cell>
        </table:table-row>
        <table:table-row table:style-name="ro2">
          <table:table-cell office:value-type="float" office:value="971547789075" calcext:value-type="float">
            <text:p>9715477890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2:29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0:59:45</text:p>
          </table:table-cell>
        </table:table-row>
        <table:table-row table:style-name="ro2">
          <table:table-cell office:value-type="float" office:value="971547237314" calcext:value-type="float">
            <text:p>9715472373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3:38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2:08:07</text:p>
          </table:table-cell>
        </table:table-row>
        <table:table-row table:style-name="ro2">
          <table:table-cell office:value-type="float" office:value="971547078584" calcext:value-type="float">
            <text:p>9715470785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3:42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2:12:57</text:p>
          </table:table-cell>
        </table:table-row>
        <table:table-row table:style-name="ro2">
          <table:table-cell office:value-type="float" office:value="971566013170" calcext:value-type="float">
            <text:p>9715660131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5:0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3:31:58</text:p>
          </table:table-cell>
        </table:table-row>
        <table:table-row table:style-name="ro2">
          <table:table-cell office:value-type="float" office:value="971505142959" calcext:value-type="float">
            <text:p>9715051429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8:13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6:43:33</text:p>
          </table:table-cell>
        </table:table-row>
        <table:table-row table:style-name="ro2">
          <table:table-cell office:value-type="float" office:value="971545205062" calcext:value-type="float">
            <text:p>9715452050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10:3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9:06:48</text:p>
          </table:table-cell>
        </table:table-row>
        <table:table-row table:style-name="ro2">
          <table:table-cell office:value-type="float" office:value="971503071140" calcext:value-type="float">
            <text:p>9715030711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12:49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11:19:31</text:p>
          </table:table-cell>
        </table:table-row>
        <table:table-row table:style-name="ro2">
          <table:table-cell office:value-type="float" office:value="971509772905" calcext:value-type="float">
            <text:p>9715097729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13:46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12:16:22</text:p>
          </table:table-cell>
        </table:table-row>
        <table:table-row table:style-name="ro2">
          <table:table-cell office:value-type="float" office:value="971568397170" calcext:value-type="float">
            <text:p>9715683971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14:3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13:09:53</text:p>
          </table:table-cell>
        </table:table-row>
        <table:table-row table:style-name="ro2">
          <table:table-cell office:value-type="float" office:value="971563281354" calcext:value-type="float">
            <text:p>9715632813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17:4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16:11:58</text:p>
          </table:table-cell>
        </table:table-row>
        <table:table-row table:style-name="ro2">
          <table:table-cell office:value-type="float" office:value="971503687315" calcext:value-type="float">
            <text:p>9715036873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18:46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17:16:06</text:p>
          </table:table-cell>
        </table:table-row>
        <table:table-row table:style-name="ro2">
          <table:table-cell office:value-type="float" office:value="971501864815" calcext:value-type="float">
            <text:p>9715018648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18:50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17:20:15</text:p>
          </table:table-cell>
        </table:table-row>
        <table:table-row table:style-name="ro2">
          <table:table-cell office:value-type="float" office:value="971544813083" calcext:value-type="float">
            <text:p>9715448130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21:14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19:44:50</text:p>
          </table:table-cell>
        </table:table-row>
        <table:table-row table:style-name="ro2">
          <table:table-cell office:value-type="float" office:value="971563542036" calcext:value-type="float">
            <text:p>9715635420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21:34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20:04:01</text:p>
          </table:table-cell>
        </table:table-row>
        <table:table-row table:style-name="ro2">
          <table:table-cell office:value-type="float" office:value="971543612541" calcext:value-type="float">
            <text:p>9715436125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23:59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22:29:04</text:p>
          </table:table-cell>
        </table:table-row>
        <table:table-row table:style-name="ro2">
          <table:table-cell office:value-type="float" office:value="971505169031" calcext:value-type="float">
            <text:p>9715051690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0:14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22:44:36</text:p>
          </table:table-cell>
        </table:table-row>
        <table:table-row table:style-name="ro2">
          <table:table-cell office:value-type="float" office:value="971504754296" calcext:value-type="float">
            <text:p>9715047542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1:53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0:23:15</text:p>
          </table:table-cell>
        </table:table-row>
        <table:table-row table:style-name="ro2">
          <table:table-cell office:value-type="float" office:value="971504049753" calcext:value-type="float">
            <text:p>9715040497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4:43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3:13:53</text:p>
          </table:table-cell>
        </table:table-row>
        <table:table-row table:style-name="ro2">
          <table:table-cell office:value-type="float" office:value="971565771903" calcext:value-type="float">
            <text:p>9715657719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8:23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6:53:45</text:p>
          </table:table-cell>
        </table:table-row>
        <table:table-row table:style-name="ro2">
          <table:table-cell office:value-type="float" office:value="971505755158" calcext:value-type="float">
            <text:p>9715057551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9:31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8:01:08</text:p>
          </table:table-cell>
        </table:table-row>
        <table:table-row table:style-name="ro2">
          <table:table-cell office:value-type="float" office:value="971547475803" calcext:value-type="float">
            <text:p>9715474758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9:54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8:24:04</text:p>
          </table:table-cell>
        </table:table-row>
        <table:table-row table:style-name="ro2">
          <table:table-cell office:value-type="float" office:value="971508212897" calcext:value-type="float">
            <text:p>97150821289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2:41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1:11:40</text:p>
          </table:table-cell>
        </table:table-row>
        <table:table-row table:style-name="ro2">
          <table:table-cell office:value-type="float" office:value="971507364785" calcext:value-type="float">
            <text:p>9715073647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3:08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1:38:38</text:p>
          </table:table-cell>
        </table:table-row>
        <table:table-row table:style-name="ro2">
          <table:table-cell office:value-type="float" office:value="971566978395" calcext:value-type="float">
            <text:p>9715669783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5:50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4:20:13</text:p>
          </table:table-cell>
        </table:table-row>
        <table:table-row table:style-name="ro2">
          <table:table-cell office:value-type="float" office:value="971509968095" calcext:value-type="float">
            <text:p>9715099680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7:21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5:51:39</text:p>
          </table:table-cell>
        </table:table-row>
        <table:table-row table:style-name="ro2">
          <table:table-cell office:value-type="float" office:value="971566837634" calcext:value-type="float">
            <text:p>9715668376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9:51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8:21:57</text:p>
          </table:table-cell>
        </table:table-row>
        <table:table-row table:style-name="ro2">
          <table:table-cell office:value-type="float" office:value="971544174919" calcext:value-type="float">
            <text:p>9715441749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20:25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8:55:24</text:p>
          </table:table-cell>
        </table:table-row>
        <table:table-row table:style-name="ro2">
          <table:table-cell office:value-type="float" office:value="971563192681" calcext:value-type="float">
            <text:p>9715631926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20:36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9:06:07</text:p>
          </table:table-cell>
        </table:table-row>
        <table:table-row table:style-name="ro2">
          <table:table-cell office:value-type="float" office:value="971503581159" calcext:value-type="float">
            <text:p>9715035811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0:04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22:34:02</text:p>
          </table:table-cell>
        </table:table-row>
        <table:table-row table:style-name="ro2">
          <table:table-cell office:value-type="float" office:value="971501550438" calcext:value-type="float">
            <text:p>9715015504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0:53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23:23:59</text:p>
          </table:table-cell>
        </table:table-row>
        <table:table-row table:style-name="ro2">
          <table:table-cell office:value-type="float" office:value="971566144789" calcext:value-type="float">
            <text:p>9715661447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1:09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23:39:24</text:p>
          </table:table-cell>
        </table:table-row>
        <table:table-row table:style-name="ro2">
          <table:table-cell office:value-type="float" office:value="971561245282" calcext:value-type="float">
            <text:p>9715612452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1:37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0:07:43</text:p>
          </table:table-cell>
        </table:table-row>
        <table:table-row table:style-name="ro2">
          <table:table-cell office:value-type="float" office:value="971501855310" calcext:value-type="float">
            <text:p>9715018553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1:42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0:12:31</text:p>
          </table:table-cell>
        </table:table-row>
        <table:table-row table:style-name="ro2">
          <table:table-cell office:value-type="float" office:value="971547885172" calcext:value-type="float">
            <text:p>9715478851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4:28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2:58:34</text:p>
          </table:table-cell>
        </table:table-row>
        <table:table-row table:style-name="ro2">
          <table:table-cell office:value-type="float" office:value="971503057816" calcext:value-type="float">
            <text:p>9715030578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9:56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8:26:30</text:p>
          </table:table-cell>
        </table:table-row>
        <table:table-row table:style-name="ro2">
          <table:table-cell office:value-type="float" office:value="971562923419" calcext:value-type="float">
            <text:p>9715629234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11:22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9:52:59</text:p>
          </table:table-cell>
        </table:table-row>
        <table:table-row table:style-name="ro2">
          <table:table-cell office:value-type="float" office:value="971503638023" calcext:value-type="float">
            <text:p>9715036380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13:40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12:10:42</text:p>
          </table:table-cell>
        </table:table-row>
        <table:table-row table:style-name="ro2">
          <table:table-cell office:value-type="float" office:value="971565749103" calcext:value-type="float">
            <text:p>9715657491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15:01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13:31:07</text:p>
          </table:table-cell>
        </table:table-row>
        <table:table-row table:style-name="ro2">
          <table:table-cell office:value-type="float" office:value="971561240457" calcext:value-type="float">
            <text:p>9715612404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15:15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13:45:27</text:p>
          </table:table-cell>
        </table:table-row>
        <table:table-row table:style-name="ro2">
          <table:table-cell office:value-type="float" office:value="971566987946" calcext:value-type="float">
            <text:p>9715669879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20:56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19:26:36</text:p>
          </table:table-cell>
        </table:table-row>
        <table:table-row table:style-name="ro2">
          <table:table-cell office:value-type="float" office:value="971561910987" calcext:value-type="float">
            <text:p>9715619109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21:37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20:07:47</text:p>
          </table:table-cell>
        </table:table-row>
        <table:table-row table:style-name="ro2">
          <table:table-cell office:value-type="float" office:value="971569928666" calcext:value-type="float">
            <text:p>9715699286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01:22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23:52:31</text:p>
          </table:table-cell>
        </table:table-row>
        <table:table-row table:style-name="ro2">
          <table:table-cell office:value-type="float" office:value="971567254659" calcext:value-type="float">
            <text:p>9715672546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05:44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04:14:56</text:p>
          </table:table-cell>
        </table:table-row>
        <table:table-row table:style-name="ro2">
          <table:table-cell office:value-type="float" office:value="971549907190" calcext:value-type="float">
            <text:p>9715499071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11:4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10:12:47</text:p>
          </table:table-cell>
        </table:table-row>
        <table:table-row table:style-name="ro2">
          <table:table-cell office:value-type="float" office:value="971563142135" calcext:value-type="float">
            <text:p>9715631421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12:35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11:05:32</text:p>
          </table:table-cell>
        </table:table-row>
        <table:table-row table:style-name="ro2">
          <table:table-cell office:value-type="float" office:value="971505930037" calcext:value-type="float">
            <text:p>9715059300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21:46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20:16:15</text:p>
          </table:table-cell>
        </table:table-row>
        <table:table-row table:style-name="ro2">
          <table:table-cell office:value-type="float" office:value="971567563880" calcext:value-type="float">
            <text:p>9715675638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23:18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21:48:44</text:p>
          </table:table-cell>
        </table:table-row>
        <table:table-row table:style-name="ro2">
          <table:table-cell office:value-type="float" office:value="971561893586" calcext:value-type="float">
            <text:p>9715618935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00:10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22:40:23</text:p>
          </table:table-cell>
        </table:table-row>
        <table:table-row table:style-name="ro2">
          <table:table-cell office:value-type="float" office:value="971543927364" calcext:value-type="float">
            <text:p>9715439273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02:41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01:11:41</text:p>
          </table:table-cell>
        </table:table-row>
        <table:table-row table:style-name="ro2">
          <table:table-cell office:value-type="float" office:value="971501081168" calcext:value-type="float">
            <text:p>9715010811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03:30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02:00:05</text:p>
          </table:table-cell>
        </table:table-row>
        <table:table-row table:style-name="ro2">
          <table:table-cell office:value-type="float" office:value="971559908030" calcext:value-type="float">
            <text:p>9715599080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05:5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04:26:38</text:p>
          </table:table-cell>
        </table:table-row>
        <table:table-row table:style-name="ro2">
          <table:table-cell office:value-type="float" office:value="971505035542" calcext:value-type="float">
            <text:p>9715050355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06:40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05:10:11</text:p>
          </table:table-cell>
        </table:table-row>
        <table:table-row table:style-name="ro2">
          <table:table-cell office:value-type="float" office:value="971507190337" calcext:value-type="float">
            <text:p>9715071903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10:13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08:43:37</text:p>
          </table:table-cell>
        </table:table-row>
        <table:table-row table:style-name="ro2">
          <table:table-cell office:value-type="float" office:value="971507614763" calcext:value-type="float">
            <text:p>97150761476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20:38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19:08:28</text:p>
          </table:table-cell>
        </table:table-row>
        <table:table-row table:style-name="ro2">
          <table:table-cell office:value-type="float" office:value="971507445449" calcext:value-type="float">
            <text:p>9715074454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21:52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20:22:00</text:p>
          </table:table-cell>
        </table:table-row>
        <table:table-row table:style-name="ro2">
          <table:table-cell office:value-type="float" office:value="971563668165" calcext:value-type="float">
            <text:p>9715636681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22:38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21:08:21</text:p>
          </table:table-cell>
        </table:table-row>
        <table:table-row table:style-name="ro2">
          <table:table-cell office:value-type="float" office:value="971503678460" calcext:value-type="float">
            <text:p>9715036784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00:58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23:28:51</text:p>
          </table:table-cell>
        </table:table-row>
        <table:table-row table:style-name="ro2">
          <table:table-cell office:value-type="float" office:value="971501593612" calcext:value-type="float">
            <text:p>9715015936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01:36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00:06:14</text:p>
          </table:table-cell>
        </table:table-row>
        <table:table-row table:style-name="ro2">
          <table:table-cell office:value-type="float" office:value="971505390867" calcext:value-type="float">
            <text:p>97150539086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05:14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03:44:35</text:p>
          </table:table-cell>
        </table:table-row>
        <table:table-row table:style-name="ro2">
          <table:table-cell office:value-type="float" office:value="971501986083" calcext:value-type="float">
            <text:p>9715019860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12:03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10:33:50</text:p>
          </table:table-cell>
        </table:table-row>
        <table:table-row table:style-name="ro2">
          <table:table-cell office:value-type="float" office:value="971509978678" calcext:value-type="float">
            <text:p>9715099786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14:37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13:07:25</text:p>
          </table:table-cell>
        </table:table-row>
        <table:table-row table:style-name="ro2">
          <table:table-cell office:value-type="float" office:value="971544429056" calcext:value-type="float">
            <text:p>9715444290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14:49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13:19:07</text:p>
          </table:table-cell>
        </table:table-row>
        <table:table-row table:style-name="ro2">
          <table:table-cell office:value-type="float" office:value="971568668449" calcext:value-type="float">
            <text:p>9715686684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16:16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14:46:09</text:p>
          </table:table-cell>
        </table:table-row>
        <table:table-row table:style-name="ro2">
          <table:table-cell office:value-type="float" office:value="971565017784" calcext:value-type="float">
            <text:p>9715650177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19:13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17:43:01</text:p>
          </table:table-cell>
        </table:table-row>
        <table:table-row table:style-name="ro2">
          <table:table-cell office:value-type="float" office:value="971561430389" calcext:value-type="float">
            <text:p>9715614303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20:44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19:14:59</text:p>
          </table:table-cell>
        </table:table-row>
        <table:table-row table:style-name="ro2">
          <table:table-cell office:value-type="float" office:value="971509041859" calcext:value-type="float">
            <text:p>9715090418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23:06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21:36:32</text:p>
          </table:table-cell>
        </table:table-row>
        <table:table-row table:style-name="ro2">
          <table:table-cell office:value-type="float" office:value="971564950691" calcext:value-type="float">
            <text:p>9715649506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00:36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23:06:25</text:p>
          </table:table-cell>
        </table:table-row>
        <table:table-row table:style-name="ro2">
          <table:table-cell office:value-type="float" office:value="971547764862" calcext:value-type="float">
            <text:p>9715477648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02:37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1:07:54</text:p>
          </table:table-cell>
        </table:table-row>
        <table:table-row table:style-name="ro2">
          <table:table-cell office:value-type="float" office:value="971506456513" calcext:value-type="float">
            <text:p>9715064565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03:27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1:57:00</text:p>
          </table:table-cell>
        </table:table-row>
        <table:table-row table:style-name="ro2">
          <table:table-cell office:value-type="float" office:value="971547648415" calcext:value-type="float">
            <text:p>9715476484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05:35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4:05:16</text:p>
          </table:table-cell>
        </table:table-row>
        <table:table-row table:style-name="ro2">
          <table:table-cell office:value-type="float" office:value="971564886729" calcext:value-type="float">
            <text:p>9715648867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06:38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5:08:51</text:p>
          </table:table-cell>
        </table:table-row>
        <table:table-row table:style-name="ro2">
          <table:table-cell office:value-type="float" office:value="971509011565" calcext:value-type="float">
            <text:p>9715090115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10:27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8:57:38</text:p>
          </table:table-cell>
        </table:table-row>
        <table:table-row table:style-name="ro2">
          <table:table-cell office:value-type="float" office:value="971507299851" calcext:value-type="float">
            <text:p>9715072998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10:40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9:10:43</text:p>
          </table:table-cell>
        </table:table-row>
        <table:table-row table:style-name="ro2">
          <table:table-cell office:value-type="float" office:value="971505225935" calcext:value-type="float">
            <text:p>9715052259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14:25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12:55:26</text:p>
          </table:table-cell>
        </table:table-row>
        <table:table-row table:style-name="ro2">
          <table:table-cell office:value-type="float" office:value="971503294425" calcext:value-type="float">
            <text:p>9715032944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16:53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15:23:28</text:p>
          </table:table-cell>
        </table:table-row>
        <table:table-row table:style-name="ro2">
          <table:table-cell office:value-type="float" office:value="971543548779" calcext:value-type="float">
            <text:p>9715435487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18:53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17:23:12</text:p>
          </table:table-cell>
        </table:table-row>
        <table:table-row table:style-name="ro2">
          <table:table-cell office:value-type="float" office:value="971567207540" calcext:value-type="float">
            <text:p>9715672075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19:25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17:55:44</text:p>
          </table:table-cell>
        </table:table-row>
        <table:table-row table:style-name="ro2">
          <table:table-cell office:value-type="float" office:value="971507581004" calcext:value-type="float">
            <text:p>9715075810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20:12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18:42:52</text:p>
          </table:table-cell>
        </table:table-row>
        <table:table-row table:style-name="ro2">
          <table:table-cell office:value-type="float" office:value="971506878940" calcext:value-type="float">
            <text:p>9715068789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1:01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23:31:37</text:p>
          </table:table-cell>
        </table:table-row>
        <table:table-row table:style-name="ro2">
          <table:table-cell office:value-type="float" office:value="971526921976" calcext:value-type="float">
            <text:p>9715269219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2:08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0:38:44</text:p>
          </table:table-cell>
        </table:table-row>
        <table:table-row table:style-name="ro2">
          <table:table-cell office:value-type="float" office:value="971566144462" calcext:value-type="float">
            <text:p>9715661444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4:53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3:23:33</text:p>
          </table:table-cell>
        </table:table-row>
        <table:table-row table:style-name="ro2">
          <table:table-cell office:value-type="float" office:value="971504362249" calcext:value-type="float">
            <text:p>9715043622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8:34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7:04:42</text:p>
          </table:table-cell>
        </table:table-row>
        <table:table-row table:style-name="ro2">
          <table:table-cell office:value-type="float" office:value="971502863520" calcext:value-type="float">
            <text:p>9715028635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9:39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8:09:37</text:p>
          </table:table-cell>
        </table:table-row>
        <table:table-row table:style-name="ro2">
          <table:table-cell office:value-type="float" office:value="971564384600" calcext:value-type="float">
            <text:p>9715643846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10:27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8:57:05</text:p>
          </table:table-cell>
        </table:table-row>
        <table:table-row table:style-name="ro2">
          <table:table-cell office:value-type="float" office:value="971503031208" calcext:value-type="float">
            <text:p>9715030312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10:59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9:29:57</text:p>
          </table:table-cell>
        </table:table-row>
        <table:table-row table:style-name="ro2">
          <table:table-cell office:value-type="float" office:value="971507132845" calcext:value-type="float">
            <text:p>9715071328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11:26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9:56:52</text:p>
          </table:table-cell>
        </table:table-row>
        <table:table-row table:style-name="ro2">
          <table:table-cell office:value-type="float" office:value="971568992469" calcext:value-type="float">
            <text:p>9715689924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12:37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11:07:26</text:p>
          </table:table-cell>
        </table:table-row>
        <table:table-row table:style-name="ro2">
          <table:table-cell office:value-type="float" office:value="971565546736" calcext:value-type="float">
            <text:p>9715655467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12:43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11:13:49</text:p>
          </table:table-cell>
        </table:table-row>
        <table:table-row table:style-name="ro2">
          <table:table-cell office:value-type="float" office:value="971569078596" calcext:value-type="float">
            <text:p>9715690785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14:37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13:07:58</text:p>
          </table:table-cell>
        </table:table-row>
        <table:table-row table:style-name="ro2">
          <table:table-cell office:value-type="float" office:value="971552781289" calcext:value-type="float">
            <text:p>9715527812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15:22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13:52:12</text:p>
          </table:table-cell>
        </table:table-row>
        <table:table-row table:style-name="ro2">
          <table:table-cell office:value-type="float" office:value="971503023169" calcext:value-type="float">
            <text:p>9715030231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22:10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20:40:20</text:p>
          </table:table-cell>
        </table:table-row>
        <table:table-row table:style-name="ro2">
          <table:table-cell office:value-type="float" office:value="971588552852" calcext:value-type="float">
            <text:p>9715885528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22:16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20:46:59</text:p>
          </table:table-cell>
        </table:table-row>
        <table:table-row table:style-name="ro2">
          <table:table-cell office:value-type="float" office:value="971504841059" calcext:value-type="float">
            <text:p>9715048410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22:30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21:00:25</text:p>
          </table:table-cell>
        </table:table-row>
        <table:table-row table:style-name="ro2">
          <table:table-cell office:value-type="float" office:value="971508338112" calcext:value-type="float">
            <text:p>9715083381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23:35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22:05:26</text:p>
          </table:table-cell>
        </table:table-row>
        <table:table-row table:style-name="ro2">
          <table:table-cell office:value-type="float" office:value="971504913934" calcext:value-type="float">
            <text:p>9715049139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0:35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23:05:30</text:p>
          </table:table-cell>
        </table:table-row>
        <table:table-row table:style-name="ro2">
          <table:table-cell office:value-type="float" office:value="971564188831" calcext:value-type="float">
            <text:p>9715641888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0:53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23:23:51</text:p>
          </table:table-cell>
        </table:table-row>
        <table:table-row table:style-name="ro2">
          <table:table-cell office:value-type="float" office:value="971562818794" calcext:value-type="float">
            <text:p>9715628187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2:16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0:46:25</text:p>
          </table:table-cell>
        </table:table-row>
        <table:table-row table:style-name="ro2">
          <table:table-cell office:value-type="float" office:value="971501079694" calcext:value-type="float">
            <text:p>9715010796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7:15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5:45:02</text:p>
          </table:table-cell>
        </table:table-row>
        <table:table-row table:style-name="ro2">
          <table:table-cell office:value-type="float" office:value="971568257436" calcext:value-type="float">
            <text:p>9715682574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9:37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8:07:14</text:p>
          </table:table-cell>
        </table:table-row>
        <table:table-row table:style-name="ro2">
          <table:table-cell office:value-type="float" office:value="971567592340" calcext:value-type="float">
            <text:p>9715675923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1:08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9:38:12</text:p>
          </table:table-cell>
        </table:table-row>
        <table:table-row table:style-name="ro2">
          <table:table-cell office:value-type="float" office:value="971568440520" calcext:value-type="float">
            <text:p>9715684405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3:35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2:05:38</text:p>
          </table:table-cell>
        </table:table-row>
        <table:table-row table:style-name="ro2">
          <table:table-cell office:value-type="float" office:value="971544480330" calcext:value-type="float">
            <text:p>9715444803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7:3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6:06:53</text:p>
          </table:table-cell>
        </table:table-row>
        <table:table-row table:style-name="ro2">
          <table:table-cell office:value-type="float" office:value="971545699176" calcext:value-type="float">
            <text:p>9715456991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7:56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6:26:39</text:p>
          </table:table-cell>
        </table:table-row>
        <table:table-row table:style-name="ro2">
          <table:table-cell office:value-type="float" office:value="971506218031" calcext:value-type="float">
            <text:p>9715062180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8:00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6:30:28</text:p>
          </table:table-cell>
        </table:table-row>
        <table:table-row table:style-name="ro2">
          <table:table-cell office:value-type="float" office:value="971562391814" calcext:value-type="float">
            <text:p>9715623918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20:50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9:20:46</text:p>
          </table:table-cell>
        </table:table-row>
        <table:table-row table:style-name="ro2">
          <table:table-cell office:value-type="float" office:value="971502509560" calcext:value-type="float">
            <text:p>9715025095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21:01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9:31:04</text:p>
          </table:table-cell>
        </table:table-row>
        <table:table-row table:style-name="ro2">
          <table:table-cell office:value-type="float" office:value="971563409686" calcext:value-type="float">
            <text:p>9715634096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01:23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23:53:22</text:p>
          </table:table-cell>
        </table:table-row>
        <table:table-row table:style-name="ro2">
          <table:table-cell office:value-type="float" office:value="971566554902" calcext:value-type="float">
            <text:p>9715665549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10:47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09:17:43</text:p>
          </table:table-cell>
        </table:table-row>
        <table:table-row table:style-name="ro2">
          <table:table-cell office:value-type="float" office:value="971544618601" calcext:value-type="float">
            <text:p>9715446186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18:40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17:10:13</text:p>
          </table:table-cell>
        </table:table-row>
        <table:table-row table:style-name="ro2">
          <table:table-cell office:value-type="float" office:value="971543242675" calcext:value-type="float">
            <text:p>9715432426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18:54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17:24:17</text:p>
          </table:table-cell>
        </table:table-row>
        <table:table-row table:style-name="ro2">
          <table:table-cell office:value-type="float" office:value="971547517027" calcext:value-type="float">
            <text:p>9715475170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19:23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17:53:11</text:p>
          </table:table-cell>
        </table:table-row>
        <table:table-row table:style-name="ro2">
          <table:table-cell office:value-type="float" office:value="971508837159" calcext:value-type="float">
            <text:p>9715088371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21:03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19:33:12</text:p>
          </table:table-cell>
        </table:table-row>
        <table:table-row table:style-name="ro2">
          <table:table-cell office:value-type="float" office:value="971503106543" calcext:value-type="float">
            <text:p>9715031065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21:19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19:49:26</text:p>
          </table:table-cell>
        </table:table-row>
        <table:table-row table:style-name="ro2">
          <table:table-cell office:value-type="float" office:value="971566886605" calcext:value-type="float">
            <text:p>9715668866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21:43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20:13:37</text:p>
          </table:table-cell>
        </table:table-row>
        <table:table-row table:style-name="ro2">
          <table:table-cell office:value-type="float" office:value="971562905587" calcext:value-type="float">
            <text:p>9715629055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02:57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01:27:39</text:p>
          </table:table-cell>
        </table:table-row>
        <table:table-row table:style-name="ro2">
          <table:table-cell office:value-type="float" office:value="971504128696" calcext:value-type="float">
            <text:p>9715041286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04:21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02:51:32</text:p>
          </table:table-cell>
        </table:table-row>
        <table:table-row table:style-name="ro2">
          <table:table-cell office:value-type="float" office:value="971564617740" calcext:value-type="float">
            <text:p>9715646177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09:39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08:09:21</text:p>
          </table:table-cell>
        </table:table-row>
        <table:table-row table:style-name="ro2">
          <table:table-cell office:value-type="float" office:value="971566811642" calcext:value-type="float">
            <text:p>9715668116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14:00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12:30:18</text:p>
          </table:table-cell>
        </table:table-row>
        <table:table-row table:style-name="ro2">
          <table:table-cell office:value-type="float" office:value="971543482410" calcext:value-type="float">
            <text:p>9715434824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21:35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20:05:42</text:p>
          </table:table-cell>
        </table:table-row>
        <table:table-row table:style-name="ro2">
          <table:table-cell office:value-type="float" office:value="971505175874" calcext:value-type="float">
            <text:p>9715051758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22:11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20:41:10</text:p>
          </table:table-cell>
        </table:table-row>
        <table:table-row table:style-name="ro2">
          <table:table-cell office:value-type="float" office:value="971565562365" calcext:value-type="float">
            <text:p>9715655623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22:25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20:55:40</text:p>
          </table:table-cell>
        </table:table-row>
        <table:table-row table:style-name="ro2">
          <table:table-cell office:value-type="float" office:value="971561432449" calcext:value-type="float">
            <text:p>9715614324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00:29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22:59:13</text:p>
          </table:table-cell>
        </table:table-row>
        <table:table-row table:style-name="ro2">
          <table:table-cell office:value-type="float" office:value="971561952243" calcext:value-type="float">
            <text:p>9715619522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02:41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01:11:30</text:p>
          </table:table-cell>
        </table:table-row>
        <table:table-row table:style-name="ro2">
          <table:table-cell office:value-type="float" office:value="971508258533" calcext:value-type="float">
            <text:p>9715082585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03:53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02:23:31</text:p>
          </table:table-cell>
        </table:table-row>
        <table:table-row table:style-name="ro2">
          <table:table-cell office:value-type="float" office:value="971502450685" calcext:value-type="float">
            <text:p>9715024506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03:56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02:26:43</text:p>
          </table:table-cell>
        </table:table-row>
        <table:table-row table:style-name="ro2">
          <table:table-cell office:value-type="float" office:value="971505198464" calcext:value-type="float">
            <text:p>9715051984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03:58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02:28:37</text:p>
          </table:table-cell>
        </table:table-row>
        <table:table-row table:style-name="ro2">
          <table:table-cell office:value-type="float" office:value="971561969268" calcext:value-type="float">
            <text:p>9715619692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05:47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04:17:00</text:p>
          </table:table-cell>
        </table:table-row>
        <table:table-row table:style-name="ro2">
          <table:table-cell office:value-type="float" office:value="971501952005" calcext:value-type="float">
            <text:p>9715019520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08:27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06:57:03</text:p>
          </table:table-cell>
        </table:table-row>
        <table:table-row table:style-name="ro2">
          <table:table-cell office:value-type="float" office:value="971561562648" calcext:value-type="float">
            <text:p>9715615626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11:53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10:23:11</text:p>
          </table:table-cell>
        </table:table-row>
        <table:table-row table:style-name="ro2">
          <table:table-cell office:value-type="float" office:value="971506701629" calcext:value-type="float">
            <text:p>9715067016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16:01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14:31:44</text:p>
          </table:table-cell>
        </table:table-row>
        <table:table-row table:style-name="ro2">
          <table:table-cell office:value-type="float" office:value="971508498795" calcext:value-type="float">
            <text:p>9715084987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20:30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19:00:14</text:p>
          </table:table-cell>
        </table:table-row>
        <table:table-row table:style-name="ro2">
          <table:table-cell office:value-type="float" office:value="971508605828" calcext:value-type="float">
            <text:p>9715086058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21:57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20:27:58</text:p>
          </table:table-cell>
        </table:table-row>
        <table:table-row table:style-name="ro2">
          <table:table-cell office:value-type="float" office:value="971568335815" calcext:value-type="float">
            <text:p>9715683358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22:02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20:32:21</text:p>
          </table:table-cell>
        </table:table-row>
        <table:table-row table:style-name="ro2">
          <table:table-cell office:value-type="float" office:value="971521169600" calcext:value-type="float">
            <text:p>9715211696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2:15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0:45:30</text:p>
          </table:table-cell>
        </table:table-row>
        <table:table-row table:style-name="ro2">
          <table:table-cell office:value-type="float" office:value="971544691154" calcext:value-type="float">
            <text:p>9715446911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2:25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0:55:03</text:p>
          </table:table-cell>
        </table:table-row>
        <table:table-row table:style-name="ro2">
          <table:table-cell office:value-type="float" office:value="971509656153" calcext:value-type="float">
            <text:p>9715096561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3:00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1:30:59</text:p>
          </table:table-cell>
        </table:table-row>
        <table:table-row table:style-name="ro2">
          <table:table-cell office:value-type="float" office:value="971543704890" calcext:value-type="float">
            <text:p>9715437048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4:1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2:45:00</text:p>
          </table:table-cell>
        </table:table-row>
        <table:table-row table:style-name="ro2">
          <table:table-cell office:value-type="float" office:value="971563253466" calcext:value-type="float">
            <text:p>9715632534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4:21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2:51:47</text:p>
          </table:table-cell>
        </table:table-row>
        <table:table-row table:style-name="ro2">
          <table:table-cell office:value-type="float" office:value="971545597807" calcext:value-type="float">
            <text:p>97154559780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6:54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5:24:25</text:p>
          </table:table-cell>
        </table:table-row>
        <table:table-row table:style-name="ro2">
          <table:table-cell office:value-type="float" office:value="971501695990" calcext:value-type="float">
            <text:p>9715016959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10:5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9:25:47</text:p>
          </table:table-cell>
        </table:table-row>
        <table:table-row table:style-name="ro2">
          <table:table-cell office:value-type="float" office:value="971504721252" calcext:value-type="float">
            <text:p>9715047212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17:26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15:56:35</text:p>
          </table:table-cell>
        </table:table-row>
        <table:table-row table:style-name="ro2">
          <table:table-cell office:value-type="float" office:value="971561311930" calcext:value-type="float">
            <text:p>9715613119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17:30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16:00:48</text:p>
          </table:table-cell>
        </table:table-row>
        <table:table-row table:style-name="ro2">
          <table:table-cell office:value-type="float" office:value="971545754083" calcext:value-type="float">
            <text:p>9715457540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18:07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16:37:05</text:p>
          </table:table-cell>
        </table:table-row>
        <table:table-row table:style-name="ro2">
          <table:table-cell office:value-type="float" office:value="971544590289" calcext:value-type="float">
            <text:p>9715445902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19:16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17:46:19</text:p>
          </table:table-cell>
        </table:table-row>
        <table:table-row table:style-name="ro2">
          <table:table-cell office:value-type="float" office:value="971563663953" calcext:value-type="float">
            <text:p>9715636639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19:38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18:08:38</text:p>
          </table:table-cell>
        </table:table-row>
        <table:table-row table:style-name="ro2">
          <table:table-cell office:value-type="float" office:value="971569823262" calcext:value-type="float">
            <text:p>9715698232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20:54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19:24:48</text:p>
          </table:table-cell>
        </table:table-row>
        <table:table-row table:style-name="ro2">
          <table:table-cell office:value-type="float" office:value="971502178440" calcext:value-type="float">
            <text:p>9715021784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21:47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20:17:47</text:p>
          </table:table-cell>
        </table:table-row>
        <table:table-row table:style-name="ro2">
          <table:table-cell office:value-type="float" office:value="971502509616" calcext:value-type="float">
            <text:p>9715025096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21:50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20:20:09</text:p>
          </table:table-cell>
        </table:table-row>
        <table:table-row table:style-name="ro2">
          <table:table-cell office:value-type="float" office:value="971506045924" calcext:value-type="float">
            <text:p>9715060459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00:0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22:36:38</text:p>
          </table:table-cell>
        </table:table-row>
        <table:table-row table:style-name="ro2">
          <table:table-cell office:value-type="float" office:value="971568454184" calcext:value-type="float">
            <text:p>9715684541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02:17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00:47:25</text:p>
          </table:table-cell>
        </table:table-row>
        <table:table-row table:style-name="ro2">
          <table:table-cell office:value-type="float" office:value="971565226208" calcext:value-type="float">
            <text:p>9715652262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10:48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09:18:16</text:p>
          </table:table-cell>
        </table:table-row>
        <table:table-row table:style-name="ro2">
          <table:table-cell office:value-type="float" office:value="971504311068" calcext:value-type="float">
            <text:p>9715043110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15:25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13:55:33</text:p>
          </table:table-cell>
        </table:table-row>
        <table:table-row table:style-name="ro2">
          <table:table-cell office:value-type="float" office:value="971565362184" calcext:value-type="float">
            <text:p>9715653621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19:56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18:26:47</text:p>
          </table:table-cell>
        </table:table-row>
        <table:table-row table:style-name="ro2">
          <table:table-cell office:value-type="float" office:value="971547658966" calcext:value-type="float">
            <text:p>9715476589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21:42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20:12:41</text:p>
          </table:table-cell>
        </table:table-row>
        <table:table-row table:style-name="ro2">
          <table:table-cell office:value-type="float" office:value="971544721683" calcext:value-type="float">
            <text:p>9715447216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23:08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21:38:23</text:p>
          </table:table-cell>
        </table:table-row>
        <table:table-row table:style-name="ro2">
          <table:table-cell office:value-type="float" office:value="971565778724" calcext:value-type="float">
            <text:p>9715657787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0:29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22:59:17</text:p>
          </table:table-cell>
        </table:table-row>
        <table:table-row table:style-name="ro2">
          <table:table-cell office:value-type="float" office:value="971503369102" calcext:value-type="float">
            <text:p>9715033691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0:4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23:12:47</text:p>
          </table:table-cell>
        </table:table-row>
        <table:table-row table:style-name="ro2">
          <table:table-cell office:value-type="float" office:value="971564142337" calcext:value-type="float">
            <text:p>9715641423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1:11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23:41:46</text:p>
          </table:table-cell>
        </table:table-row>
        <table:table-row table:style-name="ro2">
          <table:table-cell office:value-type="float" office:value="971503665901" calcext:value-type="float">
            <text:p>9715036659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2:18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00:48:53</text:p>
          </table:table-cell>
        </table:table-row>
        <table:table-row table:style-name="ro2">
          <table:table-cell office:value-type="float" office:value="971504139015" calcext:value-type="float">
            <text:p>9715041390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2:1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00:49:09</text:p>
          </table:table-cell>
        </table:table-row>
        <table:table-row table:style-name="ro2">
          <table:table-cell office:value-type="float" office:value="971543988738" calcext:value-type="float">
            <text:p>9715439887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3:07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01:37:32</text:p>
          </table:table-cell>
        </table:table-row>
        <table:table-row table:style-name="ro2">
          <table:table-cell office:value-type="float" office:value="971567819569" calcext:value-type="float">
            <text:p>9715678195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8:40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07:10:04</text:p>
          </table:table-cell>
        </table:table-row>
        <table:table-row table:style-name="ro2">
          <table:table-cell office:value-type="float" office:value="971559344446" calcext:value-type="float">
            <text:p>9715593444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8:48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07:18:41</text:p>
          </table:table-cell>
        </table:table-row>
        <table:table-row table:style-name="ro2">
          <table:table-cell office:value-type="float" office:value="971547874206" calcext:value-type="float">
            <text:p>9715478742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9:58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08:28:20</text:p>
          </table:table-cell>
        </table:table-row>
        <table:table-row table:style-name="ro2">
          <table:table-cell office:value-type="float" office:value="971503653911" calcext:value-type="float">
            <text:p>9715036539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10:20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08:50:37</text:p>
          </table:table-cell>
        </table:table-row>
        <table:table-row table:style-name="ro2">
          <table:table-cell office:value-type="float" office:value="971503652194" calcext:value-type="float">
            <text:p>9715036521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15:11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13:41:21</text:p>
          </table:table-cell>
        </table:table-row>
        <table:table-row table:style-name="ro2">
          <table:table-cell office:value-type="float" office:value="971544930054" calcext:value-type="float">
            <text:p>9715449300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06:03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04:33:15</text:p>
          </table:table-cell>
        </table:table-row>
        <table:table-row table:style-name="ro2">
          <table:table-cell office:value-type="float" office:value="971543565000" calcext:value-type="float">
            <text:p>9715435650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07:35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06:05:40</text:p>
          </table:table-cell>
        </table:table-row>
        <table:table-row table:style-name="ro2">
          <table:table-cell office:value-type="float" office:value="971563716856" calcext:value-type="float">
            <text:p>9715637168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11:11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09:41:38</text:p>
          </table:table-cell>
        </table:table-row>
        <table:table-row table:style-name="ro2">
          <table:table-cell office:value-type="float" office:value="971547385074" calcext:value-type="float">
            <text:p>9715473850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14:07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12:37:30</text:p>
          </table:table-cell>
        </table:table-row>
        <table:table-row table:style-name="ro2">
          <table:table-cell office:value-type="float" office:value="971501857235" calcext:value-type="float">
            <text:p>9715018572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17:31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16:01:21</text:p>
          </table:table-cell>
        </table:table-row>
        <table:table-row table:style-name="ro2">
          <table:table-cell office:value-type="float" office:value="971566373058" calcext:value-type="float">
            <text:p>9715663730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19:21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17:51:02</text:p>
          </table:table-cell>
        </table:table-row>
        <table:table-row table:style-name="ro2">
          <table:table-cell office:value-type="float" office:value="971507166684" calcext:value-type="float">
            <text:p>9715071666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19:32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18:02:51</text:p>
          </table:table-cell>
        </table:table-row>
        <table:table-row table:style-name="ro2">
          <table:table-cell office:value-type="float" office:value="971504493690" calcext:value-type="float">
            <text:p>9715044936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21:22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19:52:32</text:p>
          </table:table-cell>
        </table:table-row>
        <table:table-row table:style-name="ro2">
          <table:table-cell office:value-type="float" office:value="971568033538" calcext:value-type="float">
            <text:p>9715680335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22:48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21:18:48</text:p>
          </table:table-cell>
        </table:table-row>
        <table:table-row table:style-name="ro2">
          <table:table-cell office:value-type="float" office:value="971509099836" calcext:value-type="float">
            <text:p>9715090998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00:34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23:04:06</text:p>
          </table:table-cell>
        </table:table-row>
        <table:table-row table:style-name="ro2">
          <table:table-cell office:value-type="float" office:value="971567236402" calcext:value-type="float">
            <text:p>9715672364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10:11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08:41:45</text:p>
          </table:table-cell>
        </table:table-row>
        <table:table-row table:style-name="ro2">
          <table:table-cell office:value-type="float" office:value="971544791378" calcext:value-type="float">
            <text:p>9715447913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14:34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13:04:27</text:p>
          </table:table-cell>
        </table:table-row>
        <table:table-row table:style-name="ro2">
          <table:table-cell office:value-type="float" office:value="971502951287" calcext:value-type="float">
            <text:p>9715029512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16:59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15:29:22</text:p>
          </table:table-cell>
        </table:table-row>
        <table:table-row table:style-name="ro2">
          <table:table-cell office:value-type="float" office:value="971502072596" calcext:value-type="float">
            <text:p>9715020725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17:37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16:07:03</text:p>
          </table:table-cell>
        </table:table-row>
        <table:table-row table:style-name="ro2">
          <table:table-cell office:value-type="float" office:value="971569766660" calcext:value-type="float">
            <text:p>9715697666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18:18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16:48:28</text:p>
          </table:table-cell>
        </table:table-row>
        <table:table-row table:style-name="ro2">
          <table:table-cell office:value-type="float" office:value="971543786442" calcext:value-type="float">
            <text:p>9715437864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19:35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18:05:17</text:p>
          </table:table-cell>
        </table:table-row>
        <table:table-row table:style-name="ro2">
          <table:table-cell office:value-type="float" office:value="971547641538" calcext:value-type="float">
            <text:p>9715476415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21:21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19:51:11</text:p>
          </table:table-cell>
        </table:table-row>
        <table:table-row table:style-name="ro2">
          <table:table-cell office:value-type="float" office:value="971566773235" calcext:value-type="float">
            <text:p>9715667732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22:55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21:25:21</text:p>
          </table:table-cell>
        </table:table-row>
        <table:table-row table:style-name="ro2">
          <table:table-cell office:value-type="float" office:value="971508818547" calcext:value-type="float">
            <text:p>9715088185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05:05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03:35:49</text:p>
          </table:table-cell>
        </table:table-row>
        <table:table-row table:style-name="ro2">
          <table:table-cell office:value-type="float" office:value="971505658940" calcext:value-type="float">
            <text:p>9715056589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06:33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05:03:34</text:p>
          </table:table-cell>
        </table:table-row>
        <table:table-row table:style-name="ro2">
          <table:table-cell office:value-type="float" office:value="971569312336" calcext:value-type="float">
            <text:p>9715693123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06:45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05:15:57</text:p>
          </table:table-cell>
        </table:table-row>
        <table:table-row table:style-name="ro2">
          <table:table-cell office:value-type="float" office:value="971565943428" calcext:value-type="float">
            <text:p>9715659434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07:15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05:45:32</text:p>
          </table:table-cell>
        </table:table-row>
        <table:table-row table:style-name="ro2">
          <table:table-cell office:value-type="float" office:value="971565713744" calcext:value-type="float">
            <text:p>9715657137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09:17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07:47:58</text:p>
          </table:table-cell>
        </table:table-row>
        <table:table-row table:style-name="ro2">
          <table:table-cell office:value-type="float" office:value="971565927345" calcext:value-type="float">
            <text:p>9715659273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14:01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2:31:06</text:p>
          </table:table-cell>
        </table:table-row>
        <table:table-row table:style-name="ro2">
          <table:table-cell office:value-type="float" office:value="971507204264" calcext:value-type="float">
            <text:p>9715072042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14:56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3:26:06</text:p>
          </table:table-cell>
        </table:table-row>
        <table:table-row table:style-name="ro2">
          <table:table-cell office:value-type="float" office:value="971507874580" calcext:value-type="float">
            <text:p>9715078745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16:28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4:58:21</text:p>
          </table:table-cell>
        </table:table-row>
        <table:table-row table:style-name="ro2">
          <table:table-cell office:value-type="float" office:value="971505580382" calcext:value-type="float">
            <text:p>9715055803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18:29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6:59:49</text:p>
          </table:table-cell>
        </table:table-row>
        <table:table-row table:style-name="ro2">
          <table:table-cell office:value-type="float" office:value="971543421164" calcext:value-type="float">
            <text:p>9715434211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19:14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7:44:00</text:p>
          </table:table-cell>
        </table:table-row>
        <table:table-row table:style-name="ro2">
          <table:table-cell office:value-type="float" office:value="971501429138" calcext:value-type="float">
            <text:p>9715014291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19:29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7:59:08</text:p>
          </table:table-cell>
        </table:table-row>
        <table:table-row table:style-name="ro2">
          <table:table-cell office:value-type="float" office:value="971507910631" calcext:value-type="float">
            <text:p>9715079106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20:17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8:47:16</text:p>
          </table:table-cell>
        </table:table-row>
        <table:table-row table:style-name="ro2">
          <table:table-cell office:value-type="float" office:value="971545752934" calcext:value-type="float">
            <text:p>9715457529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21:14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9:44:28</text:p>
          </table:table-cell>
        </table:table-row>
        <table:table-row table:style-name="ro2">
          <table:table-cell office:value-type="float" office:value="971544586067" calcext:value-type="float">
            <text:p>97154458606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21:59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20:29:05</text:p>
          </table:table-cell>
        </table:table-row>
        <table:table-row table:style-name="ro2">
          <table:table-cell office:value-type="float" office:value="971508439421" calcext:value-type="float">
            <text:p>9715084394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23:50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22:20:55</text:p>
          </table:table-cell>
        </table:table-row>
        <table:table-row table:style-name="ro2">
          <table:table-cell office:value-type="float" office:value="971503470030" calcext:value-type="float">
            <text:p>9715034700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00:35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23:05:45</text:p>
          </table:table-cell>
        </table:table-row>
        <table:table-row table:style-name="ro2">
          <table:table-cell office:value-type="float" office:value="971568972760" calcext:value-type="float">
            <text:p>9715689727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05:35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04:05:34</text:p>
          </table:table-cell>
        </table:table-row>
        <table:table-row table:style-name="ro2">
          <table:table-cell office:value-type="float" office:value="971502364856" calcext:value-type="float">
            <text:p>9715023648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06:57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05:27:05</text:p>
          </table:table-cell>
        </table:table-row>
        <table:table-row table:style-name="ro2">
          <table:table-cell office:value-type="float" office:value="971501523988" calcext:value-type="float">
            <text:p>9715015239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13:46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12:16:23</text:p>
          </table:table-cell>
        </table:table-row>
        <table:table-row table:style-name="ro2">
          <table:table-cell office:value-type="float" office:value="971562650489" calcext:value-type="float">
            <text:p>9715626504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19:20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17:50:37</text:p>
          </table:table-cell>
        </table:table-row>
        <table:table-row table:style-name="ro2">
          <table:table-cell office:value-type="float" office:value="971564938046" calcext:value-type="float">
            <text:p>9715649380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22:22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20:52:29</text:p>
          </table:table-cell>
        </table:table-row>
        <table:table-row table:style-name="ro2">
          <table:table-cell office:value-type="float" office:value="971566307762" calcext:value-type="float">
            <text:p>9715663077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23:32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22:02:26</text:p>
          </table:table-cell>
        </table:table-row>
        <table:table-row table:style-name="ro2">
          <table:table-cell office:value-type="float" office:value="971502855712" calcext:value-type="float">
            <text:p>9715028557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00:47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23:17:05</text:p>
          </table:table-cell>
        </table:table-row>
        <table:table-row table:style-name="ro2">
          <table:table-cell office:value-type="float" office:value="971568468185" calcext:value-type="float">
            <text:p>9715684681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07:44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06:14:24</text:p>
          </table:table-cell>
        </table:table-row>
        <table:table-row table:style-name="ro2">
          <table:table-cell office:value-type="float" office:value="971545751273" calcext:value-type="float">
            <text:p>9715457512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08:31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07:01:19</text:p>
          </table:table-cell>
        </table:table-row>
        <table:table-row table:style-name="ro2">
          <table:table-cell office:value-type="float" office:value="971509672716" calcext:value-type="float">
            <text:p>9715096727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15:43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14:13:46</text:p>
          </table:table-cell>
        </table:table-row>
        <table:table-row table:style-name="ro2">
          <table:table-cell office:value-type="float" office:value="971544435426" calcext:value-type="float">
            <text:p>9715444354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16:08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14:38:03</text:p>
          </table:table-cell>
        </table:table-row>
        <table:table-row table:style-name="ro2">
          <table:table-cell office:value-type="float" office:value="971549906705" calcext:value-type="float">
            <text:p>9715499067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16:19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14:49:13</text:p>
          </table:table-cell>
        </table:table-row>
        <table:table-row table:style-name="ro2">
          <table:table-cell office:value-type="float" office:value="971545035943" calcext:value-type="float">
            <text:p>9715450359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23:55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22:25:28</text:p>
          </table:table-cell>
        </table:table-row>
        <table:table-row table:style-name="ro2">
          <table:table-cell office:value-type="float" office:value="971567258475" calcext:value-type="float">
            <text:p>9715672584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01:55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00:25:58</text:p>
          </table:table-cell>
        </table:table-row>
        <table:table-row table:style-name="ro2">
          <table:table-cell office:value-type="float" office:value="971502539272" calcext:value-type="float">
            <text:p>9715025392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03:09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01:39:57</text:p>
          </table:table-cell>
        </table:table-row>
        <table:table-row table:style-name="ro2">
          <table:table-cell office:value-type="float" office:value="971567278640" calcext:value-type="float">
            <text:p>9715672786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08:04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06:34:27</text:p>
          </table:table-cell>
        </table:table-row>
        <table:table-row table:style-name="ro2">
          <table:table-cell office:value-type="float" office:value="971505254351" calcext:value-type="float">
            <text:p>9715052543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09:56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08:26:15</text:p>
          </table:table-cell>
        </table:table-row>
        <table:table-row table:style-name="ro2">
          <table:table-cell office:value-type="float" office:value="971544810359" calcext:value-type="float">
            <text:p>9715448103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11:09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09:39:31</text:p>
          </table:table-cell>
        </table:table-row>
        <table:table-row table:style-name="ro2">
          <table:table-cell office:value-type="float" office:value="971569030689" calcext:value-type="float">
            <text:p>9715690306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12:42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11:12:27</text:p>
          </table:table-cell>
        </table:table-row>
        <table:table-row table:style-name="ro2">
          <table:table-cell office:value-type="float" office:value="971564141908" calcext:value-type="float">
            <text:p>9715641419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16:35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15:05:52</text:p>
          </table:table-cell>
        </table:table-row>
        <table:table-row table:style-name="ro2">
          <table:table-cell office:value-type="float" office:value="971566974021" calcext:value-type="float">
            <text:p>9715669740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16:50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15:20:15</text:p>
          </table:table-cell>
        </table:table-row>
        <table:table-row table:style-name="ro2">
          <table:table-cell office:value-type="float" office:value="971543830512" calcext:value-type="float">
            <text:p>9715438305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21:48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20:18:31</text:p>
          </table:table-cell>
        </table:table-row>
        <table:table-row table:style-name="ro2">
          <table:table-cell office:value-type="float" office:value="971501758646" calcext:value-type="float">
            <text:p>9715017586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22:35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21:05:15</text:p>
          </table:table-cell>
        </table:table-row>
        <table:table-row table:style-name="ro2">
          <table:table-cell office:value-type="float" office:value="971507842294" calcext:value-type="float">
            <text:p>9715078422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23:10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21:40:10</text:p>
          </table:table-cell>
        </table:table-row>
        <table:table-row table:style-name="ro2">
          <table:table-cell office:value-type="float" office:value="971542061811" calcext:value-type="float">
            <text:p>9715420618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01:3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00:02:47</text:p>
          </table:table-cell>
        </table:table-row>
        <table:table-row table:style-name="ro2">
          <table:table-cell office:value-type="float" office:value="971547634309" calcext:value-type="float">
            <text:p>9715476343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02:40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01:10:13</text:p>
          </table:table-cell>
        </table:table-row>
        <table:table-row table:style-name="ro2">
          <table:table-cell office:value-type="float" office:value="971506334895" calcext:value-type="float">
            <text:p>9715063348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06:07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04:37:28</text:p>
          </table:table-cell>
        </table:table-row>
        <table:table-row table:style-name="ro2">
          <table:table-cell office:value-type="float" office:value="971506597883" calcext:value-type="float">
            <text:p>9715065978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08:34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07:04:43</text:p>
          </table:table-cell>
        </table:table-row>
        <table:table-row table:style-name="ro2">
          <table:table-cell office:value-type="float" office:value="971545670293" calcext:value-type="float">
            <text:p>9715456702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09:23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07:53:02</text:p>
          </table:table-cell>
        </table:table-row>
        <table:table-row table:style-name="ro2">
          <table:table-cell office:value-type="float" office:value="971563728132" calcext:value-type="float">
            <text:p>9715637281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1:16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09:46:43</text:p>
          </table:table-cell>
        </table:table-row>
        <table:table-row table:style-name="ro2">
          <table:table-cell office:value-type="float" office:value="971543618496" calcext:value-type="float">
            <text:p>9715436184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1:58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0:28:20</text:p>
          </table:table-cell>
        </table:table-row>
        <table:table-row table:style-name="ro2">
          <table:table-cell office:value-type="float" office:value="971566526617" calcext:value-type="float">
            <text:p>97156652661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2:20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0:50:07</text:p>
          </table:table-cell>
        </table:table-row>
        <table:table-row table:style-name="ro2">
          <table:table-cell office:value-type="float" office:value="971567478953" calcext:value-type="float">
            <text:p>9715674789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3:07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1:37:30</text:p>
          </table:table-cell>
        </table:table-row>
        <table:table-row table:style-name="ro2">
          <table:table-cell office:value-type="float" office:value="971505201035" calcext:value-type="float">
            <text:p>9715052010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5:01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3:31:56</text:p>
          </table:table-cell>
        </table:table-row>
        <table:table-row table:style-name="ro2">
          <table:table-cell office:value-type="float" office:value="971561817441" calcext:value-type="float">
            <text:p>9715618174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5:4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4:19:53</text:p>
          </table:table-cell>
        </table:table-row>
        <table:table-row table:style-name="ro2">
          <table:table-cell office:value-type="float" office:value="971561252610" calcext:value-type="float">
            <text:p>9715612526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7:12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5:42:16</text:p>
          </table:table-cell>
        </table:table-row>
        <table:table-row table:style-name="ro2">
          <table:table-cell office:value-type="float" office:value="971563284682" calcext:value-type="float">
            <text:p>9715632846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20:23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8:53:28</text:p>
          </table:table-cell>
        </table:table-row>
        <table:table-row table:style-name="ro2">
          <table:table-cell office:value-type="float" office:value="971564237048" calcext:value-type="float">
            <text:p>9715642370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20:5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9:29:09</text:p>
          </table:table-cell>
        </table:table-row>
        <table:table-row table:style-name="ro2">
          <table:table-cell office:value-type="float" office:value="971568312892" calcext:value-type="float">
            <text:p>9715683128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22:05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20:35:38</text:p>
          </table:table-cell>
        </table:table-row>
        <table:table-row table:style-name="ro2">
          <table:table-cell office:value-type="float" office:value="971502785208" calcext:value-type="float">
            <text:p>9715027852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22:15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20:45:43</text:p>
          </table:table-cell>
        </table:table-row>
        <table:table-row table:style-name="ro2">
          <table:table-cell office:value-type="float" office:value="971501805790" calcext:value-type="float">
            <text:p>9715018057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22:19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20:49:39</text:p>
          </table:table-cell>
        </table:table-row>
        <table:table-row table:style-name="ro2">
          <table:table-cell office:value-type="float" office:value="971503485426" calcext:value-type="float">
            <text:p>9715034854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23:17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21:47:39</text:p>
          </table:table-cell>
        </table:table-row>
        <table:table-row table:style-name="ro2">
          <table:table-cell office:value-type="float" office:value="971568422360" calcext:value-type="float">
            <text:p>9715684223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23:33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22:03:07</text:p>
          </table:table-cell>
        </table:table-row>
        <table:table-row table:style-name="ro2">
          <table:table-cell office:value-type="float" office:value="971564373118" calcext:value-type="float">
            <text:p>9715643731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00:3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23:06:53</text:p>
          </table:table-cell>
        </table:table-row>
        <table:table-row table:style-name="ro2">
          <table:table-cell office:value-type="float" office:value="971568331747" calcext:value-type="float">
            <text:p>9715683317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00:46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23:16:36</text:p>
          </table:table-cell>
        </table:table-row>
        <table:table-row table:style-name="ro2">
          <table:table-cell office:value-type="float" office:value="971569134594" calcext:value-type="float">
            <text:p>9715691345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04:06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02:36:11</text:p>
          </table:table-cell>
        </table:table-row>
        <table:table-row table:style-name="ro2">
          <table:table-cell office:value-type="float" office:value="971507431152" calcext:value-type="float">
            <text:p>9715074311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06:49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05:19:11</text:p>
          </table:table-cell>
        </table:table-row>
        <table:table-row table:style-name="ro2">
          <table:table-cell office:value-type="float" office:value="971567184632" calcext:value-type="float">
            <text:p>9715671846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11:12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09:42:49</text:p>
          </table:table-cell>
        </table:table-row>
        <table:table-row table:style-name="ro2">
          <table:table-cell office:value-type="float" office:value="971566947729" calcext:value-type="float">
            <text:p>9715669477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11:54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10:24:25</text:p>
          </table:table-cell>
        </table:table-row>
        <table:table-row table:style-name="ro2">
          <table:table-cell office:value-type="float" office:value="971506790057" calcext:value-type="float">
            <text:p>9715067900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12:12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10:42:48</text:p>
          </table:table-cell>
        </table:table-row>
        <table:table-row table:style-name="ro2">
          <table:table-cell office:value-type="float" office:value="971563945131" calcext:value-type="float">
            <text:p>9715639451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15:4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14:12:47</text:p>
          </table:table-cell>
        </table:table-row>
        <table:table-row table:style-name="ro2">
          <table:table-cell office:value-type="float" office:value="971564718355" calcext:value-type="float">
            <text:p>9715647183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16:26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14:56:45</text:p>
          </table:table-cell>
        </table:table-row>
        <table:table-row table:style-name="ro2">
          <table:table-cell office:value-type="float" office:value="971564802686" calcext:value-type="float">
            <text:p>9715648026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23:50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22:20:41</text:p>
          </table:table-cell>
        </table:table-row>
        <table:table-row table:style-name="ro2">
          <table:table-cell office:value-type="float" office:value="971568871259" calcext:value-type="float">
            <text:p>9715688712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0:02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22:32:38</text:p>
          </table:table-cell>
        </table:table-row>
        <table:table-row table:style-name="ro2">
          <table:table-cell office:value-type="float" office:value="971507872058" calcext:value-type="float">
            <text:p>9715078720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0:06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22:36:40</text:p>
          </table:table-cell>
        </table:table-row>
        <table:table-row table:style-name="ro2">
          <table:table-cell office:value-type="float" office:value="971569792558" calcext:value-type="float">
            <text:p>9715697925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1:09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23:39:02</text:p>
          </table:table-cell>
        </table:table-row>
        <table:table-row table:style-name="ro2">
          <table:table-cell office:value-type="float" office:value="971504730423" calcext:value-type="float">
            <text:p>9715047304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1:19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23:49:23</text:p>
          </table:table-cell>
        </table:table-row>
        <table:table-row table:style-name="ro2">
          <table:table-cell office:value-type="float" office:value="971563719496" calcext:value-type="float">
            <text:p>9715637194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4:51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03:21:22</text:p>
          </table:table-cell>
        </table:table-row>
        <table:table-row table:style-name="ro2">
          <table:table-cell office:value-type="float" office:value="971543943487" calcext:value-type="float">
            <text:p>9715439434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5:26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03:56:07</text:p>
          </table:table-cell>
        </table:table-row>
        <table:table-row table:style-name="ro2">
          <table:table-cell office:value-type="float" office:value="971506792542" calcext:value-type="float">
            <text:p>9715067925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0:47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09:17:57</text:p>
          </table:table-cell>
        </table:table-row>
        <table:table-row table:style-name="ro2">
          <table:table-cell office:value-type="float" office:value="971564295584" calcext:value-type="float">
            <text:p>9715642955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1:08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09:38:23</text:p>
          </table:table-cell>
        </table:table-row>
        <table:table-row table:style-name="ro2">
          <table:table-cell office:value-type="float" office:value="971543285990" calcext:value-type="float">
            <text:p>9715432859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4:00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12:30:54</text:p>
          </table:table-cell>
        </table:table-row>
        <table:table-row table:style-name="ro2">
          <table:table-cell office:value-type="float" office:value="971563453891" calcext:value-type="float">
            <text:p>9715634538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6:21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14:51:06</text:p>
          </table:table-cell>
        </table:table-row>
        <table:table-row table:style-name="ro2">
          <table:table-cell office:value-type="float" office:value="971563196651" calcext:value-type="float">
            <text:p>9715631966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7:5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16:29:53</text:p>
          </table:table-cell>
        </table:table-row>
        <table:table-row table:style-name="ro2">
          <table:table-cell office:value-type="float" office:value="971545507592" calcext:value-type="float">
            <text:p>9715455075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21:57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20:27:33</text:p>
          </table:table-cell>
        </table:table-row>
        <table:table-row table:style-name="ro2">
          <table:table-cell office:value-type="float" office:value="971563818793" calcext:value-type="float">
            <text:p>9715638187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2:26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0:56:19</text:p>
          </table:table-cell>
        </table:table-row>
        <table:table-row table:style-name="ro2">
          <table:table-cell office:value-type="float" office:value="971565222011" calcext:value-type="float">
            <text:p>9715652220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2:48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1:18:41</text:p>
          </table:table-cell>
        </table:table-row>
        <table:table-row table:style-name="ro2">
          <table:table-cell office:value-type="float" office:value="971565232345" calcext:value-type="float">
            <text:p>9715652323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3:0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1:36:18</text:p>
          </table:table-cell>
        </table:table-row>
        <table:table-row table:style-name="ro2">
          <table:table-cell office:value-type="float" office:value="971507541513" calcext:value-type="float">
            <text:p>9715075415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3:1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1:42:47</text:p>
          </table:table-cell>
        </table:table-row>
        <table:table-row table:style-name="ro2">
          <table:table-cell office:value-type="float" office:value="971503112518" calcext:value-type="float">
            <text:p>9715031125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3:36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2:06:32</text:p>
          </table:table-cell>
        </table:table-row>
        <table:table-row table:style-name="ro2">
          <table:table-cell office:value-type="float" office:value="971508847182" calcext:value-type="float">
            <text:p>9715088471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4:15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2:45:49</text:p>
          </table:table-cell>
        </table:table-row>
        <table:table-row table:style-name="ro2">
          <table:table-cell office:value-type="float" office:value="971566130219" calcext:value-type="float">
            <text:p>9715661302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4:36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3:06:17</text:p>
          </table:table-cell>
        </table:table-row>
        <table:table-row table:style-name="ro2">
          <table:table-cell office:value-type="float" office:value="971509754750" calcext:value-type="float">
            <text:p>9715097547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6:20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4:50:09</text:p>
          </table:table-cell>
        </table:table-row>
        <table:table-row table:style-name="ro2">
          <table:table-cell office:value-type="float" office:value="971568193028" calcext:value-type="float">
            <text:p>9715681930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7:04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5:34:15</text:p>
          </table:table-cell>
        </table:table-row>
        <table:table-row table:style-name="ro2">
          <table:table-cell office:value-type="float" office:value="971506564540" calcext:value-type="float">
            <text:p>9715065645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7:38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6:08:37</text:p>
          </table:table-cell>
        </table:table-row>
        <table:table-row table:style-name="ro2">
          <table:table-cell office:value-type="float" office:value="971563687896" calcext:value-type="float">
            <text:p>9715636878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8:39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7:09:52</text:p>
          </table:table-cell>
        </table:table-row>
        <table:table-row table:style-name="ro2">
          <table:table-cell office:value-type="float" office:value="971565313795" calcext:value-type="float">
            <text:p>9715653137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8:58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7:28:22</text:p>
          </table:table-cell>
        </table:table-row>
        <table:table-row table:style-name="ro2">
          <table:table-cell office:value-type="float" office:value="971504283924" calcext:value-type="float">
            <text:p>9715042839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9:25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7:55:46</text:p>
          </table:table-cell>
        </table:table-row>
        <table:table-row table:style-name="ro2">
          <table:table-cell office:value-type="float" office:value="971501452328" calcext:value-type="float">
            <text:p>9715014523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0:15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8:45:12</text:p>
          </table:table-cell>
        </table:table-row>
        <table:table-row table:style-name="ro2">
          <table:table-cell office:value-type="float" office:value="971509115303" calcext:value-type="float">
            <text:p>9715091153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0:49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9:19:51</text:p>
          </table:table-cell>
        </table:table-row>
        <table:table-row table:style-name="ro2">
          <table:table-cell office:value-type="float" office:value="971547680205" calcext:value-type="float">
            <text:p>9715476802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1:08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9:38:57</text:p>
          </table:table-cell>
        </table:table-row>
        <table:table-row table:style-name="ro2">
          <table:table-cell office:value-type="float" office:value="971509610795" calcext:value-type="float">
            <text:p>9715096107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1:26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9:56:28</text:p>
          </table:table-cell>
        </table:table-row>
        <table:table-row table:style-name="ro2">
          <table:table-cell office:value-type="float" office:value="971564212979" calcext:value-type="float">
            <text:p>9715642129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2:11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0:41:56</text:p>
          </table:table-cell>
        </table:table-row>
        <table:table-row table:style-name="ro2">
          <table:table-cell office:value-type="float" office:value="971561412215" calcext:value-type="float">
            <text:p>9715614122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2:5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1:22:56</text:p>
          </table:table-cell>
        </table:table-row>
        <table:table-row table:style-name="ro2">
          <table:table-cell office:value-type="float" office:value="971501108779" calcext:value-type="float">
            <text:p>9715011087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3:2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1:59:09</text:p>
          </table:table-cell>
        </table:table-row>
        <table:table-row table:style-name="ro2">
          <table:table-cell office:value-type="float" office:value="971566557230" calcext:value-type="float">
            <text:p>9715665572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4:23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2:53:53</text:p>
          </table:table-cell>
        </table:table-row>
        <table:table-row table:style-name="ro2">
          <table:table-cell office:value-type="float" office:value="971503033674" calcext:value-type="float">
            <text:p>9715030336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6:13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4:43:42</text:p>
          </table:table-cell>
        </table:table-row>
        <table:table-row table:style-name="ro2">
          <table:table-cell office:value-type="float" office:value="971569272693" calcext:value-type="float">
            <text:p>9715692726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8:07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6:37:13</text:p>
          </table:table-cell>
        </table:table-row>
        <table:table-row table:style-name="ro2">
          <table:table-cell office:value-type="float" office:value="971569942690" calcext:value-type="float">
            <text:p>9715699426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9:58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8:28:47</text:p>
          </table:table-cell>
        </table:table-row>
        <table:table-row table:style-name="ro2">
          <table:table-cell office:value-type="float" office:value="971544472495" calcext:value-type="float">
            <text:p>9715444724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22:45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21:15:25</text:p>
          </table:table-cell>
        </table:table-row>
        <table:table-row table:style-name="ro2">
          <table:table-cell office:value-type="float" office:value="971568731298" calcext:value-type="float">
            <text:p>9715687312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00:05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22:35:52</text:p>
          </table:table-cell>
        </table:table-row>
        <table:table-row table:style-name="ro2">
          <table:table-cell office:value-type="float" office:value="971504408354" calcext:value-type="float">
            <text:p>9715044083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00:09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22:39:12</text:p>
          </table:table-cell>
        </table:table-row>
        <table:table-row table:style-name="ro2">
          <table:table-cell office:value-type="float" office:value="971547468809" calcext:value-type="float">
            <text:p>9715474688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0:38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09:08:18</text:p>
          </table:table-cell>
        </table:table-row>
        <table:table-row table:style-name="ro2">
          <table:table-cell office:value-type="float" office:value="971522860442" calcext:value-type="float">
            <text:p>9715228604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0:58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09:28:09</text:p>
          </table:table-cell>
        </table:table-row>
        <table:table-row table:style-name="ro2">
          <table:table-cell office:value-type="float" office:value="971543415864" calcext:value-type="float">
            <text:p>9715434158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1:37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0:07:18</text:p>
          </table:table-cell>
        </table:table-row>
        <table:table-row table:style-name="ro2">
          <table:table-cell office:value-type="float" office:value="971561383965" calcext:value-type="float">
            <text:p>9715613839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2:29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0:59:08</text:p>
          </table:table-cell>
        </table:table-row>
        <table:table-row table:style-name="ro2">
          <table:table-cell office:value-type="float" office:value="971561532267" calcext:value-type="float">
            <text:p>97156153226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4:05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2:35:10</text:p>
          </table:table-cell>
        </table:table-row>
        <table:table-row table:style-name="ro2">
          <table:table-cell office:value-type="float" office:value="971567278560" calcext:value-type="float">
            <text:p>9715672785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4:33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3:03:52</text:p>
          </table:table-cell>
        </table:table-row>
        <table:table-row table:style-name="ro2">
          <table:table-cell office:value-type="float" office:value="971506421801" calcext:value-type="float">
            <text:p>9715064218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5:29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3:59:15</text:p>
          </table:table-cell>
        </table:table-row>
        <table:table-row table:style-name="ro2">
          <table:table-cell office:value-type="float" office:value="971564987989" calcext:value-type="float">
            <text:p>9715649879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6:03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4:33:25</text:p>
          </table:table-cell>
        </table:table-row>
        <table:table-row table:style-name="ro2">
          <table:table-cell office:value-type="float" office:value="971543988727" calcext:value-type="float">
            <text:p>9715439887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9:22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7:52:30</text:p>
          </table:table-cell>
        </table:table-row>
        <table:table-row table:style-name="ro2">
          <table:table-cell office:value-type="float" office:value="971565439641" calcext:value-type="float">
            <text:p>9715654396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20:32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9:02:54</text:p>
          </table:table-cell>
        </table:table-row>
        <table:table-row table:style-name="ro2">
          <table:table-cell office:value-type="float" office:value="971568549668" calcext:value-type="float">
            <text:p>9715685496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21:02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9:32:55</text:p>
          </table:table-cell>
        </table:table-row>
        <table:table-row table:style-name="ro2">
          <table:table-cell office:value-type="float" office:value="971561162702" calcext:value-type="float">
            <text:p>9715611627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00:14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22:44:56</text:p>
          </table:table-cell>
        </table:table-row>
        <table:table-row table:style-name="ro2">
          <table:table-cell office:value-type="float" office:value="971567375645" calcext:value-type="float">
            <text:p>9715673756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00:3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23:06:18</text:p>
          </table:table-cell>
        </table:table-row>
        <table:table-row table:style-name="ro2">
          <table:table-cell office:value-type="float" office:value="971569141329" calcext:value-type="float">
            <text:p>9715691413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07:48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06:18:38</text:p>
          </table:table-cell>
        </table:table-row>
        <table:table-row table:style-name="ro2">
          <table:table-cell office:value-type="float" office:value="971504792249" calcext:value-type="float">
            <text:p>9715047922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14:14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2:44:23</text:p>
          </table:table-cell>
        </table:table-row>
        <table:table-row table:style-name="ro2">
          <table:table-cell office:value-type="float" office:value="971553607104" calcext:value-type="float">
            <text:p>9715536071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14:34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3:04:24</text:p>
          </table:table-cell>
        </table:table-row>
        <table:table-row table:style-name="ro2">
          <table:table-cell office:value-type="float" office:value="971561820959" calcext:value-type="float">
            <text:p>9715618209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14:40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3:10:20</text:p>
          </table:table-cell>
        </table:table-row>
        <table:table-row table:style-name="ro2">
          <table:table-cell office:value-type="float" office:value="971504494852" calcext:value-type="float">
            <text:p>9715044948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19:17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7:47:25</text:p>
          </table:table-cell>
        </table:table-row>
        <table:table-row table:style-name="ro2">
          <table:table-cell office:value-type="float" office:value="971566086063" calcext:value-type="float">
            <text:p>97156608606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21:02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9:32:21</text:p>
          </table:table-cell>
        </table:table-row>
        <table:table-row table:style-name="ro2">
          <table:table-cell office:value-type="float" office:value="971547021349" calcext:value-type="float">
            <text:p>9715470213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21:10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9:40:36</text:p>
          </table:table-cell>
        </table:table-row>
        <table:table-row table:style-name="ro2">
          <table:table-cell office:value-type="float" office:value="971505699712" calcext:value-type="float">
            <text:p>9715056997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23:24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21:54:35</text:p>
          </table:table-cell>
        </table:table-row>
        <table:table-row table:style-name="ro2">
          <table:table-cell office:value-type="float" office:value="971566813525" calcext:value-type="float">
            <text:p>9715668135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2:28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0:58:53</text:p>
          </table:table-cell>
        </table:table-row>
        <table:table-row table:style-name="ro2">
          <table:table-cell office:value-type="float" office:value="971504882353" calcext:value-type="float">
            <text:p>9715048823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4:32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3:02:01</text:p>
          </table:table-cell>
        </table:table-row>
        <table:table-row table:style-name="ro2">
          <table:table-cell office:value-type="float" office:value="971544972451" calcext:value-type="float">
            <text:p>9715449724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6:23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4:53:32</text:p>
          </table:table-cell>
        </table:table-row>
        <table:table-row table:style-name="ro2">
          <table:table-cell office:value-type="float" office:value="971509714110" calcext:value-type="float">
            <text:p>9715097141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6:44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5:14:42</text:p>
          </table:table-cell>
        </table:table-row>
        <table:table-row table:style-name="ro2">
          <table:table-cell office:value-type="float" office:value="971553156275" calcext:value-type="float">
            <text:p>9715531562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9:13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7:43:23</text:p>
          </table:table-cell>
        </table:table-row>
        <table:table-row table:style-name="ro2">
          <table:table-cell office:value-type="float" office:value="971563719411" calcext:value-type="float">
            <text:p>9715637194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0:05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8:35:46</text:p>
          </table:table-cell>
        </table:table-row>
        <table:table-row table:style-name="ro2">
          <table:table-cell office:value-type="float" office:value="971504630815" calcext:value-type="float">
            <text:p>9715046308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4:13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2:43:45</text:p>
          </table:table-cell>
        </table:table-row>
        <table:table-row table:style-name="ro2">
          <table:table-cell office:value-type="float" office:value="971503007264" calcext:value-type="float">
            <text:p>9715030072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4:27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2:57:06</text:p>
          </table:table-cell>
        </table:table-row>
        <table:table-row table:style-name="ro2">
          <table:table-cell office:value-type="float" office:value="971553755703" calcext:value-type="float">
            <text:p>9715537557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5:3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4:06:53</text:p>
          </table:table-cell>
        </table:table-row>
        <table:table-row table:style-name="ro2">
          <table:table-cell office:value-type="float" office:value="971564887999" calcext:value-type="float">
            <text:p>9715648879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6:11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4:41:19</text:p>
          </table:table-cell>
        </table:table-row>
        <table:table-row table:style-name="ro2">
          <table:table-cell office:value-type="float" office:value="971561561069" calcext:value-type="float">
            <text:p>9715615610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8:44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7:14:09</text:p>
          </table:table-cell>
        </table:table-row>
        <table:table-row table:style-name="ro2">
          <table:table-cell office:value-type="float" office:value="971506342960" calcext:value-type="float">
            <text:p>9715063429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8:52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7:22:51</text:p>
          </table:table-cell>
        </table:table-row>
        <table:table-row table:style-name="ro2">
          <table:table-cell office:value-type="float" office:value="971567896802" calcext:value-type="float">
            <text:p>9715678968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9:11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7:41:39</text:p>
          </table:table-cell>
        </table:table-row>
        <table:table-row table:style-name="ro2">
          <table:table-cell office:value-type="float" office:value="971543120004" calcext:value-type="float">
            <text:p>9715431200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1:13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23:43:28</text:p>
          </table:table-cell>
        </table:table-row>
        <table:table-row table:style-name="ro2">
          <table:table-cell office:value-type="float" office:value="971503022237" calcext:value-type="float">
            <text:p>9715030222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1:39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0:09:21</text:p>
          </table:table-cell>
        </table:table-row>
        <table:table-row table:style-name="ro2">
          <table:table-cell office:value-type="float" office:value="971504450477" calcext:value-type="float">
            <text:p>9715044504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4:35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05:35</text:p>
          </table:table-cell>
        </table:table-row>
        <table:table-row table:style-name="ro2">
          <table:table-cell office:value-type="float" office:value="971558472073" calcext:value-type="float">
            <text:p>9715584720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4:58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28:18</text:p>
          </table:table-cell>
        </table:table-row>
        <table:table-row table:style-name="ro2">
          <table:table-cell office:value-type="float" office:value="971565792471" calcext:value-type="float">
            <text:p>9715657924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16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46:29</text:p>
          </table:table-cell>
        </table:table-row>
        <table:table-row table:style-name="ro2">
          <table:table-cell office:value-type="float" office:value="971502014655" calcext:value-type="float">
            <text:p>9715020146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7:46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6:16:20</text:p>
          </table:table-cell>
        </table:table-row>
        <table:table-row table:style-name="ro2">
          <table:table-cell office:value-type="float" office:value="971569086831" calcext:value-type="float">
            <text:p>9715690868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8:35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7:05:28</text:p>
          </table:table-cell>
        </table:table-row>
        <table:table-row table:style-name="ro2">
          <table:table-cell office:value-type="float" office:value="971544844802" calcext:value-type="float">
            <text:p>9715448448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17:4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16:12:45</text:p>
          </table:table-cell>
        </table:table-row>
        <table:table-row table:style-name="ro2">
          <table:table-cell office:value-type="float" office:value="971564429142" calcext:value-type="float">
            <text:p>97156442914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19:44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18:14:28</text:p>
          </table:table-cell>
        </table:table-row>
        <table:table-row table:style-name="ro2">
          <table:table-cell office:value-type="float" office:value="971505479952" calcext:value-type="float">
            <text:p>9715054799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20:14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18:44:03</text:p>
          </table:table-cell>
        </table:table-row>
        <table:table-row table:style-name="ro2">
          <table:table-cell office:value-type="float" office:value="971563573647" calcext:value-type="float">
            <text:p>9715635736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21:43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20:13:36</text:p>
          </table:table-cell>
        </table:table-row>
        <table:table-row table:style-name="ro2">
          <table:table-cell office:value-type="float" office:value="971549959580" calcext:value-type="float">
            <text:p>9715499595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22:18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20:48:41</text:p>
          </table:table-cell>
        </table:table-row>
        <table:table-row table:style-name="ro2">
          <table:table-cell office:value-type="float" office:value="971507920689" calcext:value-type="float">
            <text:p>9715079206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2:00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0:30:39</text:p>
          </table:table-cell>
        </table:table-row>
        <table:table-row table:style-name="ro2">
          <table:table-cell office:value-type="float" office:value="971568863620" calcext:value-type="float">
            <text:p>9715688636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3:25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1:55:43</text:p>
          </table:table-cell>
        </table:table-row>
        <table:table-row table:style-name="ro2">
          <table:table-cell office:value-type="float" office:value="971561205308" calcext:value-type="float">
            <text:p>9715612053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13:00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11:30:10</text:p>
          </table:table-cell>
        </table:table-row>
        <table:table-row table:style-name="ro2">
          <table:table-cell office:value-type="float" office:value="971568867071" calcext:value-type="float">
            <text:p>9715688670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21:09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19:39:24</text:p>
          </table:table-cell>
        </table:table-row>
        <table:table-row table:style-name="ro2">
          <table:table-cell office:value-type="float" office:value="971508189036" calcext:value-type="float">
            <text:p>9715081890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21:2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19:56:38</text:p>
          </table:table-cell>
        </table:table-row>
        <table:table-row table:style-name="ro2">
          <table:table-cell office:value-type="float" office:value="971509450922" calcext:value-type="float">
            <text:p>9715094509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21:53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20:23:26</text:p>
          </table:table-cell>
        </table:table-row>
        <table:table-row table:style-name="ro2">
          <table:table-cell office:value-type="float" office:value="971507837794" calcext:value-type="float">
            <text:p>9715078377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22:52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21:22:33</text:p>
          </table:table-cell>
        </table:table-row>
        <table:table-row table:style-name="ro2">
          <table:table-cell office:value-type="float" office:value="971504481206" calcext:value-type="float">
            <text:p>9715044812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23:34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22:04:40</text:p>
          </table:table-cell>
        </table:table-row>
        <table:table-row table:style-name="ro2">
          <table:table-cell office:value-type="float" office:value="971507713628" calcext:value-type="float">
            <text:p>9715077136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00:54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23:24:18</text:p>
          </table:table-cell>
        </table:table-row>
        <table:table-row table:style-name="ro2">
          <table:table-cell office:value-type="float" office:value="971505108077" calcext:value-type="float">
            <text:p>9715051080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04:27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2:57:42</text:p>
          </table:table-cell>
        </table:table-row>
        <table:table-row table:style-name="ro2">
          <table:table-cell office:value-type="float" office:value="971562598972" calcext:value-type="float">
            <text:p>9715625989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07:22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5:52:03</text:p>
          </table:table-cell>
        </table:table-row>
        <table:table-row table:style-name="ro2">
          <table:table-cell office:value-type="float" office:value="971505041306" calcext:value-type="float">
            <text:p>9715050413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0:13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8:43:04</text:p>
          </table:table-cell>
        </table:table-row>
        <table:table-row table:style-name="ro2">
          <table:table-cell office:value-type="float" office:value="971544597348" calcext:value-type="float">
            <text:p>9715445973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0:13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8:43:53</text:p>
          </table:table-cell>
        </table:table-row>
        <table:table-row table:style-name="ro2">
          <table:table-cell office:value-type="float" office:value="971566801528" calcext:value-type="float">
            <text:p>9715668015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0:56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9:26:12</text:p>
          </table:table-cell>
        </table:table-row>
        <table:table-row table:style-name="ro2">
          <table:table-cell office:value-type="float" office:value="971565439641" calcext:value-type="float">
            <text:p>9715654396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1:07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9:37:56</text:p>
          </table:table-cell>
        </table:table-row>
        <table:table-row table:style-name="ro2">
          <table:table-cell office:value-type="float" office:value="971567729528" calcext:value-type="float">
            <text:p>9715677295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2:36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11:06:28</text:p>
          </table:table-cell>
        </table:table-row>
        <table:table-row table:style-name="ro2">
          <table:table-cell office:value-type="float" office:value="971568684077" calcext:value-type="float">
            <text:p>9715686840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2:59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11:29:31</text:p>
          </table:table-cell>
        </table:table-row>
        <table:table-row table:style-name="ro2">
          <table:table-cell office:value-type="float" office:value="971507238650" calcext:value-type="float">
            <text:p>9715072386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8:43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17:13:14</text:p>
          </table:table-cell>
        </table:table-row>
        <table:table-row table:style-name="ro2">
          <table:table-cell office:value-type="float" office:value="971506603903" calcext:value-type="float">
            <text:p>9715066039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11:17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09:47:21</text:p>
          </table:table-cell>
        </table:table-row>
        <table:table-row table:style-name="ro2">
          <table:table-cell office:value-type="float" office:value="971563931653" calcext:value-type="float">
            <text:p>97156393165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12:54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11:24:34</text:p>
          </table:table-cell>
        </table:table-row>
        <table:table-row table:style-name="ro2">
          <table:table-cell office:value-type="float" office:value="971505469893" calcext:value-type="float">
            <text:p>9715054698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16:11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14:41:41</text:p>
          </table:table-cell>
        </table:table-row>
        <table:table-row table:style-name="ro2">
          <table:table-cell office:value-type="float" office:value="971568356819" calcext:value-type="float">
            <text:p>9715683568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20:0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18:37:20</text:p>
          </table:table-cell>
        </table:table-row>
        <table:table-row table:style-name="ro2">
          <table:table-cell office:value-type="float" office:value="971507796957" calcext:value-type="float">
            <text:p>9715077969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21:2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19:52:45</text:p>
          </table:table-cell>
        </table:table-row>
        <table:table-row table:style-name="ro2">
          <table:table-cell office:value-type="float" office:value="971567488231" calcext:value-type="float">
            <text:p>9715674882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21:32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20:02:32</text:p>
          </table:table-cell>
        </table:table-row>
        <table:table-row table:style-name="ro2">
          <table:table-cell office:value-type="float" office:value="971547870324" calcext:value-type="float">
            <text:p>9715478703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21:39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20:09:27</text:p>
          </table:table-cell>
        </table:table-row>
        <table:table-row table:style-name="ro2">
          <table:table-cell office:value-type="float" office:value="971508063662" calcext:value-type="float">
            <text:p>9715080636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23:19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21:49:58</text:p>
          </table:table-cell>
        </table:table-row>
        <table:table-row table:style-name="ro2">
          <table:table-cell office:value-type="float" office:value="971564729930" calcext:value-type="float">
            <text:p>9715647299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23:27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21:57:04</text:p>
          </table:table-cell>
        </table:table-row>
        <table:table-row table:style-name="ro2">
          <table:table-cell office:value-type="float" office:value="971564259408" calcext:value-type="float">
            <text:p>9715642594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02:06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0:36:16</text:p>
          </table:table-cell>
        </table:table-row>
        <table:table-row table:style-name="ro2">
          <table:table-cell office:value-type="float" office:value="971564210754" calcext:value-type="float">
            <text:p>9715642107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10:26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8:56:20</text:p>
          </table:table-cell>
        </table:table-row>
        <table:table-row table:style-name="ro2">
          <table:table-cell office:value-type="float" office:value="971506814087" calcext:value-type="float">
            <text:p>9715068140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11:09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9:39:57</text:p>
          </table:table-cell>
        </table:table-row>
        <table:table-row table:style-name="ro2">
          <table:table-cell office:value-type="float" office:value="971569293004" calcext:value-type="float">
            <text:p>9715692930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11:19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9:49:26</text:p>
          </table:table-cell>
        </table:table-row>
        <table:table-row table:style-name="ro2">
          <table:table-cell office:value-type="float" office:value="971544872837" calcext:value-type="float">
            <text:p>9715448728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14:02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12:32:34</text:p>
          </table:table-cell>
        </table:table-row>
        <table:table-row table:style-name="ro2">
          <table:table-cell office:value-type="float" office:value="971561355045" calcext:value-type="float">
            <text:p>9715613550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15:24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13:54:40</text:p>
          </table:table-cell>
        </table:table-row>
        <table:table-row table:style-name="ro2">
          <table:table-cell office:value-type="float" office:value="971547754890" calcext:value-type="float">
            <text:p>9715477548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19:49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18:19:06</text:p>
          </table:table-cell>
        </table:table-row>
        <table:table-row table:style-name="ro2">
          <table:table-cell office:value-type="float" office:value="971565439641" calcext:value-type="float">
            <text:p>9715654396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21:45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20:15:36</text:p>
          </table:table-cell>
        </table:table-row>
        <table:table-row table:style-name="ro2">
          <table:table-cell office:value-type="float" office:value="971545239048" calcext:value-type="float">
            <text:p>9715452390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21:55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20:25:43</text:p>
          </table:table-cell>
        </table:table-row>
        <table:table-row table:style-name="ro2">
          <table:table-cell office:value-type="float" office:value="971568748982" calcext:value-type="float">
            <text:p>9715687489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22:41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21:11:31</text:p>
          </table:table-cell>
        </table:table-row>
        <table:table-row table:style-name="ro2">
          <table:table-cell office:value-type="float" office:value="971505591262" calcext:value-type="float">
            <text:p>9715055912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23:45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22:15:49</text:p>
          </table:table-cell>
        </table:table-row>
        <table:table-row table:style-name="ro2">
          <table:table-cell office:value-type="float" office:value="971545032015" calcext:value-type="float">
            <text:p>9715450320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1:25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23:55:05</text:p>
          </table:table-cell>
        </table:table-row>
        <table:table-row table:style-name="ro2">
          <table:table-cell office:value-type="float" office:value="971507722075" calcext:value-type="float">
            <text:p>9715077220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7:01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5:31:44</text:p>
          </table:table-cell>
        </table:table-row>
        <table:table-row table:style-name="ro2">
          <table:table-cell office:value-type="float" office:value="971502149151" calcext:value-type="float">
            <text:p>9715021491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7:54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6:24:27</text:p>
          </table:table-cell>
        </table:table-row>
        <table:table-row table:style-name="ro2">
          <table:table-cell office:value-type="float" office:value="971504610681" calcext:value-type="float">
            <text:p>9715046106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13:42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12:12:49</text:p>
          </table:table-cell>
        </table:table-row>
        <table:table-row table:style-name="ro2">
          <table:table-cell office:value-type="float" office:value="971569742448" calcext:value-type="float">
            <text:p>9715697424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14:07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12:37:49</text:p>
          </table:table-cell>
        </table:table-row>
        <table:table-row table:style-name="ro2">
          <table:table-cell office:value-type="float" office:value="971544376784" calcext:value-type="float">
            <text:p>9715443767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15:14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13:44:55</text:p>
          </table:table-cell>
        </table:table-row>
        <table:table-row table:style-name="ro2">
          <table:table-cell office:value-type="float" office:value="971547183763" calcext:value-type="float">
            <text:p>97154718376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20:08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18:38:11</text:p>
          </table:table-cell>
        </table:table-row>
        <table:table-row table:style-name="ro2">
          <table:table-cell office:value-type="float" office:value="971502988418" calcext:value-type="float">
            <text:p>9715029884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21:02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19:32:20</text:p>
          </table:table-cell>
        </table:table-row>
        <table:table-row table:style-name="ro2">
          <table:table-cell office:value-type="float" office:value="971568684077" calcext:value-type="float">
            <text:p>9715686840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21:31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20:01:48</text:p>
          </table:table-cell>
        </table:table-row>
        <table:table-row table:style-name="ro2">
          <table:table-cell office:value-type="float" office:value="971561363969" calcext:value-type="float">
            <text:p>9715613639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21:33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20:03:28</text:p>
          </table:table-cell>
        </table:table-row>
        <table:table-row table:style-name="ro2">
          <table:table-cell office:value-type="float" office:value="971562271849" calcext:value-type="float">
            <text:p>9715622718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22:54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21:24:04</text:p>
          </table:table-cell>
        </table:table-row>
        <table:table-row table:style-name="ro2">
          <table:table-cell office:value-type="float" office:value="971545406112" calcext:value-type="float">
            <text:p>9715454061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23:00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21:30:41</text:p>
          </table:table-cell>
        </table:table-row>
        <table:table-row table:style-name="ro2">
          <table:table-cell office:value-type="float" office:value="971567763830" calcext:value-type="float">
            <text:p>9715677638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1:03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23:33:14</text:p>
          </table:table-cell>
        </table:table-row>
        <table:table-row table:style-name="ro2">
          <table:table-cell office:value-type="float" office:value="971545977341" calcext:value-type="float">
            <text:p>9715459773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4:22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02:52:18</text:p>
          </table:table-cell>
        </table:table-row>
        <table:table-row table:style-name="ro2">
          <table:table-cell office:value-type="float" office:value="971503674882" calcext:value-type="float">
            <text:p>9715036748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5:46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04:16:19</text:p>
          </table:table-cell>
        </table:table-row>
        <table:table-row table:style-name="ro2">
          <table:table-cell office:value-type="float" office:value="971501187016" calcext:value-type="float">
            <text:p>9715011870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6:29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04:59:23</text:p>
          </table:table-cell>
        </table:table-row>
        <table:table-row table:style-name="ro2">
          <table:table-cell office:value-type="float" office:value="971547763245" calcext:value-type="float">
            <text:p>9715477632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11:53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10:23:32</text:p>
          </table:table-cell>
        </table:table-row>
        <table:table-row table:style-name="ro2">
          <table:table-cell office:value-type="float" office:value="971547749115" calcext:value-type="float">
            <text:p>9715477491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11:54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10:24:57</text:p>
          </table:table-cell>
        </table:table-row>
        <table:table-row table:style-name="ro2">
          <table:table-cell office:value-type="float" office:value="971567917877" calcext:value-type="float">
            <text:p>9715679178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13:35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12:05:49</text:p>
          </table:table-cell>
        </table:table-row>
        <table:table-row table:style-name="ro2">
          <table:table-cell office:value-type="float" office:value="971505102643" calcext:value-type="float">
            <text:p>9715051026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15:21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13:51:34</text:p>
          </table:table-cell>
        </table:table-row>
        <table:table-row table:style-name="ro2">
          <table:table-cell office:value-type="float" office:value="971563585484" calcext:value-type="float">
            <text:p>9715635854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18:47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17:17:17</text:p>
          </table:table-cell>
        </table:table-row>
        <table:table-row table:style-name="ro2">
          <table:table-cell office:value-type="float" office:value="971547167358" calcext:value-type="float">
            <text:p>9715471673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18:54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17:24:11</text:p>
          </table:table-cell>
        </table:table-row>
        <table:table-row table:style-name="ro2">
          <table:table-cell office:value-type="float" office:value="971561469498" calcext:value-type="float">
            <text:p>9715614694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0:44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23:14:00</text:p>
          </table:table-cell>
        </table:table-row>
        <table:table-row table:style-name="ro2">
          <table:table-cell office:value-type="float" office:value="971508620169" calcext:value-type="float">
            <text:p>9715086201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2:37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01:07:56</text:p>
          </table:table-cell>
        </table:table-row>
        <table:table-row table:style-name="ro2">
          <table:table-cell office:value-type="float" office:value="971561981195" calcext:value-type="float">
            <text:p>9715619811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6:00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04:30:45</text:p>
          </table:table-cell>
        </table:table-row>
        <table:table-row table:style-name="ro2">
          <table:table-cell office:value-type="float" office:value="971507564662" calcext:value-type="float">
            <text:p>9715075646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6:33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05:03:31</text:p>
          </table:table-cell>
        </table:table-row>
        <table:table-row table:style-name="ro2">
          <table:table-cell office:value-type="float" office:value="971567705474" calcext:value-type="float">
            <text:p>9715677054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12:25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0:55:39</text:p>
          </table:table-cell>
        </table:table-row>
        <table:table-row table:style-name="ro2">
          <table:table-cell office:value-type="float" office:value="971567109491" calcext:value-type="float">
            <text:p>9715671094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12:59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1:29:56</text:p>
          </table:table-cell>
        </table:table-row>
        <table:table-row table:style-name="ro2">
          <table:table-cell office:value-type="float" office:value="971568671857" calcext:value-type="float">
            <text:p>9715686718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13:05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1:35:52</text:p>
          </table:table-cell>
        </table:table-row>
        <table:table-row table:style-name="ro2">
          <table:table-cell office:value-type="float" office:value="971569902371" calcext:value-type="float">
            <text:p>9715699023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14:14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2:44:14</text:p>
          </table:table-cell>
        </table:table-row>
        <table:table-row table:style-name="ro2">
          <table:table-cell office:value-type="float" office:value="971501791941" calcext:value-type="float">
            <text:p>9715017919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15:29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3:59:54</text:p>
          </table:table-cell>
        </table:table-row>
        <table:table-row table:style-name="ro2">
          <table:table-cell office:value-type="float" office:value="971505951714" calcext:value-type="float">
            <text:p>9715059517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17:25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5:55:35</text:p>
          </table:table-cell>
        </table:table-row>
        <table:table-row table:style-name="ro2">
          <table:table-cell office:value-type="float" office:value="971563635819" calcext:value-type="float">
            <text:p>9715636358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20:38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9:08:00</text:p>
          </table:table-cell>
        </table:table-row>
        <table:table-row table:style-name="ro2">
          <table:table-cell office:value-type="float" office:value="971505484919" calcext:value-type="float">
            <text:p>9715054849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21:26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9:56:57</text:p>
          </table:table-cell>
        </table:table-row>
        <table:table-row table:style-name="ro2">
          <table:table-cell office:value-type="float" office:value="971505991971" calcext:value-type="float">
            <text:p>9715059919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21:43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20:13:30</text:p>
          </table:table-cell>
        </table:table-row>
        <table:table-row table:style-name="ro2">
          <table:table-cell office:value-type="float" office:value="971506836672" calcext:value-type="float">
            <text:p>9715068366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21:46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20:16:11</text:p>
          </table:table-cell>
        </table:table-row>
        <table:table-row table:style-name="ro2">
          <table:table-cell office:value-type="float" office:value="971567232771" calcext:value-type="float">
            <text:p>9715672327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00:45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23:15:11</text:p>
          </table:table-cell>
        </table:table-row>
        <table:table-row table:style-name="ro2">
          <table:table-cell office:value-type="float" office:value="971568465864" calcext:value-type="float">
            <text:p>9715684658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02:31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01:01:22</text:p>
          </table:table-cell>
        </table:table-row>
        <table:table-row table:style-name="ro2">
          <table:table-cell office:value-type="float" office:value="971586930214" calcext:value-type="float">
            <text:p>9715869302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02:51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01:21:21</text:p>
          </table:table-cell>
        </table:table-row>
        <table:table-row table:style-name="ro2">
          <table:table-cell office:value-type="float" office:value="971547837006" calcext:value-type="float">
            <text:p>9715478370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03:04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01:34:07</text:p>
          </table:table-cell>
        </table:table-row>
        <table:table-row table:style-name="ro2">
          <table:table-cell office:value-type="float" office:value="971566878258" calcext:value-type="float">
            <text:p>9715668782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12:10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0:40:20</text:p>
          </table:table-cell>
        </table:table-row>
        <table:table-row table:style-name="ro2">
          <table:table-cell office:value-type="float" office:value="971568453473" calcext:value-type="float">
            <text:p>9715684534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13:02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1:32:49</text:p>
          </table:table-cell>
        </table:table-row>
        <table:table-row table:style-name="ro2">
          <table:table-cell office:value-type="float" office:value="971569184946" calcext:value-type="float">
            <text:p>9715691849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18:1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6:42:56</text:p>
          </table:table-cell>
        </table:table-row>
        <table:table-row table:style-name="ro2">
          <table:table-cell office:value-type="float" office:value="971502641506" calcext:value-type="float">
            <text:p>9715026415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20:28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8:58:23</text:p>
          </table:table-cell>
        </table:table-row>
        <table:table-row table:style-name="ro2">
          <table:table-cell office:value-type="float" office:value="971563421640" calcext:value-type="float">
            <text:p>9715634216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21:16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9:46:04</text:p>
          </table:table-cell>
        </table:table-row>
        <table:table-row table:style-name="ro2">
          <table:table-cell office:value-type="float" office:value="971564899647" calcext:value-type="float">
            <text:p>9715648996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22:56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21:26:45</text:p>
          </table:table-cell>
        </table:table-row>
        <table:table-row table:style-name="ro2">
          <table:table-cell office:value-type="float" office:value="971563450992" calcext:value-type="float">
            <text:p>9715634509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22:59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21:29:28</text:p>
          </table:table-cell>
        </table:table-row>
        <table:table-row table:style-name="ro2">
          <table:table-cell office:value-type="float" office:value="971507482610" calcext:value-type="float">
            <text:p>9715074826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23:35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22:05:15</text:p>
          </table:table-cell>
        </table:table-row>
        <table:table-row table:style-name="ro2">
          <table:table-cell office:value-type="float" office:value="971508654830" calcext:value-type="float">
            <text:p>9715086548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00:11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22:41:32</text:p>
          </table:table-cell>
        </table:table-row>
        <table:table-row table:style-name="ro2">
          <table:table-cell office:value-type="float" office:value="971565658984" calcext:value-type="float">
            <text:p>9715656589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00:56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23:26:37</text:p>
          </table:table-cell>
        </table:table-row>
        <table:table-row table:style-name="ro2">
          <table:table-cell office:value-type="float" office:value="971508400254" calcext:value-type="float">
            <text:p>9715084002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04:48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03:18:34</text:p>
          </table:table-cell>
        </table:table-row>
        <table:table-row table:style-name="ro2">
          <table:table-cell office:value-type="float" office:value="971564372305" calcext:value-type="float">
            <text:p>9715643723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05:2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03:51:58</text:p>
          </table:table-cell>
        </table:table-row>
        <table:table-row table:style-name="ro2">
          <table:table-cell office:value-type="float" office:value="971562240731" calcext:value-type="float">
            <text:p>9715622407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10:56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09:26:02</text:p>
          </table:table-cell>
        </table:table-row>
        <table:table-row table:style-name="ro2">
          <table:table-cell office:value-type="float" office:value="971567326591" calcext:value-type="float">
            <text:p>9715673265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11:25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09:55:22</text:p>
          </table:table-cell>
        </table:table-row>
        <table:table-row table:style-name="ro2">
          <table:table-cell office:value-type="float" office:value="971547561273" calcext:value-type="float">
            <text:p>9715475612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11:36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10:06:19</text:p>
          </table:table-cell>
        </table:table-row>
        <table:table-row table:style-name="ro2">
          <table:table-cell office:value-type="float" office:value="971504529915" calcext:value-type="float">
            <text:p>9715045299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12:19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10:49:16</text:p>
          </table:table-cell>
        </table:table-row>
        <table:table-row table:style-name="ro2">
          <table:table-cell office:value-type="float" office:value="971508725648" calcext:value-type="float">
            <text:p>9715087256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19:47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18:17:34</text:p>
          </table:table-cell>
        </table:table-row>
        <table:table-row table:style-name="ro2">
          <table:table-cell office:value-type="float" office:value="971542526877" calcext:value-type="float">
            <text:p>9715425268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0:51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19:21:31</text:p>
          </table:table-cell>
        </table:table-row>
        <table:table-row table:style-name="ro2">
          <table:table-cell office:value-type="float" office:value="971562853258" calcext:value-type="float">
            <text:p>9715628532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2:25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0:55:39</text:p>
          </table:table-cell>
        </table:table-row>
        <table:table-row table:style-name="ro2">
          <table:table-cell office:value-type="float" office:value="971565210504" calcext:value-type="float">
            <text:p>9715652105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3:02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1:32:23</text:p>
          </table:table-cell>
        </table:table-row>
        <table:table-row table:style-name="ro2">
          <table:table-cell office:value-type="float" office:value="971567422817" calcext:value-type="float">
            <text:p>97156742281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4:26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2:56:26</text:p>
          </table:table-cell>
        </table:table-row>
        <table:table-row table:style-name="ro2">
          <table:table-cell office:value-type="float" office:value="971504169330" calcext:value-type="float">
            <text:p>9715041693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4:29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2:59:21</text:p>
          </table:table-cell>
        </table:table-row>
        <table:table-row table:style-name="ro2">
          <table:table-cell office:value-type="float" office:value="971561295258" calcext:value-type="float">
            <text:p>9715612952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6:37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5:07:29</text:p>
          </table:table-cell>
        </table:table-row>
        <table:table-row table:style-name="ro2">
          <table:table-cell office:value-type="float" office:value="971562182167" calcext:value-type="float">
            <text:p>97156218216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7:06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5:36:31</text:p>
          </table:table-cell>
        </table:table-row>
        <table:table-row table:style-name="ro2">
          <table:table-cell office:value-type="float" office:value="971503718290" calcext:value-type="float">
            <text:p>9715037182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8:45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7:15:41</text:p>
          </table:table-cell>
        </table:table-row>
        <table:table-row table:style-name="ro2">
          <table:table-cell office:value-type="float" office:value="971569174154" calcext:value-type="float">
            <text:p>9715691741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3:14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1:44:59</text:p>
          </table:table-cell>
        </table:table-row>
        <table:table-row table:style-name="ro2">
          <table:table-cell office:value-type="float" office:value="971568131838" calcext:value-type="float">
            <text:p>9715681318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5:50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4:20:14</text:p>
          </table:table-cell>
        </table:table-row>
        <table:table-row table:style-name="ro2">
          <table:table-cell office:value-type="float" office:value="971566070098" calcext:value-type="float">
            <text:p>9715660700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5:54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4:24:28</text:p>
          </table:table-cell>
        </table:table-row>
        <table:table-row table:style-name="ro2">
          <table:table-cell office:value-type="float" office:value="971503629766" calcext:value-type="float">
            <text:p>9715036297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6:47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5:17:03</text:p>
          </table:table-cell>
        </table:table-row>
        <table:table-row table:style-name="ro2">
          <table:table-cell office:value-type="float" office:value="971505939217" calcext:value-type="float">
            <text:p>97150593921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7:33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6:03:35</text:p>
          </table:table-cell>
        </table:table-row>
        <table:table-row table:style-name="ro2">
          <table:table-cell office:value-type="float" office:value="971502970887" calcext:value-type="float">
            <text:p>9715029708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8:08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6:38:34</text:p>
          </table:table-cell>
        </table:table-row>
        <table:table-row table:style-name="ro2">
          <table:table-cell office:value-type="float" office:value="971562029791" calcext:value-type="float">
            <text:p>9715620297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8:09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6:39:15</text:p>
          </table:table-cell>
        </table:table-row>
        <table:table-row table:style-name="ro2">
          <table:table-cell office:value-type="float" office:value="971568288279" calcext:value-type="float">
            <text:p>9715682882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8:20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6:50:04</text:p>
          </table:table-cell>
        </table:table-row>
        <table:table-row table:style-name="ro2">
          <table:table-cell office:value-type="float" office:value="971505333043" calcext:value-type="float">
            <text:p>9715053330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9:02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7:32:42</text:p>
          </table:table-cell>
        </table:table-row>
        <table:table-row table:style-name="ro2">
          <table:table-cell office:value-type="float" office:value="971561300424" calcext:value-type="float">
            <text:p>9715613004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9:03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7:33:02</text:p>
          </table:table-cell>
        </table:table-row>
        <table:table-row table:style-name="ro2">
          <table:table-cell office:value-type="float" office:value="971568537983" calcext:value-type="float">
            <text:p>9715685379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9:19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7:49:34</text:p>
          </table:table-cell>
        </table:table-row>
        <table:table-row table:style-name="ro2">
          <table:table-cell office:value-type="float" office:value="971545077726" calcext:value-type="float">
            <text:p>9715450777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20:11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8:41:41</text:p>
          </table:table-cell>
        </table:table-row>
        <table:table-row table:style-name="ro2">
          <table:table-cell office:value-type="float" office:value="971562899278" calcext:value-type="float">
            <text:p>9715628992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21:31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20:01:54</text:p>
          </table:table-cell>
        </table:table-row>
        <table:table-row table:style-name="ro2">
          <table:table-cell office:value-type="float" office:value="971502650392" calcext:value-type="float">
            <text:p>9715026503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23:00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21:30:00</text:p>
          </table:table-cell>
        </table:table-row>
        <table:table-row table:style-name="ro2">
          <table:table-cell office:value-type="float" office:value="971545187698" calcext:value-type="float">
            <text:p>9715451876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00:55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23:25:29</text:p>
          </table:table-cell>
        </table:table-row>
        <table:table-row table:style-name="ro2">
          <table:table-cell office:value-type="float" office:value="971543414003" calcext:value-type="float">
            <text:p>9715434140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01:23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23:53:57</text:p>
          </table:table-cell>
        </table:table-row>
        <table:table-row table:style-name="ro2">
          <table:table-cell office:value-type="float" office:value="971503259461" calcext:value-type="float">
            <text:p>9715032594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01:30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00:00:00</text:p>
          </table:table-cell>
        </table:table-row>
        <table:table-row table:style-name="ro2">
          <table:table-cell office:value-type="float" office:value="971544108438" calcext:value-type="float">
            <text:p>9715441084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03:07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01:37:09</text:p>
          </table:table-cell>
        </table:table-row>
        <table:table-row table:style-name="ro2">
          <table:table-cell office:value-type="float" office:value="971506045901" calcext:value-type="float">
            <text:p>9715060459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11:20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09:50:34</text:p>
          </table:table-cell>
        </table:table-row>
        <table:table-row table:style-name="ro2">
          <table:table-cell office:value-type="float" office:value="971543302221" calcext:value-type="float">
            <text:p>9715433022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12:40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11:10:00</text:p>
          </table:table-cell>
        </table:table-row>
        <table:table-row table:style-name="ro2">
          <table:table-cell office:value-type="float" office:value="971563015770" calcext:value-type="float">
            <text:p>9715630157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13:43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12:13:47</text:p>
          </table:table-cell>
        </table:table-row>
        <table:table-row table:style-name="ro2">
          <table:table-cell office:value-type="float" office:value="971563673369" calcext:value-type="float">
            <text:p>9715636733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15:03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13:33:45</text:p>
          </table:table-cell>
        </table:table-row>
        <table:table-row table:style-name="ro2">
          <table:table-cell office:value-type="float" office:value="971503264675" calcext:value-type="float">
            <text:p>9715032646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15:56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14:26:05</text:p>
          </table:table-cell>
        </table:table-row>
        <table:table-row table:style-name="ro2">
          <table:table-cell office:value-type="float" office:value="971565682015" calcext:value-type="float">
            <text:p>9715656820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21:35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20:05:19</text:p>
          </table:table-cell>
        </table:table-row>
        <table:table-row table:style-name="ro2">
          <table:table-cell office:value-type="float" office:value="971562804441" calcext:value-type="float">
            <text:p>9715628044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21:51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20:21:16</text:p>
          </table:table-cell>
        </table:table-row>
        <table:table-row table:style-name="ro2">
          <table:table-cell office:value-type="float" office:value="971565722005" calcext:value-type="float">
            <text:p>9715657220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22:32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21:02:35</text:p>
          </table:table-cell>
        </table:table-row>
        <table:table-row table:style-name="ro2">
          <table:table-cell office:value-type="float" office:value="971561148179" calcext:value-type="float">
            <text:p>9715611481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23:02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21:32:33</text:p>
          </table:table-cell>
        </table:table-row>
        <table:table-row table:style-name="ro2">
          <table:table-cell office:value-type="float" office:value="971508775130" calcext:value-type="float">
            <text:p>9715087751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23:41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22:11:06</text:p>
          </table:table-cell>
        </table:table-row>
        <table:table-row table:style-name="ro2">
          <table:table-cell office:value-type="float" office:value="971503866893" calcext:value-type="float">
            <text:p>9715038668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2:32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01:02:40</text:p>
          </table:table-cell>
        </table:table-row>
        <table:table-row table:style-name="ro2">
          <table:table-cell office:value-type="float" office:value="971549905894" calcext:value-type="float">
            <text:p>9715499058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2:49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01:19:10</text:p>
          </table:table-cell>
        </table:table-row>
        <table:table-row table:style-name="ro2">
          <table:table-cell office:value-type="float" office:value="971501487419" calcext:value-type="float">
            <text:p>9715014874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7:50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06:20:03</text:p>
          </table:table-cell>
        </table:table-row>
        <table:table-row table:style-name="ro2">
          <table:table-cell office:value-type="float" office:value="971503655690" calcext:value-type="float">
            <text:p>9715036556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1:39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0:09:18</text:p>
          </table:table-cell>
        </table:table-row>
        <table:table-row table:style-name="ro2">
          <table:table-cell office:value-type="float" office:value="971544493815" calcext:value-type="float">
            <text:p>9715444938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1:46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0:16:14</text:p>
          </table:table-cell>
        </table:table-row>
        <table:table-row table:style-name="ro2">
          <table:table-cell office:value-type="float" office:value="971567109491" calcext:value-type="float">
            <text:p>9715671094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6:22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4:52:42</text:p>
          </table:table-cell>
        </table:table-row>
        <table:table-row table:style-name="ro2">
          <table:table-cell office:value-type="float" office:value="971505064983" calcext:value-type="float">
            <text:p>9715050649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9:37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8:07:28</text:p>
          </table:table-cell>
        </table:table-row>
        <table:table-row table:style-name="ro2">
          <table:table-cell office:value-type="float" office:value="971569624782" calcext:value-type="float">
            <text:p>9715696247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21:33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20:03:43</text:p>
          </table:table-cell>
        </table:table-row>
        <table:table-row table:style-name="ro2">
          <table:table-cell office:value-type="float" office:value="971561516376" calcext:value-type="float">
            <text:p>9715615163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21:4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20:17:20</text:p>
          </table:table-cell>
        </table:table-row>
        <table:table-row table:style-name="ro2">
          <table:table-cell office:value-type="float" office:value="971564272465" calcext:value-type="float">
            <text:p>9715642724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22:37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21:07:04</text:p>
          </table:table-cell>
        </table:table-row>
        <table:table-row table:style-name="ro2">
          <table:table-cell office:value-type="float" office:value="971545321795" calcext:value-type="float">
            <text:p>9715453217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22:57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21:27:34</text:p>
          </table:table-cell>
        </table:table-row>
        <table:table-row table:style-name="ro2">
          <table:table-cell office:value-type="float" office:value="971563701335" calcext:value-type="float">
            <text:p>9715637013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01:19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23:49:32</text:p>
          </table:table-cell>
        </table:table-row>
        <table:table-row table:style-name="ro2">
          <table:table-cell office:value-type="float" office:value="971567207378" calcext:value-type="float">
            <text:p>9715672073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09:07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07:37:10</text:p>
          </table:table-cell>
        </table:table-row>
        <table:table-row table:style-name="ro2">
          <table:table-cell office:value-type="float" office:value="971568235019" calcext:value-type="float">
            <text:p>9715682350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10:12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08:42:44</text:p>
          </table:table-cell>
        </table:table-row>
        <table:table-row table:style-name="ro2">
          <table:table-cell office:value-type="float" office:value="971564813549" calcext:value-type="float">
            <text:p>9715648135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18:14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16:44:25</text:p>
          </table:table-cell>
        </table:table-row>
        <table:table-row table:style-name="ro2">
          <table:table-cell office:value-type="float" office:value="971544960778" calcext:value-type="float">
            <text:p>9715449607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21:22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19:52:22</text:p>
          </table:table-cell>
        </table:table-row>
        <table:table-row table:style-name="ro2">
          <table:table-cell office:value-type="float" office:value="971508441510" calcext:value-type="float">
            <text:p>9715084415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21:40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20:10:12</text:p>
          </table:table-cell>
        </table:table-row>
        <table:table-row table:style-name="ro2">
          <table:table-cell office:value-type="float" office:value="971547732866" calcext:value-type="float">
            <text:p>9715477328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22:5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21:25:47</text:p>
          </table:table-cell>
        </table:table-row>
        <table:table-row table:style-name="ro2">
          <table:table-cell office:value-type="float" office:value="971561523203" calcext:value-type="float">
            <text:p>9715615232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0:52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23:22:50</text:p>
          </table:table-cell>
        </table:table-row>
        <table:table-row table:style-name="ro2">
          <table:table-cell office:value-type="float" office:value="971505117583" calcext:value-type="float">
            <text:p>9715051175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1:04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23:34:02</text:p>
          </table:table-cell>
        </table:table-row>
        <table:table-row table:style-name="ro2">
          <table:table-cell office:value-type="float" office:value="971547503494" calcext:value-type="float">
            <text:p>9715475034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1:25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23:55:33</text:p>
          </table:table-cell>
        </table:table-row>
        <table:table-row table:style-name="ro2">
          <table:table-cell office:value-type="float" office:value="971544723307" calcext:value-type="float">
            <text:p>97154472330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5:57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04:27:14</text:p>
          </table:table-cell>
        </table:table-row>
        <table:table-row table:style-name="ro2">
          <table:table-cell office:value-type="float" office:value="971542040527" calcext:value-type="float">
            <text:p>9715420405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2:22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0:52:16</text:p>
          </table:table-cell>
        </table:table-row>
        <table:table-row table:style-name="ro2">
          <table:table-cell office:value-type="float" office:value="971503295512" calcext:value-type="float">
            <text:p>9715032955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3:00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1:30:18</text:p>
          </table:table-cell>
        </table:table-row>
        <table:table-row table:style-name="ro2">
          <table:table-cell office:value-type="float" office:value="971565730936" calcext:value-type="float">
            <text:p>9715657309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3:39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2:09:12</text:p>
          </table:table-cell>
        </table:table-row>
        <table:table-row table:style-name="ro2">
          <table:table-cell office:value-type="float" office:value="971507797023" calcext:value-type="float">
            <text:p>9715077970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4:24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2:54:21</text:p>
          </table:table-cell>
        </table:table-row>
        <table:table-row table:style-name="ro2">
          <table:table-cell office:value-type="float" office:value="971502871899" calcext:value-type="float">
            <text:p>9715028718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8:14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6:44:08</text:p>
          </table:table-cell>
        </table:table-row>
        <table:table-row table:style-name="ro2">
          <table:table-cell office:value-type="float" office:value="971506404159" calcext:value-type="float">
            <text:p>9715064041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8:26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6:56:52</text:p>
          </table:table-cell>
        </table:table-row>
        <table:table-row table:style-name="ro2">
          <table:table-cell office:value-type="float" office:value="971566247071" calcext:value-type="float">
            <text:p>9715662470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9:54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8:24:27</text:p>
          </table:table-cell>
        </table:table-row>
        <table:table-row table:style-name="ro2">
          <table:table-cell office:value-type="float" office:value="971565406825" calcext:value-type="float">
            <text:p>9715654068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21:4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20:16:38</text:p>
          </table:table-cell>
        </table:table-row>
        <table:table-row table:style-name="ro2">
          <table:table-cell office:value-type="float" office:value="971565425475" calcext:value-type="float">
            <text:p>9715654254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23:56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22:26:07</text:p>
          </table:table-cell>
        </table:table-row>
        <table:table-row table:style-name="ro2">
          <table:table-cell office:value-type="float" office:value="971502174681" calcext:value-type="float">
            <text:p>9715021746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0:21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22:51:29</text:p>
          </table:table-cell>
        </table:table-row>
        <table:table-row table:style-name="ro2">
          <table:table-cell office:value-type="float" office:value="971547067262" calcext:value-type="float">
            <text:p>9715470672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1:03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23:33:47</text:p>
          </table:table-cell>
        </table:table-row>
        <table:table-row table:style-name="ro2">
          <table:table-cell office:value-type="float" office:value="971567444494" calcext:value-type="float">
            <text:p>9715674444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1:32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0:02:04</text:p>
          </table:table-cell>
        </table:table-row>
        <table:table-row table:style-name="ro2">
          <table:table-cell office:value-type="float" office:value="971545200817" calcext:value-type="float">
            <text:p>97154520081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4:35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3:05:39</text:p>
          </table:table-cell>
        </table:table-row>
        <table:table-row table:style-name="ro2">
          <table:table-cell office:value-type="float" office:value="971564615357" calcext:value-type="float">
            <text:p>9715646153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7:17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5:47:09</text:p>
          </table:table-cell>
        </table:table-row>
        <table:table-row table:style-name="ro2">
          <table:table-cell office:value-type="float" office:value="971567109491" calcext:value-type="float">
            <text:p>9715671094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0:20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8:50:12</text:p>
          </table:table-cell>
        </table:table-row>
        <table:table-row table:style-name="ro2">
          <table:table-cell office:value-type="float" office:value="971566306535" calcext:value-type="float">
            <text:p>97156630653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3:00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1:30:37</text:p>
          </table:table-cell>
        </table:table-row>
        <table:table-row table:style-name="ro2">
          <table:table-cell office:value-type="float" office:value="971565595120" calcext:value-type="float">
            <text:p>9715655951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5:18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3:48:24</text:p>
          </table:table-cell>
        </table:table-row>
        <table:table-row table:style-name="ro2">
          <table:table-cell office:value-type="float" office:value="971509532128" calcext:value-type="float">
            <text:p>9715095321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9:41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8:11:05</text:p>
          </table:table-cell>
        </table:table-row>
        <table:table-row table:style-name="ro2">
          <table:table-cell office:value-type="float" office:value="971562601249" calcext:value-type="float">
            <text:p>9715626012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9:45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8:15:39</text:p>
          </table:table-cell>
        </table:table-row>
        <table:table-row table:style-name="ro2">
          <table:table-cell office:value-type="float" office:value="971505782091" calcext:value-type="float">
            <text:p>9715057820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01:07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23:37:24</text:p>
          </table:table-cell>
        </table:table-row>
        <table:table-row table:style-name="ro2">
          <table:table-cell office:value-type="float" office:value="971563490374" calcext:value-type="float">
            <text:p>9715634903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01:07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23:37:40</text:p>
          </table:table-cell>
        </table:table-row>
        <table:table-row table:style-name="ro2">
          <table:table-cell office:value-type="float" office:value="971566024074" calcext:value-type="float">
            <text:p>9715660240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03:37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02:07:50</text:p>
          </table:table-cell>
        </table:table-row>
        <table:table-row table:style-name="ro2">
          <table:table-cell office:value-type="float" office:value="971504783169" calcext:value-type="float">
            <text:p>9715047831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04:02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02:32:03</text:p>
          </table:table-cell>
        </table:table-row>
        <table:table-row table:style-name="ro2">
          <table:table-cell office:value-type="float" office:value="971561549793" calcext:value-type="float">
            <text:p>9715615497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04:46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03:16:13</text:p>
          </table:table-cell>
        </table:table-row>
        <table:table-row table:style-name="ro2">
          <table:table-cell office:value-type="float" office:value="971564717294" calcext:value-type="float">
            <text:p>9715647172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09:40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08:10:45</text:p>
          </table:table-cell>
        </table:table-row>
        <table:table-row table:style-name="ro2">
          <table:table-cell office:value-type="float" office:value="971564526327" calcext:value-type="float">
            <text:p>9715645263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18:38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17:08:55</text:p>
          </table:table-cell>
        </table:table-row>
        <table:table-row table:style-name="ro2">
          <table:table-cell office:value-type="float" office:value="971565439634" calcext:value-type="float">
            <text:p>97156543963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8:1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6:45:47</text:p>
          </table:table-cell>
        </table:table-row>
        <table:table-row table:style-name="ro2">
          <table:table-cell office:value-type="float" office:value="971564956313" calcext:value-type="float">
            <text:p>9715649563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9:02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7:32:40</text:p>
          </table:table-cell>
        </table:table-row>
        <table:table-row table:style-name="ro2">
          <table:table-cell office:value-type="float" office:value="971509661608" calcext:value-type="float">
            <text:p>9715096616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9:19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7:49:39</text:p>
          </table:table-cell>
        </table:table-row>
        <table:table-row table:style-name="ro2">
          <table:table-cell office:value-type="float" office:value="971501554659" calcext:value-type="float">
            <text:p>9715015546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9:36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8:06:05</text:p>
          </table:table-cell>
        </table:table-row>
        <table:table-row table:style-name="ro2">
          <table:table-cell office:value-type="float" office:value="971558053110" calcext:value-type="float">
            <text:p>9715580531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0:27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8:57:51</text:p>
          </table:table-cell>
        </table:table-row>
        <table:table-row table:style-name="ro2">
          <table:table-cell office:value-type="float" office:value="971566997895" calcext:value-type="float">
            <text:p>9715669978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0:4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9:12:45</text:p>
          </table:table-cell>
        </table:table-row>
        <table:table-row table:style-name="ro2">
          <table:table-cell office:value-type="float" office:value="971564093977" calcext:value-type="float">
            <text:p>9715640939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4:2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12:59:53</text:p>
          </table:table-cell>
        </table:table-row>
        <table:table-row table:style-name="ro2">
          <table:table-cell office:value-type="float" office:value="971507166684" calcext:value-type="float">
            <text:p>9715071666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6:40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15:10:06</text:p>
          </table:table-cell>
        </table:table-row>
        <table:table-row table:style-name="ro2">
          <table:table-cell office:value-type="float" office:value="971543094770" calcext:value-type="float">
            <text:p>97154309477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6:51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15:21:26</text:p>
          </table:table-cell>
        </table:table-row>
        <table:table-row table:style-name="ro2">
          <table:table-cell office:value-type="float" office:value="971547302779" calcext:value-type="float">
            <text:p>9715473027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20:15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18:45:03</text:p>
          </table:table-cell>
        </table:table-row>
        <table:table-row table:style-name="ro2">
          <table:table-cell office:value-type="float" office:value="971501958415" calcext:value-type="float">
            <text:p>9715019584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01:40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00:10:01</text:p>
          </table:table-cell>
        </table:table-row>
        <table:table-row table:style-name="ro2">
          <table:table-cell office:value-type="float" office:value="971563582956" calcext:value-type="float">
            <text:p>9715635829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03:39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02:09:34</text:p>
          </table:table-cell>
        </table:table-row>
        <table:table-row table:style-name="ro2">
          <table:table-cell office:value-type="float" office:value="971561731636" calcext:value-type="float">
            <text:p>9715617316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07:11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05:41:57</text:p>
          </table:table-cell>
        </table:table-row>
        <table:table-row table:style-name="ro2">
          <table:table-cell office:value-type="float" office:value="971562280287" calcext:value-type="float">
            <text:p>9715622802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08:5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07:26:38</text:p>
          </table:table-cell>
        </table:table-row>
        <table:table-row table:style-name="ro2">
          <table:table-cell office:value-type="float" office:value="971563332147" calcext:value-type="float">
            <text:p>9715633321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11:49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10:19:21</text:p>
          </table:table-cell>
        </table:table-row>
        <table:table-row table:style-name="ro2">
          <table:table-cell office:value-type="float" office:value="971503272328" calcext:value-type="float">
            <text:p>9715032723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11:59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10:29:17</text:p>
          </table:table-cell>
        </table:table-row>
        <table:table-row table:style-name="ro2">
          <table:table-cell office:value-type="float" office:value="971503922739" calcext:value-type="float">
            <text:p>9715039227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19:47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18:17:28</text:p>
          </table:table-cell>
        </table:table-row>
        <table:table-row table:style-name="ro2">
          <table:table-cell office:value-type="float" office:value="971565014302" calcext:value-type="float">
            <text:p>9715650143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21:21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19:51:21</text:p>
          </table:table-cell>
        </table:table-row>
        <table:table-row table:style-name="ro2">
          <table:table-cell office:value-type="float" office:value="971567277759" calcext:value-type="float">
            <text:p>97156727775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22:42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21:12:24</text:p>
          </table:table-cell>
        </table:table-row>
        <table:table-row table:style-name="ro2">
          <table:table-cell office:value-type="float" office:value="971563043181" calcext:value-type="float">
            <text:p>9715630431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5 14:16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12:46:19</text:p>
          </table:table-cell>
        </table:table-row>
        <table:table-row table:style-name="ro2">
          <table:table-cell office:value-type="float" office:value="971506311043" calcext:value-type="float">
            <text:p>9715063110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5 14:49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13:19:37</text:p>
          </table:table-cell>
        </table:table-row>
        <table:table-row table:style-name="ro2">
          <table:table-cell office:value-type="float" office:value="971504199443" calcext:value-type="float">
            <text:p>9715041994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5 20:26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18:56:50</text:p>
          </table:table-cell>
        </table:table-row>
        <table:table-row table:style-name="ro2">
          <table:table-cell office:value-type="float" office:value="971567041366" calcext:value-type="float">
            <text:p>9715670413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5 22:00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20:30:55</text:p>
          </table:table-cell>
        </table:table-row>
        <table:table-row table:style-name="ro2">
          <table:table-cell office:value-type="float" office:value="971509978603" calcext:value-type="float">
            <text:p>9715099786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5 22:37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21:07:55</text:p>
          </table:table-cell>
        </table:table-row>
        <table:table-row table:style-name="ro2">
          <table:table-cell office:value-type="float" office:value="971502415798" calcext:value-type="float">
            <text:p>9715024157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0:02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22:32:33</text:p>
          </table:table-cell>
        </table:table-row>
        <table:table-row table:style-name="ro2">
          <table:table-cell office:value-type="float" office:value="971502761425" calcext:value-type="float">
            <text:p>9715027614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4:0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2:31:58</text:p>
          </table:table-cell>
        </table:table-row>
        <table:table-row table:style-name="ro2">
          <table:table-cell office:value-type="float" office:value="971563184180" calcext:value-type="float">
            <text:p>9715631841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7:55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6:25:44</text:p>
          </table:table-cell>
        </table:table-row>
        <table:table-row table:style-name="ro2">
          <table:table-cell office:value-type="float" office:value="971505440868" calcext:value-type="float">
            <text:p>9715054408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8:05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6:35:14</text:p>
          </table:table-cell>
        </table:table-row>
        <table:table-row table:style-name="ro2">
          <table:table-cell office:value-type="float" office:value="971565432805" calcext:value-type="float">
            <text:p>9715654328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8:29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6:59:14</text:p>
          </table:table-cell>
        </table:table-row>
        <table:table-row table:style-name="ro2">
          <table:table-cell office:value-type="float" office:value="971504828966" calcext:value-type="float">
            <text:p>9715048289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9:16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7:46:01</text:p>
          </table:table-cell>
        </table:table-row>
        <table:table-row table:style-name="ro2">
          <table:table-cell office:value-type="float" office:value="971544366450" calcext:value-type="float">
            <text:p>9715443664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9:52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8:22:14</text:p>
          </table:table-cell>
        </table:table-row>
        <table:table-row table:style-name="ro2">
          <table:table-cell office:value-type="float" office:value="971565911908" calcext:value-type="float">
            <text:p>9715659119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0:06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8:36:47</text:p>
          </table:table-cell>
        </table:table-row>
        <table:table-row table:style-name="ro2">
          <table:table-cell office:value-type="float" office:value="971504719120" calcext:value-type="float">
            <text:p>9715047191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4:47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3:17:15</text:p>
          </table:table-cell>
        </table:table-row>
        <table:table-row table:style-name="ro2">
          <table:table-cell office:value-type="float" office:value="971544729069" calcext:value-type="float">
            <text:p>9715447290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5:10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3:40:54</text:p>
          </table:table-cell>
        </table:table-row>
        <table:table-row table:style-name="ro2">
          <table:table-cell office:value-type="float" office:value="971569046484" calcext:value-type="float">
            <text:p>9715690464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5:29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3:59:02</text:p>
          </table:table-cell>
        </table:table-row>
        <table:table-row table:style-name="ro2">
          <table:table-cell office:value-type="float" office:value="971505404394" calcext:value-type="float">
            <text:p>97150540439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7:05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5:35:16</text:p>
          </table:table-cell>
        </table:table-row>
        <table:table-row table:style-name="ro2">
          <table:table-cell office:value-type="float" office:value="971564756773" calcext:value-type="float">
            <text:p>9715647567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8:32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7:02:14</text:p>
          </table:table-cell>
        </table:table-row>
        <table:table-row table:style-name="ro2">
          <table:table-cell office:value-type="float" office:value="971566616407" calcext:value-type="float">
            <text:p>97156661640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20:40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9:10:58</text:p>
          </table:table-cell>
        </table:table-row>
        <table:table-row table:style-name="ro2">
          <table:table-cell office:value-type="float" office:value="971555554023" calcext:value-type="float">
            <text:p>9715555540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22:09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20:39:28</text:p>
          </table:table-cell>
        </table:table-row>
        <table:table-row table:style-name="ro2">
          <table:table-cell office:value-type="float" office:value="971562150039" calcext:value-type="float">
            <text:p>9715621500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4:58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3:28:14</text:p>
          </table:table-cell>
        </table:table-row>
        <table:table-row table:style-name="ro2">
          <table:table-cell office:value-type="float" office:value="971562809415" calcext:value-type="float">
            <text:p>9715628094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8:46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7:16:11</text:p>
          </table:table-cell>
        </table:table-row>
        <table:table-row table:style-name="ro2">
          <table:table-cell office:value-type="float" office:value="971563041933" calcext:value-type="float">
            <text:p>9715630419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9:03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7:33:24</text:p>
          </table:table-cell>
        </table:table-row>
        <table:table-row table:style-name="ro2">
          <table:table-cell office:value-type="float" office:value="971555847476" calcext:value-type="float">
            <text:p>9715558474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9:25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7:55:35</text:p>
          </table:table-cell>
        </table:table-row>
        <table:table-row table:style-name="ro2">
          <table:table-cell office:value-type="float" office:value="971567019124" calcext:value-type="float">
            <text:p>9715670191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9:42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8:12:49</text:p>
          </table:table-cell>
        </table:table-row>
        <table:table-row table:style-name="ro2">
          <table:table-cell office:value-type="float" office:value="971509613282" calcext:value-type="float">
            <text:p>9715096132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2:51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1:21:13</text:p>
          </table:table-cell>
        </table:table-row>
        <table:table-row table:style-name="ro2">
          <table:table-cell office:value-type="float" office:value="971509647605" calcext:value-type="float">
            <text:p>9715096476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2:58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1:28:37</text:p>
          </table:table-cell>
        </table:table-row>
        <table:table-row table:style-name="ro2">
          <table:table-cell office:value-type="float" office:value="971545289890" calcext:value-type="float">
            <text:p>9715452898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4:05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2:35:41</text:p>
          </table:table-cell>
        </table:table-row>
        <table:table-row table:style-name="ro2">
          <table:table-cell office:value-type="float" office:value="971545412310" calcext:value-type="float">
            <text:p>9715454123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4:49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3:19:46</text:p>
          </table:table-cell>
        </table:table-row>
        <table:table-row table:style-name="ro2">
          <table:table-cell office:value-type="float" office:value="971569180915" calcext:value-type="float">
            <text:p>9715691809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5:17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3:47:24</text:p>
          </table:table-cell>
        </table:table-row>
        <table:table-row table:style-name="ro2">
          <table:table-cell office:value-type="float" office:value="971568459345" calcext:value-type="float">
            <text:p>9715684593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6:53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5:23:49</text:p>
          </table:table-cell>
        </table:table-row>
        <table:table-row table:style-name="ro2">
          <table:table-cell office:value-type="float" office:value="971502922193" calcext:value-type="float">
            <text:p>9715029221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8:23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6:53:27</text:p>
          </table:table-cell>
        </table:table-row>
        <table:table-row table:style-name="ro2">
          <table:table-cell office:value-type="float" office:value="971509092165" calcext:value-type="float">
            <text:p>9715090921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9:31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8:01:25</text:p>
          </table:table-cell>
        </table:table-row>
        <table:table-row table:style-name="ro2">
          <table:table-cell office:value-type="float" office:value="971501983368" calcext:value-type="float">
            <text:p>9715019833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9:41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8:11:38</text:p>
          </table:table-cell>
        </table:table-row>
        <table:table-row table:style-name="ro2">
          <table:table-cell office:value-type="float" office:value="971561371758" calcext:value-type="float">
            <text:p>9715613717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0:50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9:20:37</text:p>
          </table:table-cell>
        </table:table-row>
        <table:table-row table:style-name="ro2">
          <table:table-cell office:value-type="float" office:value="971567179269" calcext:value-type="float">
            <text:p>9715671792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0:58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9:28:45</text:p>
          </table:table-cell>
        </table:table-row>
        <table:table-row table:style-name="ro2">
          <table:table-cell office:value-type="float" office:value="971567714111" calcext:value-type="float">
            <text:p>9715677141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1:15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9:45:13</text:p>
          </table:table-cell>
        </table:table-row>
        <table:table-row table:style-name="ro2">
          <table:table-cell office:value-type="float" office:value="971561399154" calcext:value-type="float">
            <text:p>9715613991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1:25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9:55:45</text:p>
          </table:table-cell>
        </table:table-row>
        <table:table-row table:style-name="ro2">
          <table:table-cell office:value-type="float" office:value="971506822486" calcext:value-type="float">
            <text:p>9715068224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1:51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0:21:29</text:p>
          </table:table-cell>
        </table:table-row>
        <table:table-row table:style-name="ro2">
          <table:table-cell office:value-type="float" office:value="971501291518" calcext:value-type="float">
            <text:p>9715012915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1:58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0:28:32</text:p>
          </table:table-cell>
        </table:table-row>
        <table:table-row table:style-name="ro2">
          <table:table-cell office:value-type="float" office:value="971564383400" calcext:value-type="float">
            <text:p>9715643834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2:31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1:01:31</text:p>
          </table:table-cell>
        </table:table-row>
        <table:table-row table:style-name="ro2">
          <table:table-cell office:value-type="float" office:value="971505820152" calcext:value-type="float">
            <text:p>9715058201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2:59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1:29:15</text:p>
          </table:table-cell>
        </table:table-row>
        <table:table-row table:style-name="ro2">
          <table:table-cell office:value-type="float" office:value="971543805752" calcext:value-type="float">
            <text:p>9715438057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3:2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1:52:45</text:p>
          </table:table-cell>
        </table:table-row>
        <table:table-row table:style-name="ro2">
          <table:table-cell office:value-type="float" office:value="971544068649" calcext:value-type="float">
            <text:p>9715440686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3:28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1:58:25</text:p>
          </table:table-cell>
        </table:table-row>
        <table:table-row table:style-name="ro2">
          <table:table-cell office:value-type="float" office:value="971503914977" calcext:value-type="float">
            <text:p>9715039149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0:08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2:38:52</text:p>
          </table:table-cell>
        </table:table-row>
        <table:table-row table:style-name="ro2">
          <table:table-cell office:value-type="float" office:value="971561519780" calcext:value-type="float">
            <text:p>97156151978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0:44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3:14:53</text:p>
          </table:table-cell>
        </table:table-row>
        <table:table-row table:style-name="ro2">
          <table:table-cell office:value-type="float" office:value="971568802037" calcext:value-type="float">
            <text:p>97156880203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1:09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3:39:05</text:p>
          </table:table-cell>
        </table:table-row>
        <table:table-row table:style-name="ro2">
          <table:table-cell office:value-type="float" office:value="971567011964" calcext:value-type="float">
            <text:p>9715670119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2:17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0:47:50</text:p>
          </table:table-cell>
        </table:table-row>
        <table:table-row table:style-name="ro2">
          <table:table-cell office:value-type="float" office:value="971561110793" calcext:value-type="float">
            <text:p>9715611107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2:29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0:59:24</text:p>
          </table:table-cell>
        </table:table-row>
        <table:table-row table:style-name="ro2">
          <table:table-cell office:value-type="float" office:value="971561194971" calcext:value-type="float">
            <text:p>9715611949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2:54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1:24:50</text:p>
          </table:table-cell>
        </table:table-row>
        <table:table-row table:style-name="ro2">
          <table:table-cell office:value-type="float" office:value="971562524121" calcext:value-type="float">
            <text:p>9715625241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3:07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1:37:57</text:p>
          </table:table-cell>
        </table:table-row>
        <table:table-row table:style-name="ro2">
          <table:table-cell office:value-type="float" office:value="971567453913" calcext:value-type="float">
            <text:p>9715674539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6:05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4:35:27</text:p>
          </table:table-cell>
        </table:table-row>
        <table:table-row table:style-name="ro2">
          <table:table-cell office:value-type="float" office:value="971568284041" calcext:value-type="float">
            <text:p>9715682840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6:21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4:51:47</text:p>
          </table:table-cell>
        </table:table-row>
        <table:table-row table:style-name="ro2">
          <table:table-cell office:value-type="float" office:value="971508441510" calcext:value-type="float">
            <text:p>9715084415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9:07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7:37:33</text:p>
          </table:table-cell>
        </table:table-row>
        <table:table-row table:style-name="ro2">
          <table:table-cell office:value-type="float" office:value="971564432245" calcext:value-type="float">
            <text:p>9715644322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9:29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7:59:25</text:p>
          </table:table-cell>
        </table:table-row>
        <table:table-row table:style-name="ro2">
          <table:table-cell office:value-type="float" office:value="971503533706" calcext:value-type="float">
            <text:p>9715035337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14:58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13:28:52</text:p>
          </table:table-cell>
        </table:table-row>
        <table:table-row table:style-name="ro2">
          <table:table-cell office:value-type="float" office:value="971509712464" calcext:value-type="float">
            <text:p>9715097124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19:36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18:06:39</text:p>
          </table:table-cell>
        </table:table-row>
        <table:table-row table:style-name="ro2">
          <table:table-cell office:value-type="float" office:value="971567728404" calcext:value-type="float">
            <text:p>9715677284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19:5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18:26:38</text:p>
          </table:table-cell>
        </table:table-row>
        <table:table-row table:style-name="ro2">
          <table:table-cell office:value-type="float" office:value="971507073105" calcext:value-type="float">
            <text:p>9715070731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23:02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21:32:46</text:p>
          </table:table-cell>
        </table:table-row>
        <table:table-row table:style-name="ro2">
          <table:table-cell office:value-type="float" office:value="971501696817" calcext:value-type="float">
            <text:p>97150169681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23:25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21:55:08</text:p>
          </table:table-cell>
        </table:table-row>
        <table:table-row table:style-name="ro2">
          <table:table-cell office:value-type="float" office:value="971563188874" calcext:value-type="float">
            <text:p>9715631888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23:28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21:58:25</text:p>
          </table:table-cell>
        </table:table-row>
        <table:table-row table:style-name="ro2">
          <table:table-cell office:value-type="float" office:value="971502367819" calcext:value-type="float">
            <text:p>97150236781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08:24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6:54:21</text:p>
          </table:table-cell>
        </table:table-row>
        <table:table-row table:style-name="ro2">
          <table:table-cell office:value-type="float" office:value="971504084728" calcext:value-type="float">
            <text:p>9715040847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08:39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7:09:30</text:p>
          </table:table-cell>
        </table:table-row>
        <table:table-row table:style-name="ro2">
          <table:table-cell office:value-type="float" office:value="971563254139" calcext:value-type="float">
            <text:p>9715632541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0:36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9:06:32</text:p>
          </table:table-cell>
        </table:table-row>
        <table:table-row table:style-name="ro2">
          <table:table-cell office:value-type="float" office:value="971501066482" calcext:value-type="float">
            <text:p>9715010664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0:43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9:13:53</text:p>
          </table:table-cell>
        </table:table-row>
        <table:table-row table:style-name="ro2">
          <table:table-cell office:value-type="float" office:value="971562246832" calcext:value-type="float">
            <text:p>9715622468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1:44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0:14:40</text:p>
          </table:table-cell>
        </table:table-row>
        <table:table-row table:style-name="ro2">
          <table:table-cell office:value-type="float" office:value="971522181675" calcext:value-type="float">
            <text:p>9715221816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1:51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0:21:38</text:p>
          </table:table-cell>
        </table:table-row>
        <table:table-row table:style-name="ro2">
          <table:table-cell office:value-type="float" office:value="971506893212" calcext:value-type="float">
            <text:p>9715068932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2:02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0:32:36</text:p>
          </table:table-cell>
        </table:table-row>
        <table:table-row table:style-name="ro2">
          <table:table-cell office:value-type="float" office:value="971543208421" calcext:value-type="float">
            <text:p>9715432084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2:09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0:39:26</text:p>
          </table:table-cell>
        </table:table-row>
        <table:table-row table:style-name="ro2">
          <table:table-cell office:value-type="float" office:value="971561826844" calcext:value-type="float">
            <text:p>9715618268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2:25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0:55:39</text:p>
          </table:table-cell>
        </table:table-row>
        <table:table-row table:style-name="ro2">
          <table:table-cell office:value-type="float" office:value="971507133104" calcext:value-type="float">
            <text:p>9715071331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2:53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1:23:48</text:p>
          </table:table-cell>
        </table:table-row>
        <table:table-row table:style-name="ro2">
          <table:table-cell office:value-type="float" office:value="971566187423" calcext:value-type="float">
            <text:p>9715661874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3:3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2:02:47</text:p>
          </table:table-cell>
        </table:table-row>
        <table:table-row table:style-name="ro2">
          <table:table-cell office:value-type="float" office:value="971562806721" calcext:value-type="float">
            <text:p>9715628067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4:32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3:02:29</text:p>
          </table:table-cell>
        </table:table-row>
        <table:table-row table:style-name="ro2">
          <table:table-cell office:value-type="float" office:value="971547683800" calcext:value-type="float">
            <text:p>9715476838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5:48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4:18:43</text:p>
          </table:table-cell>
        </table:table-row>
        <table:table-row table:style-name="ro2">
          <table:table-cell office:value-type="float" office:value="971553446261" calcext:value-type="float">
            <text:p>9715534462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6:42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5:12:22</text:p>
          </table:table-cell>
        </table:table-row>
        <table:table-row table:style-name="ro2">
          <table:table-cell office:value-type="float" office:value="971561455697" calcext:value-type="float">
            <text:p>97156145569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7:11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5:41:29</text:p>
          </table:table-cell>
        </table:table-row>
        <table:table-row table:style-name="ro2">
          <table:table-cell office:value-type="float" office:value="971509457376" calcext:value-type="float">
            <text:p>97150945737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7:15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5:45:53</text:p>
          </table:table-cell>
        </table:table-row>
        <table:table-row table:style-name="ro2">
          <table:table-cell office:value-type="float" office:value="971507400230" calcext:value-type="float">
            <text:p>9715074002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7:42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6:12:30</text:p>
          </table:table-cell>
        </table:table-row>
        <table:table-row table:style-name="ro2">
          <table:table-cell office:value-type="float" office:value="971551045149" calcext:value-type="float">
            <text:p>9715510451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9:36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8:06:07</text:p>
          </table:table-cell>
        </table:table-row>
        <table:table-row table:style-name="ro2">
          <table:table-cell office:value-type="float" office:value="971565891413" calcext:value-type="float">
            <text:p>9715658914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9:41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8:11:55</text:p>
          </table:table-cell>
        </table:table-row>
        <table:table-row table:style-name="ro2">
          <table:table-cell office:value-type="float" office:value="971565628605" calcext:value-type="float">
            <text:p>9715656286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9:46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8:16:04</text:p>
          </table:table-cell>
        </table:table-row>
        <table:table-row table:style-name="ro2">
          <table:table-cell office:value-type="float" office:value="971564897101" calcext:value-type="float">
            <text:p>9715648971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22:15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20:45:55</text:p>
          </table:table-cell>
        </table:table-row>
        <table:table-row table:style-name="ro2">
          <table:table-cell office:value-type="float" office:value="971568341687" calcext:value-type="float">
            <text:p>9715683416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23:10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21:40:02</text:p>
          </table:table-cell>
        </table:table-row>
        <table:table-row table:style-name="ro2">
          <table:table-cell office:value-type="float" office:value="971502989971" calcext:value-type="float">
            <text:p>9715029899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23:11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21:41:57</text:p>
          </table:table-cell>
        </table:table-row>
        <table:table-row table:style-name="ro2">
          <table:table-cell office:value-type="float" office:value="971569412920" calcext:value-type="float">
            <text:p>97156941292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23:16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21:46:02</text:p>
          </table:table-cell>
        </table:table-row>
        <table:table-row table:style-name="ro2">
          <table:table-cell office:value-type="float" office:value="971545065193" calcext:value-type="float">
            <text:p>9715450651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0:06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22:36:39</text:p>
          </table:table-cell>
        </table:table-row>
        <table:table-row table:style-name="ro2">
          <table:table-cell office:value-type="float" office:value="971566061829" calcext:value-type="float">
            <text:p>97156606182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0:56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23:26:08</text:p>
          </table:table-cell>
        </table:table-row>
        <table:table-row table:style-name="ro2">
          <table:table-cell office:value-type="float" office:value="971561920664" calcext:value-type="float">
            <text:p>9715619206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1:40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0:10:25</text:p>
          </table:table-cell>
        </table:table-row>
        <table:table-row table:style-name="ro2">
          <table:table-cell office:value-type="float" office:value="971561082986" calcext:value-type="float">
            <text:p>9715610829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8:17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6:47:48</text:p>
          </table:table-cell>
        </table:table-row>
        <table:table-row table:style-name="ro2">
          <table:table-cell office:value-type="float" office:value="971566462658" calcext:value-type="float">
            <text:p>9715664626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4:45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3:15:40</text:p>
          </table:table-cell>
        </table:table-row>
        <table:table-row table:style-name="ro2">
          <table:table-cell office:value-type="float" office:value="971501230493" calcext:value-type="float">
            <text:p>9715012304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8:40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7:10:10</text:p>
          </table:table-cell>
        </table:table-row>
        <table:table-row table:style-name="ro2">
          <table:table-cell office:value-type="float" office:value="971564476281" calcext:value-type="float">
            <text:p>9715644762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9:01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7:31:40</text:p>
          </table:table-cell>
        </table:table-row>
        <table:table-row table:style-name="ro2">
          <table:table-cell office:value-type="float" office:value="971503006145" calcext:value-type="float">
            <text:p>9715030061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20:50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9:20:34</text:p>
          </table:table-cell>
        </table:table-row>
        <table:table-row table:style-name="ro2">
          <table:table-cell office:value-type="float" office:value="971568734302" calcext:value-type="float">
            <text:p>9715687343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22:46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21:16:12</text:p>
          </table:table-cell>
        </table:table-row>
        <table:table-row table:style-name="ro2">
          <table:table-cell office:value-type="float" office:value="971561430223" calcext:value-type="float">
            <text:p>9715614302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23:36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22:06:25</text:p>
          </table:table-cell>
        </table:table-row>
        <table:table-row table:style-name="ro2">
          <table:table-cell office:value-type="float" office:value="971508658468" calcext:value-type="float">
            <text:p>9715086584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11:23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09:53:17</text:p>
          </table:table-cell>
        </table:table-row>
        <table:table-row table:style-name="ro2">
          <table:table-cell office:value-type="float" office:value="971565589610" calcext:value-type="float">
            <text:p>9715655896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13:00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11:30:57</text:p>
          </table:table-cell>
        </table:table-row>
        <table:table-row table:style-name="ro2">
          <table:table-cell office:value-type="float" office:value="971507186657" calcext:value-type="float">
            <text:p>9715071866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18:58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17:28:06</text:p>
          </table:table-cell>
        </table:table-row>
        <table:table-row table:style-name="ro2">
          <table:table-cell office:value-type="float" office:value="971568061681" calcext:value-type="float">
            <text:p>9715680616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23:56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22:26:40</text:p>
          </table:table-cell>
        </table:table-row>
        <table:table-row table:style-name="ro2">
          <table:table-cell office:value-type="float" office:value="971507949254" calcext:value-type="float">
            <text:p>9715079492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23:56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22:26:43</text:p>
          </table:table-cell>
        </table:table-row>
        <table:table-row table:style-name="ro2">
          <table:table-cell office:value-type="float" office:value="971544259804" calcext:value-type="float">
            <text:p>9715442598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0:00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22:30:44</text:p>
          </table:table-cell>
        </table:table-row>
        <table:table-row table:style-name="ro2">
          <table:table-cell office:value-type="float" office:value="971509038033" calcext:value-type="float">
            <text:p>9715090380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0:47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23:17:43</text:p>
          </table:table-cell>
        </table:table-row>
        <table:table-row table:style-name="ro2">
          <table:table-cell office:value-type="float" office:value="971547017031" calcext:value-type="float">
            <text:p>9715470170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8:13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06:43:32</text:p>
          </table:table-cell>
        </table:table-row>
        <table:table-row table:style-name="ro2">
          <table:table-cell office:value-type="float" office:value="971561554086" calcext:value-type="float">
            <text:p>9715615540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8:18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06:48:19</text:p>
          </table:table-cell>
        </table:table-row>
        <table:table-row table:style-name="ro2">
          <table:table-cell office:value-type="float" office:value="971566812205" calcext:value-type="float">
            <text:p>9715668122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9:18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07:48:46</text:p>
          </table:table-cell>
        </table:table-row>
        <table:table-row table:style-name="ro2">
          <table:table-cell office:value-type="float" office:value="971502903812" calcext:value-type="float">
            <text:p>9715029038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10:14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08:44:27</text:p>
          </table:table-cell>
        </table:table-row>
        <table:table-row table:style-name="ro2">
          <table:table-cell office:value-type="float" office:value="971506448681" calcext:value-type="float">
            <text:p>9715064486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11:46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10:16:59</text:p>
          </table:table-cell>
        </table:table-row>
        <table:table-row table:style-name="ro2">
          <table:table-cell office:value-type="float" office:value="971549954950" calcext:value-type="float">
            <text:p>97154995495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15:26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13:56:25</text:p>
          </table:table-cell>
        </table:table-row>
        <table:table-row table:style-name="ro2">
          <table:table-cell office:value-type="float" office:value="971544258644" calcext:value-type="float">
            <text:p>9715442586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15:28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13:58:52</text:p>
          </table:table-cell>
        </table:table-row>
        <table:table-row table:style-name="ro2">
          <table:table-cell office:value-type="float" office:value="971564857469" calcext:value-type="float">
            <text:p>97156485746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22:14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20:44:49</text:p>
          </table:table-cell>
        </table:table-row>
        <table:table-row table:style-name="ro2">
          <table:table-cell office:value-type="float" office:value="971568122402" calcext:value-type="float">
            <text:p>9715681224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22:55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21:25:53</text:p>
          </table:table-cell>
        </table:table-row>
        <table:table-row table:style-name="ro2">
          <table:table-cell office:value-type="float" office:value="971503922527" calcext:value-type="float">
            <text:p>9715039225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23:26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21:56:49</text:p>
          </table:table-cell>
        </table:table-row>
        <table:table-row table:style-name="ro2">
          <table:table-cell office:value-type="float" office:value="971505932328" calcext:value-type="float">
            <text:p>97150593232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23:48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22:18:26</text:p>
          </table:table-cell>
        </table:table-row>
        <table:table-row table:style-name="ro2">
          <table:table-cell office:value-type="float" office:value="971509515246" calcext:value-type="float">
            <text:p>9715095152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0:34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23:04:50</text:p>
          </table:table-cell>
        </table:table-row>
        <table:table-row table:style-name="ro2">
          <table:table-cell office:value-type="float" office:value="971563108636" calcext:value-type="float">
            <text:p>9715631086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1:16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23:46:22</text:p>
          </table:table-cell>
        </table:table-row>
        <table:table-row table:style-name="ro2">
          <table:table-cell office:value-type="float" office:value="971568803926" calcext:value-type="float">
            <text:p>9715688039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1:28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23:58:30</text:p>
          </table:table-cell>
        </table:table-row>
        <table:table-row table:style-name="ro2">
          <table:table-cell office:value-type="float" office:value="971569506375" calcext:value-type="float">
            <text:p>9715695063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2:07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00:37:35</text:p>
          </table:table-cell>
        </table:table-row>
        <table:table-row table:style-name="ro2">
          <table:table-cell office:value-type="float" office:value="971565546367" calcext:value-type="float">
            <text:p>97156554636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3:36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02:06:22</text:p>
          </table:table-cell>
        </table:table-row>
        <table:table-row table:style-name="ro2">
          <table:table-cell office:value-type="float" office:value="971568521732" calcext:value-type="float">
            <text:p>9715685217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10:16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08:46:35</text:p>
          </table:table-cell>
        </table:table-row>
        <table:table-row table:style-name="ro2">
          <table:table-cell office:value-type="float" office:value="971504163678" calcext:value-type="float">
            <text:p>9715041636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15:2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13:52:45</text:p>
          </table:table-cell>
        </table:table-row>
        <table:table-row table:style-name="ro2">
          <table:table-cell office:value-type="float" office:value="971508310368" calcext:value-type="float">
            <text:p>9715083103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17:57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16:27:34</text:p>
          </table:table-cell>
        </table:table-row>
        <table:table-row table:style-name="ro2">
          <table:table-cell office:value-type="float" office:value="971508069932" calcext:value-type="float">
            <text:p>9715080699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21:43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20:13:59</text:p>
          </table:table-cell>
        </table:table-row>
        <table:table-row table:style-name="ro2">
          <table:table-cell office:value-type="float" office:value="971559864602" calcext:value-type="float">
            <text:p>9715598646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21:50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20:20:09</text:p>
          </table:table-cell>
        </table:table-row>
        <table:table-row table:style-name="ro2">
          <table:table-cell office:value-type="float" office:value="971543916188" calcext:value-type="float">
            <text:p>9715439161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22:33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21:03:56</text:p>
          </table:table-cell>
        </table:table-row>
        <table:table-row table:style-name="ro2">
          <table:table-cell office:value-type="float" office:value="971507102599" calcext:value-type="float">
            <text:p>97150710259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22:40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21:10:41</text:p>
          </table:table-cell>
        </table:table-row>
        <table:table-row table:style-name="ro2">
          <table:table-cell office:value-type="float" office:value="971509915421" calcext:value-type="float">
            <text:p>9715099154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00:32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23:02:44</text:p>
          </table:table-cell>
        </table:table-row>
        <table:table-row table:style-name="ro2">
          <table:table-cell office:value-type="float" office:value="971545493782" calcext:value-type="float">
            <text:p>97154549378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01:05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23:35:22</text:p>
          </table:table-cell>
        </table:table-row>
        <table:table-row table:style-name="ro2">
          <table:table-cell office:value-type="float" office:value="971547190695" calcext:value-type="float">
            <text:p>9715471906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05:48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04:18:02</text:p>
          </table:table-cell>
        </table:table-row>
        <table:table-row table:style-name="ro2">
          <table:table-cell office:value-type="float" office:value="971561406101" calcext:value-type="float">
            <text:p>9715614061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0:39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09:09:36</text:p>
          </table:table-cell>
        </table:table-row>
        <table:table-row table:style-name="ro2">
          <table:table-cell office:value-type="float" office:value="971561983203" calcext:value-type="float">
            <text:p>9715619832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1:54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0:24:39</text:p>
          </table:table-cell>
        </table:table-row>
        <table:table-row table:style-name="ro2">
          <table:table-cell office:value-type="float" office:value="971562897531" calcext:value-type="float">
            <text:p>97156289753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2:53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1:23:15</text:p>
          </table:table-cell>
        </table:table-row>
        <table:table-row table:style-name="ro2">
          <table:table-cell office:value-type="float" office:value="971569075193" calcext:value-type="float">
            <text:p>9715690751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2:53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1:23:43</text:p>
          </table:table-cell>
        </table:table-row>
        <table:table-row table:style-name="ro2">
          <table:table-cell office:value-type="float" office:value="971568271766" calcext:value-type="float">
            <text:p>9715682717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3:03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1:33:26</text:p>
          </table:table-cell>
        </table:table-row>
        <table:table-row table:style-name="ro2">
          <table:table-cell office:value-type="float" office:value="971564872945" calcext:value-type="float">
            <text:p>9715648729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3:42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2:12:36</text:p>
          </table:table-cell>
        </table:table-row>
        <table:table-row table:style-name="ro2">
          <table:table-cell office:value-type="float" office:value="971567462915" calcext:value-type="float">
            <text:p>9715674629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21:2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9:56:38</text:p>
          </table:table-cell>
        </table:table-row>
        <table:table-row table:style-name="ro2">
          <table:table-cell office:value-type="float" office:value="971508454644" calcext:value-type="float">
            <text:p>97150845464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00:09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22:39:06</text:p>
          </table:table-cell>
        </table:table-row>
        <table:table-row table:style-name="ro2">
          <table:table-cell office:value-type="float" office:value="971501129271" calcext:value-type="float">
            <text:p>9715011292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00:12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22:42:46</text:p>
          </table:table-cell>
        </table:table-row>
        <table:table-row table:style-name="ro2">
          <table:table-cell office:value-type="float" office:value="971564721075" calcext:value-type="float">
            <text:p>9715647210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14:26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12:56:49</text:p>
          </table:table-cell>
        </table:table-row>
        <table:table-row table:style-name="ro2">
          <table:table-cell office:value-type="float" office:value="971563920865" calcext:value-type="float">
            <text:p>9715639208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14:47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13:17:07</text:p>
          </table:table-cell>
        </table:table-row>
        <table:table-row table:style-name="ro2">
          <table:table-cell office:value-type="float" office:value="971503826271" calcext:value-type="float">
            <text:p>9715038262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01:20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23:50:45</text:p>
          </table:table-cell>
        </table:table-row>
        <table:table-row table:style-name="ro2">
          <table:table-cell office:value-type="float" office:value="971565398387" calcext:value-type="float">
            <text:p>9715653983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07:17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05:47:34</text:p>
          </table:table-cell>
        </table:table-row>
        <table:table-row table:style-name="ro2">
          <table:table-cell office:value-type="float" office:value="971505701074" calcext:value-type="float">
            <text:p>9715057010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09:09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07:39:02</text:p>
          </table:table-cell>
        </table:table-row>
        <table:table-row table:style-name="ro2">
          <table:table-cell office:value-type="float" office:value="971547258612" calcext:value-type="float">
            <text:p>97154725861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10:48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09:18:33</text:p>
          </table:table-cell>
        </table:table-row>
        <table:table-row table:style-name="ro2">
          <table:table-cell office:value-type="float" office:value="971566962166" calcext:value-type="float">
            <text:p>97156696216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13:25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11:55:52</text:p>
          </table:table-cell>
        </table:table-row>
        <table:table-row table:style-name="ro2">
          <table:table-cell office:value-type="float" office:value="971564517207" calcext:value-type="float">
            <text:p>97156451720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15:46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14:16:44</text:p>
          </table:table-cell>
        </table:table-row>
        <table:table-row table:style-name="ro2">
          <table:table-cell office:value-type="float" office:value="971503246497" calcext:value-type="float">
            <text:p>97150324649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16:25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14:55:38</text:p>
          </table:table-cell>
        </table:table-row>
        <table:table-row table:style-name="ro2">
          <table:table-cell office:value-type="float" office:value="971501195306" calcext:value-type="float">
            <text:p>9715011953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20:15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18:45:55</text:p>
          </table:table-cell>
        </table:table-row>
        <table:table-row table:style-name="ro2">
          <table:table-cell office:value-type="float" office:value="971504561190" calcext:value-type="float">
            <text:p>9715045611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22:25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0:55:31</text:p>
          </table:table-cell>
        </table:table-row>
        <table:table-row table:style-name="ro2">
          <table:table-cell office:value-type="float" office:value="971561652984" calcext:value-type="float">
            <text:p>9715616529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0:00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2:30:04</text:p>
          </table:table-cell>
        </table:table-row>
        <table:table-row table:style-name="ro2">
          <table:table-cell office:value-type="float" office:value="971562354255" calcext:value-type="float">
            <text:p>97156235425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0:21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2:51:09</text:p>
          </table:table-cell>
        </table:table-row>
        <table:table-row table:style-name="ro2">
          <table:table-cell office:value-type="float" office:value="971562701579" calcext:value-type="float">
            <text:p>9715627015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0:31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3:01:50</text:p>
          </table:table-cell>
        </table:table-row>
        <table:table-row table:style-name="ro2">
          <table:table-cell office:value-type="float" office:value="971565809581" calcext:value-type="float">
            <text:p>9715658095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0:3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3:09:53</text:p>
          </table:table-cell>
        </table:table-row>
        <table:table-row table:style-name="ro2">
          <table:table-cell office:value-type="float" office:value="971563463577" calcext:value-type="float">
            <text:p>9715634635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0:55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3:25:38</text:p>
          </table:table-cell>
        </table:table-row>
        <table:table-row table:style-name="ro2">
          <table:table-cell office:value-type="float" office:value="971544699188" calcext:value-type="float">
            <text:p>97154469918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1:12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3:42:42</text:p>
          </table:table-cell>
        </table:table-row>
        <table:table-row table:style-name="ro2">
          <table:table-cell office:value-type="float" office:value="971507125038" calcext:value-type="float">
            <text:p>9715071250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4:56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3:26:21</text:p>
          </table:table-cell>
        </table:table-row>
        <table:table-row table:style-name="ro2">
          <table:table-cell office:value-type="float" office:value="971544026503" calcext:value-type="float">
            <text:p>97154402650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6:34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5:04:07</text:p>
          </table:table-cell>
        </table:table-row>
        <table:table-row table:style-name="ro2">
          <table:table-cell office:value-type="float" office:value="971509472875" calcext:value-type="float">
            <text:p>9715094728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9:51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8:21:16</text:p>
          </table:table-cell>
        </table:table-row>
        <table:table-row table:style-name="ro2">
          <table:table-cell office:value-type="float" office:value="971564832261" calcext:value-type="float">
            <text:p>9715648322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0:24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8:54:05</text:p>
          </table:table-cell>
        </table:table-row>
        <table:table-row table:style-name="ro2">
          <table:table-cell office:value-type="float" office:value="971553792379" calcext:value-type="float">
            <text:p>9715537923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0:46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9:16:29</text:p>
          </table:table-cell>
        </table:table-row>
        <table:table-row table:style-name="ro2">
          <table:table-cell office:value-type="float" office:value="971566052716" calcext:value-type="float">
            <text:p>9715660527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2:2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0:56:48</text:p>
          </table:table-cell>
        </table:table-row>
        <table:table-row table:style-name="ro2">
          <table:table-cell office:value-type="float" office:value="971509441665" calcext:value-type="float">
            <text:p>9715094416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3:04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1:34:19</text:p>
          </table:table-cell>
        </table:table-row>
        <table:table-row table:style-name="ro2">
          <table:table-cell office:value-type="float" office:value="971567022638" calcext:value-type="float">
            <text:p>9715670226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3:15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1:45:42</text:p>
          </table:table-cell>
        </table:table-row>
        <table:table-row table:style-name="ro2">
          <table:table-cell office:value-type="float" office:value="971569265200" calcext:value-type="float">
            <text:p>9715692652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3:34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2:04:33</text:p>
          </table:table-cell>
        </table:table-row>
        <table:table-row table:style-name="ro2">
          <table:table-cell office:value-type="float" office:value="971566251472" calcext:value-type="float">
            <text:p>9715662514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3:34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2:04:48</text:p>
          </table:table-cell>
        </table:table-row>
        <table:table-row table:style-name="ro2">
          <table:table-cell office:value-type="float" office:value="971564381726" calcext:value-type="float">
            <text:p>97156438172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7:45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6:15:12</text:p>
          </table:table-cell>
        </table:table-row>
        <table:table-row table:style-name="ro2">
          <table:table-cell office:value-type="float" office:value="971564412462" calcext:value-type="float">
            <text:p>9715644124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9:14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7:44:53</text:p>
          </table:table-cell>
        </table:table-row>
        <table:table-row table:style-name="ro2">
          <table:table-cell office:value-type="float" office:value="971544007138" calcext:value-type="float">
            <text:p>97154400713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20:25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8:55:31</text:p>
          </table:table-cell>
        </table:table-row>
        <table:table-row table:style-name="ro2">
          <table:table-cell office:value-type="float" office:value="971503166072" calcext:value-type="float">
            <text:p>9715031660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22:1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20:42:47</text:p>
          </table:table-cell>
        </table:table-row>
        <table:table-row table:style-name="ro2">
          <table:table-cell office:value-type="float" office:value="971565256387" calcext:value-type="float">
            <text:p>9715652563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22:16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20:46:54</text:p>
          </table:table-cell>
        </table:table-row>
        <table:table-row table:style-name="ro2">
          <table:table-cell office:value-type="float" office:value="971544286610" calcext:value-type="float">
            <text:p>9715442866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00:23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22:53:13</text:p>
          </table:table-cell>
        </table:table-row>
        <table:table-row table:style-name="ro2">
          <table:table-cell office:value-type="float" office:value="971545985074" calcext:value-type="float">
            <text:p>9715459850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01:30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00:00:59</text:p>
          </table:table-cell>
        </table:table-row>
        <table:table-row table:style-name="ro2">
          <table:table-cell office:value-type="float" office:value="971543670225" calcext:value-type="float">
            <text:p>9715436702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06:35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05:05:35</text:p>
          </table:table-cell>
        </table:table-row>
        <table:table-row table:style-name="ro2">
          <table:table-cell office:value-type="float" office:value="971566352032" calcext:value-type="float">
            <text:p>9715663520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07:54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06:24:55</text:p>
          </table:table-cell>
        </table:table-row>
        <table:table-row table:style-name="ro2">
          <table:table-cell office:value-type="float" office:value="971568529683" calcext:value-type="float">
            <text:p>9715685296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08:46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07:16:51</text:p>
          </table:table-cell>
        </table:table-row>
        <table:table-row table:style-name="ro2">
          <table:table-cell office:value-type="float" office:value="971563441743" calcext:value-type="float">
            <text:p>9715634417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11:05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09:35:26</text:p>
          </table:table-cell>
        </table:table-row>
        <table:table-row table:style-name="ro2">
          <table:table-cell office:value-type="float" office:value="971543294486" calcext:value-type="float">
            <text:p>9715432944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13:00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11:30:27</text:p>
          </table:table-cell>
        </table:table-row>
        <table:table-row table:style-name="ro2">
          <table:table-cell office:value-type="float" office:value="971503919575" calcext:value-type="float">
            <text:p>9715039195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21:48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20:18:20</text:p>
          </table:table-cell>
        </table:table-row>
        <table:table-row table:style-name="ro2">
          <table:table-cell office:value-type="float" office:value="971547016265" calcext:value-type="float">
            <text:p>97154701626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22:44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21:14:17</text:p>
          </table:table-cell>
        </table:table-row>
        <table:table-row table:style-name="ro2">
          <table:table-cell office:value-type="float" office:value="971501780748" calcext:value-type="float">
            <text:p>97150178074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0:19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22:49:37</text:p>
          </table:table-cell>
        </table:table-row>
        <table:table-row table:style-name="ro2">
          <table:table-cell office:value-type="float" office:value="971547449983" calcext:value-type="float">
            <text:p>9715474499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1:07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23:37:25</text:p>
          </table:table-cell>
        </table:table-row>
        <table:table-row table:style-name="ro2">
          <table:table-cell office:value-type="float" office:value="971504546591" calcext:value-type="float">
            <text:p>9715045465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2:25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0:55:15</text:p>
          </table:table-cell>
        </table:table-row>
        <table:table-row table:style-name="ro2">
          <table:table-cell office:value-type="float" office:value="971569439551" calcext:value-type="float">
            <text:p>9715694395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8:00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6:30:44</text:p>
          </table:table-cell>
        </table:table-row>
        <table:table-row table:style-name="ro2">
          <table:table-cell office:value-type="float" office:value="971544647207" calcext:value-type="float">
            <text:p>97154464720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9:44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8:14:22</text:p>
          </table:table-cell>
        </table:table-row>
        <table:table-row table:style-name="ro2">
          <table:table-cell office:value-type="float" office:value="971561408443" calcext:value-type="float">
            <text:p>9715614084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9:49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8:19:47</text:p>
          </table:table-cell>
        </table:table-row>
        <table:table-row table:style-name="ro2">
          <table:table-cell office:value-type="float" office:value="971551156195" calcext:value-type="float">
            <text:p>9715511561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0:16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8:46:15</text:p>
          </table:table-cell>
        </table:table-row>
        <table:table-row table:style-name="ro2">
          <table:table-cell office:value-type="float" office:value="971509686061" calcext:value-type="float">
            <text:p>9715096860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1:06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9:36:49</text:p>
          </table:table-cell>
        </table:table-row>
        <table:table-row table:style-name="ro2">
          <table:table-cell office:value-type="float" office:value="971504741657" calcext:value-type="float">
            <text:p>9715047416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1:45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0:15:10</text:p>
          </table:table-cell>
        </table:table-row>
        <table:table-row table:style-name="ro2">
          <table:table-cell office:value-type="float" office:value="971504216322" calcext:value-type="float">
            <text:p>97150421632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1:46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0:16:06</text:p>
          </table:table-cell>
        </table:table-row>
        <table:table-row table:style-name="ro2">
          <table:table-cell office:value-type="float" office:value="971547120861" calcext:value-type="float">
            <text:p>9715471208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2:08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0:38:13</text:p>
          </table:table-cell>
        </table:table-row>
        <table:table-row table:style-name="ro2">
          <table:table-cell office:value-type="float" office:value="971507320590" calcext:value-type="float">
            <text:p>9715073205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9:27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7:57:26</text:p>
          </table:table-cell>
        </table:table-row>
        <table:table-row table:style-name="ro2">
          <table:table-cell office:value-type="float" office:value="971565679443" calcext:value-type="float">
            <text:p>97156567944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9:40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8:10:23</text:p>
          </table:table-cell>
        </table:table-row>
        <table:table-row table:style-name="ro2">
          <table:table-cell office:value-type="float" office:value="971549962351" calcext:value-type="float">
            <text:p>9715499623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0:49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9:19:56</text:p>
          </table:table-cell>
        </table:table-row>
        <table:table-row table:style-name="ro2">
          <table:table-cell office:value-type="float" office:value="971507040061" calcext:value-type="float">
            <text:p>97150704006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0:50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9:20:10</text:p>
          </table:table-cell>
        </table:table-row>
        <table:table-row table:style-name="ro2">
          <table:table-cell office:value-type="float" office:value="971508495768" calcext:value-type="float">
            <text:p>9715084957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1:2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9:52:45</text:p>
          </table:table-cell>
        </table:table-row>
        <table:table-row table:style-name="ro2">
          <table:table-cell office:value-type="float" office:value="971564987347" calcext:value-type="float">
            <text:p>9715649873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1:33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20:03:44</text:p>
          </table:table-cell>
        </table:table-row>
        <table:table-row table:style-name="ro2">
          <table:table-cell office:value-type="float" office:value="971563760684" calcext:value-type="float">
            <text:p>9715637606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1:52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20:22:21</text:p>
          </table:table-cell>
        </table:table-row>
        <table:table-row table:style-name="ro2">
          <table:table-cell office:value-type="float" office:value="971501728349" calcext:value-type="float">
            <text:p>9715017283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2:11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20:41:08</text:p>
          </table:table-cell>
        </table:table-row>
        <table:table-row table:style-name="ro2">
          <table:table-cell office:value-type="float" office:value="971569620630" calcext:value-type="float">
            <text:p>9715696206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2:47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21:17:27</text:p>
          </table:table-cell>
        </table:table-row>
        <table:table-row table:style-name="ro2">
          <table:table-cell office:value-type="float" office:value="971504427232" calcext:value-type="float">
            <text:p>97150442723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3:19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21:49:21</text:p>
          </table:table-cell>
        </table:table-row>
        <table:table-row table:style-name="ro2">
          <table:table-cell office:value-type="float" office:value="971501851804" calcext:value-type="float">
            <text:p>9715018518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3:36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22:06:49</text:p>
          </table:table-cell>
        </table:table-row>
        <table:table-row table:style-name="ro2">
          <table:table-cell office:value-type="float" office:value="971564885627" calcext:value-type="float">
            <text:p>97156488562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3:37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22:07:34</text:p>
          </table:table-cell>
        </table:table-row>
        <table:table-row table:style-name="ro2">
          <table:table-cell office:value-type="float" office:value="971501645598" calcext:value-type="float">
            <text:p>97150164559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4:29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2:59:16</text:p>
          </table:table-cell>
        </table:table-row>
        <table:table-row table:style-name="ro2">
          <table:table-cell office:value-type="float" office:value="971545184579" calcext:value-type="float">
            <text:p>9715451845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7:19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5:49:20</text:p>
          </table:table-cell>
        </table:table-row>
        <table:table-row table:style-name="ro2">
          <table:table-cell office:value-type="float" office:value="971506346790" calcext:value-type="float">
            <text:p>97150634679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8:0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6:36:48</text:p>
          </table:table-cell>
        </table:table-row>
        <table:table-row table:style-name="ro2">
          <table:table-cell office:value-type="float" office:value="971561140152" calcext:value-type="float">
            <text:p>97156114015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9:15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7:45:05</text:p>
          </table:table-cell>
        </table:table-row>
        <table:table-row table:style-name="ro2">
          <table:table-cell office:value-type="float" office:value="971569354672" calcext:value-type="float">
            <text:p>97156935467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9:21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7:51:38</text:p>
          </table:table-cell>
        </table:table-row>
        <table:table-row table:style-name="ro2">
          <table:table-cell office:value-type="float" office:value="971544140156" calcext:value-type="float">
            <text:p>9715441401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9:29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7:59:55</text:p>
          </table:table-cell>
        </table:table-row>
        <table:table-row table:style-name="ro2">
          <table:table-cell office:value-type="float" office:value="971506200941" calcext:value-type="float">
            <text:p>97150620094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0:0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8:32:45</text:p>
          </table:table-cell>
        </table:table-row>
        <table:table-row table:style-name="ro2">
          <table:table-cell office:value-type="float" office:value="971505605851" calcext:value-type="float">
            <text:p>97150560585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0:35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9:05:35</text:p>
          </table:table-cell>
        </table:table-row>
        <table:table-row table:style-name="ro2">
          <table:table-cell office:value-type="float" office:value="971568436121" calcext:value-type="float">
            <text:p>9715684361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0:39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9:09:35</text:p>
          </table:table-cell>
        </table:table-row>
        <table:table-row table:style-name="ro2">
          <table:table-cell office:value-type="float" office:value="971569607875" calcext:value-type="float">
            <text:p>97156960787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1:14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9:44:32</text:p>
          </table:table-cell>
        </table:table-row>
        <table:table-row table:style-name="ro2">
          <table:table-cell office:value-type="float" office:value="971565648567" calcext:value-type="float">
            <text:p>97156564856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1:26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9:56:37</text:p>
          </table:table-cell>
        </table:table-row>
        <table:table-row table:style-name="ro2">
          <table:table-cell office:value-type="float" office:value="971501291177" calcext:value-type="float">
            <text:p>97150129117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2:35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1:05:50</text:p>
          </table:table-cell>
        </table:table-row>
        <table:table-row table:style-name="ro2">
          <table:table-cell office:value-type="float" office:value="971543097885" calcext:value-type="float">
            <text:p>9715430978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2:37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1:07:36</text:p>
          </table:table-cell>
        </table:table-row>
        <table:table-row table:style-name="ro2">
          <table:table-cell office:value-type="float" office:value="971543741885" calcext:value-type="float">
            <text:p>9715437418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2:46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1:16:00</text:p>
          </table:table-cell>
        </table:table-row>
        <table:table-row table:style-name="ro2">
          <table:table-cell office:value-type="float" office:value="971566608256" calcext:value-type="float">
            <text:p>97156660825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3:02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1:32:29</text:p>
          </table:table-cell>
        </table:table-row>
        <table:table-row table:style-name="ro2">
          <table:table-cell office:value-type="float" office:value="971567652900" calcext:value-type="float">
            <text:p>9715676529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3:31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2:01:55</text:p>
          </table:table-cell>
        </table:table-row>
        <table:table-row table:style-name="ro2">
          <table:table-cell office:value-type="float" office:value="971564356389" calcext:value-type="float">
            <text:p>9715643563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4:02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2:32:36</text:p>
          </table:table-cell>
        </table:table-row>
        <table:table-row table:style-name="ro2">
          <table:table-cell office:value-type="float" office:value="971568796115" calcext:value-type="float">
            <text:p>9715687961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5:57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4:27:16</text:p>
          </table:table-cell>
        </table:table-row>
        <table:table-row table:style-name="ro2">
          <table:table-cell office:value-type="float" office:value="971543657313" calcext:value-type="float">
            <text:p>9715436573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7:50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6:20:08</text:p>
          </table:table-cell>
        </table:table-row>
        <table:table-row table:style-name="ro2">
          <table:table-cell office:value-type="float" office:value="971503617133" calcext:value-type="float">
            <text:p>9715036171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8:12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6:42:44</text:p>
          </table:table-cell>
        </table:table-row>
        <table:table-row table:style-name="ro2">
          <table:table-cell office:value-type="float" office:value="971562180649" calcext:value-type="float">
            <text:p>97156218064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9:07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7:37:29</text:p>
          </table:table-cell>
        </table:table-row>
        <table:table-row table:style-name="ro2">
          <table:table-cell office:value-type="float" office:value="971504867646" calcext:value-type="float">
            <text:p>97150486764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9:49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8:19:59</text:p>
          </table:table-cell>
        </table:table-row>
        <table:table-row table:style-name="ro2">
          <table:table-cell office:value-type="float" office:value="971563426845" calcext:value-type="float">
            <text:p>9715634268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20:05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8:35:21</text:p>
          </table:table-cell>
        </table:table-row>
        <table:table-row table:style-name="ro2">
          <table:table-cell office:value-type="float" office:value="971547442571" calcext:value-type="float">
            <text:p>97154744257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20:11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8:41:45</text:p>
          </table:table-cell>
        </table:table-row>
        <table:table-row table:style-name="ro2">
          <table:table-cell office:value-type="float" office:value="971566310358" calcext:value-type="float">
            <text:p>97156631035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20:24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8:54:44</text:p>
          </table:table-cell>
        </table:table-row>
        <table:table-row table:style-name="ro2">
          <table:table-cell office:value-type="float" office:value="971562935521" calcext:value-type="float">
            <text:p>97156293552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20:33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9:03:21</text:p>
          </table:table-cell>
        </table:table-row>
        <table:table-row table:style-name="ro2">
          <table:table-cell office:value-type="float" office:value="971509043397" calcext:value-type="float">
            <text:p>97150904339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20:4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9:19:53</text:p>
          </table:table-cell>
        </table:table-row>
        <table:table-row table:style-name="ro2">
          <table:table-cell office:value-type="float" office:value="971527981045" calcext:value-type="float">
            <text:p>97152798104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21:53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20:23:38</text:p>
          </table:table-cell>
        </table:table-row>
        <table:table-row table:style-name="ro2">
          <table:table-cell office:value-type="float" office:value="971564376701" calcext:value-type="float">
            <text:p>97156437670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01:07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23:37:40</text:p>
          </table:table-cell>
        </table:table-row>
        <table:table-row table:style-name="ro2">
          <table:table-cell office:value-type="float" office:value="971502377830" calcext:value-type="float">
            <text:p>97150237783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02:33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01:03:59</text:p>
          </table:table-cell>
        </table:table-row>
        <table:table-row table:style-name="ro2">
          <table:table-cell office:value-type="float" office:value="971503428473" calcext:value-type="float">
            <text:p>97150342847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13:35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12:05:09</text:p>
          </table:table-cell>
        </table:table-row>
        <table:table-row table:style-name="ro2">
          <table:table-cell office:value-type="float" office:value="971508371892" calcext:value-type="float">
            <text:p>97150837189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18:55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17:25:53</text:p>
          </table:table-cell>
        </table:table-row>
        <table:table-row table:style-name="ro2">
          <table:table-cell office:value-type="float" office:value="971509622096" calcext:value-type="float">
            <text:p>9715096220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21:35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20:05:18</text:p>
          </table:table-cell>
        </table:table-row>
        <table:table-row table:style-name="ro2">
          <table:table-cell office:value-type="float" office:value="971543506011" calcext:value-type="float">
            <text:p>97154350601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21:51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20:21:15</text:p>
          </table:table-cell>
        </table:table-row>
        <table:table-row table:style-name="ro2">
          <table:table-cell office:value-type="float" office:value="971508491625" calcext:value-type="float">
            <text:p>97150849162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22:08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20:38:47</text:p>
          </table:table-cell>
        </table:table-row>
        <table:table-row table:style-name="ro2">
          <table:table-cell office:value-type="float" office:value="971562052978" calcext:value-type="float">
            <text:p>97156205297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22:32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21:02:00</text:p>
          </table:table-cell>
        </table:table-row>
        <table:table-row table:style-name="ro2">
          <table:table-cell office:value-type="float" office:value="971502577881" calcext:value-type="float">
            <text:p>97150257788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00:39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23:09:32</text:p>
          </table:table-cell>
        </table:table-row>
        <table:table-row table:style-name="ro2">
          <table:table-cell office:value-type="float" office:value="971555072987" calcext:value-type="float">
            <text:p>97155507298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06:30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05:00:59</text:p>
          </table:table-cell>
        </table:table-row>
        <table:table-row table:style-name="ro2">
          <table:table-cell office:value-type="float" office:value="971506387460" calcext:value-type="float">
            <text:p>97150638746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07:56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06:26:00</text:p>
          </table:table-cell>
        </table:table-row>
        <table:table-row table:style-name="ro2">
          <table:table-cell office:value-type="float" office:value="971568174200" calcext:value-type="float">
            <text:p>9715681742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20:04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18:34:34</text:p>
          </table:table-cell>
        </table:table-row>
        <table:table-row table:style-name="ro2">
          <table:table-cell office:value-type="float" office:value="971505969886" calcext:value-type="float">
            <text:p>97150596988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21:54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20:24:06</text:p>
          </table:table-cell>
        </table:table-row>
        <table:table-row table:style-name="ro2">
          <table:table-cell office:value-type="float" office:value="971564766268" calcext:value-type="float">
            <text:p>97156476626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22:29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20:59:02</text:p>
          </table:table-cell>
        </table:table-row>
        <table:table-row table:style-name="ro2">
          <table:table-cell office:value-type="float" office:value="971545589774" calcext:value-type="float">
            <text:p>97154558977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03:59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2:29:15</text:p>
          </table:table-cell>
        </table:table-row>
        <table:table-row table:style-name="ro2">
          <table:table-cell office:value-type="float" office:value="971549939979" calcext:value-type="float">
            <text:p>9715499399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10:05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8:35:42</text:p>
          </table:table-cell>
        </table:table-row>
        <table:table-row table:style-name="ro2">
          <table:table-cell office:value-type="float" office:value="971503516683" calcext:value-type="float">
            <text:p>97150351668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11:13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9:43:04</text:p>
          </table:table-cell>
        </table:table-row>
        <table:table-row table:style-name="ro2">
          <table:table-cell office:value-type="float" office:value="971501951154" calcext:value-type="float">
            <text:p>97150195115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11:25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9:55:38</text:p>
          </table:table-cell>
        </table:table-row>
        <table:table-row table:style-name="ro2">
          <table:table-cell office:value-type="float" office:value="971501025923" calcext:value-type="float">
            <text:p>97150102592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11:35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10:05:08</text:p>
          </table:table-cell>
        </table:table-row>
        <table:table-row table:style-name="ro2">
          <table:table-cell office:value-type="float" office:value="971562786709" calcext:value-type="float">
            <text:p>97156278670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13:47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12:17:36</text:p>
          </table:table-cell>
        </table:table-row>
        <table:table-row table:style-name="ro2">
          <table:table-cell office:value-type="float" office:value="971509572195" calcext:value-type="float">
            <text:p>97150957219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19:40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18:10:58</text:p>
          </table:table-cell>
        </table:table-row>
        <table:table-row table:style-name="ro2">
          <table:table-cell office:value-type="float" office:value="971567724800" calcext:value-type="float">
            <text:p>9715677248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20:03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18:33:55</text:p>
          </table:table-cell>
        </table:table-row>
        <table:table-row table:style-name="ro2">
          <table:table-cell office:value-type="float" office:value="971544579940" calcext:value-type="float">
            <text:p>97154457994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21:06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19:36:31</text:p>
          </table:table-cell>
        </table:table-row>
        <table:table-row table:style-name="ro2">
          <table:table-cell office:value-type="float" office:value="971561646139" calcext:value-type="float">
            <text:p>9715616461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22:24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20:54:28</text:p>
          </table:table-cell>
        </table:table-row>
        <table:table-row table:style-name="ro2">
          <table:table-cell office:value-type="float" office:value="971508875713" calcext:value-type="float">
            <text:p>9715088757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23:57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22:27:54</text:p>
          </table:table-cell>
        </table:table-row>
        <table:table-row table:style-name="ro2">
          <table:table-cell office:value-type="float" office:value="971547029613" calcext:value-type="float">
            <text:p>9715470296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03:18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01:48:22</text:p>
          </table:table-cell>
        </table:table-row>
        <table:table-row table:style-name="ro2">
          <table:table-cell office:value-type="float" office:value="971569568306" calcext:value-type="float">
            <text:p>9715695683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03:33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02:03:59</text:p>
          </table:table-cell>
        </table:table-row>
        <table:table-row table:style-name="ro2">
          <table:table-cell office:value-type="float" office:value="971563467947" calcext:value-type="float">
            <text:p>97156346794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14:28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12:58:24</text:p>
          </table:table-cell>
        </table:table-row>
        <table:table-row table:style-name="ro2">
          <table:table-cell office:value-type="float" office:value="971522059191" calcext:value-type="float">
            <text:p>97152205919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16:30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15:00:43</text:p>
          </table:table-cell>
        </table:table-row>
        <table:table-row table:style-name="ro2">
          <table:table-cell office:value-type="float" office:value="971503983196" calcext:value-type="float">
            <text:p>97150398319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20:24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18:54:05</text:p>
          </table:table-cell>
        </table:table-row>
        <table:table-row table:style-name="ro2">
          <table:table-cell office:value-type="float" office:value="971544504497" calcext:value-type="float">
            <text:p>97154450449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21:54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20:24:22</text:p>
          </table:table-cell>
        </table:table-row>
        <table:table-row table:style-name="ro2">
          <table:table-cell office:value-type="float" office:value="971506071189" calcext:value-type="float">
            <text:p>97150607118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22:28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20:58:44</text:p>
          </table:table-cell>
        </table:table-row>
        <table:table-row table:style-name="ro2">
          <table:table-cell office:value-type="float" office:value="971561377284" calcext:value-type="float">
            <text:p>97156137728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22:46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21:16:45</text:p>
          </table:table-cell>
        </table:table-row>
        <table:table-row table:style-name="ro2">
          <table:table-cell office:value-type="float" office:value="971526224885" calcext:value-type="float">
            <text:p>97152622488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2:07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0:37:10</text:p>
          </table:table-cell>
        </table:table-row>
        <table:table-row table:style-name="ro2">
          <table:table-cell office:value-type="float" office:value="971544338102" calcext:value-type="float">
            <text:p>9715443381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2:08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0:38:24</text:p>
          </table:table-cell>
        </table:table-row>
        <table:table-row table:style-name="ro2">
          <table:table-cell office:value-type="float" office:value="971509569714" calcext:value-type="float">
            <text:p>97150956971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15:22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13:52:24</text:p>
          </table:table-cell>
        </table:table-row>
        <table:table-row table:style-name="ro2">
          <table:table-cell office:value-type="float" office:value="971561903213" calcext:value-type="float">
            <text:p>97156190321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18:30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17:00:20</text:p>
          </table:table-cell>
        </table:table-row>
        <table:table-row table:style-name="ro2">
          <table:table-cell office:value-type="float" office:value="971544033805" calcext:value-type="float">
            <text:p>97154403380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22:18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20:48:08</text:p>
          </table:table-cell>
        </table:table-row>
        <table:table-row table:style-name="ro2">
          <table:table-cell office:value-type="float" office:value="971563893704" calcext:value-type="float">
            <text:p>97156389370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23:46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22:16:04</text:p>
          </table:table-cell>
        </table:table-row>
        <table:table-row table:style-name="ro2">
          <table:table-cell office:value-type="float" office:value="971563961706" calcext:value-type="float">
            <text:p>97156396170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01:31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00:01:48</text:p>
          </table:table-cell>
        </table:table-row>
        <table:table-row table:style-name="ro2">
          <table:table-cell office:value-type="float" office:value="971526677824" calcext:value-type="float">
            <text:p>97152667782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03:03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01:33:46</text:p>
          </table:table-cell>
        </table:table-row>
        <table:table-row table:style-name="ro2">
          <table:table-cell office:value-type="float" office:value="971567432136" calcext:value-type="float">
            <text:p>97156743213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04:40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03:10:27</text:p>
          </table:table-cell>
        </table:table-row>
        <table:table-row table:style-name="ro2">
          <table:table-cell office:value-type="float" office:value="971509772479" calcext:value-type="float">
            <text:p>97150977247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12:18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10:48:32</text:p>
          </table:table-cell>
        </table:table-row>
        <table:table-row table:style-name="ro2">
          <table:table-cell office:value-type="float" office:value="971562301939" calcext:value-type="float">
            <text:p>971562301939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13:38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12:08:24</text:p>
          </table:table-cell>
        </table:table-row>
        <table:table-row table:style-name="ro2">
          <table:table-cell office:value-type="float" office:value="971509003264" calcext:value-type="float">
            <text:p>971509003264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14:26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12:56:15</text:p>
          </table:table-cell>
        </table:table-row>
        <table:table-row table:style-name="ro2">
          <table:table-cell office:value-type="float" office:value="971566500916" calcext:value-type="float">
            <text:p>9715665009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14:43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13:13:34</text:p>
          </table:table-cell>
        </table:table-row>
        <table:table-row table:style-name="ro2">
          <table:table-cell office:value-type="float" office:value="971564248357" calcext:value-type="float">
            <text:p>971564248357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20:04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18:34:46</text:p>
          </table:table-cell>
        </table:table-row>
        <table:table-row table:style-name="ro2">
          <table:table-cell office:value-type="float" office:value="971505331502" calcext:value-type="float">
            <text:p>97150533150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21:37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20:07:49</text:p>
          </table:table-cell>
        </table:table-row>
      </table:table>
      <table:table table:name="Sheet2" table:style-name="ta1">
        <table:table-column table:style-name="co1" table:number-columns-repeated="3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Datewise report with different parameters.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MSISD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PRODUCT NAME</text:p>
          </table:table-cell>
          <table:table-cell table:style-name="ce3" office:value-type="string" calcext:value-type="string">
            <text:p>DATE INDIA</text:p>
          </table:table-cell>
          <table:table-cell table:style-name="ce3" office:value-type="string" calcext:value-type="string">
            <text:p>TIMEZONE</text:p>
          </table:table-cell>
          <table:table-cell table:style-name="ce3" office:value-type="string" calcext:value-type="string">
            <text:p>DATE UAE</text:p>
          </table:table-cell>
        </table:table-row>
        <table:table-row table:style-name="ro2">
          <table:table-cell office:value-type="float" office:value="971507656350" calcext:value-type="float">
            <text:p>9715076563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0:20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2-28 22:50:56</text:p>
          </table:table-cell>
        </table:table-row>
        <table:table-row table:style-name="ro2">
          <table:table-cell office:value-type="float" office:value="971543980159" calcext:value-type="float">
            <text:p>9715439801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3:59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2:29:30</text:p>
          </table:table-cell>
        </table:table-row>
        <table:table-row table:style-name="ro2">
          <table:table-cell office:value-type="float" office:value="971568975499" calcext:value-type="float">
            <text:p>97156897549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5:22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3:52:27</text:p>
          </table:table-cell>
        </table:table-row>
        <table:table-row table:style-name="ro2">
          <table:table-cell office:value-type="float" office:value="971565684421" calcext:value-type="float">
            <text:p>9715656844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05:22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03:52:27</text:p>
          </table:table-cell>
        </table:table-row>
        <table:table-row table:style-name="ro2">
          <table:table-cell office:value-type="float" office:value="971544082865" calcext:value-type="float">
            <text:p>9715440828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1:32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0:02:50</text:p>
          </table:table-cell>
        </table:table-row>
        <table:table-row table:style-name="ro2">
          <table:table-cell office:value-type="float" office:value="971545086124" calcext:value-type="float">
            <text:p>9715450861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2:06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0:36:22</text:p>
          </table:table-cell>
        </table:table-row>
        <table:table-row table:style-name="ro2">
          <table:table-cell office:value-type="float" office:value="971564141749" calcext:value-type="float">
            <text:p>9715641417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4:35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3:05:39</text:p>
          </table:table-cell>
        </table:table-row>
        <table:table-row table:style-name="ro2">
          <table:table-cell office:value-type="float" office:value="971568543246" calcext:value-type="float">
            <text:p>9715685432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6:28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4:58:00</text:p>
          </table:table-cell>
        </table:table-row>
        <table:table-row table:style-name="ro2">
          <table:table-cell office:value-type="float" office:value="971543461662" calcext:value-type="float">
            <text:p>9715434616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17:03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5:33:12</text:p>
          </table:table-cell>
        </table:table-row>
        <table:table-row table:style-name="ro2">
          <table:table-cell office:value-type="float" office:value="971565230915" calcext:value-type="float">
            <text:p>9715652309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20:27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18:57:33</text:p>
          </table:table-cell>
        </table:table-row>
        <table:table-row table:style-name="ro2">
          <table:table-cell office:value-type="float" office:value="971507578342" calcext:value-type="float">
            <text:p>9715075783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21:58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20:28:55</text:p>
          </table:table-cell>
        </table:table-row>
        <table:table-row table:style-name="ro2">
          <table:table-cell office:value-type="float" office:value="971566746261" calcext:value-type="float">
            <text:p>97156674626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23:11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21:41:28</text:p>
          </table:table-cell>
        </table:table-row>
        <table:table-row table:style-name="ro2">
          <table:table-cell office:value-type="float" office:value="971506865873" calcext:value-type="float">
            <text:p>9715068658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1 23:41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1 22:11:54</text:p>
          </table:table-cell>
        </table:table-row>
        <table:table-row table:style-name="ro2">
          <table:table-cell office:value-type="float" office:value="971569666547" calcext:value-type="float">
            <text:p>9715696665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1:44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0:14:25</text:p>
          </table:table-cell>
        </table:table-row>
        <table:table-row table:style-name="ro2">
          <table:table-cell office:value-type="float" office:value="971544214756" calcext:value-type="float">
            <text:p>9715442147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2:58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1:28:07</text:p>
          </table:table-cell>
        </table:table-row>
        <table:table-row table:style-name="ro2">
          <table:table-cell office:value-type="float" office:value="971545295822" calcext:value-type="float">
            <text:p>9715452958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4:58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3:28:51</text:p>
          </table:table-cell>
        </table:table-row>
        <table:table-row table:style-name="ro2">
          <table:table-cell office:value-type="float" office:value="971564802464" calcext:value-type="float">
            <text:p>9715648024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5:10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3:40:08</text:p>
          </table:table-cell>
        </table:table-row>
        <table:table-row table:style-name="ro2">
          <table:table-cell office:value-type="float" office:value="971569597306" calcext:value-type="float">
            <text:p>9715695973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8:21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6:51:50</text:p>
          </table:table-cell>
        </table:table-row>
        <table:table-row table:style-name="ro2">
          <table:table-cell office:value-type="float" office:value="971505319807" calcext:value-type="float">
            <text:p>9715053198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09:48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08:18:46</text:p>
          </table:table-cell>
        </table:table-row>
        <table:table-row table:style-name="ro2">
          <table:table-cell office:value-type="float" office:value="971503864813" calcext:value-type="float">
            <text:p>9715038648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2:01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0:31:46</text:p>
          </table:table-cell>
        </table:table-row>
        <table:table-row table:style-name="ro2">
          <table:table-cell office:value-type="float" office:value="971544452747" calcext:value-type="float">
            <text:p>9715444527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2:58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1:28:44</text:p>
          </table:table-cell>
        </table:table-row>
        <table:table-row table:style-name="ro2">
          <table:table-cell office:value-type="float" office:value="971529891500" calcext:value-type="float">
            <text:p>97152989150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3:15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1:45:22</text:p>
          </table:table-cell>
        </table:table-row>
        <table:table-row table:style-name="ro2">
          <table:table-cell office:value-type="float" office:value="971555257374" calcext:value-type="float">
            <text:p>9715552573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4:00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2:30:08</text:p>
          </table:table-cell>
        </table:table-row>
        <table:table-row table:style-name="ro2">
          <table:table-cell office:value-type="float" office:value="971569379738" calcext:value-type="float">
            <text:p>9715693797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4:40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3:10:35</text:p>
          </table:table-cell>
        </table:table-row>
        <table:table-row table:style-name="ro2">
          <table:table-cell office:value-type="float" office:value="971545158297" calcext:value-type="float">
            <text:p>97154515829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5:37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4:07:08</text:p>
          </table:table-cell>
        </table:table-row>
        <table:table-row table:style-name="ro2">
          <table:table-cell office:value-type="float" office:value="971504393757" calcext:value-type="float">
            <text:p>9715043937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7:07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5:37:10</text:p>
          </table:table-cell>
        </table:table-row>
        <table:table-row table:style-name="ro2">
          <table:table-cell office:value-type="float" office:value="971501631321" calcext:value-type="float">
            <text:p>9715016313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8:38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7:08:03</text:p>
          </table:table-cell>
        </table:table-row>
        <table:table-row table:style-name="ro2">
          <table:table-cell office:value-type="float" office:value="971566677010" calcext:value-type="float">
            <text:p>9715666770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19:09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7:39:44</text:p>
          </table:table-cell>
        </table:table-row>
        <table:table-row table:style-name="ro2">
          <table:table-cell office:value-type="float" office:value="971545704850" calcext:value-type="float">
            <text:p>9715457048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20:28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18:58:36</text:p>
          </table:table-cell>
        </table:table-row>
        <table:table-row table:style-name="ro2">
          <table:table-cell office:value-type="float" office:value="971567143389" calcext:value-type="float">
            <text:p>9715671433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21:49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20:19:19</text:p>
          </table:table-cell>
        </table:table-row>
        <table:table-row table:style-name="ro2">
          <table:table-cell office:value-type="float" office:value="971561815712" calcext:value-type="float">
            <text:p>9715618157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22:07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20:37:51</text:p>
          </table:table-cell>
        </table:table-row>
        <table:table-row table:style-name="ro2">
          <table:table-cell office:value-type="float" office:value="971509331465" calcext:value-type="float">
            <text:p>9715093314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22:1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20:45:47</text:p>
          </table:table-cell>
        </table:table-row>
        <table:table-row table:style-name="ro2">
          <table:table-cell office:value-type="float" office:value="971501696044" calcext:value-type="float">
            <text:p>97150169604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2 23:21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21:51:05</text:p>
          </table:table-cell>
        </table:table-row>
        <table:table-row table:style-name="ro2">
          <table:table-cell office:value-type="float" office:value="971566235392" calcext:value-type="float">
            <text:p>9715662353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00:28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2 22:58:19</text:p>
          </table:table-cell>
        </table:table-row>
        <table:table-row table:style-name="ro2">
          <table:table-cell office:value-type="float" office:value="971545081347" calcext:value-type="float">
            <text:p>9715450813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05:05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03:35:50</text:p>
          </table:table-cell>
        </table:table-row>
        <table:table-row table:style-name="ro2">
          <table:table-cell office:value-type="float" office:value="971565650945" calcext:value-type="float">
            <text:p>97156565094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05:05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03:35:51</text:p>
          </table:table-cell>
        </table:table-row>
        <table:table-row table:style-name="ro2">
          <table:table-cell office:value-type="float" office:value="971501762081" calcext:value-type="float">
            <text:p>9715017620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0:0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08:37:20</text:p>
          </table:table-cell>
        </table:table-row>
        <table:table-row table:style-name="ro2">
          <table:table-cell office:value-type="float" office:value="971544345104" calcext:value-type="float">
            <text:p>9715443451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1:30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0:00:29</text:p>
          </table:table-cell>
        </table:table-row>
        <table:table-row table:style-name="ro2">
          <table:table-cell office:value-type="float" office:value="971543610779" calcext:value-type="float">
            <text:p>9715436107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2:1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0:42:56</text:p>
          </table:table-cell>
        </table:table-row>
        <table:table-row table:style-name="ro2">
          <table:table-cell office:value-type="float" office:value="971508897553" calcext:value-type="float">
            <text:p>9715088975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7:03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5:33:52</text:p>
          </table:table-cell>
        </table:table-row>
        <table:table-row table:style-name="ro2">
          <table:table-cell office:value-type="float" office:value="971569597306" calcext:value-type="float">
            <text:p>9715695973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7:13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5:43:09</text:p>
          </table:table-cell>
        </table:table-row>
        <table:table-row table:style-name="ro2">
          <table:table-cell office:value-type="float" office:value="971567333690" calcext:value-type="float">
            <text:p>9715673336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8:29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6:59:29</text:p>
          </table:table-cell>
        </table:table-row>
        <table:table-row table:style-name="ro2">
          <table:table-cell office:value-type="float" office:value="971509269360" calcext:value-type="float">
            <text:p>9715092693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8:37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7:07:05</text:p>
          </table:table-cell>
        </table:table-row>
        <table:table-row table:style-name="ro2">
          <table:table-cell office:value-type="float" office:value="971508189704" calcext:value-type="float">
            <text:p>9715081897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8:40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7:10:55</text:p>
          </table:table-cell>
        </table:table-row>
        <table:table-row table:style-name="ro2">
          <table:table-cell office:value-type="float" office:value="971568730523" calcext:value-type="float">
            <text:p>9715687305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8:41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7:11:48</text:p>
          </table:table-cell>
        </table:table-row>
        <table:table-row table:style-name="ro2">
          <table:table-cell office:value-type="float" office:value="971564388481" calcext:value-type="float">
            <text:p>9715643884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19:12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17:42:06</text:p>
          </table:table-cell>
        </table:table-row>
        <table:table-row table:style-name="ro2">
          <table:table-cell office:value-type="float" office:value="971563594028" calcext:value-type="float">
            <text:p>9715635940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3 21:50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3 20:20:49</text:p>
          </table:table-cell>
        </table:table-row>
        <table:table-row table:style-name="ro2">
          <table:table-cell office:value-type="float" office:value="971567237083" calcext:value-type="float">
            <text:p>9715672370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03:36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02:06:43</text:p>
          </table:table-cell>
        </table:table-row>
        <table:table-row table:style-name="ro2">
          <table:table-cell office:value-type="float" office:value="971568169190" calcext:value-type="float">
            <text:p>9715681691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13:22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1:52:40</text:p>
          </table:table-cell>
        </table:table-row>
        <table:table-row table:style-name="ro2">
          <table:table-cell office:value-type="float" office:value="971543483702" calcext:value-type="float">
            <text:p>9715434837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17:12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5:42:22</text:p>
          </table:table-cell>
        </table:table-row>
        <table:table-row table:style-name="ro2">
          <table:table-cell office:value-type="float" office:value="971505216903" calcext:value-type="float">
            <text:p>9715052169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18:10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6:40:49</text:p>
          </table:table-cell>
        </table:table-row>
        <table:table-row table:style-name="ro2">
          <table:table-cell office:value-type="float" office:value="971545924230" calcext:value-type="float">
            <text:p>9715459242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18:11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6:41:20</text:p>
          </table:table-cell>
        </table:table-row>
        <table:table-row table:style-name="ro2">
          <table:table-cell office:value-type="float" office:value="971569691328" calcext:value-type="float">
            <text:p>9715696913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19:55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8:25:35</text:p>
          </table:table-cell>
        </table:table-row>
        <table:table-row table:style-name="ro2">
          <table:table-cell office:value-type="float" office:value="971561853171" calcext:value-type="float">
            <text:p>9715618531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1:00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9:30:04</text:p>
          </table:table-cell>
        </table:table-row>
        <table:table-row table:style-name="ro2">
          <table:table-cell office:value-type="float" office:value="971508766852" calcext:value-type="float">
            <text:p>9715087668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1:26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19:56:10</text:p>
          </table:table-cell>
        </table:table-row>
        <table:table-row table:style-name="ro2">
          <table:table-cell office:value-type="float" office:value="971564909687" calcext:value-type="float">
            <text:p>9715649096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1:31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0:01:52</text:p>
          </table:table-cell>
        </table:table-row>
        <table:table-row table:style-name="ro2">
          <table:table-cell office:value-type="float" office:value="971502824239" calcext:value-type="float">
            <text:p>9715028242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1:45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0:15:26</text:p>
          </table:table-cell>
        </table:table-row>
        <table:table-row table:style-name="ro2">
          <table:table-cell office:value-type="float" office:value="971509363954" calcext:value-type="float">
            <text:p>9715093639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2:38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1:08:31</text:p>
          </table:table-cell>
        </table:table-row>
        <table:table-row table:style-name="ro2">
          <table:table-cell office:value-type="float" office:value="971562784301" calcext:value-type="float">
            <text:p>97156278430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3:02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1:32:01</text:p>
          </table:table-cell>
        </table:table-row>
        <table:table-row table:style-name="ro2">
          <table:table-cell office:value-type="float" office:value="971545536175" calcext:value-type="float">
            <text:p>9715455361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4 23:30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2:00:39</text:p>
          </table:table-cell>
        </table:table-row>
        <table:table-row table:style-name="ro2">
          <table:table-cell office:value-type="float" office:value="971507879228" calcext:value-type="float">
            <text:p>9715078792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0:14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4 22:44:26</text:p>
          </table:table-cell>
        </table:table-row>
        <table:table-row table:style-name="ro2">
          <table:table-cell office:value-type="float" office:value="971553156275" calcext:value-type="float">
            <text:p>9715531562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1:42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0:12:20</text:p>
          </table:table-cell>
        </table:table-row>
        <table:table-row table:style-name="ro2">
          <table:table-cell office:value-type="float" office:value="971567588862" calcext:value-type="float">
            <text:p>9715675888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05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1:35:44</text:p>
          </table:table-cell>
        </table:table-row>
        <table:table-row table:style-name="ro2">
          <table:table-cell office:value-type="float" office:value="971509250068" calcext:value-type="float">
            <text:p>9715092500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33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2:03:26</text:p>
          </table:table-cell>
        </table:table-row>
        <table:table-row table:style-name="ro2">
          <table:table-cell office:value-type="float" office:value="971567135957" calcext:value-type="float">
            <text:p>9715671359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3:46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2:16:24</text:p>
          </table:table-cell>
        </table:table-row>
        <table:table-row table:style-name="ro2">
          <table:table-cell office:value-type="float" office:value="971545405072" calcext:value-type="float">
            <text:p>9715454050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5:07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3:37:18</text:p>
          </table:table-cell>
        </table:table-row>
        <table:table-row table:style-name="ro2">
          <table:table-cell office:value-type="float" office:value="971545373575" calcext:value-type="float">
            <text:p>9715453735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05:07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03:37:19</text:p>
          </table:table-cell>
        </table:table-row>
        <table:table-row table:style-name="ro2">
          <table:table-cell office:value-type="float" office:value="971505455058" calcext:value-type="float">
            <text:p>9715054550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1:48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0:18:29</text:p>
          </table:table-cell>
        </table:table-row>
        <table:table-row table:style-name="ro2">
          <table:table-cell office:value-type="float" office:value="971562056372" calcext:value-type="float">
            <text:p>9715620563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5:29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3:59:46</text:p>
          </table:table-cell>
        </table:table-row>
        <table:table-row table:style-name="ro2">
          <table:table-cell office:value-type="float" office:value="971509788182" calcext:value-type="float">
            <text:p>9715097881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7:29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5:59:22</text:p>
          </table:table-cell>
        </table:table-row>
        <table:table-row table:style-name="ro2">
          <table:table-cell office:value-type="float" office:value="971567644849" calcext:value-type="float">
            <text:p>9715676448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7:47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6:17:33</text:p>
          </table:table-cell>
        </table:table-row>
        <table:table-row table:style-name="ro2">
          <table:table-cell office:value-type="float" office:value="971507701811" calcext:value-type="float">
            <text:p>9715077018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17:48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6:18:27</text:p>
          </table:table-cell>
        </table:table-row>
        <table:table-row table:style-name="ro2">
          <table:table-cell office:value-type="float" office:value="971506506218" calcext:value-type="float">
            <text:p>97150650621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20:38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19:08:30</text:p>
          </table:table-cell>
        </table:table-row>
        <table:table-row table:style-name="ro2">
          <table:table-cell office:value-type="float" office:value="971506782311" calcext:value-type="float">
            <text:p>9715067823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5 23:36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22:06:01</text:p>
          </table:table-cell>
        </table:table-row>
        <table:table-row table:style-name="ro2">
          <table:table-cell office:value-type="float" office:value="971544906317" calcext:value-type="float">
            <text:p>9715449063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0:00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5 22:30:02</text:p>
          </table:table-cell>
        </table:table-row>
        <table:table-row table:style-name="ro2">
          <table:table-cell office:value-type="float" office:value="971544740064" calcext:value-type="float">
            <text:p>9715447400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3:41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2:11:31</text:p>
          </table:table-cell>
        </table:table-row>
        <table:table-row table:style-name="ro2">
          <table:table-cell office:value-type="float" office:value="971566104890" calcext:value-type="float">
            <text:p>9715661048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3:41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2:11:32</text:p>
          </table:table-cell>
        </table:table-row>
        <table:table-row table:style-name="ro2">
          <table:table-cell office:value-type="float" office:value="971509211790" calcext:value-type="float">
            <text:p>9715092117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5:07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3:37:19</text:p>
          </table:table-cell>
        </table:table-row>
        <table:table-row table:style-name="ro2">
          <table:table-cell office:value-type="float" office:value="971545374983" calcext:value-type="float">
            <text:p>9715453749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5:0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3:37:20</text:p>
          </table:table-cell>
        </table:table-row>
        <table:table-row table:style-name="ro2">
          <table:table-cell office:value-type="float" office:value="971568503369" calcext:value-type="float">
            <text:p>9715685033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05:07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03:37:21</text:p>
          </table:table-cell>
        </table:table-row>
        <table:table-row table:style-name="ro2">
          <table:table-cell office:value-type="float" office:value="971501295289" calcext:value-type="float">
            <text:p>9715012952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1:58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0:28:40</text:p>
          </table:table-cell>
        </table:table-row>
        <table:table-row table:style-name="ro2">
          <table:table-cell office:value-type="float" office:value="971509434239" calcext:value-type="float">
            <text:p>9715094342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2:30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1:00:44</text:p>
          </table:table-cell>
        </table:table-row>
        <table:table-row table:style-name="ro2">
          <table:table-cell office:value-type="float" office:value="971505106328" calcext:value-type="float">
            <text:p>9715051063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4:19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2:49:27</text:p>
          </table:table-cell>
        </table:table-row>
        <table:table-row table:style-name="ro2">
          <table:table-cell office:value-type="float" office:value="971568153093" calcext:value-type="float">
            <text:p>9715681530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5:26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3:56:02</text:p>
          </table:table-cell>
        </table:table-row>
        <table:table-row table:style-name="ro2">
          <table:table-cell office:value-type="float" office:value="971545944047" calcext:value-type="float">
            <text:p>9715459440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9:08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7:38:01</text:p>
          </table:table-cell>
        </table:table-row>
        <table:table-row table:style-name="ro2">
          <table:table-cell office:value-type="float" office:value="971569294823" calcext:value-type="float">
            <text:p>9715692948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19:54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18:24:55</text:p>
          </table:table-cell>
        </table:table-row>
        <table:table-row table:style-name="ro2">
          <table:table-cell office:value-type="float" office:value="971547680401" calcext:value-type="float">
            <text:p>97154768040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6 22:29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20:59:24</text:p>
          </table:table-cell>
        </table:table-row>
        <table:table-row table:style-name="ro2">
          <table:table-cell office:value-type="float" office:value="971501108232" calcext:value-type="float">
            <text:p>9715011082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01:03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6 23:33:57</text:p>
          </table:table-cell>
        </table:table-row>
        <table:table-row table:style-name="ro2">
          <table:table-cell office:value-type="float" office:value="971565606613" calcext:value-type="float">
            <text:p>9715656066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03:40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2:10:37</text:p>
          </table:table-cell>
        </table:table-row>
        <table:table-row table:style-name="ro2">
          <table:table-cell office:value-type="float" office:value="971545358970" calcext:value-type="float">
            <text:p>9715453589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0:20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8:50:38</text:p>
          </table:table-cell>
        </table:table-row>
        <table:table-row table:style-name="ro2">
          <table:table-cell office:value-type="float" office:value="971505061999" calcext:value-type="float">
            <text:p>97150506199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13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9:43:27</text:p>
          </table:table-cell>
        </table:table-row>
        <table:table-row table:style-name="ro2">
          <table:table-cell office:value-type="float" office:value="971568056095" calcext:value-type="float">
            <text:p>9715680560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25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09:55:10</text:p>
          </table:table-cell>
        </table:table-row>
        <table:table-row table:style-name="ro2">
          <table:table-cell office:value-type="float" office:value="971547747110" calcext:value-type="float">
            <text:p>9715477471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40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10:07</text:p>
          </table:table-cell>
        </table:table-row>
        <table:table-row table:style-name="ro2">
          <table:table-cell office:value-type="float" office:value="971564860677" calcext:value-type="float">
            <text:p>97156486067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1:4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12:45</text:p>
          </table:table-cell>
        </table:table-row>
        <table:table-row table:style-name="ro2">
          <table:table-cell office:value-type="float" office:value="971564045784" calcext:value-type="float">
            <text:p>9715640457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2:05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35:34</text:p>
          </table:table-cell>
        </table:table-row>
        <table:table-row table:style-name="ro2">
          <table:table-cell office:value-type="float" office:value="971567974825" calcext:value-type="float">
            <text:p>9715679748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2:13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43:07</text:p>
          </table:table-cell>
        </table:table-row>
        <table:table-row table:style-name="ro2">
          <table:table-cell office:value-type="float" office:value="971566477858" calcext:value-type="float">
            <text:p>9715664778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2:20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0:50:31</text:p>
          </table:table-cell>
        </table:table-row>
        <table:table-row table:style-name="ro2">
          <table:table-cell office:value-type="float" office:value="971504218299" calcext:value-type="float">
            <text:p>97150421829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2:56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1:26:54</text:p>
          </table:table-cell>
        </table:table-row>
        <table:table-row table:style-name="ro2">
          <table:table-cell office:value-type="float" office:value="971543829570" calcext:value-type="float">
            <text:p>9715438295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4:02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2:32:58</text:p>
          </table:table-cell>
        </table:table-row>
        <table:table-row table:style-name="ro2">
          <table:table-cell office:value-type="float" office:value="971562326096" calcext:value-type="float">
            <text:p>9715623260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5:34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4:04:15</text:p>
          </table:table-cell>
        </table:table-row>
        <table:table-row table:style-name="ro2">
          <table:table-cell office:value-type="float" office:value="971545634698" calcext:value-type="float">
            <text:p>97154563469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6:50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5:20:40</text:p>
          </table:table-cell>
        </table:table-row>
        <table:table-row table:style-name="ro2">
          <table:table-cell office:value-type="float" office:value="971563649655" calcext:value-type="float">
            <text:p>97156364965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7:41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6:11:25</text:p>
          </table:table-cell>
        </table:table-row>
        <table:table-row table:style-name="ro2">
          <table:table-cell office:value-type="float" office:value="971567502636" calcext:value-type="float">
            <text:p>9715675026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19:40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8:10:44</text:p>
          </table:table-cell>
        </table:table-row>
        <table:table-row table:style-name="ro2">
          <table:table-cell office:value-type="float" office:value="971503985734" calcext:value-type="float">
            <text:p>9715039857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0:49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19:05</text:p>
          </table:table-cell>
        </table:table-row>
        <table:table-row table:style-name="ro2">
          <table:table-cell office:value-type="float" office:value="971508518739" calcext:value-type="float">
            <text:p>9715085187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15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19:45:58</text:p>
          </table:table-cell>
        </table:table-row>
        <table:table-row table:style-name="ro2">
          <table:table-cell office:value-type="float" office:value="971568711960" calcext:value-type="float">
            <text:p>9715687119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1:54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24:44</text:p>
          </table:table-cell>
        </table:table-row>
        <table:table-row table:style-name="ro2">
          <table:table-cell office:value-type="float" office:value="971562865495" calcext:value-type="float">
            <text:p>9715628654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2:26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0:56:46</text:p>
          </table:table-cell>
        </table:table-row>
        <table:table-row table:style-name="ro2">
          <table:table-cell office:value-type="float" office:value="971504763744" calcext:value-type="float">
            <text:p>97150476374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2:30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1:00:14</text:p>
          </table:table-cell>
        </table:table-row>
        <table:table-row table:style-name="ro2">
          <table:table-cell office:value-type="float" office:value="971509146203" calcext:value-type="float">
            <text:p>9715091462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7 22:41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1:11:55</text:p>
          </table:table-cell>
        </table:table-row>
        <table:table-row table:style-name="ro2">
          <table:table-cell office:value-type="float" office:value="971567998128" calcext:value-type="float">
            <text:p>9715679981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0:11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2:41:10</text:p>
          </table:table-cell>
        </table:table-row>
        <table:table-row table:style-name="ro2">
          <table:table-cell office:value-type="float" office:value="971561803808" calcext:value-type="float">
            <text:p>9715618038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1:04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7 23:34:05</text:p>
          </table:table-cell>
        </table:table-row>
        <table:table-row table:style-name="ro2">
          <table:table-cell office:value-type="float" office:value="971502148456" calcext:value-type="float">
            <text:p>9715021484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2:31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1:01:02</text:p>
          </table:table-cell>
        </table:table-row>
        <table:table-row table:style-name="ro2">
          <table:table-cell office:value-type="float" office:value="971561026607" calcext:value-type="float">
            <text:p>9715610266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4:03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2:33:17</text:p>
          </table:table-cell>
        </table:table-row>
        <table:table-row table:style-name="ro2">
          <table:table-cell office:value-type="float" office:value="971562355786" calcext:value-type="float">
            <text:p>97156235578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4:03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2:33:18</text:p>
          </table:table-cell>
        </table:table-row>
        <table:table-row table:style-name="ro2">
          <table:table-cell office:value-type="float" office:value="971562637150" calcext:value-type="float">
            <text:p>9715626371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4:03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2:33:19</text:p>
          </table:table-cell>
        </table:table-row>
        <table:table-row table:style-name="ro2">
          <table:table-cell office:value-type="float" office:value="971563935499" calcext:value-type="float">
            <text:p>97156393549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4:03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2:33:20</text:p>
          </table:table-cell>
        </table:table-row>
        <table:table-row table:style-name="ro2">
          <table:table-cell office:value-type="float" office:value="971502641893" calcext:value-type="float">
            <text:p>9715026418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4:03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2:33:21</text:p>
          </table:table-cell>
        </table:table-row>
        <table:table-row table:style-name="ro2">
          <table:table-cell office:value-type="float" office:value="971545648924" calcext:value-type="float">
            <text:p>9715456489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5:13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3:43:09</text:p>
          </table:table-cell>
        </table:table-row>
        <table:table-row table:style-name="ro2">
          <table:table-cell office:value-type="float" office:value="971501460904" calcext:value-type="float">
            <text:p>9715014609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5:13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3:43:09</text:p>
          </table:table-cell>
        </table:table-row>
        <table:table-row table:style-name="ro2">
          <table:table-cell office:value-type="float" office:value="971504566568" calcext:value-type="float">
            <text:p>9715045665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6:57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5:27:35</text:p>
          </table:table-cell>
        </table:table-row>
        <table:table-row table:style-name="ro2">
          <table:table-cell office:value-type="float" office:value="971567283619" calcext:value-type="float">
            <text:p>97156728361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7:47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6:17:30</text:p>
          </table:table-cell>
        </table:table-row>
        <table:table-row table:style-name="ro2">
          <table:table-cell office:value-type="float" office:value="971505304565" calcext:value-type="float">
            <text:p>9715053045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07:55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6:25:17</text:p>
          </table:table-cell>
        </table:table-row>
        <table:table-row table:style-name="ro2">
          <table:table-cell office:value-type="float" office:value="971506863580" calcext:value-type="float">
            <text:p>97150686358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1:22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09:52:34</text:p>
          </table:table-cell>
        </table:table-row>
        <table:table-row table:style-name="ro2">
          <table:table-cell office:value-type="float" office:value="971545293381" calcext:value-type="float">
            <text:p>9715452933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3:14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1:44:53</text:p>
          </table:table-cell>
        </table:table-row>
        <table:table-row table:style-name="ro2">
          <table:table-cell office:value-type="float" office:value="971544330921" calcext:value-type="float">
            <text:p>9715443309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5:5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4:27:20</text:p>
          </table:table-cell>
        </table:table-row>
        <table:table-row table:style-name="ro2">
          <table:table-cell office:value-type="float" office:value="971566743525" calcext:value-type="float">
            <text:p>9715667435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6:55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25:54</text:p>
          </table:table-cell>
        </table:table-row>
        <table:table-row table:style-name="ro2">
          <table:table-cell office:value-type="float" office:value="971504576227" calcext:value-type="float">
            <text:p>9715045762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00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30:34</text:p>
          </table:table-cell>
        </table:table-row>
        <table:table-row table:style-name="ro2">
          <table:table-cell office:value-type="float" office:value="971544368024" calcext:value-type="float">
            <text:p>9715443680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29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5:59:00</text:p>
          </table:table-cell>
        </table:table-row>
        <table:table-row table:style-name="ro2">
          <table:table-cell office:value-type="float" office:value="971563277303" calcext:value-type="float">
            <text:p>9715632773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35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05:55</text:p>
          </table:table-cell>
        </table:table-row>
        <table:table-row table:style-name="ro2">
          <table:table-cell office:value-type="float" office:value="971544338034" calcext:value-type="float">
            <text:p>9715443380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7:59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29:33</text:p>
          </table:table-cell>
        </table:table-row>
        <table:table-row table:style-name="ro2">
          <table:table-cell office:value-type="float" office:value="971569225306" calcext:value-type="float">
            <text:p>9715692253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01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31:19</text:p>
          </table:table-cell>
        </table:table-row>
        <table:table-row table:style-name="ro2">
          <table:table-cell office:value-type="float" office:value="971565672159" calcext:value-type="float">
            <text:p>9715656721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07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37:59</text:p>
          </table:table-cell>
        </table:table-row>
        <table:table-row table:style-name="ro2">
          <table:table-cell office:value-type="float" office:value="971502894303" calcext:value-type="float">
            <text:p>9715028943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8:08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6:38:42</text:p>
          </table:table-cell>
        </table:table-row>
        <table:table-row table:style-name="ro2">
          <table:table-cell office:value-type="float" office:value="971503985734" calcext:value-type="float">
            <text:p>9715039857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19:22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7:52:36</text:p>
          </table:table-cell>
        </table:table-row>
        <table:table-row table:style-name="ro2">
          <table:table-cell office:value-type="float" office:value="971568232039" calcext:value-type="float">
            <text:p>9715682320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0:20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8:50:30</text:p>
          </table:table-cell>
        </table:table-row>
        <table:table-row table:style-name="ro2">
          <table:table-cell office:value-type="float" office:value="971509619543" calcext:value-type="float">
            <text:p>9715096195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1:10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19:40:38</text:p>
          </table:table-cell>
        </table:table-row>
        <table:table-row table:style-name="ro2">
          <table:table-cell office:value-type="float" office:value="971565226213" calcext:value-type="float">
            <text:p>9715652262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1:40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20:10:52</text:p>
          </table:table-cell>
        </table:table-row>
        <table:table-row table:style-name="ro2">
          <table:table-cell office:value-type="float" office:value="971509091209" calcext:value-type="float">
            <text:p>9715090912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8 22:02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8 20:32:29</text:p>
          </table:table-cell>
        </table:table-row>
        <table:table-row table:style-name="ro2">
          <table:table-cell office:value-type="float" office:value="971507579312" calcext:value-type="float">
            <text:p>9715075793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03:58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02:28:56</text:p>
          </table:table-cell>
        </table:table-row>
        <table:table-row table:style-name="ro2">
          <table:table-cell office:value-type="float" office:value="971568961732" calcext:value-type="float">
            <text:p>9715689617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03:58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02:28:57</text:p>
          </table:table-cell>
        </table:table-row>
        <table:table-row table:style-name="ro2">
          <table:table-cell office:value-type="float" office:value="971507911768" calcext:value-type="float">
            <text:p>9715079117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04:55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03:25:04</text:p>
          </table:table-cell>
        </table:table-row>
        <table:table-row table:style-name="ro2">
          <table:table-cell office:value-type="float" office:value="971506098386" calcext:value-type="float">
            <text:p>97150609838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05:19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03:49:40</text:p>
          </table:table-cell>
        </table:table-row>
        <table:table-row table:style-name="ro2">
          <table:table-cell office:value-type="float" office:value="971503227322" calcext:value-type="float">
            <text:p>9715032273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09:39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08:09:04</text:p>
          </table:table-cell>
        </table:table-row>
        <table:table-row table:style-name="ro2">
          <table:table-cell office:value-type="float" office:value="971563101273" calcext:value-type="float">
            <text:p>9715631012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12:01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10:31:36</text:p>
          </table:table-cell>
        </table:table-row>
        <table:table-row table:style-name="ro2">
          <table:table-cell office:value-type="float" office:value="971502317092" calcext:value-type="float">
            <text:p>9715023170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13:09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11:39:26</text:p>
          </table:table-cell>
        </table:table-row>
        <table:table-row table:style-name="ro2">
          <table:table-cell office:value-type="float" office:value="971561576594" calcext:value-type="float">
            <text:p>9715615765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13:20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11:50:46</text:p>
          </table:table-cell>
        </table:table-row>
        <table:table-row table:style-name="ro2">
          <table:table-cell office:value-type="float" office:value="971508835961" calcext:value-type="float">
            <text:p>97150883596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18:48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17:18:25</text:p>
          </table:table-cell>
        </table:table-row>
        <table:table-row table:style-name="ro2">
          <table:table-cell office:value-type="float" office:value="971543385895" calcext:value-type="float">
            <text:p>9715433858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09 23:05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21:35:07</text:p>
          </table:table-cell>
        </table:table-row>
        <table:table-row table:style-name="ro2">
          <table:table-cell office:value-type="float" office:value="971547627615" calcext:value-type="float">
            <text:p>9715476276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0:22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22:52:43</text:p>
          </table:table-cell>
        </table:table-row>
        <table:table-row table:style-name="ro2">
          <table:table-cell office:value-type="float" office:value="971506516475" calcext:value-type="float">
            <text:p>9715065164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0:55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09 23:25:41</text:p>
          </table:table-cell>
        </table:table-row>
        <table:table-row table:style-name="ro2">
          <table:table-cell office:value-type="float" office:value="971502997416" calcext:value-type="float">
            <text:p>97150299741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2:13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0:43:16</text:p>
          </table:table-cell>
        </table:table-row>
        <table:table-row table:style-name="ro2">
          <table:table-cell office:value-type="float" office:value="971504327116" calcext:value-type="float">
            <text:p>97150432711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3:5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2:27:20</text:p>
          </table:table-cell>
        </table:table-row>
        <table:table-row table:style-name="ro2">
          <table:table-cell office:value-type="float" office:value="971504289318" calcext:value-type="float">
            <text:p>97150428931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3:57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2:27:21</text:p>
          </table:table-cell>
        </table:table-row>
        <table:table-row table:style-name="ro2">
          <table:table-cell office:value-type="float" office:value="971568792379" calcext:value-type="float">
            <text:p>9715687923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5:22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3:52:13</text:p>
          </table:table-cell>
        </table:table-row>
        <table:table-row table:style-name="ro2">
          <table:table-cell office:value-type="float" office:value="971545626095" calcext:value-type="float">
            <text:p>9715456260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5:22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3:52:14</text:p>
          </table:table-cell>
        </table:table-row>
        <table:table-row table:style-name="ro2">
          <table:table-cell office:value-type="float" office:value="971504072048" calcext:value-type="float">
            <text:p>9715040720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05:22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03:52:15</text:p>
          </table:table-cell>
        </table:table-row>
        <table:table-row table:style-name="ro2">
          <table:table-cell office:value-type="float" office:value="971566991879" calcext:value-type="float">
            <text:p>9715669918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2:08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0:38:08</text:p>
          </table:table-cell>
        </table:table-row>
        <table:table-row table:style-name="ro2">
          <table:table-cell office:value-type="float" office:value="971543491065" calcext:value-type="float">
            <text:p>9715434910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2:20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0:50:00</text:p>
          </table:table-cell>
        </table:table-row>
        <table:table-row table:style-name="ro2">
          <table:table-cell office:value-type="float" office:value="971544516469" calcext:value-type="float">
            <text:p>9715445164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4:41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3:11:12</text:p>
          </table:table-cell>
        </table:table-row>
        <table:table-row table:style-name="ro2">
          <table:table-cell office:value-type="float" office:value="971506888107" calcext:value-type="float">
            <text:p>9715068881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4:4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3:16:53</text:p>
          </table:table-cell>
        </table:table-row>
        <table:table-row table:style-name="ro2">
          <table:table-cell office:value-type="float" office:value="971501412602" calcext:value-type="float">
            <text:p>9715014126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6:27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4:57:09</text:p>
          </table:table-cell>
        </table:table-row>
        <table:table-row table:style-name="ro2">
          <table:table-cell office:value-type="float" office:value="971567318837" calcext:value-type="float">
            <text:p>97156731883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7:44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6:14:32</text:p>
          </table:table-cell>
        </table:table-row>
        <table:table-row table:style-name="ro2">
          <table:table-cell office:value-type="float" office:value="971562147523" calcext:value-type="float">
            <text:p>9715621475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8:10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6:40:37</text:p>
          </table:table-cell>
        </table:table-row>
        <table:table-row table:style-name="ro2">
          <table:table-cell office:value-type="float" office:value="971544428640" calcext:value-type="float">
            <text:p>9715444286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19:39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8:09:57</text:p>
          </table:table-cell>
        </table:table-row>
        <table:table-row table:style-name="ro2">
          <table:table-cell office:value-type="float" office:value="971501981496" calcext:value-type="float">
            <text:p>9715019814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21:13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19:43:18</text:p>
          </table:table-cell>
        </table:table-row>
        <table:table-row table:style-name="ro2">
          <table:table-cell office:value-type="float" office:value="971569404821" calcext:value-type="float">
            <text:p>9715694048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21:54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20:24:56</text:p>
          </table:table-cell>
        </table:table-row>
        <table:table-row table:style-name="ro2">
          <table:table-cell office:value-type="float" office:value="971568475709" calcext:value-type="float">
            <text:p>9715684757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22:59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21:29:42</text:p>
          </table:table-cell>
        </table:table-row>
        <table:table-row table:style-name="ro2">
          <table:table-cell office:value-type="float" office:value="971562681488" calcext:value-type="float">
            <text:p>97156268148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0 23:16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21:46:31</text:p>
          </table:table-cell>
        </table:table-row>
        <table:table-row table:style-name="ro2">
          <table:table-cell office:value-type="float" office:value="971508944340" calcext:value-type="float">
            <text:p>9715089443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00:16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0 22:46:33</text:p>
          </table:table-cell>
        </table:table-row>
        <table:table-row table:style-name="ro2">
          <table:table-cell office:value-type="float" office:value="971506433914" calcext:value-type="float">
            <text:p>9715064339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03:3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02:06:38</text:p>
          </table:table-cell>
        </table:table-row>
        <table:table-row table:style-name="ro2">
          <table:table-cell office:value-type="float" office:value="971564695617" calcext:value-type="float">
            <text:p>9715646956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03:36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02:06:39</text:p>
          </table:table-cell>
        </table:table-row>
        <table:table-row table:style-name="ro2">
          <table:table-cell office:value-type="float" office:value="971567907370" calcext:value-type="float">
            <text:p>9715679073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05:22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03:52:48</text:p>
          </table:table-cell>
        </table:table-row>
        <table:table-row table:style-name="ro2">
          <table:table-cell office:value-type="float" office:value="971509531034" calcext:value-type="float">
            <text:p>9715095310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1:53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0:23:23</text:p>
          </table:table-cell>
        </table:table-row>
        <table:table-row table:style-name="ro2">
          <table:table-cell office:value-type="float" office:value="971555712362" calcext:value-type="float">
            <text:p>9715557123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3:15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1:45:39</text:p>
          </table:table-cell>
        </table:table-row>
        <table:table-row table:style-name="ro2">
          <table:table-cell office:value-type="float" office:value="971505074652" calcext:value-type="float">
            <text:p>9715050746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7:58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6:28:33</text:p>
          </table:table-cell>
        </table:table-row>
        <table:table-row table:style-name="ro2">
          <table:table-cell office:value-type="float" office:value="971545294083" calcext:value-type="float">
            <text:p>9715452940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8:56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7:26:51</text:p>
          </table:table-cell>
        </table:table-row>
        <table:table-row table:style-name="ro2">
          <table:table-cell office:value-type="float" office:value="971568377708" calcext:value-type="float">
            <text:p>9715683777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9:02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7:32:21</text:p>
          </table:table-cell>
        </table:table-row>
        <table:table-row table:style-name="ro2">
          <table:table-cell office:value-type="float" office:value="971504934025" calcext:value-type="float">
            <text:p>9715049340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19:44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8:14:35</text:p>
          </table:table-cell>
        </table:table-row>
        <table:table-row table:style-name="ro2">
          <table:table-cell office:value-type="float" office:value="971506916072" calcext:value-type="float">
            <text:p>9715069160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0:18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8:48:05</text:p>
          </table:table-cell>
        </table:table-row>
        <table:table-row table:style-name="ro2">
          <table:table-cell office:value-type="float" office:value="971564291357" calcext:value-type="float">
            <text:p>9715642913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0:37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9:07:38</text:p>
          </table:table-cell>
        </table:table-row>
        <table:table-row table:style-name="ro2">
          <table:table-cell office:value-type="float" office:value="971564291357" calcext:value-type="float">
            <text:p>9715642913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0:41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19:11:04</text:p>
          </table:table-cell>
        </table:table-row>
        <table:table-row table:style-name="ro2">
          <table:table-cell office:value-type="float" office:value="971562636656" calcext:value-type="float">
            <text:p>9715626366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1:38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20:08:04</text:p>
          </table:table-cell>
        </table:table-row>
        <table:table-row table:style-name="ro2">
          <table:table-cell office:value-type="float" office:value="971564764290" calcext:value-type="float">
            <text:p>9715647642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1 22:40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1 21:10:24</text:p>
          </table:table-cell>
        </table:table-row>
        <table:table-row table:style-name="ro2">
          <table:table-cell office:value-type="float" office:value="971506921546" calcext:value-type="float">
            <text:p>9715069215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3:36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2:06:23</text:p>
          </table:table-cell>
        </table:table-row>
        <table:table-row table:style-name="ro2">
          <table:table-cell office:value-type="float" office:value="971564641231" calcext:value-type="float">
            <text:p>97156464123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3:36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2:06:24</text:p>
          </table:table-cell>
        </table:table-row>
        <table:table-row table:style-name="ro2">
          <table:table-cell office:value-type="float" office:value="971565958134" calcext:value-type="float">
            <text:p>9715659581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3:36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2:06:25</text:p>
          </table:table-cell>
        </table:table-row>
        <table:table-row table:style-name="ro2">
          <table:table-cell office:value-type="float" office:value="971568216719" calcext:value-type="float">
            <text:p>97156821671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3:36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2:06:26</text:p>
          </table:table-cell>
        </table:table-row>
        <table:table-row table:style-name="ro2">
          <table:table-cell office:value-type="float" office:value="971567594452" calcext:value-type="float">
            <text:p>9715675944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5:26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3:56:59</text:p>
          </table:table-cell>
        </table:table-row>
        <table:table-row table:style-name="ro2">
          <table:table-cell office:value-type="float" office:value="971545477632" calcext:value-type="float">
            <text:p>9715454776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5:27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3:57:00</text:p>
          </table:table-cell>
        </table:table-row>
        <table:table-row table:style-name="ro2">
          <table:table-cell office:value-type="float" office:value="971543696559" calcext:value-type="float">
            <text:p>9715436965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05:27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3:57:01</text:p>
          </table:table-cell>
        </table:table-row>
        <table:table-row table:style-name="ro2">
          <table:table-cell office:value-type="float" office:value="971509617433" calcext:value-type="float">
            <text:p>9715096174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10:11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8:41:30</text:p>
          </table:table-cell>
        </table:table-row>
        <table:table-row table:style-name="ro2">
          <table:table-cell office:value-type="float" office:value="971567058863" calcext:value-type="float">
            <text:p>9715670588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10:41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09:11:51</text:p>
          </table:table-cell>
        </table:table-row>
        <table:table-row table:style-name="ro2">
          <table:table-cell office:value-type="float" office:value="971561536710" calcext:value-type="float">
            <text:p>9715615367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13:02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11:32:50</text:p>
          </table:table-cell>
        </table:table-row>
        <table:table-row table:style-name="ro2">
          <table:table-cell office:value-type="float" office:value="971502363984" calcext:value-type="float">
            <text:p>9715023639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15:51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14:21:45</text:p>
          </table:table-cell>
        </table:table-row>
        <table:table-row table:style-name="ro2">
          <table:table-cell office:value-type="float" office:value="971561786906" calcext:value-type="float">
            <text:p>9715617869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20:0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18:35:00</text:p>
          </table:table-cell>
        </table:table-row>
        <table:table-row table:style-name="ro2">
          <table:table-cell office:value-type="float" office:value="971527067649" calcext:value-type="float">
            <text:p>9715270676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21:35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20:05:41</text:p>
          </table:table-cell>
        </table:table-row>
        <table:table-row table:style-name="ro2">
          <table:table-cell office:value-type="float" office:value="971507573771" calcext:value-type="float">
            <text:p>9715075737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21:48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20:18:43</text:p>
          </table:table-cell>
        </table:table-row>
        <table:table-row table:style-name="ro2">
          <table:table-cell office:value-type="float" office:value="971582971009" calcext:value-type="float">
            <text:p>9715829710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2 22:17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2 20:47:44</text:p>
          </table:table-cell>
        </table:table-row>
        <table:table-row table:style-name="ro2">
          <table:table-cell office:value-type="float" office:value="971567761187" calcext:value-type="float">
            <text:p>9715677611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2:19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0:49:35</text:p>
          </table:table-cell>
        </table:table-row>
        <table:table-row table:style-name="ro2">
          <table:table-cell office:value-type="float" office:value="971568042831" calcext:value-type="float">
            <text:p>97156804283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3:37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2:07:14</text:p>
          </table:table-cell>
        </table:table-row>
        <table:table-row table:style-name="ro2">
          <table:table-cell office:value-type="float" office:value="971566375802" calcext:value-type="float">
            <text:p>9715663758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3:37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2:07:35</text:p>
          </table:table-cell>
        </table:table-row>
        <table:table-row table:style-name="ro2">
          <table:table-cell office:value-type="float" office:value="971506690762" calcext:value-type="float">
            <text:p>9715066907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4:48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3:18:48</text:p>
          </table:table-cell>
        </table:table-row>
        <table:table-row table:style-name="ro2">
          <table:table-cell office:value-type="float" office:value="971567901154" calcext:value-type="float">
            <text:p>9715679011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5:27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3:57:58</text:p>
          </table:table-cell>
        </table:table-row>
        <table:table-row table:style-name="ro2">
          <table:table-cell office:value-type="float" office:value="971545096294" calcext:value-type="float">
            <text:p>9715450962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5:28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3:58:06</text:p>
          </table:table-cell>
        </table:table-row>
        <table:table-row table:style-name="ro2">
          <table:table-cell office:value-type="float" office:value="971505924269" calcext:value-type="float">
            <text:p>9715059242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09:06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07:36:11</text:p>
          </table:table-cell>
        </table:table-row>
        <table:table-row table:style-name="ro2">
          <table:table-cell office:value-type="float" office:value="971501430260" calcext:value-type="float">
            <text:p>9715014302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2:01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0:31:57</text:p>
          </table:table-cell>
        </table:table-row>
        <table:table-row table:style-name="ro2">
          <table:table-cell office:value-type="float" office:value="971568736860" calcext:value-type="float">
            <text:p>9715687368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2:46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1:16:39</text:p>
          </table:table-cell>
        </table:table-row>
        <table:table-row table:style-name="ro2">
          <table:table-cell office:value-type="float" office:value="971503532074" calcext:value-type="float">
            <text:p>9715035320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5:40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4:10:17</text:p>
          </table:table-cell>
        </table:table-row>
        <table:table-row table:style-name="ro2">
          <table:table-cell office:value-type="float" office:value="971509039506" calcext:value-type="float">
            <text:p>9715090395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7:49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6:19:55</text:p>
          </table:table-cell>
        </table:table-row>
        <table:table-row table:style-name="ro2">
          <table:table-cell office:value-type="float" office:value="971569395173" calcext:value-type="float">
            <text:p>9715693951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19:08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7:38:20</text:p>
          </table:table-cell>
        </table:table-row>
        <table:table-row table:style-name="ro2">
          <table:table-cell office:value-type="float" office:value="971545153506" calcext:value-type="float">
            <text:p>9715451535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21:06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9:36:37</text:p>
          </table:table-cell>
        </table:table-row>
        <table:table-row table:style-name="ro2">
          <table:table-cell office:value-type="float" office:value="971502076042" calcext:value-type="float">
            <text:p>9715020760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3 21:27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3 19:57:14</text:p>
          </table:table-cell>
        </table:table-row>
        <table:table-row table:style-name="ro2">
          <table:table-cell office:value-type="float" office:value="971508260221" calcext:value-type="float">
            <text:p>9715082602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3:39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2:09:20</text:p>
          </table:table-cell>
        </table:table-row>
        <table:table-row table:style-name="ro2">
          <table:table-cell office:value-type="float" office:value="971563193214" calcext:value-type="float">
            <text:p>9715631932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3:39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2:09:21</text:p>
          </table:table-cell>
        </table:table-row>
        <table:table-row table:style-name="ro2">
          <table:table-cell office:value-type="float" office:value="971562663852" calcext:value-type="float">
            <text:p>9715626638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05:28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3:58:06</text:p>
          </table:table-cell>
        </table:table-row>
        <table:table-row table:style-name="ro2">
          <table:table-cell office:value-type="float" office:value="971565452820" calcext:value-type="float">
            <text:p>9715654528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1:18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9:48:48</text:p>
          </table:table-cell>
        </table:table-row>
        <table:table-row table:style-name="ro2">
          <table:table-cell office:value-type="float" office:value="971569661073" calcext:value-type="float">
            <text:p>9715696610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1:20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09:50:36</text:p>
          </table:table-cell>
        </table:table-row>
        <table:table-row table:style-name="ro2">
          <table:table-cell office:value-type="float" office:value="971508170728" calcext:value-type="float">
            <text:p>9715081707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2:38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11:08:26</text:p>
          </table:table-cell>
        </table:table-row>
        <table:table-row table:style-name="ro2">
          <table:table-cell office:value-type="float" office:value="971567433606" calcext:value-type="float">
            <text:p>9715674336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3:41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12:11:59</text:p>
          </table:table-cell>
        </table:table-row>
        <table:table-row table:style-name="ro2">
          <table:table-cell office:value-type="float" office:value="971563221809" calcext:value-type="float">
            <text:p>9715632218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6:41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15:11:33</text:p>
          </table:table-cell>
        </table:table-row>
        <table:table-row table:style-name="ro2">
          <table:table-cell office:value-type="float" office:value="971564620610" calcext:value-type="float">
            <text:p>9715646206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8:23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16:53:37</text:p>
          </table:table-cell>
        </table:table-row>
        <table:table-row table:style-name="ro2">
          <table:table-cell office:value-type="float" office:value="971505964557" calcext:value-type="float">
            <text:p>9715059645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4 19:0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4 17:39:53</text:p>
          </table:table-cell>
        </table:table-row>
        <table:table-row table:style-name="ro2">
          <table:table-cell office:value-type="float" office:value="971566636220" calcext:value-type="float">
            <text:p>9715666362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05:27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03:57:57</text:p>
          </table:table-cell>
        </table:table-row>
        <table:table-row table:style-name="ro2">
          <table:table-cell office:value-type="float" office:value="971547543851" calcext:value-type="float">
            <text:p>9715475438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05:27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03:57:58</text:p>
          </table:table-cell>
        </table:table-row>
        <table:table-row table:style-name="ro2">
          <table:table-cell office:value-type="float" office:value="971509024981" calcext:value-type="float">
            <text:p>9715090249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2:18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0:48:31</text:p>
          </table:table-cell>
        </table:table-row>
        <table:table-row table:style-name="ro2">
          <table:table-cell office:value-type="float" office:value="971503104788" calcext:value-type="float">
            <text:p>97150310478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2:50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1:20:03</text:p>
          </table:table-cell>
        </table:table-row>
        <table:table-row table:style-name="ro2">
          <table:table-cell office:value-type="float" office:value="971545490561" calcext:value-type="float">
            <text:p>97154549056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3:25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1:55:39</text:p>
          </table:table-cell>
        </table:table-row>
        <table:table-row table:style-name="ro2">
          <table:table-cell office:value-type="float" office:value="971547120407" calcext:value-type="float">
            <text:p>9715471204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3:38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2:08:12</text:p>
          </table:table-cell>
        </table:table-row>
        <table:table-row table:style-name="ro2">
          <table:table-cell office:value-type="float" office:value="971507164128" calcext:value-type="float">
            <text:p>9715071641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15:22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3:52:13</text:p>
          </table:table-cell>
        </table:table-row>
        <table:table-row table:style-name="ro2">
          <table:table-cell office:value-type="float" office:value="971509072950" calcext:value-type="float">
            <text:p>9715090729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0:10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8:40:28</text:p>
          </table:table-cell>
        </table:table-row>
        <table:table-row table:style-name="ro2">
          <table:table-cell office:value-type="float" office:value="971569503063" calcext:value-type="float">
            <text:p>9715695030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0:18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8:48:14</text:p>
          </table:table-cell>
        </table:table-row>
        <table:table-row table:style-name="ro2">
          <table:table-cell office:value-type="float" office:value="971503104914" calcext:value-type="float">
            <text:p>9715031049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0:47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9:17:22</text:p>
          </table:table-cell>
        </table:table-row>
        <table:table-row table:style-name="ro2">
          <table:table-cell office:value-type="float" office:value="971547521498" calcext:value-type="float">
            <text:p>97154752149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1:21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19:51:16</text:p>
          </table:table-cell>
        </table:table-row>
        <table:table-row table:style-name="ro2">
          <table:table-cell office:value-type="float" office:value="971561517978" calcext:value-type="float">
            <text:p>97156151797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2:32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21:02:43</text:p>
          </table:table-cell>
        </table:table-row>
        <table:table-row table:style-name="ro2">
          <table:table-cell office:value-type="float" office:value="971509120570" calcext:value-type="float">
            <text:p>9715091205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5 23:11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5 21:41:35</text:p>
          </table:table-cell>
        </table:table-row>
        <table:table-row table:style-name="ro2">
          <table:table-cell office:value-type="float" office:value="971569740112" calcext:value-type="float">
            <text:p>9715697401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5:10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3:40:10</text:p>
          </table:table-cell>
        </table:table-row>
        <table:table-row table:style-name="ro2">
          <table:table-cell office:value-type="float" office:value="971503031208" calcext:value-type="float">
            <text:p>9715030312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5:10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3:40:12</text:p>
          </table:table-cell>
        </table:table-row>
        <table:table-row table:style-name="ro2">
          <table:table-cell office:value-type="float" office:value="971507202611" calcext:value-type="float">
            <text:p>9715072026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7:33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6:03:47</text:p>
          </table:table-cell>
        </table:table-row>
        <table:table-row table:style-name="ro2">
          <table:table-cell office:value-type="float" office:value="971569698332" calcext:value-type="float">
            <text:p>9715696983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7:33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6:03:48</text:p>
          </table:table-cell>
        </table:table-row>
        <table:table-row table:style-name="ro2">
          <table:table-cell office:value-type="float" office:value="971569593761" calcext:value-type="float">
            <text:p>97156959376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7:33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6:03:49</text:p>
          </table:table-cell>
        </table:table-row>
        <table:table-row table:style-name="ro2">
          <table:table-cell office:value-type="float" office:value="971505455693" calcext:value-type="float">
            <text:p>9715054556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7:33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6:03:50</text:p>
          </table:table-cell>
        </table:table-row>
        <table:table-row table:style-name="ro2">
          <table:table-cell office:value-type="float" office:value="971566687147" calcext:value-type="float">
            <text:p>9715666871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08:33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7:03:43</text:p>
          </table:table-cell>
        </table:table-row>
        <table:table-row table:style-name="ro2">
          <table:table-cell office:value-type="float" office:value="971506018268" calcext:value-type="float">
            <text:p>9715060182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11:25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09:55:08</text:p>
          </table:table-cell>
        </table:table-row>
        <table:table-row table:style-name="ro2">
          <table:table-cell office:value-type="float" office:value="971508423411" calcext:value-type="float">
            <text:p>9715084234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13:49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12:19:15</text:p>
          </table:table-cell>
        </table:table-row>
        <table:table-row table:style-name="ro2">
          <table:table-cell office:value-type="float" office:value="971566340345" calcext:value-type="float">
            <text:p>97156634034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19:19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17:49:02</text:p>
          </table:table-cell>
        </table:table-row>
        <table:table-row table:style-name="ro2">
          <table:table-cell office:value-type="float" office:value="971564591386" calcext:value-type="float">
            <text:p>97156459138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22:14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0:44:19</text:p>
          </table:table-cell>
        </table:table-row>
        <table:table-row table:style-name="ro2">
          <table:table-cell office:value-type="float" office:value="971568860412" calcext:value-type="float">
            <text:p>9715688604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22:40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1:10:29</text:p>
          </table:table-cell>
        </table:table-row>
        <table:table-row table:style-name="ro2">
          <table:table-cell office:value-type="float" office:value="971566466039" calcext:value-type="float">
            <text:p>9715664660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22:45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1:15:02</text:p>
          </table:table-cell>
        </table:table-row>
        <table:table-row table:style-name="ro2">
          <table:table-cell office:value-type="float" office:value="971509816960" calcext:value-type="float">
            <text:p>9715098169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6 23:49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2:19:39</text:p>
          </table:table-cell>
        </table:table-row>
        <table:table-row table:style-name="ro2">
          <table:table-cell office:value-type="float" office:value="971568416275" calcext:value-type="float">
            <text:p>9715684162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0:41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6 23:11:24</text:p>
          </table:table-cell>
        </table:table-row>
        <table:table-row table:style-name="ro2">
          <table:table-cell office:value-type="float" office:value="971561514170" calcext:value-type="float">
            <text:p>9715615141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2:16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0:46:41</text:p>
          </table:table-cell>
        </table:table-row>
        <table:table-row table:style-name="ro2">
          <table:table-cell office:value-type="float" office:value="971543896781" calcext:value-type="float">
            <text:p>9715438967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3:29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1:59:23</text:p>
          </table:table-cell>
        </table:table-row>
        <table:table-row table:style-name="ro2">
          <table:table-cell office:value-type="float" office:value="971563938360" calcext:value-type="float">
            <text:p>9715639383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3:29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1:59:24</text:p>
          </table:table-cell>
        </table:table-row>
        <table:table-row table:style-name="ro2">
          <table:table-cell office:value-type="float" office:value="971507546785" calcext:value-type="float">
            <text:p>9715075467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3:29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1:59:25</text:p>
          </table:table-cell>
        </table:table-row>
        <table:table-row table:style-name="ro2">
          <table:table-cell office:value-type="float" office:value="971562374643" calcext:value-type="float">
            <text:p>9715623746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5:10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3:40:10</text:p>
          </table:table-cell>
        </table:table-row>
        <table:table-row table:style-name="ro2">
          <table:table-cell office:value-type="float" office:value="971501581496" calcext:value-type="float">
            <text:p>9715015814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5:10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3:40:11</text:p>
          </table:table-cell>
        </table:table-row>
        <table:table-row table:style-name="ro2">
          <table:table-cell office:value-type="float" office:value="971562112754" calcext:value-type="float">
            <text:p>9715621127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5:10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3:40:12</text:p>
          </table:table-cell>
        </table:table-row>
        <table:table-row table:style-name="ro2">
          <table:table-cell office:value-type="float" office:value="971566746933" calcext:value-type="float">
            <text:p>9715667469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5:10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3:40:13</text:p>
          </table:table-cell>
        </table:table-row>
        <table:table-row table:style-name="ro2">
          <table:table-cell office:value-type="float" office:value="971566022876" calcext:value-type="float">
            <text:p>9715660228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5:10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3:40:14</text:p>
          </table:table-cell>
        </table:table-row>
        <table:table-row table:style-name="ro2">
          <table:table-cell office:value-type="float" office:value="971505609660" calcext:value-type="float">
            <text:p>9715056096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5:10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3:40:15</text:p>
          </table:table-cell>
        </table:table-row>
        <table:table-row table:style-name="ro2">
          <table:table-cell office:value-type="float" office:value="971566327120" calcext:value-type="float">
            <text:p>9715663271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05:10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3:40:16</text:p>
          </table:table-cell>
        </table:table-row>
        <table:table-row table:style-name="ro2">
          <table:table-cell office:value-type="float" office:value="971566632356" calcext:value-type="float">
            <text:p>9715666323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10:41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9:11:53</text:p>
          </table:table-cell>
        </table:table-row>
        <table:table-row table:style-name="ro2">
          <table:table-cell office:value-type="float" office:value="971509638148" calcext:value-type="float">
            <text:p>9715096381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11:26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09:56:21</text:p>
          </table:table-cell>
        </table:table-row>
        <table:table-row table:style-name="ro2">
          <table:table-cell office:value-type="float" office:value="971566431670" calcext:value-type="float">
            <text:p>9715664316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14:18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12:48:34</text:p>
          </table:table-cell>
        </table:table-row>
        <table:table-row table:style-name="ro2">
          <table:table-cell office:value-type="float" office:value="971505840736" calcext:value-type="float">
            <text:p>9715058407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19:27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17:57:55</text:p>
          </table:table-cell>
        </table:table-row>
        <table:table-row table:style-name="ro2">
          <table:table-cell office:value-type="float" office:value="971506686432" calcext:value-type="float">
            <text:p>9715066864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7 21:09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19:39:57</text:p>
          </table:table-cell>
        </table:table-row>
        <table:table-row table:style-name="ro2">
          <table:table-cell office:value-type="float" office:value="971562377142" calcext:value-type="float">
            <text:p>9715623771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00:22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7 22:52:43</text:p>
          </table:table-cell>
        </table:table-row>
        <table:table-row table:style-name="ro2">
          <table:table-cell office:value-type="float" office:value="971569781459" calcext:value-type="float">
            <text:p>9715697814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03:22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01:52:20</text:p>
          </table:table-cell>
        </table:table-row>
        <table:table-row table:style-name="ro2">
          <table:table-cell office:value-type="float" office:value="971547248225" calcext:value-type="float">
            <text:p>9715472482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03:22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01:52:21</text:p>
          </table:table-cell>
        </table:table-row>
        <table:table-row table:style-name="ro2">
          <table:table-cell office:value-type="float" office:value="971561429311" calcext:value-type="float">
            <text:p>9715614293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05:12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03:42:06</text:p>
          </table:table-cell>
        </table:table-row>
        <table:table-row table:style-name="ro2">
          <table:table-cell office:value-type="float" office:value="971509020039" calcext:value-type="float">
            <text:p>9715090200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05:12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03:42:29</text:p>
          </table:table-cell>
        </table:table-row>
        <table:table-row table:style-name="ro2">
          <table:table-cell office:value-type="float" office:value="971506971445" calcext:value-type="float">
            <text:p>97150697144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4:40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3:10:17</text:p>
          </table:table-cell>
        </table:table-row>
        <table:table-row table:style-name="ro2">
          <table:table-cell office:value-type="float" office:value="971565064627" calcext:value-type="float">
            <text:p>9715650646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7:46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6:16:54</text:p>
          </table:table-cell>
        </table:table-row>
        <table:table-row table:style-name="ro2">
          <table:table-cell office:value-type="float" office:value="971565551076" calcext:value-type="float">
            <text:p>9715655510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8:16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6:46:37</text:p>
          </table:table-cell>
        </table:table-row>
        <table:table-row table:style-name="ro2">
          <table:table-cell office:value-type="float" office:value="971562610615" calcext:value-type="float">
            <text:p>9715626106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8:29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6:59:18</text:p>
          </table:table-cell>
        </table:table-row>
        <table:table-row table:style-name="ro2">
          <table:table-cell office:value-type="float" office:value="971506705147" calcext:value-type="float">
            <text:p>9715067051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9:22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7:52:19</text:p>
          </table:table-cell>
        </table:table-row>
        <table:table-row table:style-name="ro2">
          <table:table-cell office:value-type="float" office:value="971565548565" calcext:value-type="float">
            <text:p>9715655485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19:55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8:25:10</text:p>
          </table:table-cell>
        </table:table-row>
        <table:table-row table:style-name="ro2">
          <table:table-cell office:value-type="float" office:value="971564636022" calcext:value-type="float">
            <text:p>9715646360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0:11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8:41:21</text:p>
          </table:table-cell>
        </table:table-row>
        <table:table-row table:style-name="ro2">
          <table:table-cell office:value-type="float" office:value="971561844563" calcext:value-type="float">
            <text:p>9715618445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1:16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9:46:12</text:p>
          </table:table-cell>
        </table:table-row>
        <table:table-row table:style-name="ro2">
          <table:table-cell office:value-type="float" office:value="971507525318" calcext:value-type="float">
            <text:p>97150752531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1:21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19:51:22</text:p>
          </table:table-cell>
        </table:table-row>
        <table:table-row table:style-name="ro2">
          <table:table-cell office:value-type="float" office:value="971544078485" calcext:value-type="float">
            <text:p>9715440784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1:33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20:03:34</text:p>
          </table:table-cell>
        </table:table-row>
        <table:table-row table:style-name="ro2">
          <table:table-cell office:value-type="float" office:value="971562871423" calcext:value-type="float">
            <text:p>9715628714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1:42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20:12:07</text:p>
          </table:table-cell>
        </table:table-row>
        <table:table-row table:style-name="ro2">
          <table:table-cell office:value-type="float" office:value="971568954005" calcext:value-type="float">
            <text:p>97156895400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8 21:53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20:23:34</text:p>
          </table:table-cell>
        </table:table-row>
        <table:table-row table:style-name="ro2">
          <table:table-cell office:value-type="float" office:value="971566671754" calcext:value-type="float">
            <text:p>9715666717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00:01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8 22:31:28</text:p>
          </table:table-cell>
        </table:table-row>
        <table:table-row table:style-name="ro2">
          <table:table-cell office:value-type="float" office:value="971562170510" calcext:value-type="float">
            <text:p>9715621705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03:28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01:58:09</text:p>
          </table:table-cell>
        </table:table-row>
        <table:table-row table:style-name="ro2">
          <table:table-cell office:value-type="float" office:value="971562064190" calcext:value-type="float">
            <text:p>9715620641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04:2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02:52:45</text:p>
          </table:table-cell>
        </table:table-row>
        <table:table-row table:style-name="ro2">
          <table:table-cell office:value-type="float" office:value="971507638379" calcext:value-type="float">
            <text:p>9715076383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1:47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0:17:30</text:p>
          </table:table-cell>
        </table:table-row>
        <table:table-row table:style-name="ro2">
          <table:table-cell office:value-type="float" office:value="971504975054" calcext:value-type="float">
            <text:p>9715049750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4:01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2:31:01</text:p>
          </table:table-cell>
        </table:table-row>
        <table:table-row table:style-name="ro2">
          <table:table-cell office:value-type="float" office:value="971544600534" calcext:value-type="float">
            <text:p>9715446005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6:30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5:00:59</text:p>
          </table:table-cell>
        </table:table-row>
        <table:table-row table:style-name="ro2">
          <table:table-cell office:value-type="float" office:value="971544145701" calcext:value-type="float">
            <text:p>97154414570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6:51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5:21:42</text:p>
          </table:table-cell>
        </table:table-row>
        <table:table-row table:style-name="ro2">
          <table:table-cell office:value-type="float" office:value="971561164029" calcext:value-type="float">
            <text:p>97156116402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8:20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6:50:13</text:p>
          </table:table-cell>
        </table:table-row>
        <table:table-row table:style-name="ro2">
          <table:table-cell office:value-type="float" office:value="971507471715" calcext:value-type="float">
            <text:p>9715074717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8:49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7:19:33</text:p>
          </table:table-cell>
        </table:table-row>
        <table:table-row table:style-name="ro2">
          <table:table-cell office:value-type="float" office:value="971506822214" calcext:value-type="float">
            <text:p>9715068222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9:22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7:52:15</text:p>
          </table:table-cell>
        </table:table-row>
        <table:table-row table:style-name="ro2">
          <table:table-cell office:value-type="float" office:value="971565943192" calcext:value-type="float">
            <text:p>9715659431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19:47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8:17:11</text:p>
          </table:table-cell>
        </table:table-row>
        <table:table-row table:style-name="ro2">
          <table:table-cell office:value-type="float" office:value="971562205679" calcext:value-type="float">
            <text:p>9715622056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20:51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19:21:11</text:p>
          </table:table-cell>
        </table:table-row>
        <table:table-row table:style-name="ro2">
          <table:table-cell office:value-type="float" office:value="971502804428" calcext:value-type="float">
            <text:p>9715028044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22:1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20:42:47</text:p>
          </table:table-cell>
        </table:table-row>
        <table:table-row table:style-name="ro2">
          <table:table-cell office:value-type="float" office:value="971506833580" calcext:value-type="float">
            <text:p>97150683358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19 22:35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19 21:05:16</text:p>
          </table:table-cell>
        </table:table-row>
        <table:table-row table:style-name="ro2">
          <table:table-cell office:value-type="float" office:value="971504977248" calcext:value-type="float">
            <text:p>9715049772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02:29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00:59:58</text:p>
          </table:table-cell>
        </table:table-row>
        <table:table-row table:style-name="ro2">
          <table:table-cell office:value-type="float" office:value="971509460664" calcext:value-type="float">
            <text:p>9715094606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02:38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01:08:08</text:p>
          </table:table-cell>
        </table:table-row>
        <table:table-row table:style-name="ro2">
          <table:table-cell office:value-type="float" office:value="971569825654" calcext:value-type="float">
            <text:p>9715698256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03:29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01:59:49</text:p>
          </table:table-cell>
        </table:table-row>
        <table:table-row table:style-name="ro2">
          <table:table-cell office:value-type="float" office:value="971566370325" calcext:value-type="float">
            <text:p>9715663703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09:28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07:58:38</text:p>
          </table:table-cell>
        </table:table-row>
        <table:table-row table:style-name="ro2">
          <table:table-cell office:value-type="float" office:value="971565230915" calcext:value-type="float">
            <text:p>9715652309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11:31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10:01:29</text:p>
          </table:table-cell>
        </table:table-row>
        <table:table-row table:style-name="ro2">
          <table:table-cell office:value-type="float" office:value="971563926353" calcext:value-type="float">
            <text:p>9715639263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19:31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18:01:14</text:p>
          </table:table-cell>
        </table:table-row>
        <table:table-row table:style-name="ro2">
          <table:table-cell office:value-type="float" office:value="971504114969" calcext:value-type="float">
            <text:p>9715041149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0 23:54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0 22:24:50</text:p>
          </table:table-cell>
        </table:table-row>
        <table:table-row table:style-name="ro2">
          <table:table-cell office:value-type="float" office:value="971544223156" calcext:value-type="float">
            <text:p>9715442231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03:31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2:01:19</text:p>
          </table:table-cell>
        </table:table-row>
        <table:table-row table:style-name="ro2">
          <table:table-cell office:value-type="float" office:value="971564607263" calcext:value-type="float">
            <text:p>9715646072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03:31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2:01:20</text:p>
          </table:table-cell>
        </table:table-row>
        <table:table-row table:style-name="ro2">
          <table:table-cell office:value-type="float" office:value="971506489736" calcext:value-type="float">
            <text:p>9715064897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1:04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09:34:33</text:p>
          </table:table-cell>
        </table:table-row>
        <table:table-row table:style-name="ro2">
          <table:table-cell office:value-type="float" office:value="971509025921" calcext:value-type="float">
            <text:p>9715090259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5:15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3:45:05</text:p>
          </table:table-cell>
        </table:table-row>
        <table:table-row table:style-name="ro2">
          <table:table-cell office:value-type="float" office:value="971544875781" calcext:value-type="float">
            <text:p>9715448757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19:29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17:59:17</text:p>
          </table:table-cell>
        </table:table-row>
        <table:table-row table:style-name="ro2">
          <table:table-cell office:value-type="float" office:value="971506198882" calcext:value-type="float">
            <text:p>9715061988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1:44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20:14:43</text:p>
          </table:table-cell>
        </table:table-row>
        <table:table-row table:style-name="ro2">
          <table:table-cell office:value-type="float" office:value="971504739126" calcext:value-type="float">
            <text:p>9715047391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2:09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20:39:35</text:p>
          </table:table-cell>
        </table:table-row>
        <table:table-row table:style-name="ro2">
          <table:table-cell office:value-type="float" office:value="971569281457" calcext:value-type="float">
            <text:p>9715692814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1 22:13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1 20:43:08</text:p>
          </table:table-cell>
        </table:table-row>
        <table:table-row table:style-name="ro2">
          <table:table-cell office:value-type="float" office:value="971569432284" calcext:value-type="float">
            <text:p>9715694322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03:39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2:09:23</text:p>
          </table:table-cell>
        </table:table-row>
        <table:table-row table:style-name="ro2">
          <table:table-cell office:value-type="float" office:value="971504803943" calcext:value-type="float">
            <text:p>9715048039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0:03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08:33:47</text:p>
          </table:table-cell>
        </table:table-row>
        <table:table-row table:style-name="ro2">
          <table:table-cell office:value-type="float" office:value="971544006927" calcext:value-type="float">
            <text:p>9715440069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2:53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1:23:54</text:p>
          </table:table-cell>
        </table:table-row>
        <table:table-row table:style-name="ro2">
          <table:table-cell office:value-type="float" office:value="971565317670" calcext:value-type="float">
            <text:p>9715653176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13:48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12:18:57</text:p>
          </table:table-cell>
        </table:table-row>
        <table:table-row table:style-name="ro2">
          <table:table-cell office:value-type="float" office:value="971564721753" calcext:value-type="float">
            <text:p>9715647217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2 22:18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20:48:49</text:p>
          </table:table-cell>
        </table:table-row>
        <table:table-row table:style-name="ro2">
          <table:table-cell office:value-type="float" office:value="971509893341" calcext:value-type="float">
            <text:p>9715098933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0:19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2 22:49:44</text:p>
          </table:table-cell>
        </table:table-row>
        <table:table-row table:style-name="ro2">
          <table:table-cell office:value-type="float" office:value="971503947066" calcext:value-type="float">
            <text:p>97150394706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3:32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2:02:15</text:p>
          </table:table-cell>
        </table:table-row>
        <table:table-row table:style-name="ro2">
          <table:table-cell office:value-type="float" office:value="971544530438" calcext:value-type="float">
            <text:p>9715445304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03:32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02:02:16</text:p>
          </table:table-cell>
        </table:table-row>
        <table:table-row table:style-name="ro2">
          <table:table-cell office:value-type="float" office:value="971563937594" calcext:value-type="float">
            <text:p>9715639375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2:04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0:34:28</text:p>
          </table:table-cell>
        </table:table-row>
        <table:table-row table:style-name="ro2">
          <table:table-cell office:value-type="float" office:value="971503242133" calcext:value-type="float">
            <text:p>9715032421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3:26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1:56:43</text:p>
          </table:table-cell>
        </table:table-row>
        <table:table-row table:style-name="ro2">
          <table:table-cell office:value-type="float" office:value="971562092049" calcext:value-type="float">
            <text:p>9715620920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5:50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4:20:34</text:p>
          </table:table-cell>
        </table:table-row>
        <table:table-row table:style-name="ro2">
          <table:table-cell office:value-type="float" office:value="971567146539" calcext:value-type="float">
            <text:p>9715671465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17:15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5:45:58</text:p>
          </table:table-cell>
        </table:table-row>
        <table:table-row table:style-name="ro2">
          <table:table-cell office:value-type="float" office:value="971565796739" calcext:value-type="float">
            <text:p>9715657967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0:00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8:30:20</text:p>
          </table:table-cell>
        </table:table-row>
        <table:table-row table:style-name="ro2">
          <table:table-cell office:value-type="float" office:value="971545745513" calcext:value-type="float">
            <text:p>9715457455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0:38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9:08:28</text:p>
          </table:table-cell>
        </table:table-row>
        <table:table-row table:style-name="ro2">
          <table:table-cell office:value-type="float" office:value="971568439760" calcext:value-type="float">
            <text:p>9715684397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0:58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19:28:30</text:p>
          </table:table-cell>
        </table:table-row>
        <table:table-row table:style-name="ro2">
          <table:table-cell office:value-type="float" office:value="971567357672" calcext:value-type="float">
            <text:p>9715673576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2:00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20:30:50</text:p>
          </table:table-cell>
        </table:table-row>
        <table:table-row table:style-name="ro2">
          <table:table-cell office:value-type="float" office:value="971501087958" calcext:value-type="float">
            <text:p>9715010879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2:5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21:25:00</text:p>
          </table:table-cell>
        </table:table-row>
        <table:table-row table:style-name="ro2">
          <table:table-cell office:value-type="float" office:value="971565636323" calcext:value-type="float">
            <text:p>9715656363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3 23:31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3 22:01:55</text:p>
          </table:table-cell>
        </table:table-row>
        <table:table-row table:style-name="ro2">
          <table:table-cell office:value-type="float" office:value="971554721285" calcext:value-type="float">
            <text:p>9715547212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0:02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08:32:12</text:p>
          </table:table-cell>
        </table:table-row>
        <table:table-row table:style-name="ro2">
          <table:table-cell office:value-type="float" office:value="971569898168" calcext:value-type="float">
            <text:p>9715698981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4:08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2:38:58</text:p>
          </table:table-cell>
        </table:table-row>
        <table:table-row table:style-name="ro2">
          <table:table-cell office:value-type="float" office:value="971547189197" calcext:value-type="float">
            <text:p>97154718919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5:05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3:35:54</text:p>
          </table:table-cell>
        </table:table-row>
        <table:table-row table:style-name="ro2">
          <table:table-cell office:value-type="float" office:value="971509518787" calcext:value-type="float">
            <text:p>9715095187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6:52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5:22:32</text:p>
          </table:table-cell>
        </table:table-row>
        <table:table-row table:style-name="ro2">
          <table:table-cell office:value-type="float" office:value="971508731948" calcext:value-type="float">
            <text:p>9715087319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6:54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5:24:31</text:p>
          </table:table-cell>
        </table:table-row>
        <table:table-row table:style-name="ro2">
          <table:table-cell office:value-type="float" office:value="971565315504" calcext:value-type="float">
            <text:p>9715653155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17:17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5:47:56</text:p>
          </table:table-cell>
        </table:table-row>
        <table:table-row table:style-name="ro2">
          <table:table-cell office:value-type="float" office:value="971561081824" calcext:value-type="float">
            <text:p>9715610818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0:17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8:47:59</text:p>
          </table:table-cell>
        </table:table-row>
        <table:table-row table:style-name="ro2">
          <table:table-cell office:value-type="float" office:value="971504324795" calcext:value-type="float">
            <text:p>9715043247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0:50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9:20:22</text:p>
          </table:table-cell>
        </table:table-row>
        <table:table-row table:style-name="ro2">
          <table:table-cell office:value-type="float" office:value="971561289964" calcext:value-type="float">
            <text:p>9715612899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1:16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19:46:15</text:p>
          </table:table-cell>
        </table:table-row>
        <table:table-row table:style-name="ro2">
          <table:table-cell office:value-type="float" office:value="971568078521" calcext:value-type="float">
            <text:p>9715680785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4 23:14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1:44:34</text:p>
          </table:table-cell>
        </table:table-row>
        <table:table-row table:style-name="ro2">
          <table:table-cell office:value-type="float" office:value="971507987189" calcext:value-type="float">
            <text:p>9715079871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00:06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4 22:36:25</text:p>
          </table:table-cell>
        </table:table-row>
        <table:table-row table:style-name="ro2">
          <table:table-cell office:value-type="float" office:value="971505077294" calcext:value-type="float">
            <text:p>9715050772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01:34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00:04:22</text:p>
          </table:table-cell>
        </table:table-row>
        <table:table-row table:style-name="ro2">
          <table:table-cell office:value-type="float" office:value="971543498946" calcext:value-type="float">
            <text:p>9715434989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03:26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01:56:33</text:p>
          </table:table-cell>
        </table:table-row>
        <table:table-row table:style-name="ro2">
          <table:table-cell office:value-type="float" office:value="971554721285" calcext:value-type="float">
            <text:p>9715547212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09:34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08:04:15</text:p>
          </table:table-cell>
        </table:table-row>
        <table:table-row table:style-name="ro2">
          <table:table-cell office:value-type="float" office:value="971569907140" calcext:value-type="float">
            <text:p>9715699071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09:59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08:29:32</text:p>
          </table:table-cell>
        </table:table-row>
        <table:table-row table:style-name="ro2">
          <table:table-cell office:value-type="float" office:value="971501917711" calcext:value-type="float">
            <text:p>9715019177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1:27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09:57:06</text:p>
          </table:table-cell>
        </table:table-row>
        <table:table-row table:style-name="ro2">
          <table:table-cell office:value-type="float" office:value="971501031764" calcext:value-type="float">
            <text:p>9715010317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6:33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15:03:13</text:p>
          </table:table-cell>
        </table:table-row>
        <table:table-row table:style-name="ro2">
          <table:table-cell office:value-type="float" office:value="971552420476" calcext:value-type="float">
            <text:p>9715524204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19:24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17:54:51</text:p>
          </table:table-cell>
        </table:table-row>
        <table:table-row table:style-name="ro2">
          <table:table-cell office:value-type="float" office:value="971547753486" calcext:value-type="float">
            <text:p>97154775348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22:30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21:00:33</text:p>
          </table:table-cell>
        </table:table-row>
        <table:table-row table:style-name="ro2">
          <table:table-cell office:value-type="float" office:value="971569735972" calcext:value-type="float">
            <text:p>9715697359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5 22:55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5 21:25:41</text:p>
          </table:table-cell>
        </table:table-row>
        <table:table-row table:style-name="ro2">
          <table:table-cell office:value-type="float" office:value="971549911265" calcext:value-type="float">
            <text:p>9715499112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01:47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00:17:31</text:p>
          </table:table-cell>
        </table:table-row>
        <table:table-row table:style-name="ro2">
          <table:table-cell office:value-type="float" office:value="971509829510" calcext:value-type="float">
            <text:p>9715098295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03:46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02:16:17</text:p>
          </table:table-cell>
        </table:table-row>
        <table:table-row table:style-name="ro2">
          <table:table-cell office:value-type="float" office:value="971507300135" calcext:value-type="float">
            <text:p>97150730013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2:38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1:08:29</text:p>
          </table:table-cell>
        </table:table-row>
        <table:table-row table:style-name="ro2">
          <table:table-cell office:value-type="float" office:value="971567351506" calcext:value-type="float">
            <text:p>9715673515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16:08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4:38:51</text:p>
          </table:table-cell>
        </table:table-row>
        <table:table-row table:style-name="ro2">
          <table:table-cell office:value-type="float" office:value="971567506217" calcext:value-type="float">
            <text:p>9715675062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20:4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19:15:47</text:p>
          </table:table-cell>
        </table:table-row>
        <table:table-row table:style-name="ro2">
          <table:table-cell office:value-type="float" office:value="971563018825" calcext:value-type="float">
            <text:p>9715630188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6 22:31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1:01:17</text:p>
          </table:table-cell>
        </table:table-row>
        <table:table-row table:style-name="ro2">
          <table:table-cell office:value-type="float" office:value="971501750752" calcext:value-type="float">
            <text:p>9715017507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0:42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6 23:12:07</text:p>
          </table:table-cell>
        </table:table-row>
        <table:table-row table:style-name="ro2">
          <table:table-cell office:value-type="float" office:value="971503313089" calcext:value-type="float">
            <text:p>9715033130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3:35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02:05:40</text:p>
          </table:table-cell>
        </table:table-row>
        <table:table-row table:style-name="ro2">
          <table:table-cell office:value-type="float" office:value="971545503920" calcext:value-type="float">
            <text:p>9715455039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05:27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03:57:35</text:p>
          </table:table-cell>
        </table:table-row>
        <table:table-row table:style-name="ro2">
          <table:table-cell office:value-type="float" office:value="971501808893" calcext:value-type="float">
            <text:p>9715018088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2:57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1:27:30</text:p>
          </table:table-cell>
        </table:table-row>
        <table:table-row table:style-name="ro2">
          <table:table-cell office:value-type="float" office:value="971544425130" calcext:value-type="float">
            <text:p>9715444251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4:36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3:06:23</text:p>
          </table:table-cell>
        </table:table-row>
        <table:table-row table:style-name="ro2">
          <table:table-cell office:value-type="float" office:value="971567142677" calcext:value-type="float">
            <text:p>97156714267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5:07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3:37:50</text:p>
          </table:table-cell>
        </table:table-row>
        <table:table-row table:style-name="ro2">
          <table:table-cell office:value-type="float" office:value="971503495468" calcext:value-type="float">
            <text:p>9715034954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18:12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16:42:35</text:p>
          </table:table-cell>
        </table:table-row>
        <table:table-row table:style-name="ro2">
          <table:table-cell office:value-type="float" office:value="971561589805" calcext:value-type="float">
            <text:p>97156158980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7 22:36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7 21:06:43</text:p>
          </table:table-cell>
        </table:table-row>
        <table:table-row table:style-name="ro2">
          <table:table-cell office:value-type="float" office:value="971503647184" calcext:value-type="float">
            <text:p>9715036471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03:39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02:09:14</text:p>
          </table:table-cell>
        </table:table-row>
        <table:table-row table:style-name="ro2">
          <table:table-cell office:value-type="float" office:value="971566957079" calcext:value-type="float">
            <text:p>9715669570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03:39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02:09:15</text:p>
          </table:table-cell>
        </table:table-row>
        <table:table-row table:style-name="ro2">
          <table:table-cell office:value-type="float" office:value="971505193038" calcext:value-type="float">
            <text:p>9715051930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08:20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06:50:50</text:p>
          </table:table-cell>
        </table:table-row>
        <table:table-row table:style-name="ro2">
          <table:table-cell office:value-type="float" office:value="971563126564" calcext:value-type="float">
            <text:p>9715631265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09:54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08:24:23</text:p>
          </table:table-cell>
        </table:table-row>
        <table:table-row table:style-name="ro2">
          <table:table-cell office:value-type="float" office:value="971569771072" calcext:value-type="float">
            <text:p>9715697710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0:49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09:19:18</text:p>
          </table:table-cell>
        </table:table-row>
        <table:table-row table:style-name="ro2">
          <table:table-cell office:value-type="float" office:value="971565230915" calcext:value-type="float">
            <text:p>9715652309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3:34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2:04:16</text:p>
          </table:table-cell>
        </table:table-row>
        <table:table-row table:style-name="ro2">
          <table:table-cell office:value-type="float" office:value="971561548390" calcext:value-type="float">
            <text:p>9715615483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4:42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3:12:33</text:p>
          </table:table-cell>
        </table:table-row>
        <table:table-row table:style-name="ro2">
          <table:table-cell office:value-type="float" office:value="971508023841" calcext:value-type="float">
            <text:p>9715080238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5:57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4:27:44</text:p>
          </table:table-cell>
        </table:table-row>
        <table:table-row table:style-name="ro2">
          <table:table-cell office:value-type="float" office:value="971544938502" calcext:value-type="float">
            <text:p>9715449385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6:11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4:41:40</text:p>
          </table:table-cell>
        </table:table-row>
        <table:table-row table:style-name="ro2">
          <table:table-cell office:value-type="float" office:value="971544938502" calcext:value-type="float">
            <text:p>9715449385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6:14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4:44:56</text:p>
          </table:table-cell>
        </table:table-row>
        <table:table-row table:style-name="ro2">
          <table:table-cell office:value-type="float" office:value="971509682569" calcext:value-type="float">
            <text:p>9715096825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18:31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7:01:02</text:p>
          </table:table-cell>
        </table:table-row>
        <table:table-row table:style-name="ro2">
          <table:table-cell office:value-type="float" office:value="971509756223" calcext:value-type="float">
            <text:p>9715097562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20:03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8:33:45</text:p>
          </table:table-cell>
        </table:table-row>
        <table:table-row table:style-name="ro2">
          <table:table-cell office:value-type="float" office:value="971568356883" calcext:value-type="float">
            <text:p>9715683568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20:06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8:36:23</text:p>
          </table:table-cell>
        </table:table-row>
        <table:table-row table:style-name="ro2">
          <table:table-cell office:value-type="float" office:value="971504847504" calcext:value-type="float">
            <text:p>9715048475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21:22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19:52:16</text:p>
          </table:table-cell>
        </table:table-row>
        <table:table-row table:style-name="ro2">
          <table:table-cell office:value-type="float" office:value="971504221090" calcext:value-type="float">
            <text:p>9715042210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8 23:36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8 22:06:16</text:p>
          </table:table-cell>
        </table:table-row>
        <table:table-row table:style-name="ro2">
          <table:table-cell office:value-type="float" office:value="971547330237" calcext:value-type="float">
            <text:p>97154733023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03:53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02:23:09</text:p>
          </table:table-cell>
        </table:table-row>
        <table:table-row table:style-name="ro2">
          <table:table-cell office:value-type="float" office:value="971564202078" calcext:value-type="float">
            <text:p>97156420207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03:53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02:23:10</text:p>
          </table:table-cell>
        </table:table-row>
        <table:table-row table:style-name="ro2">
          <table:table-cell office:value-type="float" office:value="971559587430" calcext:value-type="float">
            <text:p>9715595874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6:09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4:39:38</text:p>
          </table:table-cell>
        </table:table-row>
        <table:table-row table:style-name="ro2">
          <table:table-cell office:value-type="float" office:value="971501423406" calcext:value-type="float">
            <text:p>9715014234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19:05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17:35:27</text:p>
          </table:table-cell>
        </table:table-row>
        <table:table-row table:style-name="ro2">
          <table:table-cell office:value-type="float" office:value="971509354874" calcext:value-type="float">
            <text:p>9715093548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21:39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20:09:54</text:p>
          </table:table-cell>
        </table:table-row>
        <table:table-row table:style-name="ro2">
          <table:table-cell office:value-type="float" office:value="971502258611" calcext:value-type="float">
            <text:p>9715022586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22:41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21:11:49</text:p>
          </table:table-cell>
        </table:table-row>
        <table:table-row table:style-name="ro2">
          <table:table-cell office:value-type="float" office:value="971568521712" calcext:value-type="float">
            <text:p>9715685217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29 23:02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29 21:32:12</text:p>
          </table:table-cell>
        </table:table-row>
        <table:table-row table:style-name="ro2">
          <table:table-cell office:value-type="float" office:value="971563515418" calcext:value-type="float">
            <text:p>97156351541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03:3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02:01:58</text:p>
          </table:table-cell>
        </table:table-row>
        <table:table-row table:style-name="ro2">
          <table:table-cell office:value-type="float" office:value="971568097283" calcext:value-type="float">
            <text:p>9715680972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11:53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0:23:05</text:p>
          </table:table-cell>
        </table:table-row>
        <table:table-row table:style-name="ro2">
          <table:table-cell office:value-type="float" office:value="971562829824" calcext:value-type="float">
            <text:p>9715628298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12:36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1:06:00</text:p>
          </table:table-cell>
        </table:table-row>
        <table:table-row table:style-name="ro2">
          <table:table-cell office:value-type="float" office:value="971508155074" calcext:value-type="float">
            <text:p>9715081550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16:00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4:30:20</text:p>
          </table:table-cell>
        </table:table-row>
        <table:table-row table:style-name="ro2">
          <table:table-cell office:value-type="float" office:value="971503570806" calcext:value-type="float">
            <text:p>9715035708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17:43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6:13:26</text:p>
          </table:table-cell>
        </table:table-row>
        <table:table-row table:style-name="ro2">
          <table:table-cell office:value-type="float" office:value="971562206657" calcext:value-type="float">
            <text:p>9715622066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20:27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18:57:04</text:p>
          </table:table-cell>
        </table:table-row>
        <table:table-row table:style-name="ro2">
          <table:table-cell office:value-type="float" office:value="971543191002" calcext:value-type="float">
            <text:p>9715431910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0 23:41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0 22:11:29</text:p>
          </table:table-cell>
        </table:table-row>
        <table:table-row table:style-name="ro2">
          <table:table-cell office:value-type="float" office:value="971562156981" calcext:value-type="float">
            <text:p>9715621569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04:30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03:00:43</text:p>
          </table:table-cell>
        </table:table-row>
        <table:table-row table:style-name="ro2">
          <table:table-cell office:value-type="float" office:value="971547073692" calcext:value-type="float">
            <text:p>9715470736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04:30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03:00:45</text:p>
          </table:table-cell>
        </table:table-row>
        <table:table-row table:style-name="ro2">
          <table:table-cell office:value-type="float" office:value="971566525475" calcext:value-type="float">
            <text:p>9715665254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18:52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7:22:50</text:p>
          </table:table-cell>
        </table:table-row>
        <table:table-row table:style-name="ro2">
          <table:table-cell office:value-type="float" office:value="971567737902" calcext:value-type="float">
            <text:p>9715677379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19:55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8:25:35</text:p>
          </table:table-cell>
        </table:table-row>
        <table:table-row table:style-name="ro2">
          <table:table-cell office:value-type="float" office:value="971509374524" calcext:value-type="float">
            <text:p>9715093745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0:29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8:59:29</text:p>
          </table:table-cell>
        </table:table-row>
        <table:table-row table:style-name="ro2">
          <table:table-cell office:value-type="float" office:value="971509318458" calcext:value-type="float">
            <text:p>9715093184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0:56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9:26:26</text:p>
          </table:table-cell>
        </table:table-row>
        <table:table-row table:style-name="ro2">
          <table:table-cell office:value-type="float" office:value="971565562365" calcext:value-type="float">
            <text:p>9715655623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0:58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9:28:41</text:p>
          </table:table-cell>
        </table:table-row>
        <table:table-row table:style-name="ro2">
          <table:table-cell office:value-type="float" office:value="971509318782" calcext:value-type="float">
            <text:p>9715093187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1:04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9:34:54</text:p>
          </table:table-cell>
        </table:table-row>
        <table:table-row table:style-name="ro2">
          <table:table-cell office:value-type="float" office:value="971509308793" calcext:value-type="float">
            <text:p>9715093087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1:07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9:37:01</text:p>
          </table:table-cell>
        </table:table-row>
        <table:table-row table:style-name="ro2">
          <table:table-cell office:value-type="float" office:value="971509309075" calcext:value-type="float">
            <text:p>9715093090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1:11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9:41:36</text:p>
          </table:table-cell>
        </table:table-row>
        <table:table-row table:style-name="ro2">
          <table:table-cell office:value-type="float" office:value="971509319282" calcext:value-type="float">
            <text:p>9715093192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1:13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9:43:10</text:p>
          </table:table-cell>
        </table:table-row>
        <table:table-row table:style-name="ro2">
          <table:table-cell office:value-type="float" office:value="971509316895" calcext:value-type="float">
            <text:p>9715093168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1:16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9:46:19</text:p>
          </table:table-cell>
        </table:table-row>
        <table:table-row table:style-name="ro2">
          <table:table-cell office:value-type="float" office:value="971509310676" calcext:value-type="float">
            <text:p>9715093106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1:25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19:55:36</text:p>
          </table:table-cell>
        </table:table-row>
        <table:table-row table:style-name="ro2">
          <table:table-cell office:value-type="float" office:value="971509319653" calcext:value-type="float">
            <text:p>9715093196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1:30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20:00:25</text:p>
          </table:table-cell>
        </table:table-row>
        <table:table-row table:style-name="ro2">
          <table:table-cell office:value-type="float" office:value="971509310983" calcext:value-type="float">
            <text:p>9715093109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3-31 21:5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3-31 20:25:00</text:p>
          </table:table-cell>
        </table:table-row>
        <table:table-row table:style-name="ro2">
          <table:table-cell office:value-type="float" office:value="971543648411" calcext:value-type="float">
            <text:p>9715436484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4:26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2:56:47</text:p>
          </table:table-cell>
        </table:table-row>
        <table:table-row table:style-name="ro2">
          <table:table-cell office:value-type="float" office:value="971566156760" calcext:value-type="float">
            <text:p>9715661567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4:2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2:56:48</text:p>
          </table:table-cell>
        </table:table-row>
        <table:table-row table:style-name="ro2">
          <table:table-cell office:value-type="float" office:value="971544298972" calcext:value-type="float">
            <text:p>9715442989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4:26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2:56:49</text:p>
          </table:table-cell>
        </table:table-row>
        <table:table-row table:style-name="ro2">
          <table:table-cell office:value-type="float" office:value="971544964872" calcext:value-type="float">
            <text:p>9715449648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5:30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4:00:34</text:p>
          </table:table-cell>
        </table:table-row>
        <table:table-row table:style-name="ro2">
          <table:table-cell office:value-type="float" office:value="971567911981" calcext:value-type="float">
            <text:p>9715679119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5:44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4:14:36</text:p>
          </table:table-cell>
        </table:table-row>
        <table:table-row table:style-name="ro2">
          <table:table-cell office:value-type="float" office:value="971503983224" calcext:value-type="float">
            <text:p>9715039832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09:50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8:20:21</text:p>
          </table:table-cell>
        </table:table-row>
        <table:table-row table:style-name="ro2">
          <table:table-cell office:value-type="float" office:value="971504393902" calcext:value-type="float">
            <text:p>9715043939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10:39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09:09:01</text:p>
          </table:table-cell>
        </table:table-row>
        <table:table-row table:style-name="ro2">
          <table:table-cell office:value-type="float" office:value="971566728133" calcext:value-type="float">
            <text:p>9715667281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15:14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3:44:35</text:p>
          </table:table-cell>
        </table:table-row>
        <table:table-row table:style-name="ro2">
          <table:table-cell office:value-type="float" office:value="971506587455" calcext:value-type="float">
            <text:p>97150658745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15:5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4:21:58</text:p>
          </table:table-cell>
        </table:table-row>
        <table:table-row table:style-name="ro2">
          <table:table-cell office:value-type="float" office:value="971509783583" calcext:value-type="float">
            <text:p>9715097835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19:21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7:51:56</text:p>
          </table:table-cell>
        </table:table-row>
        <table:table-row table:style-name="ro2">
          <table:table-cell office:value-type="float" office:value="971508969015" calcext:value-type="float">
            <text:p>9715089690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20:06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8:36:17</text:p>
          </table:table-cell>
        </table:table-row>
        <table:table-row table:style-name="ro2">
          <table:table-cell office:value-type="float" office:value="971503243621" calcext:value-type="float">
            <text:p>9715032436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21:20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19:50:09</text:p>
          </table:table-cell>
        </table:table-row>
        <table:table-row table:style-name="ro2">
          <table:table-cell office:value-type="float" office:value="971543730076" calcext:value-type="float">
            <text:p>9715437300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1 22:50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21:20:29</text:p>
          </table:table-cell>
        </table:table-row>
        <table:table-row table:style-name="ro2">
          <table:table-cell office:value-type="float" office:value="971506892634" calcext:value-type="float">
            <text:p>9715068926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01:18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1 23:48:14</text:p>
          </table:table-cell>
        </table:table-row>
        <table:table-row table:style-name="ro2">
          <table:table-cell office:value-type="float" office:value="971504412089" calcext:value-type="float">
            <text:p>9715044120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02:58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1:28:09</text:p>
          </table:table-cell>
        </table:table-row>
        <table:table-row table:style-name="ro2">
          <table:table-cell office:value-type="float" office:value="971545031304" calcext:value-type="float">
            <text:p>9715450313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02:58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1:28:10</text:p>
          </table:table-cell>
        </table:table-row>
        <table:table-row table:style-name="ro2">
          <table:table-cell office:value-type="float" office:value="971562683257" calcext:value-type="float">
            <text:p>9715626832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05:14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3:44:55</text:p>
          </table:table-cell>
        </table:table-row>
        <table:table-row table:style-name="ro2">
          <table:table-cell office:value-type="float" office:value="971506720668" calcext:value-type="float">
            <text:p>9715067206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05:17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3:47:10</text:p>
          </table:table-cell>
        </table:table-row>
        <table:table-row table:style-name="ro2">
          <table:table-cell office:value-type="float" office:value="971547748503" calcext:value-type="float">
            <text:p>9715477485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0:20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8:50:25</text:p>
          </table:table-cell>
        </table:table-row>
        <table:table-row table:style-name="ro2">
          <table:table-cell office:value-type="float" office:value="971549940030" calcext:value-type="float">
            <text:p>9715499400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0:31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9:01:28</text:p>
          </table:table-cell>
        </table:table-row>
        <table:table-row table:style-name="ro2">
          <table:table-cell office:value-type="float" office:value="971544118564" calcext:value-type="float">
            <text:p>9715441185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0:4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9:17:20</text:p>
          </table:table-cell>
        </table:table-row>
        <table:table-row table:style-name="ro2">
          <table:table-cell office:value-type="float" office:value="971567337710" calcext:value-type="float">
            <text:p>9715673377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0:52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9:22:02</text:p>
          </table:table-cell>
        </table:table-row>
        <table:table-row table:style-name="ro2">
          <table:table-cell office:value-type="float" office:value="971561251927" calcext:value-type="float">
            <text:p>9715612519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1:21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9:51:21</text:p>
          </table:table-cell>
        </table:table-row>
        <table:table-row table:style-name="ro2">
          <table:table-cell office:value-type="float" office:value="971547697094" calcext:value-type="float">
            <text:p>9715476970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1:25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09:55:33</text:p>
          </table:table-cell>
        </table:table-row>
        <table:table-row table:style-name="ro2">
          <table:table-cell office:value-type="float" office:value="971563787804" calcext:value-type="float">
            <text:p>9715637878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1:40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0:10:21</text:p>
          </table:table-cell>
        </table:table-row>
        <table:table-row table:style-name="ro2">
          <table:table-cell office:value-type="float" office:value="971503966471" calcext:value-type="float">
            <text:p>9715039664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1:41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0:11:43</text:p>
          </table:table-cell>
        </table:table-row>
        <table:table-row table:style-name="ro2">
          <table:table-cell office:value-type="float" office:value="971545756246" calcext:value-type="float">
            <text:p>9715457562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1:44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0:14:13</text:p>
          </table:table-cell>
        </table:table-row>
        <table:table-row table:style-name="ro2">
          <table:table-cell office:value-type="float" office:value="971547840285" calcext:value-type="float">
            <text:p>9715478402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3:15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1:45:53</text:p>
          </table:table-cell>
        </table:table-row>
        <table:table-row table:style-name="ro2">
          <table:table-cell office:value-type="float" office:value="971568215974" calcext:value-type="float">
            <text:p>9715682159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5:12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3:42:28</text:p>
          </table:table-cell>
        </table:table-row>
        <table:table-row table:style-name="ro2">
          <table:table-cell office:value-type="float" office:value="971568155084" calcext:value-type="float">
            <text:p>9715681550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5:25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3:55:40</text:p>
          </table:table-cell>
        </table:table-row>
        <table:table-row table:style-name="ro2">
          <table:table-cell office:value-type="float" office:value="971568964993" calcext:value-type="float">
            <text:p>9715689649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5:35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4:05:47</text:p>
          </table:table-cell>
        </table:table-row>
        <table:table-row table:style-name="ro2">
          <table:table-cell office:value-type="float" office:value="971543269198" calcext:value-type="float">
            <text:p>97154326919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5:49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4:19:35</text:p>
          </table:table-cell>
        </table:table-row>
        <table:table-row table:style-name="ro2">
          <table:table-cell office:value-type="float" office:value="971545197872" calcext:value-type="float">
            <text:p>9715451978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6:29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4:59:48</text:p>
          </table:table-cell>
        </table:table-row>
        <table:table-row table:style-name="ro2">
          <table:table-cell office:value-type="float" office:value="971562609793" calcext:value-type="float">
            <text:p>9715626097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6:34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5:04:30</text:p>
          </table:table-cell>
        </table:table-row>
        <table:table-row table:style-name="ro2">
          <table:table-cell office:value-type="float" office:value="971501754993" calcext:value-type="float">
            <text:p>9715017549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18:22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6:52:34</text:p>
          </table:table-cell>
        </table:table-row>
        <table:table-row table:style-name="ro2">
          <table:table-cell office:value-type="float" office:value="971564037756" calcext:value-type="float">
            <text:p>9715640377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2 20:45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2 19:15:30</text:p>
          </table:table-cell>
        </table:table-row>
        <table:table-row table:style-name="ro2">
          <table:table-cell office:value-type="float" office:value="971503309794" calcext:value-type="float">
            <text:p>9715033097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2:31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1:01:22</text:p>
          </table:table-cell>
        </table:table-row>
        <table:table-row table:style-name="ro2">
          <table:table-cell office:value-type="float" office:value="971543696847" calcext:value-type="float">
            <text:p>9715436968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2:59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1:29:30</text:p>
          </table:table-cell>
        </table:table-row>
        <table:table-row table:style-name="ro2">
          <table:table-cell office:value-type="float" office:value="971568128741" calcext:value-type="float">
            <text:p>9715681287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5:19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3:49:06</text:p>
          </table:table-cell>
        </table:table-row>
        <table:table-row table:style-name="ro2">
          <table:table-cell office:value-type="float" office:value="971565622585" calcext:value-type="float">
            <text:p>9715656225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5:19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3:49:08</text:p>
          </table:table-cell>
        </table:table-row>
        <table:table-row table:style-name="ro2">
          <table:table-cell office:value-type="float" office:value="971547898651" calcext:value-type="float">
            <text:p>9715478986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5:19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3:49:18</text:p>
          </table:table-cell>
        </table:table-row>
        <table:table-row table:style-name="ro2">
          <table:table-cell office:value-type="float" office:value="971509610011" calcext:value-type="float">
            <text:p>9715096100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5:19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3:49:21</text:p>
          </table:table-cell>
        </table:table-row>
        <table:table-row table:style-name="ro2">
          <table:table-cell office:value-type="float" office:value="971507023633" calcext:value-type="float">
            <text:p>9715070236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05:19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03:49:24</text:p>
          </table:table-cell>
        </table:table-row>
        <table:table-row table:style-name="ro2">
          <table:table-cell office:value-type="float" office:value="971505466854" calcext:value-type="float">
            <text:p>9715054668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12:36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11:06:50</text:p>
          </table:table-cell>
        </table:table-row>
        <table:table-row table:style-name="ro2">
          <table:table-cell office:value-type="float" office:value="971504759614" calcext:value-type="float">
            <text:p>9715047596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14:09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12:39:52</text:p>
          </table:table-cell>
        </table:table-row>
        <table:table-row table:style-name="ro2">
          <table:table-cell office:value-type="float" office:value="971502312421" calcext:value-type="float">
            <text:p>9715023124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3 21:24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19:54:59</text:p>
          </table:table-cell>
        </table:table-row>
        <table:table-row table:style-name="ro2">
          <table:table-cell office:value-type="float" office:value="971507146363" calcext:value-type="float">
            <text:p>9715071463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00:06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22:36:16</text:p>
          </table:table-cell>
        </table:table-row>
        <table:table-row table:style-name="ro2">
          <table:table-cell office:value-type="float" office:value="971501133168" calcext:value-type="float">
            <text:p>9715011331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01:00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3 23:30:01</text:p>
          </table:table-cell>
        </table:table-row>
        <table:table-row table:style-name="ro2">
          <table:table-cell office:value-type="float" office:value="971566609876" calcext:value-type="float">
            <text:p>9715666098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05:40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04:10:14</text:p>
          </table:table-cell>
        </table:table-row>
        <table:table-row table:style-name="ro2">
          <table:table-cell office:value-type="float" office:value="971545198638" calcext:value-type="float">
            <text:p>9715451986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07:10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05:40:12</text:p>
          </table:table-cell>
        </table:table-row>
        <table:table-row table:style-name="ro2">
          <table:table-cell office:value-type="float" office:value="971567692961" calcext:value-type="float">
            <text:p>97156769296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11:12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09:42:52</text:p>
          </table:table-cell>
        </table:table-row>
        <table:table-row table:style-name="ro2">
          <table:table-cell office:value-type="float" office:value="971561533856" calcext:value-type="float">
            <text:p>9715615338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12:06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10:36:59</text:p>
          </table:table-cell>
        </table:table-row>
        <table:table-row table:style-name="ro2">
          <table:table-cell office:value-type="float" office:value="971568803880" calcext:value-type="float">
            <text:p>97156880388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17:10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15:40:35</text:p>
          </table:table-cell>
        </table:table-row>
        <table:table-row table:style-name="ro2">
          <table:table-cell office:value-type="float" office:value="971561477579" calcext:value-type="float">
            <text:p>9715614775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19:07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17:37:36</text:p>
          </table:table-cell>
        </table:table-row>
        <table:table-row table:style-name="ro2">
          <table:table-cell office:value-type="float" office:value="971563236650" calcext:value-type="float">
            <text:p>9715632366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4 21:42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4 20:12:51</text:p>
          </table:table-cell>
        </table:table-row>
        <table:table-row table:style-name="ro2">
          <table:table-cell office:value-type="float" office:value="971564550686" calcext:value-type="float">
            <text:p>97156455068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03:02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1:32:01</text:p>
          </table:table-cell>
        </table:table-row>
        <table:table-row table:style-name="ro2">
          <table:table-cell office:value-type="float" office:value="971563886027" calcext:value-type="float">
            <text:p>9715638860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03:02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1:32:02</text:p>
          </table:table-cell>
        </table:table-row>
        <table:table-row table:style-name="ro2">
          <table:table-cell office:value-type="float" office:value="971565883869" calcext:value-type="float">
            <text:p>9715658838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04:04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2:34:21</text:p>
          </table:table-cell>
        </table:table-row>
        <table:table-row table:style-name="ro2">
          <table:table-cell office:value-type="float" office:value="971555072987" calcext:value-type="float">
            <text:p>9715550729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0:13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8:43:43</text:p>
          </table:table-cell>
        </table:table-row>
        <table:table-row table:style-name="ro2">
          <table:table-cell office:value-type="float" office:value="971565697911" calcext:value-type="float">
            <text:p>9715656979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0:56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09:26:37</text:p>
          </table:table-cell>
        </table:table-row>
        <table:table-row table:style-name="ro2">
          <table:table-cell office:value-type="float" office:value="971501074182" calcext:value-type="float">
            <text:p>9715010741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4:13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2:43:46</text:p>
          </table:table-cell>
        </table:table-row>
        <table:table-row table:style-name="ro2">
          <table:table-cell office:value-type="float" office:value="971505434608" calcext:value-type="float">
            <text:p>9715054346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5:12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3:42:10</text:p>
          </table:table-cell>
        </table:table-row>
        <table:table-row table:style-name="ro2">
          <table:table-cell office:value-type="float" office:value="971508341462" calcext:value-type="float">
            <text:p>9715083414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7:06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5:36:33</text:p>
          </table:table-cell>
        </table:table-row>
        <table:table-row table:style-name="ro2">
          <table:table-cell office:value-type="float" office:value="971508787592" calcext:value-type="float">
            <text:p>9715087875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19:20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17:50:15</text:p>
          </table:table-cell>
        </table:table-row>
        <table:table-row table:style-name="ro2">
          <table:table-cell office:value-type="float" office:value="971503538748" calcext:value-type="float">
            <text:p>9715035387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22:30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21:00:19</text:p>
          </table:table-cell>
        </table:table-row>
        <table:table-row table:style-name="ro2">
          <table:table-cell office:value-type="float" office:value="971565115040" calcext:value-type="float">
            <text:p>9715651150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5 23:11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21:41:27</text:p>
          </table:table-cell>
        </table:table-row>
        <table:table-row table:style-name="ro2">
          <table:table-cell office:value-type="float" office:value="971506071638" calcext:value-type="float">
            <text:p>9715060716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0:01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5 22:31:50</text:p>
          </table:table-cell>
        </table:table-row>
        <table:table-row table:style-name="ro2">
          <table:table-cell office:value-type="float" office:value="971568950794" calcext:value-type="float">
            <text:p>9715689507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1:38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0:08:44</text:p>
          </table:table-cell>
        </table:table-row>
        <table:table-row table:style-name="ro2">
          <table:table-cell office:value-type="float" office:value="971561371466" calcext:value-type="float">
            <text:p>97156137146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3:42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2:12:02</text:p>
          </table:table-cell>
        </table:table-row>
        <table:table-row table:style-name="ro2">
          <table:table-cell office:value-type="float" office:value="971501781975" calcext:value-type="float">
            <text:p>9715017819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5:32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4:02:27</text:p>
          </table:table-cell>
        </table:table-row>
        <table:table-row table:style-name="ro2">
          <table:table-cell office:value-type="float" office:value="971543454270" calcext:value-type="float">
            <text:p>9715434542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05:32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04:02:28</text:p>
          </table:table-cell>
        </table:table-row>
        <table:table-row table:style-name="ro2">
          <table:table-cell office:value-type="float" office:value="971545779189" calcext:value-type="float">
            <text:p>9715457791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15:25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13:55:17</text:p>
          </table:table-cell>
        </table:table-row>
        <table:table-row table:style-name="ro2">
          <table:table-cell office:value-type="float" office:value="971567874149" calcext:value-type="float">
            <text:p>9715678741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18:27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16:57:05</text:p>
          </table:table-cell>
        </table:table-row>
        <table:table-row table:style-name="ro2">
          <table:table-cell office:value-type="float" office:value="971543609969" calcext:value-type="float">
            <text:p>9715436099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6 19:20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17:50:30</text:p>
          </table:table-cell>
        </table:table-row>
        <table:table-row table:style-name="ro2">
          <table:table-cell office:value-type="float" office:value="971543485413" calcext:value-type="float">
            <text:p>9715434854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00:17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6 22:47:41</text:p>
          </table:table-cell>
        </table:table-row>
        <table:table-row table:style-name="ro2">
          <table:table-cell office:value-type="float" office:value="971545156309" calcext:value-type="float">
            <text:p>9715451563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03:54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02:24:52</text:p>
          </table:table-cell>
        </table:table-row>
        <table:table-row table:style-name="ro2">
          <table:table-cell office:value-type="float" office:value="971544729419" calcext:value-type="float">
            <text:p>97154472941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05:40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04:10:27</text:p>
          </table:table-cell>
        </table:table-row>
        <table:table-row table:style-name="ro2">
          <table:table-cell office:value-type="float" office:value="971544923307" calcext:value-type="float">
            <text:p>9715449233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12:40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11:10:43</text:p>
          </table:table-cell>
        </table:table-row>
        <table:table-row table:style-name="ro2">
          <table:table-cell office:value-type="float" office:value="971521556787" calcext:value-type="float">
            <text:p>9715215567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12:54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11:24:59</text:p>
          </table:table-cell>
        </table:table-row>
        <table:table-row table:style-name="ro2">
          <table:table-cell office:value-type="float" office:value="971561724831" calcext:value-type="float">
            <text:p>97156172483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13:24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11:54:15</text:p>
          </table:table-cell>
        </table:table-row>
        <table:table-row table:style-name="ro2">
          <table:table-cell office:value-type="float" office:value="971504988982" calcext:value-type="float">
            <text:p>9715049889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14:51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13:21:37</text:p>
          </table:table-cell>
        </table:table-row>
        <table:table-row table:style-name="ro2">
          <table:table-cell office:value-type="float" office:value="971566043192" calcext:value-type="float">
            <text:p>9715660431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18:33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17:03:36</text:p>
          </table:table-cell>
        </table:table-row>
        <table:table-row table:style-name="ro2">
          <table:table-cell office:value-type="float" office:value="971562873106" calcext:value-type="float">
            <text:p>9715628731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20:12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18:42:37</text:p>
          </table:table-cell>
        </table:table-row>
        <table:table-row table:style-name="ro2">
          <table:table-cell office:value-type="float" office:value="971503329068" calcext:value-type="float">
            <text:p>9715033290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22:36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21:06:27</text:p>
          </table:table-cell>
        </table:table-row>
        <table:table-row table:style-name="ro2">
          <table:table-cell office:value-type="float" office:value="971563751971" calcext:value-type="float">
            <text:p>9715637519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7 23:33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7 22:03:34</text:p>
          </table:table-cell>
        </table:table-row>
        <table:table-row table:style-name="ro2">
          <table:table-cell office:value-type="float" office:value="971501912719" calcext:value-type="float">
            <text:p>97150191271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2:43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1:13:35</text:p>
          </table:table-cell>
        </table:table-row>
        <table:table-row table:style-name="ro2">
          <table:table-cell office:value-type="float" office:value="971543453804" calcext:value-type="float">
            <text:p>9715434538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3:56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2:26:13</text:p>
          </table:table-cell>
        </table:table-row>
        <table:table-row table:style-name="ro2">
          <table:table-cell office:value-type="float" office:value="971501383252" calcext:value-type="float">
            <text:p>9715013832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3:56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2:26:27</text:p>
          </table:table-cell>
        </table:table-row>
        <table:table-row table:style-name="ro2">
          <table:table-cell office:value-type="float" office:value="971569279327" calcext:value-type="float">
            <text:p>9715692793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5:41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4:11:12</text:p>
          </table:table-cell>
        </table:table-row>
        <table:table-row table:style-name="ro2">
          <table:table-cell office:value-type="float" office:value="971508274341" calcext:value-type="float">
            <text:p>9715082743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5:41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4:11:13</text:p>
          </table:table-cell>
        </table:table-row>
        <table:table-row table:style-name="ro2">
          <table:table-cell office:value-type="float" office:value="971563542036" calcext:value-type="float">
            <text:p>9715635420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09:47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8:17:27</text:p>
          </table:table-cell>
        </table:table-row>
        <table:table-row table:style-name="ro2">
          <table:table-cell office:value-type="float" office:value="971545205062" calcext:value-type="float">
            <text:p>9715452050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11:02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09:32:19</text:p>
          </table:table-cell>
        </table:table-row>
        <table:table-row table:style-name="ro2">
          <table:table-cell office:value-type="float" office:value="971505817598" calcext:value-type="float">
            <text:p>97150581759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15:18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13:48:29</text:p>
          </table:table-cell>
        </table:table-row>
        <table:table-row table:style-name="ro2">
          <table:table-cell office:value-type="float" office:value="971563542036" calcext:value-type="float">
            <text:p>9715635420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21:35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20:05:42</text:p>
          </table:table-cell>
        </table:table-row>
        <table:table-row table:style-name="ro2">
          <table:table-cell office:value-type="float" office:value="971568716357" calcext:value-type="float">
            <text:p>9715687163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8 23:30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8 22:00:40</text:p>
          </table:table-cell>
        </table:table-row>
        <table:table-row table:style-name="ro2">
          <table:table-cell office:value-type="float" office:value="971564845681" calcext:value-type="float">
            <text:p>9715648456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3:38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2:08:27</text:p>
          </table:table-cell>
        </table:table-row>
        <table:table-row table:style-name="ro2">
          <table:table-cell office:value-type="float" office:value="971547863721" calcext:value-type="float">
            <text:p>9715478637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3:38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2:08:28</text:p>
          </table:table-cell>
        </table:table-row>
        <table:table-row table:style-name="ro2">
          <table:table-cell office:value-type="float" office:value="971508044108" calcext:value-type="float">
            <text:p>9715080441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3:38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2:08:30</text:p>
          </table:table-cell>
        </table:table-row>
        <table:table-row table:style-name="ro2">
          <table:table-cell office:value-type="float" office:value="971544951946" calcext:value-type="float">
            <text:p>9715449519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6:11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4:41:37</text:p>
          </table:table-cell>
        </table:table-row>
        <table:table-row table:style-name="ro2">
          <table:table-cell office:value-type="float" office:value="971568763736" calcext:value-type="float">
            <text:p>9715687637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6:11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4:41:38</text:p>
          </table:table-cell>
        </table:table-row>
        <table:table-row table:style-name="ro2">
          <table:table-cell office:value-type="float" office:value="971567627889" calcext:value-type="float">
            <text:p>9715676278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07:01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05:31:02</text:p>
          </table:table-cell>
        </table:table-row>
        <table:table-row table:style-name="ro2">
          <table:table-cell office:value-type="float" office:value="971508834637" calcext:value-type="float">
            <text:p>97150883463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2:4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1:17:20</text:p>
          </table:table-cell>
        </table:table-row>
        <table:table-row table:style-name="ro2">
          <table:table-cell office:value-type="float" office:value="971505332149" calcext:value-type="float">
            <text:p>9715053321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2:52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1:22:37</text:p>
          </table:table-cell>
        </table:table-row>
        <table:table-row table:style-name="ro2">
          <table:table-cell office:value-type="float" office:value="971544631756" calcext:value-type="float">
            <text:p>9715446317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3:40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2:10:02</text:p>
          </table:table-cell>
        </table:table-row>
        <table:table-row table:style-name="ro2">
          <table:table-cell office:value-type="float" office:value="971507692761" calcext:value-type="float">
            <text:p>97150769276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3:46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2:16:55</text:p>
          </table:table-cell>
        </table:table-row>
        <table:table-row table:style-name="ro2">
          <table:table-cell office:value-type="float" office:value="971568850279" calcext:value-type="float">
            <text:p>9715688502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16:17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4:47:02</text:p>
          </table:table-cell>
        </table:table-row>
        <table:table-row table:style-name="ro2">
          <table:table-cell office:value-type="float" office:value="971563028100" calcext:value-type="float">
            <text:p>97156302810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21:25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19:55:15</text:p>
          </table:table-cell>
        </table:table-row>
        <table:table-row table:style-name="ro2">
          <table:table-cell office:value-type="float" office:value="971563207169" calcext:value-type="float">
            <text:p>9715632071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09 22:58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21:28:46</text:p>
          </table:table-cell>
        </table:table-row>
        <table:table-row table:style-name="ro2">
          <table:table-cell office:value-type="float" office:value="971566495430" calcext:value-type="float">
            <text:p>9715664954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0:29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09 22:59:41</text:p>
          </table:table-cell>
        </table:table-row>
        <table:table-row table:style-name="ro2">
          <table:table-cell office:value-type="float" office:value="971547033835" calcext:value-type="float">
            <text:p>97154703383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1:37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0:07:53</text:p>
          </table:table-cell>
        </table:table-row>
        <table:table-row table:style-name="ro2">
          <table:table-cell office:value-type="float" office:value="971568042640" calcext:value-type="float">
            <text:p>9715680426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1:37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0:07:55</text:p>
          </table:table-cell>
        </table:table-row>
        <table:table-row table:style-name="ro2">
          <table:table-cell office:value-type="float" office:value="971568155486" calcext:value-type="float">
            <text:p>97156815548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1:37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0:07:56</text:p>
          </table:table-cell>
        </table:table-row>
        <table:table-row table:style-name="ro2">
          <table:table-cell office:value-type="float" office:value="971547176410" calcext:value-type="float">
            <text:p>9715471764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3:4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2:11:58</text:p>
          </table:table-cell>
        </table:table-row>
        <table:table-row table:style-name="ro2">
          <table:table-cell office:value-type="float" office:value="971567710758" calcext:value-type="float">
            <text:p>9715677107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03:41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02:11:59</text:p>
          </table:table-cell>
        </table:table-row>
        <table:table-row table:style-name="ro2">
          <table:table-cell office:value-type="float" office:value="971503506824" calcext:value-type="float">
            <text:p>9715035068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17:24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15:54:35</text:p>
          </table:table-cell>
        </table:table-row>
        <table:table-row table:style-name="ro2">
          <table:table-cell office:value-type="float" office:value="971543903849" calcext:value-type="float">
            <text:p>9715439038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21:41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20:11:36</text:p>
          </table:table-cell>
        </table:table-row>
        <table:table-row table:style-name="ro2">
          <table:table-cell office:value-type="float" office:value="971567242570" calcext:value-type="float">
            <text:p>9715672425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0 22:31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0 21:01:15</text:p>
          </table:table-cell>
        </table:table-row>
        <table:table-row table:style-name="ro2">
          <table:table-cell office:value-type="float" office:value="971543962809" calcext:value-type="float">
            <text:p>9715439628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01:44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00:14:41</text:p>
          </table:table-cell>
        </table:table-row>
        <table:table-row table:style-name="ro2">
          <table:table-cell office:value-type="float" office:value="971566629380" calcext:value-type="float">
            <text:p>97156662938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04:07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02:37:58</text:p>
          </table:table-cell>
        </table:table-row>
        <table:table-row table:style-name="ro2">
          <table:table-cell office:value-type="float" office:value="971562414713" calcext:value-type="float">
            <text:p>9715624147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04:07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02:37:59</text:p>
          </table:table-cell>
        </table:table-row>
        <table:table-row table:style-name="ro2">
          <table:table-cell office:value-type="float" office:value="971508156770" calcext:value-type="float">
            <text:p>9715081567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06:05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04:35:45</text:p>
          </table:table-cell>
        </table:table-row>
        <table:table-row table:style-name="ro2">
          <table:table-cell office:value-type="float" office:value="971567254659" calcext:value-type="float">
            <text:p>9715672546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06:11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04:41:29</text:p>
          </table:table-cell>
        </table:table-row>
        <table:table-row table:style-name="ro2">
          <table:table-cell office:value-type="float" office:value="971505104626" calcext:value-type="float">
            <text:p>9715051046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17:54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16:24:37</text:p>
          </table:table-cell>
        </table:table-row>
        <table:table-row table:style-name="ro2">
          <table:table-cell office:value-type="float" office:value="971509437782" calcext:value-type="float">
            <text:p>9715094377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19:04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17:34:56</text:p>
          </table:table-cell>
        </table:table-row>
        <table:table-row table:style-name="ro2">
          <table:table-cell office:value-type="float" office:value="971505146979" calcext:value-type="float">
            <text:p>9715051469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22:10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20:40:48</text:p>
          </table:table-cell>
        </table:table-row>
        <table:table-row table:style-name="ro2">
          <table:table-cell office:value-type="float" office:value="971501188383" calcext:value-type="float">
            <text:p>9715011883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23:18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21:48:06</text:p>
          </table:table-cell>
        </table:table-row>
        <table:table-row table:style-name="ro2">
          <table:table-cell office:value-type="float" office:value="971564698032" calcext:value-type="float">
            <text:p>9715646980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23:54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22:24:46</text:p>
          </table:table-cell>
        </table:table-row>
        <table:table-row table:style-name="ro2">
          <table:table-cell office:value-type="float" office:value="971569119596" calcext:value-type="float">
            <text:p>9715691195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1 23:5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1 22:29:53</text:p>
          </table:table-cell>
        </table:table-row>
        <table:table-row table:style-name="ro2">
          <table:table-cell office:value-type="float" office:value="971562117491" calcext:value-type="float">
            <text:p>9715621174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03:5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02:21:58</text:p>
          </table:table-cell>
        </table:table-row>
        <table:table-row table:style-name="ro2">
          <table:table-cell office:value-type="float" office:value="971565753092" calcext:value-type="float">
            <text:p>9715657530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03:51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02:21:59</text:p>
          </table:table-cell>
        </table:table-row>
        <table:table-row table:style-name="ro2">
          <table:table-cell office:value-type="float" office:value="971506870289" calcext:value-type="float">
            <text:p>9715068702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03:52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02:22:00</text:p>
          </table:table-cell>
        </table:table-row>
        <table:table-row table:style-name="ro2">
          <table:table-cell office:value-type="float" office:value="971564287569" calcext:value-type="float">
            <text:p>9715642875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05:38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04:08:47</text:p>
          </table:table-cell>
        </table:table-row>
        <table:table-row table:style-name="ro2">
          <table:table-cell office:value-type="float" office:value="971563366804" calcext:value-type="float">
            <text:p>9715633668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13:10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11:40:13</text:p>
          </table:table-cell>
        </table:table-row>
        <table:table-row table:style-name="ro2">
          <table:table-cell office:value-type="float" office:value="971566070713" calcext:value-type="float">
            <text:p>9715660707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22:11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20:41:51</text:p>
          </table:table-cell>
        </table:table-row>
        <table:table-row table:style-name="ro2">
          <table:table-cell office:value-type="float" office:value="971563668165" calcext:value-type="float">
            <text:p>9715636681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2 22:42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2 21:12:40</text:p>
          </table:table-cell>
        </table:table-row>
        <table:table-row table:style-name="ro2">
          <table:table-cell office:value-type="float" office:value="971565628452" calcext:value-type="float">
            <text:p>9715656284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03:34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02:04:46</text:p>
          </table:table-cell>
        </table:table-row>
        <table:table-row table:style-name="ro2">
          <table:table-cell office:value-type="float" office:value="971561654604" calcext:value-type="float">
            <text:p>9715616546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03:34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02:04:51</text:p>
          </table:table-cell>
        </table:table-row>
        <table:table-row table:style-name="ro2">
          <table:table-cell office:value-type="float" office:value="971505320467" calcext:value-type="float">
            <text:p>97150532046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13:06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11:36:35</text:p>
          </table:table-cell>
        </table:table-row>
        <table:table-row table:style-name="ro2">
          <table:table-cell office:value-type="float" office:value="971505142959" calcext:value-type="float">
            <text:p>9715051429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14:21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12:51:44</text:p>
          </table:table-cell>
        </table:table-row>
        <table:table-row table:style-name="ro2">
          <table:table-cell office:value-type="float" office:value="971545630366" calcext:value-type="float">
            <text:p>97154563036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16:18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14:48:01</text:p>
          </table:table-cell>
        </table:table-row>
        <table:table-row table:style-name="ro2">
          <table:table-cell office:value-type="float" office:value="971505169031" calcext:value-type="float">
            <text:p>97150516903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3 21:34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3 20:04:21</text:p>
          </table:table-cell>
        </table:table-row>
        <table:table-row table:style-name="ro2">
          <table:table-cell office:value-type="float" office:value="971563749075" calcext:value-type="float">
            <text:p>9715637490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03:34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2:04:14</text:p>
          </table:table-cell>
        </table:table-row>
        <table:table-row table:style-name="ro2">
          <table:table-cell office:value-type="float" office:value="971565581342" calcext:value-type="float">
            <text:p>9715655813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05:46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4:16:52</text:p>
          </table:table-cell>
        </table:table-row>
        <table:table-row table:style-name="ro2">
          <table:table-cell office:value-type="float" office:value="971569339671" calcext:value-type="float">
            <text:p>9715693396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05:4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4:16:53</text:p>
          </table:table-cell>
        </table:table-row>
        <table:table-row table:style-name="ro2">
          <table:table-cell office:value-type="float" office:value="971563203536" calcext:value-type="float">
            <text:p>9715632035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05:46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04:16:54</text:p>
          </table:table-cell>
        </table:table-row>
        <table:table-row table:style-name="ro2">
          <table:table-cell office:value-type="float" office:value="971566916495" calcext:value-type="float">
            <text:p>9715669164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13:14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11:44:47</text:p>
          </table:table-cell>
        </table:table-row>
        <table:table-row table:style-name="ro2">
          <table:table-cell office:value-type="float" office:value="971568900469" calcext:value-type="float">
            <text:p>9715689004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15:26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13:56:03</text:p>
          </table:table-cell>
        </table:table-row>
        <table:table-row table:style-name="ro2">
          <table:table-cell office:value-type="float" office:value="971505177543" calcext:value-type="float">
            <text:p>9715051775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21:05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19:35:51</text:p>
          </table:table-cell>
        </table:table-row>
        <table:table-row table:style-name="ro2">
          <table:table-cell office:value-type="float" office:value="971569251542" calcext:value-type="float">
            <text:p>9715692515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22:27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20:57:12</text:p>
          </table:table-cell>
        </table:table-row>
        <table:table-row table:style-name="ro2">
          <table:table-cell office:value-type="float" office:value="971505911928" calcext:value-type="float">
            <text:p>9715059119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4 23:42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4 22:12:39</text:p>
          </table:table-cell>
        </table:table-row>
        <table:table-row table:style-name="ro2">
          <table:table-cell office:value-type="float" office:value="971543811285" calcext:value-type="float">
            <text:p>9715438112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3:45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2:15:32</text:p>
          </table:table-cell>
        </table:table-row>
        <table:table-row table:style-name="ro2">
          <table:table-cell office:value-type="float" office:value="971567129165" calcext:value-type="float">
            <text:p>9715671291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3:45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2:15:33</text:p>
          </table:table-cell>
        </table:table-row>
        <table:table-row table:style-name="ro2">
          <table:table-cell office:value-type="float" office:value="971561505581" calcext:value-type="float">
            <text:p>9715615055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5:41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4:11:45</text:p>
          </table:table-cell>
        </table:table-row>
        <table:table-row table:style-name="ro2">
          <table:table-cell office:value-type="float" office:value="971509607258" calcext:value-type="float">
            <text:p>9715096072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5:41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4:11:46</text:p>
          </table:table-cell>
        </table:table-row>
        <table:table-row table:style-name="ro2">
          <table:table-cell office:value-type="float" office:value="971543680452" calcext:value-type="float">
            <text:p>9715436804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5:41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4:11:47</text:p>
          </table:table-cell>
        </table:table-row>
        <table:table-row table:style-name="ro2">
          <table:table-cell office:value-type="float" office:value="971566539746" calcext:value-type="float">
            <text:p>9715665397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5:41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4:11:48</text:p>
          </table:table-cell>
        </table:table-row>
        <table:table-row table:style-name="ro2">
          <table:table-cell office:value-type="float" office:value="971543588492" calcext:value-type="float">
            <text:p>9715435884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05:41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04:11:49</text:p>
          </table:table-cell>
        </table:table-row>
        <table:table-row table:style-name="ro2">
          <table:table-cell office:value-type="float" office:value="971565495600" calcext:value-type="float">
            <text:p>97156549560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14:23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12:53:07</text:p>
          </table:table-cell>
        </table:table-row>
        <table:table-row table:style-name="ro2">
          <table:table-cell office:value-type="float" office:value="971563398687" calcext:value-type="float">
            <text:p>9715633986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5 14:36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13:06:22</text:p>
          </table:table-cell>
        </table:table-row>
        <table:table-row table:style-name="ro2">
          <table:table-cell office:value-type="float" office:value="971564188831" calcext:value-type="float">
            <text:p>97156418883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0:55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5 23:25:13</text:p>
          </table:table-cell>
        </table:table-row>
        <table:table-row table:style-name="ro2">
          <table:table-cell office:value-type="float" office:value="971545430553" calcext:value-type="float">
            <text:p>9715454305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8:42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7:12:15</text:p>
          </table:table-cell>
        </table:table-row>
        <table:table-row table:style-name="ro2">
          <table:table-cell office:value-type="float" office:value="971561836244" calcext:value-type="float">
            <text:p>97156183624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8:46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7:16:08</text:p>
          </table:table-cell>
        </table:table-row>
        <table:table-row table:style-name="ro2">
          <table:table-cell office:value-type="float" office:value="971563550209" calcext:value-type="float">
            <text:p>9715635502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8:46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7:16:09</text:p>
          </table:table-cell>
        </table:table-row>
        <table:table-row table:style-name="ro2">
          <table:table-cell office:value-type="float" office:value="971567099894" calcext:value-type="float">
            <text:p>9715670998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8:46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7:16:10</text:p>
          </table:table-cell>
        </table:table-row>
        <table:table-row table:style-name="ro2">
          <table:table-cell office:value-type="float" office:value="971547250343" calcext:value-type="float">
            <text:p>9715472503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08:46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7:16:11</text:p>
          </table:table-cell>
        </table:table-row>
        <table:table-row table:style-name="ro2">
          <table:table-cell office:value-type="float" office:value="971504690193" calcext:value-type="float">
            <text:p>9715046901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1:28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09:58:22</text:p>
          </table:table-cell>
        </table:table-row>
        <table:table-row table:style-name="ro2">
          <table:table-cell office:value-type="float" office:value="971567646028" calcext:value-type="float">
            <text:p>9715676460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1:53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0:23:46</text:p>
          </table:table-cell>
        </table:table-row>
        <table:table-row table:style-name="ro2">
          <table:table-cell office:value-type="float" office:value="971564384600" calcext:value-type="float">
            <text:p>97156438460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2:16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0:46:27</text:p>
          </table:table-cell>
        </table:table-row>
        <table:table-row table:style-name="ro2">
          <table:table-cell office:value-type="float" office:value="971505513623" calcext:value-type="float">
            <text:p>9715055136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7:41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6:11:19</text:p>
          </table:table-cell>
        </table:table-row>
        <table:table-row table:style-name="ro2">
          <table:table-cell office:value-type="float" office:value="971508825045" calcext:value-type="float">
            <text:p>97150882504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18:41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17:11:32</text:p>
          </table:table-cell>
        </table:table-row>
        <table:table-row table:style-name="ro2">
          <table:table-cell office:value-type="float" office:value="971565752714" calcext:value-type="float">
            <text:p>9715657527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6 23:50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22:20:13</text:p>
          </table:table-cell>
        </table:table-row>
        <table:table-row table:style-name="ro2">
          <table:table-cell office:value-type="float" office:value="971525919608" calcext:value-type="float">
            <text:p>9715259196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00:56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6 23:26:44</text:p>
          </table:table-cell>
        </table:table-row>
        <table:table-row table:style-name="ro2">
          <table:table-cell office:value-type="float" office:value="971568797175" calcext:value-type="float">
            <text:p>9715687971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05:21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03:51:29</text:p>
          </table:table-cell>
        </table:table-row>
        <table:table-row table:style-name="ro2">
          <table:table-cell office:value-type="float" office:value="971543851248" calcext:value-type="float">
            <text:p>9715438512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08:21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06:51:10</text:p>
          </table:table-cell>
        </table:table-row>
        <table:table-row table:style-name="ro2">
          <table:table-cell office:value-type="float" office:value="971569310362" calcext:value-type="float">
            <text:p>9715693103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16:15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14:45:15</text:p>
          </table:table-cell>
        </table:table-row>
        <table:table-row table:style-name="ro2">
          <table:table-cell office:value-type="float" office:value="971563679247" calcext:value-type="float">
            <text:p>9715636792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7 21:52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7 20:22:26</text:p>
          </table:table-cell>
        </table:table-row>
        <table:table-row table:style-name="ro2">
          <table:table-cell office:value-type="float" office:value="971564486026" calcext:value-type="float">
            <text:p>9715644860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04:09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02:39:45</text:p>
          </table:table-cell>
        </table:table-row>
        <table:table-row table:style-name="ro2">
          <table:table-cell office:value-type="float" office:value="971568539219" calcext:value-type="float">
            <text:p>97156853921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04:09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02:39:46</text:p>
          </table:table-cell>
        </table:table-row>
        <table:table-row table:style-name="ro2">
          <table:table-cell office:value-type="float" office:value="971562565107" calcext:value-type="float">
            <text:p>9715625651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05:21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03:51:40</text:p>
          </table:table-cell>
        </table:table-row>
        <table:table-row table:style-name="ro2">
          <table:table-cell office:value-type="float" office:value="971547860634" calcext:value-type="float">
            <text:p>9715478606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05:21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03:51:41</text:p>
          </table:table-cell>
        </table:table-row>
        <table:table-row table:style-name="ro2">
          <table:table-cell office:value-type="float" office:value="971507299851" calcext:value-type="float">
            <text:p>9715072998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13:15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11:45:36</text:p>
          </table:table-cell>
        </table:table-row>
        <table:table-row table:style-name="ro2">
          <table:table-cell office:value-type="float" office:value="971507163948" calcext:value-type="float">
            <text:p>9715071639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19:01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17:31:05</text:p>
          </table:table-cell>
        </table:table-row>
        <table:table-row table:style-name="ro2">
          <table:table-cell office:value-type="float" office:value="971505251283" calcext:value-type="float">
            <text:p>9715052512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19:46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18:16:02</text:p>
          </table:table-cell>
        </table:table-row>
        <table:table-row table:style-name="ro2">
          <table:table-cell office:value-type="float" office:value="971526921976" calcext:value-type="float">
            <text:p>9715269219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8 23:45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8 22:15:40</text:p>
          </table:table-cell>
        </table:table-row>
        <table:table-row table:style-name="ro2">
          <table:table-cell office:value-type="float" office:value="971561427325" calcext:value-type="float">
            <text:p>9715614273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04:15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02:45:28</text:p>
          </table:table-cell>
        </table:table-row>
        <table:table-row table:style-name="ro2">
          <table:table-cell office:value-type="float" office:value="971508542755" calcext:value-type="float">
            <text:p>97150854275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05:22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03:52:19</text:p>
          </table:table-cell>
        </table:table-row>
        <table:table-row table:style-name="ro2">
          <table:table-cell office:value-type="float" office:value="971547729356" calcext:value-type="float">
            <text:p>9715477293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10:5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09:26:18</text:p>
          </table:table-cell>
        </table:table-row>
        <table:table-row table:style-name="ro2">
          <table:table-cell office:value-type="float" office:value="971505606796" calcext:value-type="float">
            <text:p>9715056067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13:10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11:40:57</text:p>
          </table:table-cell>
        </table:table-row>
        <table:table-row table:style-name="ro2">
          <table:table-cell office:value-type="float" office:value="971529952691" calcext:value-type="float">
            <text:p>9715299526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15:45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14:15:59</text:p>
          </table:table-cell>
        </table:table-row>
        <table:table-row table:style-name="ro2">
          <table:table-cell office:value-type="float" office:value="971567300218" calcext:value-type="float">
            <text:p>97156730021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19:55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18:25:11</text:p>
          </table:table-cell>
        </table:table-row>
        <table:table-row table:style-name="ro2">
          <table:table-cell office:value-type="float" office:value="971508605828" calcext:value-type="float">
            <text:p>9715086058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19 22:06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19 20:36:03</text:p>
          </table:table-cell>
        </table:table-row>
        <table:table-row table:style-name="ro2">
          <table:table-cell office:value-type="float" office:value="971545676812" calcext:value-type="float">
            <text:p>9715456768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3:55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2:25:19</text:p>
          </table:table-cell>
        </table:table-row>
        <table:table-row table:style-name="ro2">
          <table:table-cell office:value-type="float" office:value="971508434681" calcext:value-type="float">
            <text:p>9715084346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3:55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2:25:20</text:p>
          </table:table-cell>
        </table:table-row>
        <table:table-row table:style-name="ro2">
          <table:table-cell office:value-type="float" office:value="971544462154" calcext:value-type="float">
            <text:p>9715444621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5:22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3:52:14</text:p>
          </table:table-cell>
        </table:table-row>
        <table:table-row table:style-name="ro2">
          <table:table-cell office:value-type="float" office:value="971501558161" calcext:value-type="float">
            <text:p>97150155816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05:56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04:26:53</text:p>
          </table:table-cell>
        </table:table-row>
        <table:table-row table:style-name="ro2">
          <table:table-cell office:value-type="float" office:value="971506071189" calcext:value-type="float">
            <text:p>9715060711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15:40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14:10:17</text:p>
          </table:table-cell>
        </table:table-row>
        <table:table-row table:style-name="ro2">
          <table:table-cell office:value-type="float" office:value="971508651520" calcext:value-type="float">
            <text:p>9715086515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19:21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17:51:05</text:p>
          </table:table-cell>
        </table:table-row>
        <table:table-row table:style-name="ro2">
          <table:table-cell office:value-type="float" office:value="971508638750" calcext:value-type="float">
            <text:p>9715086387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21:42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20:12:15</text:p>
          </table:table-cell>
        </table:table-row>
        <table:table-row table:style-name="ro2">
          <table:table-cell office:value-type="float" office:value="971504586053" calcext:value-type="float">
            <text:p>9715045860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0 22:40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0 21:10:11</text:p>
          </table:table-cell>
        </table:table-row>
        <table:table-row table:style-name="ro2">
          <table:table-cell office:value-type="float" office:value="971566259263" calcext:value-type="float">
            <text:p>9715662592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01:56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00:26:48</text:p>
          </table:table-cell>
        </table:table-row>
        <table:table-row table:style-name="ro2">
          <table:table-cell office:value-type="float" office:value="971504287239" calcext:value-type="float">
            <text:p>9715042872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19:09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17:39:19</text:p>
          </table:table-cell>
        </table:table-row>
        <table:table-row table:style-name="ro2">
          <table:table-cell office:value-type="float" office:value="971565362184" calcext:value-type="float">
            <text:p>9715653621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19:57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18:27:53</text:p>
          </table:table-cell>
        </table:table-row>
        <table:table-row table:style-name="ro2">
          <table:table-cell office:value-type="float" office:value="971543048713" calcext:value-type="float">
            <text:p>9715430487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22:19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20:49:52</text:p>
          </table:table-cell>
        </table:table-row>
        <table:table-row table:style-name="ro2">
          <table:table-cell office:value-type="float" office:value="971507258035" calcext:value-type="float">
            <text:p>97150725803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1 23:4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22:19:09</text:p>
          </table:table-cell>
        </table:table-row>
        <table:table-row table:style-name="ro2">
          <table:table-cell office:value-type="float" office:value="971568979856" calcext:value-type="float">
            <text:p>9715689798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0:44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1 23:14:39</text:p>
          </table:table-cell>
        </table:table-row>
        <table:table-row table:style-name="ro2">
          <table:table-cell office:value-type="float" office:value="971563765641" calcext:value-type="float">
            <text:p>9715637656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2:45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01:15:53</text:p>
          </table:table-cell>
        </table:table-row>
        <table:table-row table:style-name="ro2">
          <table:table-cell office:value-type="float" office:value="971545570765" calcext:value-type="float">
            <text:p>9715455707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2 07:30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06:00:41</text:p>
          </table:table-cell>
        </table:table-row>
        <table:table-row table:style-name="ro2">
          <table:table-cell office:value-type="float" office:value="971505075449" calcext:value-type="float">
            <text:p>9715050754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00:57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2 23:27:42</text:p>
          </table:table-cell>
        </table:table-row>
        <table:table-row table:style-name="ro2">
          <table:table-cell office:value-type="float" office:value="971547997798" calcext:value-type="float">
            <text:p>97154799779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03:58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02:28:53</text:p>
          </table:table-cell>
        </table:table-row>
        <table:table-row table:style-name="ro2">
          <table:table-cell office:value-type="float" office:value="971562021090" calcext:value-type="float">
            <text:p>9715620210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03:58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02:28:54</text:p>
          </table:table-cell>
        </table:table-row>
        <table:table-row table:style-name="ro2">
          <table:table-cell office:value-type="float" office:value="971543371204" calcext:value-type="float">
            <text:p>9715433712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05:25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03:55:42</text:p>
          </table:table-cell>
        </table:table-row>
        <table:table-row table:style-name="ro2">
          <table:table-cell office:value-type="float" office:value="971569249776" calcext:value-type="float">
            <text:p>9715692497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05:25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03:55:43</text:p>
          </table:table-cell>
        </table:table-row>
        <table:table-row table:style-name="ro2">
          <table:table-cell office:value-type="float" office:value="971528571694" calcext:value-type="float">
            <text:p>9715285716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12:25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10:55:38</text:p>
          </table:table-cell>
        </table:table-row>
        <table:table-row table:style-name="ro2">
          <table:table-cell office:value-type="float" office:value="971502436386" calcext:value-type="float">
            <text:p>97150243638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19:00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17:30:44</text:p>
          </table:table-cell>
        </table:table-row>
        <table:table-row table:style-name="ro2">
          <table:table-cell office:value-type="float" office:value="971564950691" calcext:value-type="float">
            <text:p>9715649506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20:54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19:24:59</text:p>
          </table:table-cell>
        </table:table-row>
        <table:table-row table:style-name="ro2">
          <table:table-cell office:value-type="float" office:value="971501014354" calcext:value-type="float">
            <text:p>9715010143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3 23:19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3 21:49:30</text:p>
          </table:table-cell>
        </table:table-row>
        <table:table-row table:style-name="ro2">
          <table:table-cell office:value-type="float" office:value="971561404883" calcext:value-type="float">
            <text:p>9715614048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03:59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02:29:31</text:p>
          </table:table-cell>
        </table:table-row>
        <table:table-row table:style-name="ro2">
          <table:table-cell office:value-type="float" office:value="971567625915" calcext:value-type="float">
            <text:p>9715676259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12:51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11:21:15</text:p>
          </table:table-cell>
        </table:table-row>
        <table:table-row table:style-name="ro2">
          <table:table-cell office:value-type="float" office:value="971501550438" calcext:value-type="float">
            <text:p>9715015504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19:16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17:46:05</text:p>
          </table:table-cell>
        </table:table-row>
        <table:table-row table:style-name="ro2">
          <table:table-cell office:value-type="float" office:value="971547641538" calcext:value-type="float">
            <text:p>9715476415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21:35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20:05:33</text:p>
          </table:table-cell>
        </table:table-row>
        <table:table-row table:style-name="ro2">
          <table:table-cell office:value-type="float" office:value="971502621882" calcext:value-type="float">
            <text:p>9715026218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4 22:01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4 20:31:51</text:p>
          </table:table-cell>
        </table:table-row>
        <table:table-row table:style-name="ro2">
          <table:table-cell office:value-type="float" office:value="971569075290" calcext:value-type="float">
            <text:p>9715690752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01:58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00:28:30</text:p>
          </table:table-cell>
        </table:table-row>
        <table:table-row table:style-name="ro2">
          <table:table-cell office:value-type="float" office:value="971565987427" calcext:value-type="float">
            <text:p>9715659874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03:51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02:21:05</text:p>
          </table:table-cell>
        </table:table-row>
        <table:table-row table:style-name="ro2">
          <table:table-cell office:value-type="float" office:value="971563663953" calcext:value-type="float">
            <text:p>9715636639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03:53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02:23:52</text:p>
          </table:table-cell>
        </table:table-row>
        <table:table-row table:style-name="ro2">
          <table:table-cell office:value-type="float" office:value="971566709381" calcext:value-type="float">
            <text:p>9715667093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05:19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03:49:11</text:p>
          </table:table-cell>
        </table:table-row>
        <table:table-row table:style-name="ro2">
          <table:table-cell office:value-type="float" office:value="971504493690" calcext:value-type="float">
            <text:p>9715044936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12:26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0:56:46</text:p>
          </table:table-cell>
        </table:table-row>
        <table:table-row table:style-name="ro2">
          <table:table-cell office:value-type="float" office:value="971504128696" calcext:value-type="float">
            <text:p>9715041286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17:14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5:44:03</text:p>
          </table:table-cell>
        </table:table-row>
        <table:table-row table:style-name="ro2">
          <table:table-cell office:value-type="float" office:value="971504643874" calcext:value-type="float">
            <text:p>9715046438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17:55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6:25:28</text:p>
          </table:table-cell>
        </table:table-row>
        <table:table-row table:style-name="ro2">
          <table:table-cell office:value-type="float" office:value="971563565960" calcext:value-type="float">
            <text:p>9715635659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5 21:23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5 19:53:37</text:p>
          </table:table-cell>
        </table:table-row>
        <table:table-row table:style-name="ro2">
          <table:table-cell office:value-type="float" office:value="971545446218" calcext:value-type="float">
            <text:p>97154544621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03:4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02:19:09</text:p>
          </table:table-cell>
        </table:table-row>
        <table:table-row table:style-name="ro2">
          <table:table-cell office:value-type="float" office:value="971568234853" calcext:value-type="float">
            <text:p>9715682348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04:07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02:37:58</text:p>
          </table:table-cell>
        </table:table-row>
        <table:table-row table:style-name="ro2">
          <table:table-cell office:value-type="float" office:value="971567429710" calcext:value-type="float">
            <text:p>9715674297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6 18:40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6 17:10:45</text:p>
          </table:table-cell>
        </table:table-row>
        <table:table-row table:style-name="ro2">
          <table:table-cell office:value-type="float" office:value="971556906195" calcext:value-type="float">
            <text:p>9715569061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04:16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02:46:36</text:p>
          </table:table-cell>
        </table:table-row>
        <table:table-row table:style-name="ro2">
          <table:table-cell office:value-type="float" office:value="971549906705" calcext:value-type="float">
            <text:p>97154990670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16:20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14:50:09</text:p>
          </table:table-cell>
        </table:table-row>
        <table:table-row table:style-name="ro2">
          <table:table-cell office:value-type="float" office:value="971561158219" calcext:value-type="float">
            <text:p>97156115821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20:20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18:50:32</text:p>
          </table:table-cell>
        </table:table-row>
        <table:table-row table:style-name="ro2">
          <table:table-cell office:value-type="float" office:value="971503362825" calcext:value-type="float">
            <text:p>9715033628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21:40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20:10:59</text:p>
          </table:table-cell>
        </table:table-row>
        <table:table-row table:style-name="ro2">
          <table:table-cell office:value-type="float" office:value="971564655890" calcext:value-type="float">
            <text:p>9715646558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7 21:58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20:28:19</text:p>
          </table:table-cell>
        </table:table-row>
        <table:table-row table:style-name="ro2">
          <table:table-cell office:value-type="float" office:value="971561280863" calcext:value-type="float">
            <text:p>9715612808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00:29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22:59:22</text:p>
          </table:table-cell>
        </table:table-row>
        <table:table-row table:style-name="ro2">
          <table:table-cell office:value-type="float" office:value="971506676451" calcext:value-type="float">
            <text:p>9715066764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01:22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7 23:52:27</text:p>
          </table:table-cell>
        </table:table-row>
        <table:table-row table:style-name="ro2">
          <table:table-cell office:value-type="float" office:value="971563391963" calcext:value-type="float">
            <text:p>9715633919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05:29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03:59:52</text:p>
          </table:table-cell>
        </table:table-row>
        <table:table-row table:style-name="ro2">
          <table:table-cell office:value-type="float" office:value="971504362249" calcext:value-type="float">
            <text:p>9715043622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12:14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10:44:26</text:p>
          </table:table-cell>
        </table:table-row>
        <table:table-row table:style-name="ro2">
          <table:table-cell office:value-type="float" office:value="971504933190" calcext:value-type="float">
            <text:p>9715049331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14:39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13:09:28</text:p>
          </table:table-cell>
        </table:table-row>
        <table:table-row table:style-name="ro2">
          <table:table-cell office:value-type="float" office:value="971502178440" calcext:value-type="float">
            <text:p>9715021784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15:06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13:36:55</text:p>
          </table:table-cell>
        </table:table-row>
        <table:table-row table:style-name="ro2">
          <table:table-cell office:value-type="float" office:value="971566974021" calcext:value-type="float">
            <text:p>9715669740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16:51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15:21:46</text:p>
          </table:table-cell>
        </table:table-row>
        <table:table-row table:style-name="ro2">
          <table:table-cell office:value-type="float" office:value="971564249830" calcext:value-type="float">
            <text:p>9715642498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21:48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20:18:54</text:p>
          </table:table-cell>
        </table:table-row>
        <table:table-row table:style-name="ro2">
          <table:table-cell office:value-type="float" office:value="971509841038" calcext:value-type="float">
            <text:p>9715098410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8 23:45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8 22:15:32</text:p>
          </table:table-cell>
        </table:table-row>
        <table:table-row table:style-name="ro2">
          <table:table-cell office:value-type="float" office:value="971544082041" calcext:value-type="float">
            <text:p>9715440820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04:10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02:40:01</text:p>
          </table:table-cell>
        </table:table-row>
        <table:table-row table:style-name="ro2">
          <table:table-cell office:value-type="float" office:value="971501758646" calcext:value-type="float">
            <text:p>9715017586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1:41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0:11:24</text:p>
          </table:table-cell>
        </table:table-row>
        <table:table-row table:style-name="ro2">
          <table:table-cell office:value-type="float" office:value="971561947815" calcext:value-type="float">
            <text:p>9715619478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3:11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1:41:57</text:p>
          </table:table-cell>
        </table:table-row>
        <table:table-row table:style-name="ro2">
          <table:table-cell office:value-type="float" office:value="971547658966" calcext:value-type="float">
            <text:p>97154765896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3:23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1:53:47</text:p>
          </table:table-cell>
        </table:table-row>
        <table:table-row table:style-name="ro2">
          <table:table-cell office:value-type="float" office:value="971505371984" calcext:value-type="float">
            <text:p>9715053719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3:51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2:21:01</text:p>
          </table:table-cell>
        </table:table-row>
        <table:table-row table:style-name="ro2">
          <table:table-cell office:value-type="float" office:value="971552188451" calcext:value-type="float">
            <text:p>9715521884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5:45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4:15:37</text:p>
          </table:table-cell>
        </table:table-row>
        <table:table-row table:style-name="ro2">
          <table:table-cell office:value-type="float" office:value="971502519141" calcext:value-type="float">
            <text:p>9715025191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7:13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5:43:42</text:p>
          </table:table-cell>
        </table:table-row>
        <table:table-row table:style-name="ro2">
          <table:table-cell office:value-type="float" office:value="971561705670" calcext:value-type="float">
            <text:p>9715617056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7:18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5:48:08</text:p>
          </table:table-cell>
        </table:table-row>
        <table:table-row table:style-name="ro2">
          <table:table-cell office:value-type="float" office:value="971509313241" calcext:value-type="float">
            <text:p>9715093132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19:16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17:46:02</text:p>
          </table:table-cell>
        </table:table-row>
        <table:table-row table:style-name="ro2">
          <table:table-cell office:value-type="float" office:value="971545751273" calcext:value-type="float">
            <text:p>9715457512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29 23:28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21:58:38</text:p>
          </table:table-cell>
        </table:table-row>
        <table:table-row table:style-name="ro2">
          <table:table-cell office:value-type="float" office:value="971504721252" calcext:value-type="float">
            <text:p>9715047212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00:13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29 22:43:54</text:p>
          </table:table-cell>
        </table:table-row>
        <table:table-row table:style-name="ro2">
          <table:table-cell office:value-type="float" office:value="971506892394" calcext:value-type="float">
            <text:p>9715068923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03:59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02:29:44</text:p>
          </table:table-cell>
        </table:table-row>
        <table:table-row table:style-name="ro2">
          <table:table-cell office:value-type="float" office:value="971569401053" calcext:value-type="float">
            <text:p>9715694010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03:59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02:29:45</text:p>
          </table:table-cell>
        </table:table-row>
        <table:table-row table:style-name="ro2">
          <table:table-cell office:value-type="float" office:value="971567278733" calcext:value-type="float">
            <text:p>9715672787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05:24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03:54:22</text:p>
          </table:table-cell>
        </table:table-row>
        <table:table-row table:style-name="ro2">
          <table:table-cell office:value-type="float" office:value="971503269240" calcext:value-type="float">
            <text:p>9715032692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11:0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09:37:20</text:p>
          </table:table-cell>
        </table:table-row>
        <table:table-row table:style-name="ro2">
          <table:table-cell office:value-type="float" office:value="971503653911" calcext:value-type="float">
            <text:p>9715036539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14:51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13:21:15</text:p>
          </table:table-cell>
        </table:table-row>
        <table:table-row table:style-name="ro2">
          <table:table-cell office:value-type="float" office:value="971507439044" calcext:value-type="float">
            <text:p>97150743904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16:32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15:02:34</text:p>
          </table:table-cell>
        </table:table-row>
        <table:table-row table:style-name="ro2">
          <table:table-cell office:value-type="float" office:value="971503351757" calcext:value-type="float">
            <text:p>9715033517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16:49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15:19:22</text:p>
          </table:table-cell>
        </table:table-row>
        <table:table-row table:style-name="ro2">
          <table:table-cell office:value-type="float" office:value="971567184632" calcext:value-type="float">
            <text:p>9715671846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21:22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19:52:38</text:p>
          </table:table-cell>
        </table:table-row>
        <table:table-row table:style-name="ro2">
          <table:table-cell office:value-type="float" office:value="971569779687" calcext:value-type="float">
            <text:p>9715697796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21:2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19:55:00</text:p>
          </table:table-cell>
        </table:table-row>
        <table:table-row table:style-name="ro2">
          <table:table-cell office:value-type="float" office:value="971566144462" calcext:value-type="float">
            <text:p>9715661444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4-30 22:21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4-30 20:51:33</text:p>
          </table:table-cell>
        </table:table-row>
        <table:table-row table:style-name="ro2">
          <table:table-cell office:value-type="float" office:value="971563281354" calcext:value-type="float">
            <text:p>9715632813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2:38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01:08:41</text:p>
          </table:table-cell>
        </table:table-row>
        <table:table-row table:style-name="ro2">
          <table:table-cell office:value-type="float" office:value="971502541301" calcext:value-type="float">
            <text:p>97150254130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4:28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02:58:35</text:p>
          </table:table-cell>
        </table:table-row>
        <table:table-row table:style-name="ro2">
          <table:table-cell office:value-type="float" office:value="971501942604" calcext:value-type="float">
            <text:p>9715019426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4:28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02:58:36</text:p>
          </table:table-cell>
        </table:table-row>
        <table:table-row table:style-name="ro2">
          <table:table-cell office:value-type="float" office:value="971566924648" calcext:value-type="float">
            <text:p>9715669246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04:44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03:14:22</text:p>
          </table:table-cell>
        </table:table-row>
        <table:table-row table:style-name="ro2">
          <table:table-cell office:value-type="float" office:value="971505225935" calcext:value-type="float">
            <text:p>97150522593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1:2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09:56:18</text:p>
          </table:table-cell>
        </table:table-row>
        <table:table-row table:style-name="ro2">
          <table:table-cell office:value-type="float" office:value="971501642065" calcext:value-type="float">
            <text:p>9715016420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2:00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10:30:54</text:p>
          </table:table-cell>
        </table:table-row>
        <table:table-row table:style-name="ro2">
          <table:table-cell office:value-type="float" office:value="971503361073" calcext:value-type="float">
            <text:p>9715033610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2:51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11:21:08</text:p>
          </table:table-cell>
        </table:table-row>
        <table:table-row table:style-name="ro2">
          <table:table-cell office:value-type="float" office:value="971507695626" calcext:value-type="float">
            <text:p>9715076956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4:13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12:43:17</text:p>
          </table:table-cell>
        </table:table-row>
        <table:table-row table:style-name="ro2">
          <table:table-cell office:value-type="float" office:value="971569766660" calcext:value-type="float">
            <text:p>9715697666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8:28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16:58:27</text:p>
          </table:table-cell>
        </table:table-row>
        <table:table-row table:style-name="ro2">
          <table:table-cell office:value-type="float" office:value="971501866067" calcext:value-type="float">
            <text:p>97150186606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18:45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17:15:10</text:p>
          </table:table-cell>
        </table:table-row>
        <table:table-row table:style-name="ro2">
          <table:table-cell office:value-type="float" office:value="971563567548" calcext:value-type="float">
            <text:p>9715635675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21:30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20:00:38</text:p>
          </table:table-cell>
        </table:table-row>
        <table:table-row table:style-name="ro2">
          <table:table-cell office:value-type="float" office:value="971544930054" calcext:value-type="float">
            <text:p>9715449300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22:38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21:08:53</text:p>
          </table:table-cell>
        </table:table-row>
        <table:table-row table:style-name="ro2">
          <table:table-cell office:value-type="float" office:value="971566142434" calcext:value-type="float">
            <text:p>9715661424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1 22:52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21:22:50</text:p>
          </table:table-cell>
        </table:table-row>
        <table:table-row table:style-name="ro2">
          <table:table-cell office:value-type="float" office:value="971507162709" calcext:value-type="float">
            <text:p>9715071627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0:06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22:36:40</text:p>
          </table:table-cell>
        </table:table-row>
        <table:table-row table:style-name="ro2">
          <table:table-cell office:value-type="float" office:value="971547669777" calcext:value-type="float">
            <text:p>97154766977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0:30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23:00:59</text:p>
          </table:table-cell>
        </table:table-row>
        <table:table-row table:style-name="ro2">
          <table:table-cell office:value-type="float" office:value="971561122462" calcext:value-type="float">
            <text:p>9715611224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1:14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1 23:44:05</text:p>
          </table:table-cell>
        </table:table-row>
        <table:table-row table:style-name="ro2">
          <table:table-cell office:value-type="float" office:value="971506379654" calcext:value-type="float">
            <text:p>9715063796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3:0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1:39:09</text:p>
          </table:table-cell>
        </table:table-row>
        <table:table-row table:style-name="ro2">
          <table:table-cell office:value-type="float" office:value="971565513736" calcext:value-type="float">
            <text:p>9715655137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3:16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1:46:24</text:p>
          </table:table-cell>
        </table:table-row>
        <table:table-row table:style-name="ro2">
          <table:table-cell office:value-type="float" office:value="971565540641" calcext:value-type="float">
            <text:p>9715655406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5:13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3:43:21</text:p>
          </table:table-cell>
        </table:table-row>
        <table:table-row table:style-name="ro2">
          <table:table-cell office:value-type="float" office:value="971505383352" calcext:value-type="float">
            <text:p>9715053833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5:13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3:43:25</text:p>
          </table:table-cell>
        </table:table-row>
        <table:table-row table:style-name="ro2">
          <table:table-cell office:value-type="float" office:value="971564580966" calcext:value-type="float">
            <text:p>97156458096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5:13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3:43:26</text:p>
          </table:table-cell>
        </table:table-row>
        <table:table-row table:style-name="ro2">
          <table:table-cell office:value-type="float" office:value="971563719496" calcext:value-type="float">
            <text:p>9715637194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8:06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6:36:17</text:p>
          </table:table-cell>
        </table:table-row>
        <table:table-row table:style-name="ro2">
          <table:table-cell office:value-type="float" office:value="971505515940" calcext:value-type="float">
            <text:p>9715055159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08:57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7:27:37</text:p>
          </table:table-cell>
        </table:table-row>
        <table:table-row table:style-name="ro2">
          <table:table-cell office:value-type="float" office:value="971565232345" calcext:value-type="float">
            <text:p>97156523234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1:16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09:46:05</text:p>
          </table:table-cell>
        </table:table-row>
        <table:table-row table:style-name="ro2">
          <table:table-cell office:value-type="float" office:value="971569367420" calcext:value-type="float">
            <text:p>9715693674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2:12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0:42:30</text:p>
          </table:table-cell>
        </table:table-row>
        <table:table-row table:style-name="ro2">
          <table:table-cell office:value-type="float" office:value="971543234659" calcext:value-type="float">
            <text:p>9715432346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18:49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7:19:30</text:p>
          </table:table-cell>
        </table:table-row>
        <table:table-row table:style-name="ro2">
          <table:table-cell office:value-type="float" office:value="971569942690" calcext:value-type="float">
            <text:p>9715699426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20:00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18:30:36</text:p>
          </table:table-cell>
        </table:table-row>
        <table:table-row table:style-name="ro2">
          <table:table-cell office:value-type="float" office:value="971544145328" calcext:value-type="float">
            <text:p>9715441453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2 22:08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2 20:38:57</text:p>
          </table:table-cell>
        </table:table-row>
        <table:table-row table:style-name="ro2">
          <table:table-cell office:value-type="float" office:value="971545398140" calcext:value-type="float">
            <text:p>9715453981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03:01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01:31:30</text:p>
          </table:table-cell>
        </table:table-row>
        <table:table-row table:style-name="ro2">
          <table:table-cell office:value-type="float" office:value="971554229081" calcext:value-type="float">
            <text:p>9715542290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05:14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03:44:25</text:p>
          </table:table-cell>
        </table:table-row>
        <table:table-row table:style-name="ro2">
          <table:table-cell office:value-type="float" office:value="971547720921" calcext:value-type="float">
            <text:p>9715477209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2:40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1:10:20</text:p>
          </table:table-cell>
        </table:table-row>
        <table:table-row table:style-name="ro2">
          <table:table-cell office:value-type="float" office:value="971509422803" calcext:value-type="float">
            <text:p>9715094228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3:43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2:13:05</text:p>
          </table:table-cell>
        </table:table-row>
        <table:table-row table:style-name="ro2">
          <table:table-cell office:value-type="float" office:value="971509023628" calcext:value-type="float">
            <text:p>9715090236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9:43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8:13:59</text:p>
          </table:table-cell>
        </table:table-row>
        <table:table-row table:style-name="ro2">
          <table:table-cell office:value-type="float" office:value="971569792558" calcext:value-type="float">
            <text:p>9715697925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19:45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8:15:31</text:p>
          </table:table-cell>
        </table:table-row>
        <table:table-row table:style-name="ro2">
          <table:table-cell office:value-type="float" office:value="971507224629" calcext:value-type="float">
            <text:p>97150722462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20:34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19:04:36</text:p>
          </table:table-cell>
        </table:table-row>
        <table:table-row table:style-name="ro2">
          <table:table-cell office:value-type="float" office:value="971567001264" calcext:value-type="float">
            <text:p>9715670012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3 23:09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3 21:39:00</text:p>
          </table:table-cell>
        </table:table-row>
        <table:table-row table:style-name="ro2">
          <table:table-cell office:value-type="float" office:value="971552781289" calcext:value-type="float">
            <text:p>9715527812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04:50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03:20:47</text:p>
          </table:table-cell>
        </table:table-row>
        <table:table-row table:style-name="ro2">
          <table:table-cell office:value-type="float" office:value="971509932971" calcext:value-type="float">
            <text:p>9715099329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05:11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03:41:04</text:p>
          </table:table-cell>
        </table:table-row>
        <table:table-row table:style-name="ro2">
          <table:table-cell office:value-type="float" office:value="971565518660" calcext:value-type="float">
            <text:p>9715655186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05:11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03:41:05</text:p>
          </table:table-cell>
        </table:table-row>
        <table:table-row table:style-name="ro2">
          <table:table-cell office:value-type="float" office:value="971563728132" calcext:value-type="float">
            <text:p>9715637281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11:17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09:47:08</text:p>
          </table:table-cell>
        </table:table-row>
        <table:table-row table:style-name="ro2">
          <table:table-cell office:value-type="float" office:value="971543988727" calcext:value-type="float">
            <text:p>9715439887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11:22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09:52:02</text:p>
          </table:table-cell>
        </table:table-row>
        <table:table-row table:style-name="ro2">
          <table:table-cell office:value-type="float" office:value="971564212979" calcext:value-type="float">
            <text:p>9715642129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14:59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3:29:57</text:p>
          </table:table-cell>
        </table:table-row>
        <table:table-row table:style-name="ro2">
          <table:table-cell office:value-type="float" office:value="971562515391" calcext:value-type="float">
            <text:p>9715625153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16:30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5:00:12</text:p>
          </table:table-cell>
        </table:table-row>
        <table:table-row table:style-name="ro2">
          <table:table-cell office:value-type="float" office:value="971503470030" calcext:value-type="float">
            <text:p>9715034700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18:47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7:17:53</text:p>
          </table:table-cell>
        </table:table-row>
        <table:table-row table:style-name="ro2">
          <table:table-cell office:value-type="float" office:value="971502928127" calcext:value-type="float">
            <text:p>9715029281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21:19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19:49:52</text:p>
          </table:table-cell>
        </table:table-row>
        <table:table-row table:style-name="ro2">
          <table:table-cell office:value-type="float" office:value="971547046208" calcext:value-type="float">
            <text:p>9715470462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22:17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20:47:15</text:p>
          </table:table-cell>
        </table:table-row>
        <table:table-row table:style-name="ro2">
          <table:table-cell office:value-type="float" office:value="971509707233" calcext:value-type="float">
            <text:p>9715097072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4 22:37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21:07:41</text:p>
          </table:table-cell>
        </table:table-row>
        <table:table-row table:style-name="ro2">
          <table:table-cell office:value-type="float" office:value="971509219751" calcext:value-type="float">
            <text:p>9715092197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0:48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4 23:18:55</text:p>
          </table:table-cell>
        </table:table-row>
        <table:table-row table:style-name="ro2">
          <table:table-cell office:value-type="float" office:value="971563687896" calcext:value-type="float">
            <text:p>9715636878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4:03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2:33:44</text:p>
          </table:table-cell>
        </table:table-row>
        <table:table-row table:style-name="ro2">
          <table:table-cell office:value-type="float" office:value="971547513707" calcext:value-type="float">
            <text:p>9715475137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5:13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3:43:49</text:p>
          </table:table-cell>
        </table:table-row>
        <table:table-row table:style-name="ro2">
          <table:table-cell office:value-type="float" office:value="971503992768" calcext:value-type="float">
            <text:p>9715039927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5:13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3:43:51</text:p>
          </table:table-cell>
        </table:table-row>
        <table:table-row table:style-name="ro2">
          <table:table-cell office:value-type="float" office:value="971506518670" calcext:value-type="float">
            <text:p>9715065186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5:13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3:43:54</text:p>
          </table:table-cell>
        </table:table-row>
        <table:table-row table:style-name="ro2">
          <table:table-cell office:value-type="float" office:value="971543769795" calcext:value-type="float">
            <text:p>9715437697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5:14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3:44:27</text:p>
          </table:table-cell>
        </table:table-row>
        <table:table-row table:style-name="ro2">
          <table:table-cell office:value-type="float" office:value="971566504737" calcext:value-type="float">
            <text:p>97156650473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05:14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3:44:39</text:p>
          </table:table-cell>
        </table:table-row>
        <table:table-row table:style-name="ro2">
          <table:table-cell office:value-type="float" office:value="971563261028" calcext:value-type="float">
            <text:p>9715632610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1:25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09:55:53</text:p>
          </table:table-cell>
        </table:table-row>
        <table:table-row table:style-name="ro2">
          <table:table-cell office:value-type="float" office:value="971567278640" calcext:value-type="float">
            <text:p>9715672786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1:43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0:13:31</text:p>
          </table:table-cell>
        </table:table-row>
        <table:table-row table:style-name="ro2">
          <table:table-cell office:value-type="float" office:value="971561562648" calcext:value-type="float">
            <text:p>9715615626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1:54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0:24:21</text:p>
          </table:table-cell>
        </table:table-row>
        <table:table-row table:style-name="ro2">
          <table:table-cell office:value-type="float" office:value="971565742716" calcext:value-type="float">
            <text:p>97156574271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3:30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2:00:59</text:p>
          </table:table-cell>
        </table:table-row>
        <table:table-row table:style-name="ro2">
          <table:table-cell office:value-type="float" office:value="971504630815" calcext:value-type="float">
            <text:p>9715046308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4:14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2:44:50</text:p>
          </table:table-cell>
        </table:table-row>
        <table:table-row table:style-name="ro2">
          <table:table-cell office:value-type="float" office:value="971566987946" calcext:value-type="float">
            <text:p>9715669879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5 15:39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14:09:25</text:p>
          </table:table-cell>
        </table:table-row>
        <table:table-row table:style-name="ro2">
          <table:table-cell office:value-type="float" office:value="971507364785" calcext:value-type="float">
            <text:p>9715073647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0:16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5 22:46:36</text:p>
          </table:table-cell>
        </table:table-row>
        <table:table-row table:style-name="ro2">
          <table:table-cell office:value-type="float" office:value="971543982963" calcext:value-type="float">
            <text:p>9715439829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4:09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2:39:58</text:p>
          </table:table-cell>
        </table:table-row>
        <table:table-row table:style-name="ro2">
          <table:table-cell office:value-type="float" office:value="971502422917" calcext:value-type="float">
            <text:p>9715024229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12</text:p>
          </table:table-cell>
        </table:table-row>
        <table:table-row table:style-name="ro2">
          <table:table-cell office:value-type="float" office:value="971508964744" calcext:value-type="float">
            <text:p>97150896474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13</text:p>
          </table:table-cell>
        </table:table-row>
        <table:table-row table:style-name="ro2">
          <table:table-cell office:value-type="float" office:value="971563502817" calcext:value-type="float">
            <text:p>9715635028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14</text:p>
          </table:table-cell>
        </table:table-row>
        <table:table-row table:style-name="ro2">
          <table:table-cell office:value-type="float" office:value="971544384012" calcext:value-type="float">
            <text:p>9715443840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15</text:p>
          </table:table-cell>
        </table:table-row>
        <table:table-row table:style-name="ro2">
          <table:table-cell office:value-type="float" office:value="971508262240" calcext:value-type="float">
            <text:p>9715082622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16</text:p>
          </table:table-cell>
        </table:table-row>
        <table:table-row table:style-name="ro2">
          <table:table-cell office:value-type="float" office:value="971508700917" calcext:value-type="float">
            <text:p>9715087009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17</text:p>
          </table:table-cell>
        </table:table-row>
        <table:table-row table:style-name="ro2">
          <table:table-cell office:value-type="float" office:value="971507720973" calcext:value-type="float">
            <text:p>9715077209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18</text:p>
          </table:table-cell>
        </table:table-row>
        <table:table-row table:style-name="ro2">
          <table:table-cell office:value-type="float" office:value="971543133470" calcext:value-type="float">
            <text:p>9715431334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23</text:p>
          </table:table-cell>
        </table:table-row>
        <table:table-row table:style-name="ro2">
          <table:table-cell office:value-type="float" office:value="971569676039" calcext:value-type="float">
            <text:p>9715696760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32</text:p>
          </table:table-cell>
        </table:table-row>
        <table:table-row table:style-name="ro2">
          <table:table-cell office:value-type="float" office:value="971543480914" calcext:value-type="float">
            <text:p>9715434809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33</text:p>
          </table:table-cell>
        </table:table-row>
        <table:table-row table:style-name="ro2">
          <table:table-cell office:value-type="float" office:value="971561587059" calcext:value-type="float">
            <text:p>9715615870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05:23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3:53:34</text:p>
          </table:table-cell>
        </table:table-row>
        <table:table-row table:style-name="ro2">
          <table:table-cell office:value-type="float" office:value="971501777922" calcext:value-type="float">
            <text:p>9715017779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11:08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09:38:07</text:p>
          </table:table-cell>
        </table:table-row>
        <table:table-row table:style-name="ro2">
          <table:table-cell office:value-type="float" office:value="971545597807" calcext:value-type="float">
            <text:p>9715455978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11:34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10:04:50</text:p>
          </table:table-cell>
        </table:table-row>
        <table:table-row table:style-name="ro2">
          <table:table-cell office:value-type="float" office:value="971564429142" calcext:value-type="float">
            <text:p>9715644291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19:46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18:16:07</text:p>
          </table:table-cell>
        </table:table-row>
        <table:table-row table:style-name="ro2">
          <table:table-cell office:value-type="float" office:value="971562923419" calcext:value-type="float">
            <text:p>97156292341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6 21:04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6 19:34:13</text:p>
          </table:table-cell>
        </table:table-row>
        <table:table-row table:style-name="ro2">
          <table:table-cell office:value-type="float" office:value="971504026114" calcext:value-type="float">
            <text:p>9715040261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4:12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2:42:52</text:p>
          </table:table-cell>
        </table:table-row>
        <table:table-row table:style-name="ro2">
          <table:table-cell office:value-type="float" office:value="971508782893" calcext:value-type="float">
            <text:p>9715087828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5:24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3:54:39</text:p>
          </table:table-cell>
        </table:table-row>
        <table:table-row table:style-name="ro2">
          <table:table-cell office:value-type="float" office:value="971566725813" calcext:value-type="float">
            <text:p>9715667258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5:24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3:54:42</text:p>
          </table:table-cell>
        </table:table-row>
        <table:table-row table:style-name="ro2">
          <table:table-cell office:value-type="float" office:value="971501878371" calcext:value-type="float">
            <text:p>9715018783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5:24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3:54:43</text:p>
          </table:table-cell>
        </table:table-row>
        <table:table-row table:style-name="ro2">
          <table:table-cell office:value-type="float" office:value="971563402566" calcext:value-type="float">
            <text:p>97156340256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5:25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3:55:30</text:p>
          </table:table-cell>
        </table:table-row>
        <table:table-row table:style-name="ro2">
          <table:table-cell office:value-type="float" office:value="971563923566" calcext:value-type="float">
            <text:p>97156392356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5:26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3:56:05</text:p>
          </table:table-cell>
        </table:table-row>
        <table:table-row table:style-name="ro2">
          <table:table-cell office:value-type="float" office:value="971505624662" calcext:value-type="float">
            <text:p>9715056246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5:26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3:56:06</text:p>
          </table:table-cell>
        </table:table-row>
        <table:table-row table:style-name="ro2">
          <table:table-cell office:value-type="float" office:value="971509738442" calcext:value-type="float">
            <text:p>9715097384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05:26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03:56:07</text:p>
          </table:table-cell>
        </table:table-row>
        <table:table-row table:style-name="ro2">
          <table:table-cell office:value-type="float" office:value="971509610795" calcext:value-type="float">
            <text:p>9715096107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11:40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10:10:01</text:p>
          </table:table-cell>
        </table:table-row>
        <table:table-row table:style-name="ro2">
          <table:table-cell office:value-type="float" office:value="971547698962" calcext:value-type="float">
            <text:p>9715476989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14:14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12:44:41</text:p>
          </table:table-cell>
        </table:table-row>
        <table:table-row table:style-name="ro2">
          <table:table-cell office:value-type="float" office:value="971501951281" calcext:value-type="float">
            <text:p>9715019512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15:06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13:36:46</text:p>
          </table:table-cell>
        </table:table-row>
        <table:table-row table:style-name="ro2">
          <table:table-cell office:value-type="float" office:value="971566366458" calcext:value-type="float">
            <text:p>9715663664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15:32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14:02:41</text:p>
          </table:table-cell>
        </table:table-row>
        <table:table-row table:style-name="ro2">
          <table:table-cell office:value-type="float" office:value="971502705951" calcext:value-type="float">
            <text:p>9715027059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18:10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16:40:37</text:p>
          </table:table-cell>
        </table:table-row>
        <table:table-row table:style-name="ro2">
          <table:table-cell office:value-type="float" office:value="971503895341" calcext:value-type="float">
            <text:p>9715038953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21:22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19:52:40</text:p>
          </table:table-cell>
        </table:table-row>
        <table:table-row table:style-name="ro2">
          <table:table-cell office:value-type="float" office:value="971564617740" calcext:value-type="float">
            <text:p>97156461774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7 22:22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7 20:52:51</text:p>
          </table:table-cell>
        </table:table-row>
        <table:table-row table:style-name="ro2">
          <table:table-cell office:value-type="float" office:value="971504733512" calcext:value-type="float">
            <text:p>9715047335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05:2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3:51:58</text:p>
          </table:table-cell>
        </table:table-row>
        <table:table-row table:style-name="ro2">
          <table:table-cell office:value-type="float" office:value="971568004214" calcext:value-type="float">
            <text:p>9715680042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05:22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3:52:09</text:p>
          </table:table-cell>
        </table:table-row>
        <table:table-row table:style-name="ro2">
          <table:table-cell office:value-type="float" office:value="971543975355" calcext:value-type="float">
            <text:p>97154397535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05:22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3:52:24</text:p>
          </table:table-cell>
        </table:table-row>
        <table:table-row table:style-name="ro2">
          <table:table-cell office:value-type="float" office:value="971565439641" calcext:value-type="float">
            <text:p>9715654396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1:04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9:34:02</text:p>
          </table:table-cell>
        </table:table-row>
        <table:table-row table:style-name="ro2">
          <table:table-cell office:value-type="float" office:value="971565439641" calcext:value-type="float">
            <text:p>9715654396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1:10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09:40:29</text:p>
          </table:table-cell>
        </table:table-row>
        <table:table-row table:style-name="ro2">
          <table:table-cell office:value-type="float" office:value="971507166684" calcext:value-type="float">
            <text:p>9715071666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4:38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13:08:04</text:p>
          </table:table-cell>
        </table:table-row>
        <table:table-row table:style-name="ro2">
          <table:table-cell office:value-type="float" office:value="971564723825" calcext:value-type="float">
            <text:p>9715647238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4:39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13:09:02</text:p>
          </table:table-cell>
        </table:table-row>
        <table:table-row table:style-name="ro2">
          <table:table-cell office:value-type="float" office:value="971509845256" calcext:value-type="float">
            <text:p>9715098452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7:59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16:29:13</text:p>
          </table:table-cell>
        </table:table-row>
        <table:table-row table:style-name="ro2">
          <table:table-cell office:value-type="float" office:value="971568539289" calcext:value-type="float">
            <text:p>9715685392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19:52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18:22:30</text:p>
          </table:table-cell>
        </table:table-row>
        <table:table-row table:style-name="ro2">
          <table:table-cell office:value-type="float" office:value="971565596191" calcext:value-type="float">
            <text:p>9715655961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21:37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20:07:27</text:p>
          </table:table-cell>
        </table:table-row>
        <table:table-row table:style-name="ro2">
          <table:table-cell office:value-type="float" office:value="971561435130" calcext:value-type="float">
            <text:p>9715614351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23:24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21:54:05</text:p>
          </table:table-cell>
        </table:table-row>
        <table:table-row table:style-name="ro2">
          <table:table-cell office:value-type="float" office:value="971568468185" calcext:value-type="float">
            <text:p>9715684681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8 23:56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8 22:26:49</text:p>
          </table:table-cell>
        </table:table-row>
        <table:table-row table:style-name="ro2">
          <table:table-cell office:value-type="float" office:value="971567905717" calcext:value-type="float">
            <text:p>9715679057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04:09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02:39:45</text:p>
          </table:table-cell>
        </table:table-row>
        <table:table-row table:style-name="ro2">
          <table:table-cell office:value-type="float" office:value="971565820281" calcext:value-type="float">
            <text:p>9715658202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04:09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02:39:46</text:p>
          </table:table-cell>
        </table:table-row>
        <table:table-row table:style-name="ro2">
          <table:table-cell office:value-type="float" office:value="971563630247" calcext:value-type="float">
            <text:p>9715636302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05:16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03:46:35</text:p>
          </table:table-cell>
        </table:table-row>
        <table:table-row table:style-name="ro2">
          <table:table-cell office:value-type="float" office:value="971503943109" calcext:value-type="float">
            <text:p>9715039431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10:34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09:04:01</text:p>
          </table:table-cell>
        </table:table-row>
        <table:table-row table:style-name="ro2">
          <table:table-cell office:value-type="float" office:value="971504841059" calcext:value-type="float">
            <text:p>9715048410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11:16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09:46:06</text:p>
          </table:table-cell>
        </table:table-row>
        <table:table-row table:style-name="ro2">
          <table:table-cell office:value-type="float" office:value="971506603903" calcext:value-type="float">
            <text:p>9715066039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11:19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09:49:01</text:p>
          </table:table-cell>
        </table:table-row>
        <table:table-row table:style-name="ro2">
          <table:table-cell office:value-type="float" office:value="971544691154" calcext:value-type="float">
            <text:p>9715446911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15:42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14:12:43</text:p>
          </table:table-cell>
        </table:table-row>
        <table:table-row table:style-name="ro2">
          <table:table-cell office:value-type="float" office:value="971505469893" calcext:value-type="float">
            <text:p>9715054698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16:51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15:21:05</text:p>
          </table:table-cell>
        </table:table-row>
        <table:table-row table:style-name="ro2">
          <table:table-cell office:value-type="float" office:value="971505041306" calcext:value-type="float">
            <text:p>9715050413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09 20:35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09 19:05:15</text:p>
          </table:table-cell>
        </table:table-row>
        <table:table-row table:style-name="ro2">
          <table:table-cell office:value-type="float" office:value="971509088481" calcext:value-type="float">
            <text:p>9715090884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04:06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2:36:44</text:p>
          </table:table-cell>
        </table:table-row>
        <table:table-row table:style-name="ro2">
          <table:table-cell office:value-type="float" office:value="971544734805" calcext:value-type="float">
            <text:p>97154473480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04:06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2:36:45</text:p>
          </table:table-cell>
        </table:table-row>
        <table:table-row table:style-name="ro2">
          <table:table-cell office:value-type="float" office:value="971547357984" calcext:value-type="float">
            <text:p>9715473579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05:27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3:57:57</text:p>
          </table:table-cell>
        </table:table-row>
        <table:table-row table:style-name="ro2">
          <table:table-cell office:value-type="float" office:value="971563214193" calcext:value-type="float">
            <text:p>9715632141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05:28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3:58:03</text:p>
          </table:table-cell>
        </table:table-row>
        <table:table-row table:style-name="ro2">
          <table:table-cell office:value-type="float" office:value="971503042251" calcext:value-type="float">
            <text:p>9715030422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05:32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4:02:24</text:p>
          </table:table-cell>
        </table:table-row>
        <table:table-row table:style-name="ro2">
          <table:table-cell office:value-type="float" office:value="971568930769" calcext:value-type="float">
            <text:p>9715689307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10:33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09:03:30</text:p>
          </table:table-cell>
        </table:table-row>
        <table:table-row table:style-name="ro2">
          <table:table-cell office:value-type="float" office:value="971564948257" calcext:value-type="float">
            <text:p>9715649482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11:36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10:06:47</text:p>
          </table:table-cell>
        </table:table-row>
        <table:table-row table:style-name="ro2">
          <table:table-cell office:value-type="float" office:value="971563845437" calcext:value-type="float">
            <text:p>97156384543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16:38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15:08:49</text:p>
          </table:table-cell>
        </table:table-row>
        <table:table-row table:style-name="ro2">
          <table:table-cell office:value-type="float" office:value="971503678460" calcext:value-type="float">
            <text:p>9715036784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20:07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18:37:32</text:p>
          </table:table-cell>
        </table:table-row>
        <table:table-row table:style-name="ro2">
          <table:table-cell office:value-type="float" office:value="971502754135" calcext:value-type="float">
            <text:p>97150275413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20:21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18:51:12</text:p>
          </table:table-cell>
        </table:table-row>
        <table:table-row table:style-name="ro2">
          <table:table-cell office:value-type="float" office:value="971505591262" calcext:value-type="float">
            <text:p>9715055912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0 23:51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0 22:21:00</text:p>
          </table:table-cell>
        </table:table-row>
        <table:table-row table:style-name="ro2">
          <table:table-cell office:value-type="float" office:value="971547058582" calcext:value-type="float">
            <text:p>9715470585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2:10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0:40:04</text:p>
          </table:table-cell>
        </table:table-row>
        <table:table-row table:style-name="ro2">
          <table:table-cell office:value-type="float" office:value="971566369521" calcext:value-type="float">
            <text:p>9715663695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4:06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2:36:38</text:p>
          </table:table-cell>
        </table:table-row>
        <table:table-row table:style-name="ro2">
          <table:table-cell office:value-type="float" office:value="971545199358" calcext:value-type="float">
            <text:p>9715451993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4:06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2:36:39</text:p>
          </table:table-cell>
        </table:table-row>
        <table:table-row table:style-name="ro2">
          <table:table-cell office:value-type="float" office:value="971504453808" calcext:value-type="float">
            <text:p>9715044538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4:06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2:36:40</text:p>
          </table:table-cell>
        </table:table-row>
        <table:table-row table:style-name="ro2">
          <table:table-cell office:value-type="float" office:value="971567964670" calcext:value-type="float">
            <text:p>9715679646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4:06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2:36:41</text:p>
          </table:table-cell>
        </table:table-row>
        <table:table-row table:style-name="ro2">
          <table:table-cell office:value-type="float" office:value="971563641749" calcext:value-type="float">
            <text:p>9715636417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5:22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3:52:58</text:p>
          </table:table-cell>
        </table:table-row>
        <table:table-row table:style-name="ro2">
          <table:table-cell office:value-type="float" office:value="971547313648" calcext:value-type="float">
            <text:p>97154731364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5:22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3:52:59</text:p>
          </table:table-cell>
        </table:table-row>
        <table:table-row table:style-name="ro2">
          <table:table-cell office:value-type="float" office:value="971547597173" calcext:value-type="float">
            <text:p>9715475971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5:23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3:53:00</text:p>
          </table:table-cell>
        </table:table-row>
        <table:table-row table:style-name="ro2">
          <table:table-cell office:value-type="float" office:value="971563827613" calcext:value-type="float">
            <text:p>9715638276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05:23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03:53:01</text:p>
          </table:table-cell>
        </table:table-row>
        <table:table-row table:style-name="ro2">
          <table:table-cell office:value-type="float" office:value="971564142834" calcext:value-type="float">
            <text:p>9715641428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14:38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13:08:28</text:p>
          </table:table-cell>
        </table:table-row>
        <table:table-row table:style-name="ro2">
          <table:table-cell office:value-type="float" office:value="971547183763" calcext:value-type="float">
            <text:p>9715471837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20:09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18:39:40</text:p>
          </table:table-cell>
        </table:table-row>
        <table:table-row table:style-name="ro2">
          <table:table-cell office:value-type="float" office:value="971568684077" calcext:value-type="float">
            <text:p>97156868407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21:29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19:59:55</text:p>
          </table:table-cell>
        </table:table-row>
        <table:table-row table:style-name="ro2">
          <table:table-cell office:value-type="float" office:value="971503369102" calcext:value-type="float">
            <text:p>9715033691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1 22:10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1 20:40:17</text:p>
          </table:table-cell>
        </table:table-row>
        <table:table-row table:style-name="ro2">
          <table:table-cell office:value-type="float" office:value="971566419926" calcext:value-type="float">
            <text:p>9715664199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1:51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00:21:26</text:p>
          </table:table-cell>
        </table:table-row>
        <table:table-row table:style-name="ro2">
          <table:table-cell office:value-type="float" office:value="971544375016" calcext:value-type="float">
            <text:p>97154437501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1:51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00:21:27</text:p>
          </table:table-cell>
        </table:table-row>
        <table:table-row table:style-name="ro2">
          <table:table-cell office:value-type="float" office:value="971547020214" calcext:value-type="float">
            <text:p>9715470202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1:51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00:21:28</text:p>
          </table:table-cell>
        </table:table-row>
        <table:table-row table:style-name="ro2">
          <table:table-cell office:value-type="float" office:value="971545167047" calcext:value-type="float">
            <text:p>9715451670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1:51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00:21:29</text:p>
          </table:table-cell>
        </table:table-row>
        <table:table-row table:style-name="ro2">
          <table:table-cell office:value-type="float" office:value="971547194028" calcext:value-type="float">
            <text:p>9715471940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2:19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00:49:44</text:p>
          </table:table-cell>
        </table:table-row>
        <table:table-row table:style-name="ro2">
          <table:table-cell office:value-type="float" office:value="971568643613" calcext:value-type="float">
            <text:p>9715686436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04:26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02:56:02</text:p>
          </table:table-cell>
        </table:table-row>
        <table:table-row table:style-name="ro2">
          <table:table-cell office:value-type="float" office:value="971503971180" calcext:value-type="float">
            <text:p>97150397118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14:43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13:13:41</text:p>
          </table:table-cell>
        </table:table-row>
        <table:table-row table:style-name="ro2">
          <table:table-cell office:value-type="float" office:value="971502539272" calcext:value-type="float">
            <text:p>9715025392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16:26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14:56:58</text:p>
          </table:table-cell>
        </table:table-row>
        <table:table-row table:style-name="ro2">
          <table:table-cell office:value-type="float" office:value="971563585484" calcext:value-type="float">
            <text:p>9715635854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2 20:02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2 18:32:34</text:p>
          </table:table-cell>
        </table:table-row>
        <table:table-row table:style-name="ro2">
          <table:table-cell office:value-type="float" office:value="971545160485" calcext:value-type="float">
            <text:p>9715451604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5:21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03:51:09</text:p>
          </table:table-cell>
        </table:table-row>
        <table:table-row table:style-name="ro2">
          <table:table-cell office:value-type="float" office:value="971566631496" calcext:value-type="float">
            <text:p>9715666314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5:21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03:51:10</text:p>
          </table:table-cell>
        </table:table-row>
        <table:table-row table:style-name="ro2">
          <table:table-cell office:value-type="float" office:value="971504633408" calcext:value-type="float">
            <text:p>9715046334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5:21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03:51:11</text:p>
          </table:table-cell>
        </table:table-row>
        <table:table-row table:style-name="ro2">
          <table:table-cell office:value-type="float" office:value="971508328485" calcext:value-type="float">
            <text:p>9715083284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5:21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03:51:12</text:p>
          </table:table-cell>
        </table:table-row>
        <table:table-row table:style-name="ro2">
          <table:table-cell office:value-type="float" office:value="971567304099" calcext:value-type="float">
            <text:p>97156730409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5:21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03:51:13</text:p>
          </table:table-cell>
        </table:table-row>
        <table:table-row table:style-name="ro2">
          <table:table-cell office:value-type="float" office:value="971504759693" calcext:value-type="float">
            <text:p>9715047596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05:21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03:51:14</text:p>
          </table:table-cell>
        </table:table-row>
        <table:table-row table:style-name="ro2">
          <table:table-cell office:value-type="float" office:value="971568078813" calcext:value-type="float">
            <text:p>9715680788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13:18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1:48:52</text:p>
          </table:table-cell>
        </table:table-row>
        <table:table-row table:style-name="ro2">
          <table:table-cell office:value-type="float" office:value="971563412379" calcext:value-type="float">
            <text:p>9715634123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13:18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11:48:53</text:p>
          </table:table-cell>
        </table:table-row>
        <table:table-row table:style-name="ro2">
          <table:table-cell office:value-type="float" office:value="971562418239" calcext:value-type="float">
            <text:p>9715624182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21:46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20:16:09</text:p>
          </table:table-cell>
        </table:table-row>
        <table:table-row table:style-name="ro2">
          <table:table-cell office:value-type="float" office:value="971506836672" calcext:value-type="float">
            <text:p>9715068366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3 21:50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3 20:20:52</text:p>
          </table:table-cell>
        </table:table-row>
        <table:table-row table:style-name="ro2">
          <table:table-cell office:value-type="float" office:value="971562173043" calcext:value-type="float">
            <text:p>9715621730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04:09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02:39:48</text:p>
          </table:table-cell>
        </table:table-row>
        <table:table-row table:style-name="ro2">
          <table:table-cell office:value-type="float" office:value="971544429193" calcext:value-type="float">
            <text:p>9715444291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04:09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02:39:49</text:p>
          </table:table-cell>
        </table:table-row>
        <table:table-row table:style-name="ro2">
          <table:table-cell office:value-type="float" office:value="971547204558" calcext:value-type="float">
            <text:p>9715472045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05:21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03:51:04</text:p>
          </table:table-cell>
        </table:table-row>
        <table:table-row table:style-name="ro2">
          <table:table-cell office:value-type="float" office:value="971509041859" calcext:value-type="float">
            <text:p>9715090418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11:40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0:10:37</text:p>
          </table:table-cell>
        </table:table-row>
        <table:table-row table:style-name="ro2">
          <table:table-cell office:value-type="float" office:value="971544919710" calcext:value-type="float">
            <text:p>9715449197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15:43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4:13:22</text:p>
          </table:table-cell>
        </table:table-row>
        <table:table-row table:style-name="ro2">
          <table:table-cell office:value-type="float" office:value="971504882353" calcext:value-type="float">
            <text:p>9715048823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15:58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4:28:44</text:p>
          </table:table-cell>
        </table:table-row>
        <table:table-row table:style-name="ro2">
          <table:table-cell office:value-type="float" office:value="971564938046" calcext:value-type="float">
            <text:p>9715649380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16:51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5:21:38</text:p>
          </table:table-cell>
        </table:table-row>
        <table:table-row table:style-name="ro2">
          <table:table-cell office:value-type="float" office:value="971547309916" calcext:value-type="float">
            <text:p>97154730991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18:17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6:47:37</text:p>
          </table:table-cell>
        </table:table-row>
        <table:table-row table:style-name="ro2">
          <table:table-cell office:value-type="float" office:value="971568403812" calcext:value-type="float">
            <text:p>9715684038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19:41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8:11:27</text:p>
          </table:table-cell>
        </table:table-row>
        <table:table-row table:style-name="ro2">
          <table:table-cell office:value-type="float" office:value="971554566581" calcext:value-type="float">
            <text:p>9715545665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21:08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19:38:42</text:p>
          </table:table-cell>
        </table:table-row>
        <table:table-row table:style-name="ro2">
          <table:table-cell office:value-type="float" office:value="971553755703" calcext:value-type="float">
            <text:p>9715537557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4 22:06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4 20:36:27</text:p>
          </table:table-cell>
        </table:table-row>
        <table:table-row table:style-name="ro2">
          <table:table-cell office:value-type="float" office:value="971502638994" calcext:value-type="float">
            <text:p>9715026389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02:28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00:58:51</text:p>
          </table:table-cell>
        </table:table-row>
        <table:table-row table:style-name="ro2">
          <table:table-cell office:value-type="float" office:value="971564849083" calcext:value-type="float">
            <text:p>9715648490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02:34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01:04:07</text:p>
          </table:table-cell>
        </table:table-row>
        <table:table-row table:style-name="ro2">
          <table:table-cell office:value-type="float" office:value="971509792075" calcext:value-type="float">
            <text:p>9715097920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18:49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17:19:33</text:p>
          </table:table-cell>
        </table:table-row>
        <table:table-row table:style-name="ro2">
          <table:table-cell office:value-type="float" office:value="971544729941" calcext:value-type="float">
            <text:p>9715447299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2:53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1:23:16</text:p>
          </table:table-cell>
        </table:table-row>
        <table:table-row table:style-name="ro2">
          <table:table-cell office:value-type="float" office:value="971501186523" calcext:value-type="float">
            <text:p>9715011865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2:53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1:23:34</text:p>
          </table:table-cell>
        </table:table-row>
        <table:table-row table:style-name="ro2">
          <table:table-cell office:value-type="float" office:value="971564228352" calcext:value-type="float">
            <text:p>9715642283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3:07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1:37:36</text:p>
          </table:table-cell>
        </table:table-row>
        <table:table-row table:style-name="ro2">
          <table:table-cell office:value-type="float" office:value="971564154926" calcext:value-type="float">
            <text:p>9715641549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3:07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1:37:42</text:p>
          </table:table-cell>
        </table:table-row>
        <table:table-row table:style-name="ro2">
          <table:table-cell office:value-type="float" office:value="971566590894" calcext:value-type="float">
            <text:p>9715665908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3:12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1:42:07</text:p>
          </table:table-cell>
        </table:table-row>
        <table:table-row table:style-name="ro2">
          <table:table-cell office:value-type="float" office:value="971509896152" calcext:value-type="float">
            <text:p>9715098961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3:18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1:48:49</text:p>
          </table:table-cell>
        </table:table-row>
        <table:table-row table:style-name="ro2">
          <table:table-cell office:value-type="float" office:value="971544095545" calcext:value-type="float">
            <text:p>97154409554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3:22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1:52:31</text:p>
          </table:table-cell>
        </table:table-row>
        <table:table-row table:style-name="ro2">
          <table:table-cell office:value-type="float" office:value="971544146624" calcext:value-type="float">
            <text:p>9715441466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3:25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1:55:56</text:p>
          </table:table-cell>
        </table:table-row>
        <table:table-row table:style-name="ro2">
          <table:table-cell office:value-type="float" office:value="971556095752" calcext:value-type="float">
            <text:p>9715560957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3:47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2:17:05</text:p>
          </table:table-cell>
        </table:table-row>
        <table:table-row table:style-name="ro2">
          <table:table-cell office:value-type="float" office:value="971557836057" calcext:value-type="float">
            <text:p>9715578360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5 23:51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2:21:26</text:p>
          </table:table-cell>
        </table:table-row>
        <table:table-row table:style-name="ro2">
          <table:table-cell office:value-type="float" office:value="971501899630" calcext:value-type="float">
            <text:p>9715018996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0:05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2:35:25</text:p>
          </table:table-cell>
        </table:table-row>
        <table:table-row table:style-name="ro2">
          <table:table-cell office:value-type="float" office:value="971545841265" calcext:value-type="float">
            <text:p>9715458412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0:23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2:53:14</text:p>
          </table:table-cell>
        </table:table-row>
        <table:table-row table:style-name="ro2">
          <table:table-cell office:value-type="float" office:value="971565364289" calcext:value-type="float">
            <text:p>9715653642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0:28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2:58:25</text:p>
          </table:table-cell>
        </table:table-row>
        <table:table-row table:style-name="ro2">
          <table:table-cell office:value-type="float" office:value="971505851473" calcext:value-type="float">
            <text:p>9715058514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0:32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02:07</text:p>
          </table:table-cell>
        </table:table-row>
        <table:table-row table:style-name="ro2">
          <table:table-cell office:value-type="float" office:value="971565784122" calcext:value-type="float">
            <text:p>9715657841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0:33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03:38</text:p>
          </table:table-cell>
        </table:table-row>
        <table:table-row table:style-name="ro2">
          <table:table-cell office:value-type="float" office:value="971564728196" calcext:value-type="float">
            <text:p>9715647281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0:38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08:41</text:p>
          </table:table-cell>
        </table:table-row>
        <table:table-row table:style-name="ro2">
          <table:table-cell office:value-type="float" office:value="971543558323" calcext:value-type="float">
            <text:p>9715435583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0:4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12:56</text:p>
          </table:table-cell>
        </table:table-row>
        <table:table-row table:style-name="ro2">
          <table:table-cell office:value-type="float" office:value="971567109491" calcext:value-type="float">
            <text:p>9715671094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0:51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21:21</text:p>
          </table:table-cell>
        </table:table-row>
        <table:table-row table:style-name="ro2">
          <table:table-cell office:value-type="float" office:value="971544865074" calcext:value-type="float">
            <text:p>9715448650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0:55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25:23</text:p>
          </table:table-cell>
        </table:table-row>
        <table:table-row table:style-name="ro2">
          <table:table-cell office:value-type="float" office:value="971509348443" calcext:value-type="float">
            <text:p>9715093484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1:13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43:50</text:p>
          </table:table-cell>
        </table:table-row>
        <table:table-row table:style-name="ro2">
          <table:table-cell office:value-type="float" office:value="971559380025" calcext:value-type="float">
            <text:p>9715593800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1:19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49:33</text:p>
          </table:table-cell>
        </table:table-row>
        <table:table-row table:style-name="ro2">
          <table:table-cell office:value-type="float" office:value="971506396233" calcext:value-type="float">
            <text:p>9715063962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1:19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49:34</text:p>
          </table:table-cell>
        </table:table-row>
        <table:table-row table:style-name="ro2">
          <table:table-cell office:value-type="float" office:value="971502021715" calcext:value-type="float">
            <text:p>9715020217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1:1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49:53</text:p>
          </table:table-cell>
        </table:table-row>
        <table:table-row table:style-name="ro2">
          <table:table-cell office:value-type="float" office:value="971502533890" calcext:value-type="float">
            <text:p>9715025338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1:20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50:45</text:p>
          </table:table-cell>
        </table:table-row>
        <table:table-row table:style-name="ro2">
          <table:table-cell office:value-type="float" office:value="971565080953" calcext:value-type="float">
            <text:p>9715650809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1:20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5 23:50:48</text:p>
          </table:table-cell>
        </table:table-row>
        <table:table-row table:style-name="ro2">
          <table:table-cell office:value-type="float" office:value="971556056481" calcext:value-type="float">
            <text:p>9715560564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4:27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2:57:23</text:p>
          </table:table-cell>
        </table:table-row>
        <table:table-row table:style-name="ro2">
          <table:table-cell office:value-type="float" office:value="971501738379" calcext:value-type="float">
            <text:p>9715017383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4:44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3:14:04</text:p>
          </table:table-cell>
        </table:table-row>
        <table:table-row table:style-name="ro2">
          <table:table-cell office:value-type="float" office:value="971562043660" calcext:value-type="float">
            <text:p>9715620436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5:00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3:30:41</text:p>
          </table:table-cell>
        </table:table-row>
        <table:table-row table:style-name="ro2">
          <table:table-cell office:value-type="float" office:value="971566136831" calcext:value-type="float">
            <text:p>97156613683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5:11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3:41:15</text:p>
          </table:table-cell>
        </table:table-row>
        <table:table-row table:style-name="ro2">
          <table:table-cell office:value-type="float" office:value="971508303638" calcext:value-type="float">
            <text:p>9715083036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5:15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3:45:06</text:p>
          </table:table-cell>
        </table:table-row>
        <table:table-row table:style-name="ro2">
          <table:table-cell office:value-type="float" office:value="971545982189" calcext:value-type="float">
            <text:p>9715459821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5:15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3:45:07</text:p>
          </table:table-cell>
        </table:table-row>
        <table:table-row table:style-name="ro2">
          <table:table-cell office:value-type="float" office:value="971508558132" calcext:value-type="float">
            <text:p>9715085581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6:13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4:43:02</text:p>
          </table:table-cell>
        </table:table-row>
        <table:table-row table:style-name="ro2">
          <table:table-cell office:value-type="float" office:value="971566012079" calcext:value-type="float">
            <text:p>9715660120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6:13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4:43:03</text:p>
          </table:table-cell>
        </table:table-row>
        <table:table-row table:style-name="ro2">
          <table:table-cell office:value-type="float" office:value="971562064620" calcext:value-type="float">
            <text:p>9715620646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06:13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04:43:04</text:p>
          </table:table-cell>
        </table:table-row>
        <table:table-row table:style-name="ro2">
          <table:table-cell office:value-type="float" office:value="971505102643" calcext:value-type="float">
            <text:p>9715051026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3:42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2:12:27</text:p>
          </table:table-cell>
        </table:table-row>
        <table:table-row table:style-name="ro2">
          <table:table-cell office:value-type="float" office:value="971505939217" calcext:value-type="float">
            <text:p>9715059392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17:35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6:05:52</text:p>
          </table:table-cell>
        </table:table-row>
        <table:table-row table:style-name="ro2">
          <table:table-cell office:value-type="float" office:value="971502273412" calcext:value-type="float">
            <text:p>9715022734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20:12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18:42:39</text:p>
          </table:table-cell>
        </table:table-row>
        <table:table-row table:style-name="ro2">
          <table:table-cell office:value-type="float" office:value="971508974095" calcext:value-type="float">
            <text:p>9715089740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22:09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20:39:00</text:p>
          </table:table-cell>
        </table:table-row>
        <table:table-row table:style-name="ro2">
          <table:table-cell office:value-type="float" office:value="971567763830" calcext:value-type="float">
            <text:p>9715677638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6 22:14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6 20:44:31</text:p>
          </table:table-cell>
        </table:table-row>
        <table:table-row table:style-name="ro2">
          <table:table-cell office:value-type="float" office:value="971562978746" calcext:value-type="float">
            <text:p>9715629787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04:03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02:33:22</text:p>
          </table:table-cell>
        </table:table-row>
        <table:table-row table:style-name="ro2">
          <table:table-cell office:value-type="float" office:value="971503757158" calcext:value-type="float">
            <text:p>9715037571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05:11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03:41:37</text:p>
          </table:table-cell>
        </table:table-row>
        <table:table-row table:style-name="ro2">
          <table:table-cell office:value-type="float" office:value="971543393552" calcext:value-type="float">
            <text:p>9715433935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05:24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03:54:22</text:p>
          </table:table-cell>
        </table:table-row>
        <table:table-row table:style-name="ro2">
          <table:table-cell office:value-type="float" office:value="971526200662" calcext:value-type="float">
            <text:p>9715262006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11:31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10:01:16</text:p>
          </table:table-cell>
        </table:table-row>
        <table:table-row table:style-name="ro2">
          <table:table-cell office:value-type="float" office:value="971525362238" calcext:value-type="float">
            <text:p>9715253622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12:33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11:03:20</text:p>
          </table:table-cell>
        </table:table-row>
        <table:table-row table:style-name="ro2">
          <table:table-cell office:value-type="float" office:value="971505333043" calcext:value-type="float">
            <text:p>9715053330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7 22:05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20:35:22</text:p>
          </table:table-cell>
        </table:table-row>
        <table:table-row table:style-name="ro2">
          <table:table-cell office:value-type="float" office:value="971544435426" calcext:value-type="float">
            <text:p>9715444354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0:16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22:46:04</text:p>
          </table:table-cell>
        </table:table-row>
        <table:table-row table:style-name="ro2">
          <table:table-cell office:value-type="float" office:value="971545140902" calcext:value-type="float">
            <text:p>9715451409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1:0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23:32:56</text:p>
          </table:table-cell>
        </table:table-row>
        <table:table-row table:style-name="ro2">
          <table:table-cell office:value-type="float" office:value="971564259408" calcext:value-type="float">
            <text:p>97156425940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1:07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7 23:37:14</text:p>
          </table:table-cell>
        </table:table-row>
        <table:table-row table:style-name="ro2">
          <table:table-cell office:value-type="float" office:value="971504786891" calcext:value-type="float">
            <text:p>9715047868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1:36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00:06:44</text:p>
          </table:table-cell>
        </table:table-row>
        <table:table-row table:style-name="ro2">
          <table:table-cell office:value-type="float" office:value="971502920955" calcext:value-type="float">
            <text:p>97150292095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5:15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03:45:40</text:p>
          </table:table-cell>
        </table:table-row>
        <table:table-row table:style-name="ro2">
          <table:table-cell office:value-type="float" office:value="971569326427" calcext:value-type="float">
            <text:p>9715693264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5:15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03:45:41</text:p>
          </table:table-cell>
        </table:table-row>
        <table:table-row table:style-name="ro2">
          <table:table-cell office:value-type="float" office:value="971509282026" calcext:value-type="float">
            <text:p>9715092820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05:26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03:56:41</text:p>
          </table:table-cell>
        </table:table-row>
        <table:table-row table:style-name="ro2">
          <table:table-cell office:value-type="float" office:value="971509541911" calcext:value-type="float">
            <text:p>9715095419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2:01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0:31:13</text:p>
          </table:table-cell>
        </table:table-row>
        <table:table-row table:style-name="ro2">
          <table:table-cell office:value-type="float" office:value="971547804427" calcext:value-type="float">
            <text:p>9715478044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2:28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0:58:42</text:p>
          </table:table-cell>
        </table:table-row>
        <table:table-row table:style-name="ro2">
          <table:table-cell office:value-type="float" office:value="971562391814" calcext:value-type="float">
            <text:p>9715623918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2:51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1:21:21</text:p>
          </table:table-cell>
        </table:table-row>
        <table:table-row table:style-name="ro2">
          <table:table-cell office:value-type="float" office:value="971545905421" calcext:value-type="float">
            <text:p>9715459054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6:15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4:45:09</text:p>
          </table:table-cell>
        </table:table-row>
        <table:table-row table:style-name="ro2">
          <table:table-cell office:value-type="float" office:value="971567109491" calcext:value-type="float">
            <text:p>9715671094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6:25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4:55:22</text:p>
          </table:table-cell>
        </table:table-row>
        <table:table-row table:style-name="ro2">
          <table:table-cell office:value-type="float" office:value="971504830196" calcext:value-type="float">
            <text:p>97150483019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16:46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15:16:16</text:p>
          </table:table-cell>
        </table:table-row>
        <table:table-row table:style-name="ro2">
          <table:table-cell office:value-type="float" office:value="971506391244" calcext:value-type="float">
            <text:p>97150639124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21:50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20:20:36</text:p>
          </table:table-cell>
        </table:table-row>
        <table:table-row table:style-name="ro2">
          <table:table-cell office:value-type="float" office:value="971564210754" calcext:value-type="float">
            <text:p>9715642107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22:10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20:40:04</text:p>
          </table:table-cell>
        </table:table-row>
        <table:table-row table:style-name="ro2">
          <table:table-cell office:value-type="float" office:value="971568453473" calcext:value-type="float">
            <text:p>9715684534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8 22:51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8 21:21:12</text:p>
          </table:table-cell>
        </table:table-row>
        <table:table-row table:style-name="ro2">
          <table:table-cell office:value-type="float" office:value="971545087389" calcext:value-type="float">
            <text:p>9715450873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05:15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03:45:20</text:p>
          </table:table-cell>
        </table:table-row>
        <table:table-row table:style-name="ro2">
          <table:table-cell office:value-type="float" office:value="971567326591" calcext:value-type="float">
            <text:p>9715673265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11:39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10:09:05</text:p>
          </table:table-cell>
        </table:table-row>
        <table:table-row table:style-name="ro2">
          <table:table-cell office:value-type="float" office:value="971545089171" calcext:value-type="float">
            <text:p>9715450891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12:19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10:49:50</text:p>
          </table:table-cell>
        </table:table-row>
        <table:table-row table:style-name="ro2">
          <table:table-cell office:value-type="float" office:value="971507024534" calcext:value-type="float">
            <text:p>97150702453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21:37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20:07:01</text:p>
          </table:table-cell>
        </table:table-row>
        <table:table-row table:style-name="ro2">
          <table:table-cell office:value-type="float" office:value="971561532267" calcext:value-type="float">
            <text:p>97156153226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19 22:21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20:51:14</text:p>
          </table:table-cell>
        </table:table-row>
        <table:table-row table:style-name="ro2">
          <table:table-cell office:value-type="float" office:value="971565420850" calcext:value-type="float">
            <text:p>9715654208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0:03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22:33:29</text:p>
          </table:table-cell>
        </table:table-row>
        <table:table-row table:style-name="ro2">
          <table:table-cell office:value-type="float" office:value="971505117583" calcext:value-type="float">
            <text:p>9715051175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1:12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19 23:42:28</text:p>
          </table:table-cell>
        </table:table-row>
        <table:table-row table:style-name="ro2">
          <table:table-cell office:value-type="float" office:value="971563491752" calcext:value-type="float">
            <text:p>9715634917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4:00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02:30:45</text:p>
          </table:table-cell>
        </table:table-row>
        <table:table-row table:style-name="ro2">
          <table:table-cell office:value-type="float" office:value="971508802592" calcext:value-type="float">
            <text:p>9715088025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5:13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03:43:15</text:p>
          </table:table-cell>
        </table:table-row>
        <table:table-row table:style-name="ro2">
          <table:table-cell office:value-type="float" office:value="971563729873" calcext:value-type="float">
            <text:p>97156372987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5:16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03:46:17</text:p>
          </table:table-cell>
        </table:table-row>
        <table:table-row table:style-name="ro2">
          <table:table-cell office:value-type="float" office:value="971501676332" calcext:value-type="float">
            <text:p>9715016763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05:1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03:46:18</text:p>
          </table:table-cell>
        </table:table-row>
        <table:table-row table:style-name="ro2">
          <table:table-cell office:value-type="float" office:value="971566995139" calcext:value-type="float">
            <text:p>9715669951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2:05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0:35:43</text:p>
          </table:table-cell>
        </table:table-row>
        <table:table-row table:style-name="ro2">
          <table:table-cell office:value-type="float" office:value="971505991971" calcext:value-type="float">
            <text:p>9715059919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3:0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1:39:53</text:p>
          </table:table-cell>
        </table:table-row>
        <table:table-row table:style-name="ro2">
          <table:table-cell office:value-type="float" office:value="971564887999" calcext:value-type="float">
            <text:p>97156488799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17:33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6:03:01</text:p>
          </table:table-cell>
        </table:table-row>
        <table:table-row table:style-name="ro2">
          <table:table-cell office:value-type="float" office:value="971569987916" calcext:value-type="float">
            <text:p>97156998791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20:51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19:21:19</text:p>
          </table:table-cell>
        </table:table-row>
        <table:table-row table:style-name="ro2">
          <table:table-cell office:value-type="float" office:value="971502650392" calcext:value-type="float">
            <text:p>9715026503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0 23:05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21:35:43</text:p>
          </table:table-cell>
        </table:table-row>
        <table:table-row table:style-name="ro2">
          <table:table-cell office:value-type="float" office:value="971509450922" calcext:value-type="float">
            <text:p>9715094509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0:05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0 22:35:22</text:p>
          </table:table-cell>
        </table:table-row>
        <table:table-row table:style-name="ro2">
          <table:table-cell office:value-type="float" office:value="971544600054" calcext:value-type="float">
            <text:p>9715446000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1:46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0:16:33</text:p>
          </table:table-cell>
        </table:table-row>
        <table:table-row table:style-name="ro2">
          <table:table-cell office:value-type="float" office:value="971543302221" calcext:value-type="float">
            <text:p>9715433022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3:29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1:59:43</text:p>
          </table:table-cell>
        </table:table-row>
        <table:table-row table:style-name="ro2">
          <table:table-cell office:value-type="float" office:value="971505813152" calcext:value-type="float">
            <text:p>9715058131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3:49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2:19:44</text:p>
          </table:table-cell>
        </table:table-row>
        <table:table-row table:style-name="ro2">
          <table:table-cell office:value-type="float" office:value="971564400563" calcext:value-type="float">
            <text:p>9715644005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4:59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3:29:23</text:p>
          </table:table-cell>
        </table:table-row>
        <table:table-row table:style-name="ro2">
          <table:table-cell office:value-type="float" office:value="971508425327" calcext:value-type="float">
            <text:p>9715084253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5:12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3:42:29</text:p>
          </table:table-cell>
        </table:table-row>
        <table:table-row table:style-name="ro2">
          <table:table-cell office:value-type="float" office:value="971505026567" calcext:value-type="float">
            <text:p>97150502656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5:12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3:42:30</text:p>
          </table:table-cell>
        </table:table-row>
        <table:table-row table:style-name="ro2">
          <table:table-cell office:value-type="float" office:value="971543092025" calcext:value-type="float">
            <text:p>9715430920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5:13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3:43:51</text:p>
          </table:table-cell>
        </table:table-row>
        <table:table-row table:style-name="ro2">
          <table:table-cell office:value-type="float" office:value="971547216736" calcext:value-type="float">
            <text:p>9715472167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5:14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3:44:02</text:p>
          </table:table-cell>
        </table:table-row>
        <table:table-row table:style-name="ro2">
          <table:table-cell office:value-type="float" office:value="971568834452" calcext:value-type="float">
            <text:p>9715688344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06:41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5:11:35</text:p>
          </table:table-cell>
        </table:table-row>
        <table:table-row table:style-name="ro2">
          <table:table-cell office:value-type="float" office:value="971568863620" calcext:value-type="float">
            <text:p>9715688636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1:05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09:35:00</text:p>
          </table:table-cell>
        </table:table-row>
        <table:table-row table:style-name="ro2">
          <table:table-cell office:value-type="float" office:value="971503023169" calcext:value-type="float">
            <text:p>9715030231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1:43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0:13:23</text:p>
          </table:table-cell>
        </table:table-row>
        <table:table-row table:style-name="ro2">
          <table:table-cell office:value-type="float" office:value="971569404118" calcext:value-type="float">
            <text:p>97156940411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3:15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1:45:05</text:p>
          </table:table-cell>
        </table:table-row>
        <table:table-row table:style-name="ro2">
          <table:table-cell office:value-type="float" office:value="971547219100" calcext:value-type="float">
            <text:p>97154721910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3:39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2:09:46</text:p>
          </table:table-cell>
        </table:table-row>
        <table:table-row table:style-name="ro2">
          <table:table-cell office:value-type="float" office:value="971569383080" calcext:value-type="float">
            <text:p>97156938308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3:47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2:17:18</text:p>
          </table:table-cell>
        </table:table-row>
        <table:table-row table:style-name="ro2">
          <table:table-cell office:value-type="float" office:value="971504598507" calcext:value-type="float">
            <text:p>9715045985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4:18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2:48:28</text:p>
          </table:table-cell>
        </table:table-row>
        <table:table-row table:style-name="ro2">
          <table:table-cell office:value-type="float" office:value="971507927682" calcext:value-type="float">
            <text:p>9715079276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7:57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6:27:30</text:p>
          </table:table-cell>
        </table:table-row>
        <table:table-row table:style-name="ro2">
          <table:table-cell office:value-type="float" office:value="971503866893" calcext:value-type="float">
            <text:p>9715038668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18:45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17:15:48</text:p>
          </table:table-cell>
        </table:table-row>
        <table:table-row table:style-name="ro2">
          <table:table-cell office:value-type="float" office:value="971561245282" calcext:value-type="float">
            <text:p>9715612452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22:23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20:53:23</text:p>
          </table:table-cell>
        </table:table-row>
        <table:table-row table:style-name="ro2">
          <table:table-cell office:value-type="float" office:value="971544348690" calcext:value-type="float">
            <text:p>9715443486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23:06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21:36:14</text:p>
          </table:table-cell>
        </table:table-row>
        <table:table-row table:style-name="ro2">
          <table:table-cell office:value-type="float" office:value="971509774894" calcext:value-type="float">
            <text:p>9715097748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1 23:58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1 22:28:27</text:p>
          </table:table-cell>
        </table:table-row>
        <table:table-row table:style-name="ro2">
          <table:table-cell office:value-type="float" office:value="971562596170" calcext:value-type="float">
            <text:p>9715625961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04:04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02:34:00</text:p>
          </table:table-cell>
        </table:table-row>
        <table:table-row table:style-name="ro2">
          <table:table-cell office:value-type="float" office:value="971565425475" calcext:value-type="float">
            <text:p>9715654254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09:42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08:12:30</text:p>
          </table:table-cell>
        </table:table-row>
        <table:table-row table:style-name="ro2">
          <table:table-cell office:value-type="float" office:value="971563015770" calcext:value-type="float">
            <text:p>9715630157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14:02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12:32:51</text:p>
          </table:table-cell>
        </table:table-row>
        <table:table-row table:style-name="ro2">
          <table:table-cell office:value-type="float" office:value="971563744849" calcext:value-type="float">
            <text:p>9715637448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14:31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13:01:33</text:p>
          </table:table-cell>
        </table:table-row>
        <table:table-row table:style-name="ro2">
          <table:table-cell office:value-type="float" office:value="971547080264" calcext:value-type="float">
            <text:p>9715470802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19:17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17:47:55</text:p>
          </table:table-cell>
        </table:table-row>
        <table:table-row table:style-name="ro2">
          <table:table-cell office:value-type="float" office:value="971506103538" calcext:value-type="float">
            <text:p>9715061035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19:31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18:01:46</text:p>
          </table:table-cell>
        </table:table-row>
        <table:table-row table:style-name="ro2">
          <table:table-cell office:value-type="float" office:value="971566261601" calcext:value-type="float">
            <text:p>97156626160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19:48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18:18:44</text:p>
          </table:table-cell>
        </table:table-row>
        <table:table-row table:style-name="ro2">
          <table:table-cell office:value-type="float" office:value="971508441510" calcext:value-type="float">
            <text:p>9715084415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2 21:51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2 20:21:26</text:p>
          </table:table-cell>
        </table:table-row>
        <table:table-row table:style-name="ro2">
          <table:table-cell office:value-type="float" office:value="971503684351" calcext:value-type="float">
            <text:p>9715036843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5:23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3:53:00</text:p>
          </table:table-cell>
        </table:table-row>
        <table:table-row table:style-name="ro2">
          <table:table-cell office:value-type="float" office:value="971545428671" calcext:value-type="float">
            <text:p>9715454286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5:23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3:53:04</text:p>
          </table:table-cell>
        </table:table-row>
        <table:table-row table:style-name="ro2">
          <table:table-cell office:value-type="float" office:value="971567374760" calcext:value-type="float">
            <text:p>9715673747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5:23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3:53:14</text:p>
          </table:table-cell>
        </table:table-row>
        <table:table-row table:style-name="ro2">
          <table:table-cell office:value-type="float" office:value="971566437692" calcext:value-type="float">
            <text:p>9715664376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5:24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3:54:15</text:p>
          </table:table-cell>
        </table:table-row>
        <table:table-row table:style-name="ro2">
          <table:table-cell office:value-type="float" office:value="971563488301" calcext:value-type="float">
            <text:p>97156348830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5:24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3:54:30</text:p>
          </table:table-cell>
        </table:table-row>
        <table:table-row table:style-name="ro2">
          <table:table-cell office:value-type="float" office:value="971569401351" calcext:value-type="float">
            <text:p>9715694013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05:24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3:54:43</text:p>
          </table:table-cell>
        </table:table-row>
        <table:table-row table:style-name="ro2">
          <table:table-cell office:value-type="float" office:value="971558053110" calcext:value-type="float">
            <text:p>9715580531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0:29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08:59:05</text:p>
          </table:table-cell>
        </table:table-row>
        <table:table-row table:style-name="ro2">
          <table:table-cell office:value-type="float" office:value="971506136989" calcext:value-type="float">
            <text:p>9715061369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2:47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11:17:16</text:p>
          </table:table-cell>
        </table:table-row>
        <table:table-row table:style-name="ro2">
          <table:table-cell office:value-type="float" office:value="971566247071" calcext:value-type="float">
            <text:p>9715662470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3:39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12:09:15</text:p>
          </table:table-cell>
        </table:table-row>
        <table:table-row table:style-name="ro2">
          <table:table-cell office:value-type="float" office:value="971563849554" calcext:value-type="float">
            <text:p>9715638495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3:54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12:24:00</text:p>
          </table:table-cell>
        </table:table-row>
        <table:table-row table:style-name="ro2">
          <table:table-cell office:value-type="float" office:value="971562598972" calcext:value-type="float">
            <text:p>9715625989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3 14:53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13:23:21</text:p>
          </table:table-cell>
        </table:table-row>
        <table:table-row table:style-name="ro2">
          <table:table-cell office:value-type="float" office:value="971561549793" calcext:value-type="float">
            <text:p>9715615497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00:24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3 22:54:08</text:p>
          </table:table-cell>
        </table:table-row>
        <table:table-row table:style-name="ro2">
          <table:table-cell office:value-type="float" office:value="971563962172" calcext:value-type="float">
            <text:p>9715639621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06:15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04:45:53</text:p>
          </table:table-cell>
        </table:table-row>
        <table:table-row table:style-name="ro2">
          <table:table-cell office:value-type="float" office:value="971547364009" calcext:value-type="float">
            <text:p>97154736400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10:51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09:21:55</text:p>
          </table:table-cell>
        </table:table-row>
        <table:table-row table:style-name="ro2">
          <table:table-cell office:value-type="float" office:value="971567109491" calcext:value-type="float">
            <text:p>9715671094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10:52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09:22:50</text:p>
          </table:table-cell>
        </table:table-row>
        <table:table-row table:style-name="ro2">
          <table:table-cell office:value-type="float" office:value="971501073955" calcext:value-type="float">
            <text:p>97150107395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19:19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17:49:29</text:p>
          </table:table-cell>
        </table:table-row>
        <table:table-row table:style-name="ro2">
          <table:table-cell office:value-type="float" office:value="971569800172" calcext:value-type="float">
            <text:p>9715698001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21:3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20:09:09</text:p>
          </table:table-cell>
        </table:table-row>
        <table:table-row table:style-name="ro2">
          <table:table-cell office:value-type="float" office:value="971569359515" calcext:value-type="float">
            <text:p>9715693595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22:31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21:01:51</text:p>
          </table:table-cell>
        </table:table-row>
        <table:table-row table:style-name="ro2">
          <table:table-cell office:value-type="float" office:value="971547167358" calcext:value-type="float">
            <text:p>9715471673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4 22:44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4 21:14:18</text:p>
          </table:table-cell>
        </table:table-row>
        <table:table-row table:style-name="ro2">
          <table:table-cell office:value-type="float" office:value="971565778724" calcext:value-type="float">
            <text:p>9715657787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5 14:41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13:11:13</text:p>
          </table:table-cell>
        </table:table-row>
        <table:table-row table:style-name="ro2">
          <table:table-cell office:value-type="float" office:value="971501365220" calcext:value-type="float">
            <text:p>9715013652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5 22:58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21:28:06</text:p>
          </table:table-cell>
        </table:table-row>
        <table:table-row table:style-name="ro2">
          <table:table-cell office:value-type="float" office:value="971502415798" calcext:value-type="float">
            <text:p>97150241579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0:05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22:35:24</text:p>
          </table:table-cell>
        </table:table-row>
        <table:table-row table:style-name="ro2">
          <table:table-cell office:value-type="float" office:value="971544480330" calcext:value-type="float">
            <text:p>9715444803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1:01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23:31:01</text:p>
          </table:table-cell>
        </table:table-row>
        <table:table-row table:style-name="ro2">
          <table:table-cell office:value-type="float" office:value="971568180492" calcext:value-type="float">
            <text:p>9715681804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1:08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5 23:38:50</text:p>
          </table:table-cell>
        </table:table-row>
        <table:table-row table:style-name="ro2">
          <table:table-cell office:value-type="float" office:value="971567426162" calcext:value-type="float">
            <text:p>9715674261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4:58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3:28:46</text:p>
          </table:table-cell>
        </table:table-row>
        <table:table-row table:style-name="ro2">
          <table:table-cell office:value-type="float" office:value="971507316174" calcext:value-type="float">
            <text:p>9715073161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05:26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3:56:45</text:p>
          </table:table-cell>
        </table:table-row>
        <table:table-row table:style-name="ro2">
          <table:table-cell office:value-type="float" office:value="971545639179" calcext:value-type="float">
            <text:p>9715456391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0:47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9:17:06</text:p>
          </table:table-cell>
        </table:table-row>
        <table:table-row table:style-name="ro2">
          <table:table-cell office:value-type="float" office:value="971505782091" calcext:value-type="float">
            <text:p>9715057820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1:2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09:56:18</text:p>
          </table:table-cell>
        </table:table-row>
        <table:table-row table:style-name="ro2">
          <table:table-cell office:value-type="float" office:value="971562601249" calcext:value-type="float">
            <text:p>9715626012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3:11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1:41:31</text:p>
          </table:table-cell>
        </table:table-row>
        <table:table-row table:style-name="ro2">
          <table:table-cell office:value-type="float" office:value="971569046484" calcext:value-type="float">
            <text:p>9715690464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5:33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4:03:34</text:p>
          </table:table-cell>
        </table:table-row>
        <table:table-row table:style-name="ro2">
          <table:table-cell office:value-type="float" office:value="971545371765" calcext:value-type="float">
            <text:p>9715453717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19:52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8:22:49</text:p>
          </table:table-cell>
        </table:table-row>
        <table:table-row table:style-name="ro2">
          <table:table-cell office:value-type="float" office:value="971502871899" calcext:value-type="float">
            <text:p>97150287189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21:08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19:38:07</text:p>
          </table:table-cell>
        </table:table-row>
        <table:table-row table:style-name="ro2">
          <table:table-cell office:value-type="float" office:value="971505872653" calcext:value-type="float">
            <text:p>9715058726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6 23:39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6 22:09:03</text:p>
          </table:table-cell>
        </table:table-row>
        <table:table-row table:style-name="ro2">
          <table:table-cell office:value-type="float" office:value="971565848904" calcext:value-type="float">
            <text:p>9715658489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4:03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2:33:01</text:p>
          </table:table-cell>
        </table:table-row>
        <table:table-row table:style-name="ro2">
          <table:table-cell office:value-type="float" office:value="971547962592" calcext:value-type="float">
            <text:p>9715479625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4:03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2:33:07</text:p>
          </table:table-cell>
        </table:table-row>
        <table:table-row table:style-name="ro2">
          <table:table-cell office:value-type="float" office:value="971505690572" calcext:value-type="float">
            <text:p>9715056905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5:22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3:52:39</text:p>
          </table:table-cell>
        </table:table-row>
        <table:table-row table:style-name="ro2">
          <table:table-cell office:value-type="float" office:value="971563253077" calcext:value-type="float">
            <text:p>97156325307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5:22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3:52:40</text:p>
          </table:table-cell>
        </table:table-row>
        <table:table-row table:style-name="ro2">
          <table:table-cell office:value-type="float" office:value="971544091156" calcext:value-type="float">
            <text:p>97154409115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5:22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3:52:45</text:p>
          </table:table-cell>
        </table:table-row>
        <table:table-row table:style-name="ro2">
          <table:table-cell office:value-type="float" office:value="971501756933" calcext:value-type="float">
            <text:p>9715017569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5:22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3:52:46</text:p>
          </table:table-cell>
        </table:table-row>
        <table:table-row table:style-name="ro2">
          <table:table-cell office:value-type="float" office:value="971506861353" calcext:value-type="float">
            <text:p>9715068613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5:22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3:52:47</text:p>
          </table:table-cell>
        </table:table-row>
        <table:table-row table:style-name="ro2">
          <table:table-cell office:value-type="float" office:value="971544769205" calcext:value-type="float">
            <text:p>97154476920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5:22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3:52:51</text:p>
          </table:table-cell>
        </table:table-row>
        <table:table-row table:style-name="ro2">
          <table:table-cell office:value-type="float" office:value="971561822823" calcext:value-type="float">
            <text:p>9715618228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5:22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3:52:58</text:p>
          </table:table-cell>
        </table:table-row>
        <table:table-row table:style-name="ro2">
          <table:table-cell office:value-type="float" office:value="971555847476" calcext:value-type="float">
            <text:p>9715558474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09:28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07:58:02</text:p>
          </table:table-cell>
        </table:table-row>
        <table:table-row table:style-name="ro2">
          <table:table-cell office:value-type="float" office:value="971569392078" calcext:value-type="float">
            <text:p>97156939207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2:11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0:41:04</text:p>
          </table:table-cell>
        </table:table-row>
        <table:table-row table:style-name="ro2">
          <table:table-cell office:value-type="float" office:value="971509613282" calcext:value-type="float">
            <text:p>9715096132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2:54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1:24:40</text:p>
          </table:table-cell>
        </table:table-row>
        <table:table-row table:style-name="ro2">
          <table:table-cell office:value-type="float" office:value="971545625411" calcext:value-type="float">
            <text:p>9715456254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3:15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1:45:48</text:p>
          </table:table-cell>
        </table:table-row>
        <table:table-row table:style-name="ro2">
          <table:table-cell office:value-type="float" office:value="971502922193" calcext:value-type="float">
            <text:p>9715029221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8:24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6:54:09</text:p>
          </table:table-cell>
        </table:table-row>
        <table:table-row table:style-name="ro2">
          <table:table-cell office:value-type="float" office:value="971564922206" calcext:value-type="float">
            <text:p>9715649222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19:48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18:18:11</text:p>
          </table:table-cell>
        </table:table-row>
        <table:table-row table:style-name="ro2">
          <table:table-cell office:value-type="float" office:value="971501633930" calcext:value-type="float">
            <text:p>9715016339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7 21:49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0:19:25</text:p>
          </table:table-cell>
        </table:table-row>
        <table:table-row table:style-name="ro2">
          <table:table-cell office:value-type="float" office:value="971547067262" calcext:value-type="float">
            <text:p>9715470672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0:18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7 22:48:09</text:p>
          </table:table-cell>
        </table:table-row>
        <table:table-row table:style-name="ro2">
          <table:table-cell office:value-type="float" office:value="971504786457" calcext:value-type="float">
            <text:p>9715047864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4:09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2:39:11</text:p>
          </table:table-cell>
        </table:table-row>
        <table:table-row table:style-name="ro2">
          <table:table-cell office:value-type="float" office:value="971545158705" calcext:value-type="float">
            <text:p>97154515870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4:09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2:39:12</text:p>
          </table:table-cell>
        </table:table-row>
        <table:table-row table:style-name="ro2">
          <table:table-cell office:value-type="float" office:value="971508199606" calcext:value-type="float">
            <text:p>9715081996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5:23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3:53:07</text:p>
          </table:table-cell>
        </table:table-row>
        <table:table-row table:style-name="ro2">
          <table:table-cell office:value-type="float" office:value="971569843281" calcext:value-type="float">
            <text:p>9715698432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5:23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3:53:08</text:p>
          </table:table-cell>
        </table:table-row>
        <table:table-row table:style-name="ro2">
          <table:table-cell office:value-type="float" office:value="971544599114" calcext:value-type="float">
            <text:p>9715445991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5:23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3:53:08</text:p>
          </table:table-cell>
        </table:table-row>
        <table:table-row table:style-name="ro2">
          <table:table-cell office:value-type="float" office:value="971505369285" calcext:value-type="float">
            <text:p>9715053692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5:23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3:53:09</text:p>
          </table:table-cell>
        </table:table-row>
        <table:table-row table:style-name="ro2">
          <table:table-cell office:value-type="float" office:value="971563652153" calcext:value-type="float">
            <text:p>97156365215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05:23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03:53:10</text:p>
          </table:table-cell>
        </table:table-row>
        <table:table-row table:style-name="ro2">
          <table:table-cell office:value-type="float" office:value="971544997046" calcext:value-type="float">
            <text:p>9715449970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18:01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16:31:56</text:p>
          </table:table-cell>
        </table:table-row>
        <table:table-row table:style-name="ro2">
          <table:table-cell office:value-type="float" office:value="971565682015" calcext:value-type="float">
            <text:p>9715656820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20:39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19:09:04</text:p>
          </table:table-cell>
        </table:table-row>
        <table:table-row table:style-name="ro2">
          <table:table-cell office:value-type="float" office:value="971502761425" calcext:value-type="float">
            <text:p>9715027614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21:29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19:59:09</text:p>
          </table:table-cell>
        </table:table-row>
        <table:table-row table:style-name="ro2">
          <table:table-cell office:value-type="float" office:value="971501826642" calcext:value-type="float">
            <text:p>9715018266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21:31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20:01:04</text:p>
          </table:table-cell>
        </table:table-row>
        <table:table-row table:style-name="ro2">
          <table:table-cell office:value-type="float" office:value="971501523988" calcext:value-type="float">
            <text:p>97150152398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21:42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20:12:17</text:p>
          </table:table-cell>
        </table:table-row>
        <table:table-row table:style-name="ro2">
          <table:table-cell office:value-type="float" office:value="971507884613" calcext:value-type="float">
            <text:p>9715078846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8 23:42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8 22:12:42</text:p>
          </table:table-cell>
        </table:table-row>
        <table:table-row table:style-name="ro2">
          <table:table-cell office:value-type="float" office:value="971545207624" calcext:value-type="float">
            <text:p>9715452076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05:26:0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3:56:00</text:p>
          </table:table-cell>
        </table:table-row>
        <table:table-row table:style-name="ro2">
          <table:table-cell office:value-type="float" office:value="971509400569" calcext:value-type="float">
            <text:p>9715094005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05:26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3:56:01</text:p>
          </table:table-cell>
        </table:table-row>
        <table:table-row table:style-name="ro2">
          <table:table-cell office:value-type="float" office:value="971563819213" calcext:value-type="float">
            <text:p>9715638192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05:26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3:56:03</text:p>
          </table:table-cell>
        </table:table-row>
        <table:table-row table:style-name="ro2">
          <table:table-cell office:value-type="float" office:value="971507381662" calcext:value-type="float">
            <text:p>9715073816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05:26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3:56:04</text:p>
          </table:table-cell>
        </table:table-row>
        <table:table-row table:style-name="ro2">
          <table:table-cell office:value-type="float" office:value="971547853183" calcext:value-type="float">
            <text:p>9715478531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05:26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3:56:05</text:p>
          </table:table-cell>
        </table:table-row>
        <table:table-row table:style-name="ro2">
          <table:table-cell office:value-type="float" office:value="971503106543" calcext:value-type="float">
            <text:p>9715031065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09:47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08:17:35</text:p>
          </table:table-cell>
        </table:table-row>
        <table:table-row table:style-name="ro2">
          <table:table-cell office:value-type="float" office:value="971506893212" calcext:value-type="float">
            <text:p>9715068932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2:13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0:43:39</text:p>
          </table:table-cell>
        </table:table-row>
        <table:table-row table:style-name="ro2">
          <table:table-cell office:value-type="float" office:value="971562246832" calcext:value-type="float">
            <text:p>9715622468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4:55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3:25:33</text:p>
          </table:table-cell>
        </table:table-row>
        <table:table-row table:style-name="ro2">
          <table:table-cell office:value-type="float" office:value="971567179269" calcext:value-type="float">
            <text:p>9715671792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5:38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4:08:58</text:p>
          </table:table-cell>
        </table:table-row>
        <table:table-row table:style-name="ro2">
          <table:table-cell office:value-type="float" office:value="971503346752" calcext:value-type="float">
            <text:p>9715033467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8:12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6:42:27</text:p>
          </table:table-cell>
        </table:table-row>
        <table:table-row table:style-name="ro2">
          <table:table-cell office:value-type="float" office:value="971561504386" calcext:value-type="float">
            <text:p>97156150438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19:05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17:35:15</text:p>
          </table:table-cell>
        </table:table-row>
        <table:table-row table:style-name="ro2">
          <table:table-cell office:value-type="float" office:value="971551045149" calcext:value-type="float">
            <text:p>9715510451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29 21:42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29 20:12:23</text:p>
          </table:table-cell>
        </table:table-row>
        <table:table-row table:style-name="ro2">
          <table:table-cell office:value-type="float" office:value="971562533584" calcext:value-type="float">
            <text:p>9715625335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4:16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2:46:27</text:p>
          </table:table-cell>
        </table:table-row>
        <table:table-row table:style-name="ro2">
          <table:table-cell office:value-type="float" office:value="971563826877" calcext:value-type="float">
            <text:p>97156382687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5:24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3:54:25</text:p>
          </table:table-cell>
        </table:table-row>
        <table:table-row table:style-name="ro2">
          <table:table-cell office:value-type="float" office:value="971564641983" calcext:value-type="float">
            <text:p>9715646419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5:24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3:54:26</text:p>
          </table:table-cell>
        </table:table-row>
        <table:table-row table:style-name="ro2">
          <table:table-cell office:value-type="float" office:value="971503610527" calcext:value-type="float">
            <text:p>9715036105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5:24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3:54:27</text:p>
          </table:table-cell>
        </table:table-row>
        <table:table-row table:style-name="ro2">
          <table:table-cell office:value-type="float" office:value="971567668032" calcext:value-type="float">
            <text:p>9715676680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5:24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3:54:28</text:p>
          </table:table-cell>
        </table:table-row>
        <table:table-row table:style-name="ro2">
          <table:table-cell office:value-type="float" office:value="971568126476" calcext:value-type="float">
            <text:p>9715681264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5:24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3:54:29</text:p>
          </table:table-cell>
        </table:table-row>
        <table:table-row table:style-name="ro2">
          <table:table-cell office:value-type="float" office:value="971569724790" calcext:value-type="float">
            <text:p>9715697247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5:24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3:54:30</text:p>
          </table:table-cell>
        </table:table-row>
        <table:table-row table:style-name="ro2">
          <table:table-cell office:value-type="float" office:value="971544366450" calcext:value-type="float">
            <text:p>9715443664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07:16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05:46:20</text:p>
          </table:table-cell>
        </table:table-row>
        <table:table-row table:style-name="ro2">
          <table:table-cell office:value-type="float" office:value="971563043181" calcext:value-type="float">
            <text:p>97156304318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2:17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0:47:33</text:p>
          </table:table-cell>
        </table:table-row>
        <table:table-row table:style-name="ro2">
          <table:table-cell office:value-type="float" office:value="971504169330" calcext:value-type="float">
            <text:p>9715041693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5:22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3:52:48</text:p>
          </table:table-cell>
        </table:table-row>
        <table:table-row table:style-name="ro2">
          <table:table-cell office:value-type="float" office:value="971589635793" calcext:value-type="float">
            <text:p>9715896357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7:57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6:27:11</text:p>
          </table:table-cell>
        </table:table-row>
        <table:table-row table:style-name="ro2">
          <table:table-cell office:value-type="float" office:value="971505835124" calcext:value-type="float">
            <text:p>97150583512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8:50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7:20:19</text:p>
          </table:table-cell>
        </table:table-row>
        <table:table-row table:style-name="ro2">
          <table:table-cell office:value-type="float" office:value="971544872837" calcext:value-type="float">
            <text:p>97154487283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9:13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7:43:58</text:p>
          </table:table-cell>
        </table:table-row>
        <table:table-row table:style-name="ro2">
          <table:table-cell office:value-type="float" office:value="971507651302" calcext:value-type="float">
            <text:p>9715076513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9:30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8:00:54</text:p>
          </table:table-cell>
        </table:table-row>
        <table:table-row table:style-name="ro2">
          <table:table-cell office:value-type="float" office:value="971567809618" calcext:value-type="float">
            <text:p>97156780961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19:45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8:15:57</text:p>
          </table:table-cell>
        </table:table-row>
        <table:table-row table:style-name="ro2">
          <table:table-cell office:value-type="float" office:value="971543229450" calcext:value-type="float">
            <text:p>9715432294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20:49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9:19:29</text:p>
          </table:table-cell>
        </table:table-row>
        <table:table-row table:style-name="ro2">
          <table:table-cell office:value-type="float" office:value="971545383090" calcext:value-type="float">
            <text:p>9715453830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21:20:2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19:50:28</text:p>
          </table:table-cell>
        </table:table-row>
        <table:table-row table:style-name="ro2">
          <table:table-cell office:value-type="float" office:value="971544360422" calcext:value-type="float">
            <text:p>9715443604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21:36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20:06:11</text:p>
          </table:table-cell>
        </table:table-row>
        <table:table-row table:style-name="ro2">
          <table:table-cell office:value-type="float" office:value="971508409782" calcext:value-type="float">
            <text:p>9715084097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21:45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20:15:53</text:p>
          </table:table-cell>
        </table:table-row>
        <table:table-row table:style-name="ro2">
          <table:table-cell office:value-type="float" office:value="971561268272" calcext:value-type="float">
            <text:p>9715612682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0 22:22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0 20:52:05</text:p>
          </table:table-cell>
        </table:table-row>
        <table:table-row table:style-name="ro2">
          <table:table-cell office:value-type="float" office:value="971508253532" calcext:value-type="float">
            <text:p>9715082535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04:15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02:45:36</text:p>
          </table:table-cell>
        </table:table-row>
        <table:table-row table:style-name="ro2">
          <table:table-cell office:value-type="float" office:value="971507352944" calcext:value-type="float">
            <text:p>97150735294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05:26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03:56:32</text:p>
          </table:table-cell>
        </table:table-row>
        <table:table-row table:style-name="ro2">
          <table:table-cell office:value-type="float" office:value="971508941760" calcext:value-type="float">
            <text:p>9715089417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12:28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10:58:19</text:p>
          </table:table-cell>
        </table:table-row>
        <table:table-row table:style-name="ro2">
          <table:table-cell office:value-type="float" office:value="971565722005" calcext:value-type="float">
            <text:p>97156572200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15:16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13:46:10</text:p>
          </table:table-cell>
        </table:table-row>
        <table:table-row table:style-name="ro2">
          <table:table-cell office:value-type="float" office:value="971504561322" calcext:value-type="float">
            <text:p>9715045613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5-31 22:59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21:29:29</text:p>
          </table:table-cell>
        </table:table-row>
        <table:table-row table:style-name="ro2">
          <table:table-cell office:value-type="float" office:value="971563907459" calcext:value-type="float">
            <text:p>9715639074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0:08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22:38:47</text:p>
          </table:table-cell>
        </table:table-row>
        <table:table-row table:style-name="ro2">
          <table:table-cell office:value-type="float" office:value="971543285990" calcext:value-type="float">
            <text:p>9715432859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0:35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5-31 23:05:50</text:p>
          </table:table-cell>
        </table:table-row>
        <table:table-row table:style-name="ro2">
          <table:table-cell office:value-type="float" office:value="971565337488" calcext:value-type="float">
            <text:p>97156533748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1:58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00:28:27</text:p>
          </table:table-cell>
        </table:table-row>
        <table:table-row table:style-name="ro2">
          <table:table-cell office:value-type="float" office:value="971564819103" calcext:value-type="float">
            <text:p>9715648191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5:27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03:57:06</text:p>
          </table:table-cell>
        </table:table-row>
        <table:table-row table:style-name="ro2">
          <table:table-cell office:value-type="float" office:value="971504498016" calcext:value-type="float">
            <text:p>97150449801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5:27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03:57:07</text:p>
          </table:table-cell>
        </table:table-row>
        <table:table-row table:style-name="ro2">
          <table:table-cell office:value-type="float" office:value="971503450761" calcext:value-type="float">
            <text:p>97150345076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08:53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07:23:04</text:p>
          </table:table-cell>
        </table:table-row>
        <table:table-row table:style-name="ro2">
          <table:table-cell office:value-type="float" office:value="971565792471" calcext:value-type="float">
            <text:p>9715657924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12:44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11:14:42</text:p>
          </table:table-cell>
        </table:table-row>
        <table:table-row table:style-name="ro2">
          <table:table-cell office:value-type="float" office:value="971505230422" calcext:value-type="float">
            <text:p>9715052304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1 15:35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1 14:05:03</text:p>
          </table:table-cell>
        </table:table-row>
        <table:table-row table:style-name="ro2">
          <table:table-cell office:value-type="float" office:value="971568145823" calcext:value-type="float">
            <text:p>9715681458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3:45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02:15:16</text:p>
          </table:table-cell>
        </table:table-row>
        <table:table-row table:style-name="ro2">
          <table:table-cell office:value-type="float" office:value="971569506375" calcext:value-type="float">
            <text:p>9715695063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4:49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03:19:11</text:p>
          </table:table-cell>
        </table:table-row>
        <table:table-row table:style-name="ro2">
          <table:table-cell office:value-type="float" office:value="971562527695" calcext:value-type="float">
            <text:p>9715625276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5:09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03:39:55</text:p>
          </table:table-cell>
        </table:table-row>
        <table:table-row table:style-name="ro2">
          <table:table-cell office:value-type="float" office:value="971501786678" calcext:value-type="float">
            <text:p>97150178667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5:09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03:39:56</text:p>
          </table:table-cell>
        </table:table-row>
        <table:table-row table:style-name="ro2">
          <table:table-cell office:value-type="float" office:value="971564534270" calcext:value-type="float">
            <text:p>97156453427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08:02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06:32:02</text:p>
          </table:table-cell>
        </table:table-row>
        <table:table-row table:style-name="ro2">
          <table:table-cell office:value-type="float" office:value="971504037179" calcext:value-type="float">
            <text:p>9715040371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13:34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12:04:51</text:p>
          </table:table-cell>
        </table:table-row>
        <table:table-row table:style-name="ro2">
          <table:table-cell office:value-type="float" office:value="971508514630" calcext:value-type="float">
            <text:p>97150851463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14:12:3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12:42:37</text:p>
          </table:table-cell>
        </table:table-row>
        <table:table-row table:style-name="ro2">
          <table:table-cell office:value-type="float" office:value="971561942615" calcext:value-type="float">
            <text:p>9715619426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18:18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16:48:17</text:p>
          </table:table-cell>
        </table:table-row>
        <table:table-row table:style-name="ro2">
          <table:table-cell office:value-type="float" office:value="971547357703" calcext:value-type="float">
            <text:p>9715473577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20:42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19:12:32</text:p>
          </table:table-cell>
        </table:table-row>
        <table:table-row table:style-name="ro2">
          <table:table-cell office:value-type="float" office:value="971508441510" calcext:value-type="float">
            <text:p>9715084415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2 22:05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2 20:35:51</text:p>
          </table:table-cell>
        </table:table-row>
        <table:table-row table:style-name="ro2">
          <table:table-cell office:value-type="float" office:value="971547042672" calcext:value-type="float">
            <text:p>9715470426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02:38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01:08:24</text:p>
          </table:table-cell>
        </table:table-row>
        <table:table-row table:style-name="ro2">
          <table:table-cell office:value-type="float" office:value="971565438826" calcext:value-type="float">
            <text:p>9715654388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05:11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03:41:25</text:p>
          </table:table-cell>
        </table:table-row>
        <table:table-row table:style-name="ro2">
          <table:table-cell office:value-type="float" office:value="971503673974" calcext:value-type="float">
            <text:p>9715036739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05:11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03:41:58</text:p>
          </table:table-cell>
        </table:table-row>
        <table:table-row table:style-name="ro2">
          <table:table-cell office:value-type="float" office:value="971566041839" calcext:value-type="float">
            <text:p>9715660418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05:16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03:46:06</text:p>
          </table:table-cell>
        </table:table-row>
        <table:table-row table:style-name="ro2">
          <table:table-cell office:value-type="float" office:value="971569768116" calcext:value-type="float">
            <text:p>97156976811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05:1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03:46:18</text:p>
          </table:table-cell>
        </table:table-row>
        <table:table-row table:style-name="ro2">
          <table:table-cell office:value-type="float" office:value="971568803926" calcext:value-type="float">
            <text:p>9715688039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0:19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08:49:40</text:p>
          </table:table-cell>
        </table:table-row>
        <table:table-row table:style-name="ro2">
          <table:table-cell office:value-type="float" office:value="971563450992" calcext:value-type="float">
            <text:p>9715634509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1:54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0:24:49</text:p>
          </table:table-cell>
        </table:table-row>
        <table:table-row table:style-name="ro2">
          <table:table-cell office:value-type="float" office:value="971567550746" calcext:value-type="float">
            <text:p>9715675507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1:56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0:26:52</text:p>
          </table:table-cell>
        </table:table-row>
        <table:table-row table:style-name="ro2">
          <table:table-cell office:value-type="float" office:value="971544069303" calcext:value-type="float">
            <text:p>9715440693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3:24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1:54:20</text:p>
          </table:table-cell>
        </table:table-row>
        <table:table-row table:style-name="ro2">
          <table:table-cell office:value-type="float" office:value="971545344774" calcext:value-type="float">
            <text:p>9715453447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3:31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2:01:47</text:p>
          </table:table-cell>
        </table:table-row>
        <table:table-row table:style-name="ro2">
          <table:table-cell office:value-type="float" office:value="971507015645" calcext:value-type="float">
            <text:p>97150701564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5:27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3:57:12</text:p>
          </table:table-cell>
        </table:table-row>
        <table:table-row table:style-name="ro2">
          <table:table-cell office:value-type="float" office:value="971509094312" calcext:value-type="float">
            <text:p>9715090943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18:55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7:25:10</text:p>
          </table:table-cell>
        </table:table-row>
        <table:table-row table:style-name="ro2">
          <table:table-cell office:value-type="float" office:value="971562150039" calcext:value-type="float">
            <text:p>9715621500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21:25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19:55:48</text:p>
          </table:table-cell>
        </table:table-row>
        <table:table-row table:style-name="ro2">
          <table:table-cell office:value-type="float" office:value="971509620861" calcext:value-type="float">
            <text:p>97150962086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22:24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20:54:36</text:p>
          </table:table-cell>
        </table:table-row>
        <table:table-row table:style-name="ro2">
          <table:table-cell office:value-type="float" office:value="971509092165" calcext:value-type="float">
            <text:p>97150909216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23:03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21:33:26</text:p>
          </table:table-cell>
        </table:table-row>
        <table:table-row table:style-name="ro2">
          <table:table-cell office:value-type="float" office:value="971503264675" calcext:value-type="float">
            <text:p>9715032646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3 23:37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3 22:07:46</text:p>
          </table:table-cell>
        </table:table-row>
        <table:table-row table:style-name="ro2">
          <table:table-cell office:value-type="float" office:value="971569403647" calcext:value-type="float">
            <text:p>9715694036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03:38:4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02:08:46</text:p>
          </table:table-cell>
        </table:table-row>
        <table:table-row table:style-name="ro2">
          <table:table-cell office:value-type="float" office:value="971547161604" calcext:value-type="float">
            <text:p>9715471616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05:12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03:42:10</text:p>
          </table:table-cell>
        </table:table-row>
        <table:table-row table:style-name="ro2">
          <table:table-cell office:value-type="float" office:value="971503035491" calcext:value-type="float">
            <text:p>97150303549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05:15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03:45:02</text:p>
          </table:table-cell>
        </table:table-row>
        <table:table-row table:style-name="ro2">
          <table:table-cell office:value-type="float" office:value="971562150693" calcext:value-type="float">
            <text:p>97156215069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05:15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03:45:17</text:p>
          </table:table-cell>
        </table:table-row>
        <table:table-row table:style-name="ro2">
          <table:table-cell office:value-type="float" office:value="971504674085" calcext:value-type="float">
            <text:p>97150467408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09:34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08:04:52</text:p>
          </table:table-cell>
        </table:table-row>
        <table:table-row table:style-name="ro2">
          <table:table-cell office:value-type="float" office:value="971502903812" calcext:value-type="float">
            <text:p>9715029038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10:15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08:45:31</text:p>
          </table:table-cell>
        </table:table-row>
        <table:table-row table:style-name="ro2">
          <table:table-cell office:value-type="float" office:value="971543965784" calcext:value-type="float">
            <text:p>9715439657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13:44:2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12:14:27</text:p>
          </table:table-cell>
        </table:table-row>
        <table:table-row table:style-name="ro2">
          <table:table-cell office:value-type="float" office:value="971567278560" calcext:value-type="float">
            <text:p>9715672785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22:21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20:51:19</text:p>
          </table:table-cell>
        </table:table-row>
        <table:table-row table:style-name="ro2">
          <table:table-cell office:value-type="float" office:value="971501291518" calcext:value-type="float">
            <text:p>97150129151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22:36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21:06:34</text:p>
          </table:table-cell>
        </table:table-row>
        <table:table-row table:style-name="ro2">
          <table:table-cell office:value-type="float" office:value="971504730423" calcext:value-type="float">
            <text:p>9715047304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23:18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21:48:17</text:p>
          </table:table-cell>
        </table:table-row>
        <table:table-row table:style-name="ro2">
          <table:table-cell office:value-type="float" office:value="971563409686" calcext:value-type="float">
            <text:p>97156340968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4 23:44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4 22:14:15</text:p>
          </table:table-cell>
        </table:table-row>
        <table:table-row table:style-name="ro2">
          <table:table-cell office:value-type="float" office:value="971547078129" calcext:value-type="float">
            <text:p>97154707812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05:11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03:41:17</text:p>
          </table:table-cell>
        </table:table-row>
        <table:table-row table:style-name="ro2">
          <table:table-cell office:value-type="float" office:value="971544258644" calcext:value-type="float">
            <text:p>97154425864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11:20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09:50:55</text:p>
          </table:table-cell>
        </table:table-row>
        <table:table-row table:style-name="ro2">
          <table:table-cell office:value-type="float" office:value="971544972451" calcext:value-type="float">
            <text:p>9715449724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21:33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0:03:19</text:p>
          </table:table-cell>
        </table:table-row>
        <table:table-row table:style-name="ro2">
          <table:table-cell office:value-type="float" office:value="971504146505" calcext:value-type="float">
            <text:p>97150414650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22:24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0:54:39</text:p>
          </table:table-cell>
        </table:table-row>
        <table:table-row table:style-name="ro2">
          <table:table-cell office:value-type="float" office:value="971547754890" calcext:value-type="float">
            <text:p>97154775489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5 23:10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1:40:32</text:p>
          </table:table-cell>
        </table:table-row>
        <table:table-row table:style-name="ro2">
          <table:table-cell office:value-type="float" office:value="971504199443" calcext:value-type="float">
            <text:p>9715041994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0:17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2:47:33</text:p>
          </table:table-cell>
        </table:table-row>
        <table:table-row table:style-name="ro2">
          <table:table-cell office:value-type="float" office:value="971561731636" calcext:value-type="float">
            <text:p>9715617316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0:23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5 22:53:33</text:p>
          </table:table-cell>
        </table:table-row>
        <table:table-row table:style-name="ro2">
          <table:table-cell office:value-type="float" office:value="971507665838" calcext:value-type="float">
            <text:p>9715076658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3:47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2:17:43</text:p>
          </table:table-cell>
        </table:table-row>
        <table:table-row table:style-name="ro2">
          <table:table-cell office:value-type="float" office:value="971506510038" calcext:value-type="float">
            <text:p>9715065100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3:47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2:17:44</text:p>
          </table:table-cell>
        </table:table-row>
        <table:table-row table:style-name="ro2">
          <table:table-cell office:value-type="float" office:value="971505354288" calcext:value-type="float">
            <text:p>97150535428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3:47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2:17:45</text:p>
          </table:table-cell>
        </table:table-row>
        <table:table-row table:style-name="ro2">
          <table:table-cell office:value-type="float" office:value="971563254139" calcext:value-type="float">
            <text:p>9715632541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4:11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2:41:35</text:p>
          </table:table-cell>
        </table:table-row>
        <table:table-row table:style-name="ro2">
          <table:table-cell office:value-type="float" office:value="971566531358" calcext:value-type="float">
            <text:p>9715665313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5:18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3:48:29</text:p>
          </table:table-cell>
        </table:table-row>
        <table:table-row table:style-name="ro2">
          <table:table-cell office:value-type="float" office:value="971501643851" calcext:value-type="float">
            <text:p>97150164385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5:18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3:48:30</text:p>
          </table:table-cell>
        </table:table-row>
        <table:table-row table:style-name="ro2">
          <table:table-cell office:value-type="float" office:value="971544174919" calcext:value-type="float">
            <text:p>97154417491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08:10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06:40:02</text:p>
          </table:table-cell>
        </table:table-row>
        <table:table-row table:style-name="ro2">
          <table:table-cell office:value-type="float" office:value="971566307762" calcext:value-type="float">
            <text:p>9715663077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3:55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2:25:02</text:p>
          </table:table-cell>
        </table:table-row>
        <table:table-row table:style-name="ro2">
          <table:table-cell office:value-type="float" office:value="971507238650" calcext:value-type="float">
            <text:p>97150723865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6:20:3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4:50:39</text:p>
          </table:table-cell>
        </table:table-row>
        <table:table-row table:style-name="ro2">
          <table:table-cell office:value-type="float" office:value="971564721075" calcext:value-type="float">
            <text:p>9715647210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17:18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5:48:07</text:p>
          </table:table-cell>
        </table:table-row>
        <table:table-row table:style-name="ro2">
          <table:table-cell office:value-type="float" office:value="971544007138" calcext:value-type="float">
            <text:p>9715440071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20:26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18:56:30</text:p>
          </table:table-cell>
        </table:table-row>
        <table:table-row table:style-name="ro2">
          <table:table-cell office:value-type="float" office:value="971564517207" calcext:value-type="float">
            <text:p>97156451720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22:05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20:35:45</text:p>
          </table:table-cell>
        </table:table-row>
        <table:table-row table:style-name="ro2">
          <table:table-cell office:value-type="float" office:value="971507073105" calcext:value-type="float">
            <text:p>97150707310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22:08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20:38:48</text:p>
          </table:table-cell>
        </table:table-row>
        <table:table-row table:style-name="ro2">
          <table:table-cell office:value-type="float" office:value="971503166072" calcext:value-type="float">
            <text:p>97150316607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22:14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20:44:20</text:p>
          </table:table-cell>
        </table:table-row>
        <table:table-row table:style-name="ro2">
          <table:table-cell office:value-type="float" office:value="971502855712" calcext:value-type="float">
            <text:p>97150285571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6 23:08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6 21:38:17</text:p>
          </table:table-cell>
        </table:table-row>
        <table:table-row table:style-name="ro2">
          <table:table-cell office:value-type="float" office:value="971501614311" calcext:value-type="float">
            <text:p>9715016143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03:57:2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02:27:22</text:p>
          </table:table-cell>
        </table:table-row>
        <table:table-row table:style-name="ro2">
          <table:table-cell office:value-type="float" office:value="971545368942" calcext:value-type="float">
            <text:p>9715453689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03:57:2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02:27:23</text:p>
          </table:table-cell>
        </table:table-row>
        <table:table-row table:style-name="ro2">
          <table:table-cell office:value-type="float" office:value="971501668623" calcext:value-type="float">
            <text:p>9715016686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05:17:2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03:47:25</text:p>
          </table:table-cell>
        </table:table-row>
        <table:table-row table:style-name="ro2">
          <table:table-cell office:value-type="float" office:value="971563441743" calcext:value-type="float">
            <text:p>9715634417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11:11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09:41:35</text:p>
          </table:table-cell>
        </table:table-row>
        <table:table-row table:style-name="ro2">
          <table:table-cell office:value-type="float" office:value="971561007727" calcext:value-type="float">
            <text:p>9715610077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12:29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10:59:53</text:p>
          </table:table-cell>
        </table:table-row>
        <table:table-row table:style-name="ro2">
          <table:table-cell office:value-type="float" office:value="971503877583" calcext:value-type="float">
            <text:p>9715038775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19:13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17:43:53</text:p>
          </table:table-cell>
        </table:table-row>
        <table:table-row table:style-name="ro2">
          <table:table-cell office:value-type="float" office:value="971508727820" calcext:value-type="float">
            <text:p>97150872782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20:06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18:36:20</text:p>
          </table:table-cell>
        </table:table-row>
        <table:table-row table:style-name="ro2">
          <table:table-cell office:value-type="float" office:value="971544068649" calcext:value-type="float">
            <text:p>97154406864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22:47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21:17:17</text:p>
          </table:table-cell>
        </table:table-row>
        <table:table-row table:style-name="ro2">
          <table:table-cell office:value-type="float" office:value="971509472875" calcext:value-type="float">
            <text:p>9715094728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7 23:19:3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7 21:49:38</text:p>
          </table:table-cell>
        </table:table-row>
        <table:table-row table:style-name="ro2">
          <table:table-cell office:value-type="float" office:value="971566144789" calcext:value-type="float">
            <text:p>9715661447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3:50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2:20:57</text:p>
          </table:table-cell>
        </table:table-row>
        <table:table-row table:style-name="ro2">
          <table:table-cell office:value-type="float" office:value="971507816726" calcext:value-type="float">
            <text:p>97150781672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4:09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2:39:11</text:p>
          </table:table-cell>
        </table:table-row>
        <table:table-row table:style-name="ro2">
          <table:table-cell office:value-type="float" office:value="971562365428" calcext:value-type="float">
            <text:p>97156236542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4:09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2:39:13</text:p>
          </table:table-cell>
        </table:table-row>
        <table:table-row table:style-name="ro2">
          <table:table-cell office:value-type="float" office:value="971565218527" calcext:value-type="float">
            <text:p>9715652185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4:09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2:39:14</text:p>
          </table:table-cell>
        </table:table-row>
        <table:table-row table:style-name="ro2">
          <table:table-cell office:value-type="float" office:value="971506954380" calcext:value-type="float">
            <text:p>97150695438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05:21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03:51:15</text:p>
          </table:table-cell>
        </table:table-row>
        <table:table-row table:style-name="ro2">
          <table:table-cell office:value-type="float" office:value="971504741657" calcext:value-type="float">
            <text:p>97150474165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1:49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0:19:55</text:p>
          </table:table-cell>
        </table:table-row>
        <table:table-row table:style-name="ro2">
          <table:table-cell office:value-type="float" office:value="971569823262" calcext:value-type="float">
            <text:p>97156982326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5:26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3:56:36</text:p>
          </table:table-cell>
        </table:table-row>
        <table:table-row table:style-name="ro2">
          <table:table-cell office:value-type="float" office:value="971568748982" calcext:value-type="float">
            <text:p>9715687489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9:42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8:12:16</text:p>
          </table:table-cell>
        </table:table-row>
        <table:table-row table:style-name="ro2">
          <table:table-cell office:value-type="float" office:value="971567041366" calcext:value-type="float">
            <text:p>97156704136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19:49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8:19:32</text:p>
          </table:table-cell>
        </table:table-row>
        <table:table-row table:style-name="ro2">
          <table:table-cell office:value-type="float" office:value="971507133104" calcext:value-type="float">
            <text:p>9715071331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1:12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19:42:32</text:p>
          </table:table-cell>
        </table:table-row>
        <table:table-row table:style-name="ro2">
          <table:table-cell office:value-type="float" office:value="971561408443" calcext:value-type="float">
            <text:p>9715614084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8 22:12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8 20:42:05</text:p>
          </table:table-cell>
        </table:table-row>
        <table:table-row table:style-name="ro2">
          <table:table-cell office:value-type="float" office:value="971569318759" calcext:value-type="float">
            <text:p>97156931875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5:18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3:48:02</text:p>
          </table:table-cell>
        </table:table-row>
        <table:table-row table:style-name="ro2">
          <table:table-cell office:value-type="float" office:value="971567576392" calcext:value-type="float">
            <text:p>97156757639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5:18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3:48:03</text:p>
          </table:table-cell>
        </table:table-row>
        <table:table-row table:style-name="ro2">
          <table:table-cell office:value-type="float" office:value="971509764758" calcext:value-type="float">
            <text:p>9715097647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5:18:3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3:48:31</text:p>
          </table:table-cell>
        </table:table-row>
        <table:table-row table:style-name="ro2">
          <table:table-cell office:value-type="float" office:value="971506311043" calcext:value-type="float">
            <text:p>97150631104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06:0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04:32:56</text:p>
          </table:table-cell>
        </table:table-row>
        <table:table-row table:style-name="ro2">
          <table:table-cell office:value-type="float" office:value="971501429138" calcext:value-type="float">
            <text:p>9715014291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2:31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1:01:42</text:p>
          </table:table-cell>
        </table:table-row>
        <table:table-row table:style-name="ro2">
          <table:table-cell office:value-type="float" office:value="971507949254" calcext:value-type="float">
            <text:p>9715079492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3:39:2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2:09:26</text:p>
          </table:table-cell>
        </table:table-row>
        <table:table-row table:style-name="ro2">
          <table:table-cell office:value-type="float" office:value="971564093977" calcext:value-type="float">
            <text:p>97156409397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4:45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3:15:16</text:p>
          </table:table-cell>
        </table:table-row>
        <table:table-row table:style-name="ro2">
          <table:table-cell office:value-type="float" office:value="971506190413" calcext:value-type="float">
            <text:p>9715061904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5:48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4:18:43</text:p>
          </table:table-cell>
        </table:table-row>
        <table:table-row table:style-name="ro2">
          <table:table-cell office:value-type="float" office:value="971501129271" calcext:value-type="float">
            <text:p>97150112927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6:01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4:31:53</text:p>
          </table:table-cell>
        </table:table-row>
        <table:table-row table:style-name="ro2">
          <table:table-cell office:value-type="float" office:value="971564987347" calcext:value-type="float">
            <text:p>9715649873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7:54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6:24:20</text:p>
          </table:table-cell>
        </table:table-row>
        <table:table-row table:style-name="ro2">
          <table:table-cell office:value-type="float" office:value="971543657313" calcext:value-type="float">
            <text:p>97154365731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8:03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6:33:17</text:p>
          </table:table-cell>
        </table:table-row>
        <table:table-row table:style-name="ro2">
          <table:table-cell office:value-type="float" office:value="971501958415" calcext:value-type="float">
            <text:p>9715019584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19:31:0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8:01:04</text:p>
          </table:table-cell>
        </table:table-row>
        <table:table-row table:style-name="ro2">
          <table:table-cell office:value-type="float" office:value="971501751806" calcext:value-type="float">
            <text:p>9715017518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20:47:3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19:17:32</text:p>
          </table:table-cell>
        </table:table-row>
        <table:table-row table:style-name="ro2">
          <table:table-cell office:value-type="float" office:value="971501645598" calcext:value-type="float">
            <text:p>97150164559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09 22:41:4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09 21:11:47</text:p>
          </table:table-cell>
        </table:table-row>
        <table:table-row table:style-name="ro2">
          <table:table-cell office:value-type="float" office:value="971561625368" calcext:value-type="float">
            <text:p>9715616253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02:24:4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00:54:48</text:p>
          </table:table-cell>
        </table:table-row>
        <table:table-row table:style-name="ro2">
          <table:table-cell office:value-type="float" office:value="971543860669" calcext:value-type="float">
            <text:p>9715438606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03:55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02:25:09</text:p>
          </table:table-cell>
        </table:table-row>
        <table:table-row table:style-name="ro2">
          <table:table-cell office:value-type="float" office:value="971504647139" calcext:value-type="float">
            <text:p>97150464713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05:18:5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03:48:55</text:p>
          </table:table-cell>
        </table:table-row>
        <table:table-row table:style-name="ro2">
          <table:table-cell office:value-type="float" office:value="971506952133" calcext:value-type="float">
            <text:p>97150695213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05:18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03:48:56</text:p>
          </table:table-cell>
        </table:table-row>
        <table:table-row table:style-name="ro2">
          <table:table-cell office:value-type="float" office:value="971561537941" calcext:value-type="float">
            <text:p>97156153794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05:18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03:48:57</text:p>
          </table:table-cell>
        </table:table-row>
        <table:table-row table:style-name="ro2">
          <table:table-cell office:value-type="float" office:value="971506610387" calcext:value-type="float">
            <text:p>9715066103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05:18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03:48:58</text:p>
          </table:table-cell>
        </table:table-row>
        <table:table-row table:style-name="ro2">
          <table:table-cell office:value-type="float" office:value="971503455138" calcext:value-type="float">
            <text:p>9715034551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05:18:5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03:48:59</text:p>
          </table:table-cell>
        </table:table-row>
        <table:table-row table:style-name="ro2">
          <table:table-cell office:value-type="float" office:value="971564142337" calcext:value-type="float">
            <text:p>97156414233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12:22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10:52:03</text:p>
          </table:table-cell>
        </table:table-row>
        <table:table-row table:style-name="ro2">
          <table:table-cell office:value-type="float" office:value="971522860442" calcext:value-type="float">
            <text:p>9715228604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15:18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13:48:17</text:p>
          </table:table-cell>
        </table:table-row>
        <table:table-row table:style-name="ro2">
          <table:table-cell office:value-type="float" office:value="971543421164" calcext:value-type="float">
            <text:p>97154342116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15:25:0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13:55:06</text:p>
          </table:table-cell>
        </table:table-row>
        <table:table-row table:style-name="ro2">
          <table:table-cell office:value-type="float" office:value="971505201035" calcext:value-type="float">
            <text:p>97150520103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19:10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17:40:11</text:p>
          </table:table-cell>
        </table:table-row>
        <table:table-row table:style-name="ro2">
          <table:table-cell office:value-type="float" office:value="971507125038" calcext:value-type="float">
            <text:p>97150712503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20:06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18:36:18</text:p>
          </table:table-cell>
        </table:table-row>
        <table:table-row table:style-name="ro2">
          <table:table-cell office:value-type="float" office:value="971565014302" calcext:value-type="float">
            <text:p>97156501430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21:32:3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20:02:30</text:p>
          </table:table-cell>
        </table:table-row>
        <table:table-row table:style-name="ro2">
          <table:table-cell office:value-type="float" office:value="971508273422" calcext:value-type="float">
            <text:p>97150827342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22:07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20:37:41</text:p>
          </table:table-cell>
        </table:table-row>
        <table:table-row table:style-name="ro2">
          <table:table-cell office:value-type="float" office:value="971508491625" calcext:value-type="float">
            <text:p>9715084916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0 22:10:2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0 20:40:24</text:p>
          </table:table-cell>
        </table:table-row>
        <table:table-row table:style-name="ro2">
          <table:table-cell office:value-type="float" office:value="971501704487" calcext:value-type="float">
            <text:p>9715017044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05:17:1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03:47:18</text:p>
          </table:table-cell>
        </table:table-row>
        <table:table-row table:style-name="ro2">
          <table:table-cell office:value-type="float" office:value="971503896576" calcext:value-type="float">
            <text:p>97150389657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05:17:1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03:47:19</text:p>
          </table:table-cell>
        </table:table-row>
        <table:table-row table:style-name="ro2">
          <table:table-cell office:value-type="float" office:value="971567397346" calcext:value-type="float">
            <text:p>97156739734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05:17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03:47:20</text:p>
          </table:table-cell>
        </table:table-row>
        <table:table-row table:style-name="ro2">
          <table:table-cell office:value-type="float" office:value="971562766932" calcext:value-type="float">
            <text:p>9715627669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05:17:2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03:47:21</text:p>
          </table:table-cell>
        </table:table-row>
        <table:table-row table:style-name="ro2">
          <table:table-cell office:value-type="float" office:value="971555072987" calcext:value-type="float">
            <text:p>9715550729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06:32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05:02:05</text:p>
          </table:table-cell>
        </table:table-row>
        <table:table-row table:style-name="ro2">
          <table:table-cell office:value-type="float" office:value="971508069932" calcext:value-type="float">
            <text:p>97150806993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08:37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07:07:44</text:p>
          </table:table-cell>
        </table:table-row>
        <table:table-row table:style-name="ro2">
          <table:table-cell office:value-type="float" office:value="971543805752" calcext:value-type="float">
            <text:p>97154380575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15:18:2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13:48:20</text:p>
          </table:table-cell>
        </table:table-row>
        <table:table-row table:style-name="ro2">
          <table:table-cell office:value-type="float" office:value="971504954531" calcext:value-type="float">
            <text:p>97150495453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16:02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14:32:33</text:p>
          </table:table-cell>
        </table:table-row>
        <table:table-row table:style-name="ro2">
          <table:table-cell office:value-type="float" office:value="971569607875" calcext:value-type="float">
            <text:p>9715696078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17:04:0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15:34:02</text:p>
          </table:table-cell>
        </table:table-row>
        <table:table-row table:style-name="ro2">
          <table:table-cell office:value-type="float" office:value="971567714111" calcext:value-type="float">
            <text:p>9715677141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18:06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16:36:58</text:p>
          </table:table-cell>
        </table:table-row>
        <table:table-row table:style-name="ro2">
          <table:table-cell office:value-type="float" office:value="971568174200" calcext:value-type="float">
            <text:p>97156817420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20:14:5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18:44:53</text:p>
          </table:table-cell>
        </table:table-row>
        <table:table-row table:style-name="ro2">
          <table:table-cell office:value-type="float" office:value="971507301936" calcext:value-type="float">
            <text:p>9715073019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21:39:4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20:09:49</text:p>
          </table:table-cell>
        </table:table-row>
        <table:table-row table:style-name="ro2">
          <table:table-cell office:value-type="float" office:value="971563760684" calcext:value-type="float">
            <text:p>97156376068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22:29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20:59:33</text:p>
          </table:table-cell>
        </table:table-row>
        <table:table-row table:style-name="ro2">
          <table:table-cell office:value-type="float" office:value="971568436121" calcext:value-type="float">
            <text:p>97156843612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23:25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21:55:13</text:p>
          </table:table-cell>
        </table:table-row>
        <table:table-row table:style-name="ro2">
          <table:table-cell office:value-type="float" office:value="971565210504" calcext:value-type="float">
            <text:p>97156521050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1 23:57:0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1 22:27:03</text:p>
          </table:table-cell>
        </table:table-row>
        <table:table-row table:style-name="ro2">
          <table:table-cell office:value-type="float" office:value="971563108636" calcext:value-type="float">
            <text:p>97156310863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02:17:5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0:47:51</text:p>
          </table:table-cell>
        </table:table-row>
        <table:table-row table:style-name="ro2">
          <table:table-cell office:value-type="float" office:value="971547884901" calcext:value-type="float">
            <text:p>97154788490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04:08:0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2:38:05</text:p>
          </table:table-cell>
        </table:table-row>
        <table:table-row table:style-name="ro2">
          <table:table-cell office:value-type="float" office:value="971547514074" calcext:value-type="float">
            <text:p>97154751407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05:17:0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3:47:08</text:p>
          </table:table-cell>
        </table:table-row>
        <table:table-row table:style-name="ro2">
          <table:table-cell office:value-type="float" office:value="971566741510" calcext:value-type="float">
            <text:p>97156674151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05:17:0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3:47:09</text:p>
          </table:table-cell>
        </table:table-row>
        <table:table-row table:style-name="ro2">
          <table:table-cell office:value-type="float" office:value="971566978694" calcext:value-type="float">
            <text:p>9715669786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05:17:1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3:47:10</text:p>
          </table:table-cell>
        </table:table-row>
        <table:table-row table:style-name="ro2">
          <table:table-cell office:value-type="float" office:value="971503816714" calcext:value-type="float">
            <text:p>97150381671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05:17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3:47:11</text:p>
          </table:table-cell>
        </table:table-row>
        <table:table-row table:style-name="ro2">
          <table:table-cell office:value-type="float" office:value="971508311283" calcext:value-type="float">
            <text:p>9715083112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07:01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5:31:41</text:p>
          </table:table-cell>
        </table:table-row>
        <table:table-row table:style-name="ro2">
          <table:table-cell office:value-type="float" office:value="971543506011" calcext:value-type="float">
            <text:p>971543506011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07:46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6:16:58</text:p>
          </table:table-cell>
        </table:table-row>
        <table:table-row table:style-name="ro2">
          <table:table-cell office:value-type="float" office:value="971549939979" calcext:value-type="float">
            <text:p>97154993997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10:06:5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08:36:54</text:p>
          </table:table-cell>
        </table:table-row>
        <table:table-row table:style-name="ro2">
          <table:table-cell office:value-type="float" office:value="971545875027" calcext:value-type="float">
            <text:p>97154587502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11:44:1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10:14:11</text:p>
          </table:table-cell>
        </table:table-row>
        <table:table-row table:style-name="ro2">
          <table:table-cell office:value-type="float" office:value="971501951154" calcext:value-type="float">
            <text:p>97150195115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17:12:4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15:42:43</text:p>
          </table:table-cell>
        </table:table-row>
        <table:table-row table:style-name="ro2">
          <table:table-cell office:value-type="float" office:value="971509968095" calcext:value-type="float">
            <text:p>97150996809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2 21:33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2 20:03:56</text:p>
          </table:table-cell>
        </table:table-row>
        <table:table-row table:style-name="ro2">
          <table:table-cell office:value-type="float" office:value="971544887417" calcext:value-type="float">
            <text:p>9715448874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03:53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02:23:56</text:p>
          </table:table-cell>
        </table:table-row>
        <table:table-row table:style-name="ro2">
          <table:table-cell office:value-type="float" office:value="971507968623" calcext:value-type="float">
            <text:p>9715079686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05:21:4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03:51:40</text:p>
          </table:table-cell>
        </table:table-row>
        <table:table-row table:style-name="ro2">
          <table:table-cell office:value-type="float" office:value="971545180268" calcext:value-type="float">
            <text:p>97154518026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05:21:4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03:51:41</text:p>
          </table:table-cell>
        </table:table-row>
        <table:table-row table:style-name="ro2">
          <table:table-cell office:value-type="float" office:value="971561924960" calcext:value-type="float">
            <text:p>97156192496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05:21:4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03:51:42</text:p>
          </table:table-cell>
        </table:table-row>
        <table:table-row table:style-name="ro2">
          <table:table-cell office:value-type="float" office:value="971569568306" calcext:value-type="float">
            <text:p>97156956830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15:00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13:30:13</text:p>
          </table:table-cell>
        </table:table-row>
        <table:table-row table:style-name="ro2">
          <table:table-cell office:value-type="float" office:value="971565406825" calcext:value-type="float">
            <text:p>97156540682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3 15:55:4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3 14:25:44</text:p>
          </table:table-cell>
        </table:table-row>
        <table:table-row table:style-name="ro2">
          <table:table-cell office:value-type="float" office:value="971503652194" calcext:value-type="float">
            <text:p>97150365219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1:49:0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0:19:07</text:p>
          </table:table-cell>
        </table:table-row>
        <table:table-row table:style-name="ro2">
          <table:table-cell office:value-type="float" office:value="971568972142" calcext:value-type="float">
            <text:p>97156897214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4:20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2:50:29</text:p>
          </table:table-cell>
        </table:table-row>
        <table:table-row table:style-name="ro2">
          <table:table-cell office:value-type="float" office:value="971567285563" calcext:value-type="float">
            <text:p>97156728556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5:29:1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3:59:12</text:p>
          </table:table-cell>
        </table:table-row>
        <table:table-row table:style-name="ro2">
          <table:table-cell office:value-type="float" office:value="971563486044" calcext:value-type="float">
            <text:p>971563486044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5:29:1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3:59:13</text:p>
          </table:table-cell>
        </table:table-row>
        <table:table-row table:style-name="ro2">
          <table:table-cell office:value-type="float" office:value="971505221923" calcext:value-type="float">
            <text:p>97150522192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5:29:1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3:59:14</text:p>
          </table:table-cell>
        </table:table-row>
        <table:table-row table:style-name="ro2">
          <table:table-cell office:value-type="float" office:value="971509130866" calcext:value-type="float">
            <text:p>971509130866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5:29:1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3:59:15</text:p>
          </table:table-cell>
        </table:table-row>
        <table:table-row table:style-name="ro2">
          <table:table-cell office:value-type="float" office:value="971504081489" calcext:value-type="float">
            <text:p>97150408148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5:29:1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3:59:16</text:p>
          </table:table-cell>
        </table:table-row>
        <table:table-row table:style-name="ro2">
          <table:table-cell office:value-type="float" office:value="971561363969" calcext:value-type="float">
            <text:p>9715613639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09:52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08:22:56</text:p>
          </table:table-cell>
        </table:table-row>
        <table:table-row table:style-name="ro2">
          <table:table-cell office:value-type="float" office:value="971545493782" calcext:value-type="float">
            <text:p>971545493782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12:06:33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10:36:33</text:p>
          </table:table-cell>
        </table:table-row>
        <table:table-row table:style-name="ro2">
          <table:table-cell office:value-type="float" office:value="971566373058" calcext:value-type="float">
            <text:p>971566373058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14:22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12:52:17</text:p>
          </table:table-cell>
        </table:table-row>
        <table:table-row table:style-name="ro2">
          <table:table-cell office:value-type="float" office:value="971505804269" calcext:value-type="float">
            <text:p>97150580426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14:25:01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12:55:01</text:p>
          </table:table-cell>
        </table:table-row>
        <table:table-row table:style-name="ro2">
          <table:table-cell office:value-type="float" office:value="971561822575" calcext:value-type="float">
            <text:p>97156182257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17:00:4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15:30:45</text:p>
          </table:table-cell>
        </table:table-row>
        <table:table-row table:style-name="ro2">
          <table:table-cell office:value-type="float" office:value="971565648567" calcext:value-type="float">
            <text:p>97156564856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20:08:5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18:38:56</text:p>
          </table:table-cell>
        </table:table-row>
        <table:table-row table:style-name="ro2">
          <table:table-cell office:value-type="float" office:value="971566348783" calcext:value-type="float">
            <text:p>9715663487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21:15:34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19:45:34</text:p>
          </table:table-cell>
        </table:table-row>
        <table:table-row table:style-name="ro2">
          <table:table-cell office:value-type="float" office:value="971569180915" calcext:value-type="float">
            <text:p>971569180915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4 21:52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4 20:22:52</text:p>
          </table:table-cell>
        </table:table-row>
        <table:table-row table:style-name="ro2">
          <table:table-cell office:value-type="float" office:value="971563101817" calcext:value-type="float">
            <text:p>9715631018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01:37:1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00:07:17</text:p>
          </table:table-cell>
        </table:table-row>
        <table:table-row table:style-name="ro2">
          <table:table-cell office:value-type="float" office:value="971563741337" calcext:value-type="float">
            <text:p>97156374133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06:27:29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04:57:29</text:p>
          </table:table-cell>
        </table:table-row>
        <table:table-row table:style-name="ro2">
          <table:table-cell office:value-type="float" office:value="971563457087" calcext:value-type="float">
            <text:p>97156345708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07:52:35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06:22:35</text:p>
          </table:table-cell>
        </table:table-row>
        <table:table-row table:style-name="ro2">
          <table:table-cell office:value-type="float" office:value="971507330347" calcext:value-type="float">
            <text:p>97150733034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07:52:36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06:22:36</text:p>
          </table:table-cell>
        </table:table-row>
        <table:table-row table:style-name="ro2">
          <table:table-cell office:value-type="float" office:value="971561603717" calcext:value-type="float">
            <text:p>971561603717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08:39:57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07:09:57</text:p>
          </table:table-cell>
        </table:table-row>
        <table:table-row table:style-name="ro2">
          <table:table-cell office:value-type="float" office:value="971564904703" calcext:value-type="float">
            <text:p>97156490470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08:39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07:09:58</text:p>
          </table:table-cell>
        </table:table-row>
        <table:table-row table:style-name="ro2">
          <table:table-cell office:value-type="float" office:value="971509869900" calcext:value-type="float">
            <text:p>971509869900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12:51:5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11:21:52</text:p>
          </table:table-cell>
        </table:table-row>
        <table:table-row table:style-name="ro2">
          <table:table-cell office:value-type="float" office:value="971543750719" calcext:value-type="float">
            <text:p>971543750719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15:29:58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13:59:58</text:p>
          </table:table-cell>
        </table:table-row>
        <table:table-row table:style-name="ro2">
          <table:table-cell office:value-type="float" office:value="971503516683" calcext:value-type="float">
            <text:p>971503516683</text:p>
          </table:table-cell>
          <table:table-cell office:value-type="string" calcext:value-type="string">
            <text:p>UNSUB</text:p>
          </table:table-cell>
          <table:table-cell office:value-type="string" calcext:value-type="string">
            <text:p>Mobile Cafe</text:p>
          </table:table-cell>
          <table:table-cell office:value-type="string" calcext:value-type="string">
            <text:p>2022-06-15 22:14:50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2022-06-15 20:44:50</text:p>
          </table:table-cell>
        </table:table-row>
      </table:table>
      <table:named-expressions>
        <table:named-range table:name="HTML_1" table:base-cell-address="$Sheet1.$A$1" table:cell-range-address="$Sheet1.$A$3:.$F$1649"/>
        <table:named-range table:name="HTML_all" table:base-cell-address="$Sheet1.$A$1" table:cell-range-address="$Sheet1.$A$1:.$F$1649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DIGIFISH3 OMAN OMANTEL REPORT</dc:title>
    <dc:date>2022-06-16T15:55:52.871375340</dc:date>
    <meta:editing-duration>PT1M52S</meta:editing-duration>
    <meta:editing-cycles>1</meta:editing-cycles>
    <meta:document-statistic meta:table-count="2" meta:cell-count="17234" meta:object-count="0"/>
    <meta:generator>LibreOffice/7.3.1.3$MacOSX_X86_64 LibreOffice_project/a69ca51ded25f3eefd52d7bf9a5fad8c90b87951</meta:generator>
    <meta:user-defined meta:name=""/>
    <meta:user-defined meta:name="viewport">width=device-width, initial-scale=1</meta:user-defined>
  </office:meta>
</office:document-meta>
</file>